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2.8409in"/>
    </style:style>
    <style:style style:name="co5" style:family="table-column">
      <style:table-column-properties fo:break-before="auto" style:column-width="2.8839in"/>
    </style:style>
    <style:style style:name="co6" style:family="table-column">
      <style:table-column-properties fo:break-before="auto" style:column-width="4.71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ff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4" office:value-type="string">
            <text:p>Task 1</text:p>
          </table:table-cell>
          <table:table-cell table:style-name="ce4" office:value-type="string">
            <text:p>Task 2</text:p>
          </table:table-cell>
          <table:table-cell table:style-name="ce4" office:value-type="string">
            <text:p>Task 3</text:p>
          </table:table-cell>
        </table:table-row>
        <table:table-row table:style-name="ro1">
          <table:table-cell office:value-type="float" office:value="25353.662684">
            <text:p>25353.662684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25353.662689">
            <text:p>25353.662689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25353.662692">
            <text:p>25353.662692</text:p>
          </table:table-cell>
          <table:table-cell table:number-columns-repeated="4"/>
          <table:table-cell office:value-type="string">
            <text:p>gets new BW pair; d_s at 25353669.688615</text:p>
          </table:table-cell>
        </table:table-row>
        <table:table-row table:style-name="ro1">
          <table:table-cell office:value-type="float" office:value="25353.662695">
            <text:p>25353.662695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25353.66271">
            <text:p>25353.662710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25353.662712">
            <text:p>25353.662712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3.66272">
            <text:p>25353.662720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25353.662722">
            <text:p>25353.662722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3.662724">
            <text:p>25353.662724</text:p>
          </table:table-cell>
          <table:table-cell table:number-columns-repeated="3"/>
          <table:table-cell office:value-type="string">
            <text:p>gets new BW pair; d_s at 25353667.721774</text:p>
          </table:table-cell>
          <table:table-cell/>
        </table:table-row>
        <table:table-row table:style-name="ro1">
          <table:table-cell office:value-type="float" office:value="25353.662726">
            <text:p>25353.662726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25353.662729">
            <text:p>25353.662729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3.662731">
            <text:p>25353.662731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3.662737">
            <text:p>25353.662737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25353.662738">
            <text:p>25353.662738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3.66274">
            <text:p>25353.662740</text:p>
          </table:table-cell>
          <table:table-cell table:number-columns-repeated="2"/>
          <table:table-cell office:value-type="string">
            <text:p>gets new BW pair; d_s at 25353664.738275</text:p>
          </table:table-cell>
          <table:table-cell table:number-columns-repeated="2"/>
        </table:table-row>
        <table:table-row table:style-name="ro1">
          <table:table-cell office:value-type="float" office:value="25353.662742">
            <text:p>25353.662742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25353.662745">
            <text:p>25353.662745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3.662755">
            <text:p>25353.662755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659423">
            <text:p>25356.659423</text:p>
          </table:table-cell>
          <table:table-cell office:value-type="float" office:value="0">
            <text:p>0.000000</text:p>
          </table:table-cell>
          <table:table-cell table:number-columns-repeated="3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659428">
            <text:p>25356.659428</text:p>
          </table:table-cell>
          <table:table-cell table:formula="of:=[.A21]-[.A$20]" office:value-type="float" office:value="0.00000499999805469997">
            <text:p>0.000005</text:p>
          </table:table-cell>
          <table:table-cell table:formula="of:=[.B21]-[.B20]" office:value-type="float" office:value="0.00000499999805469997">
            <text:p>0.000005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659431">
            <text:p>25356.659431</text:p>
          </table:table-cell>
          <table:table-cell table:formula="of:=[.A22]-[.A$20]" office:value-type="float" office:value="0.00000799999907030724">
            <text:p>0.000008</text:p>
          </table:table-cell>
          <table:table-cell table:formula="of:=[.B22]-[.B21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5356666.427667; c_s is fully topped up</text:p>
          </table:table-cell>
        </table:table-row>
        <table:table-row table:style-name="ro1">
          <table:table-cell office:value-type="float" office:value="25356.659435">
            <text:p>25356.659435</text:p>
          </table:table-cell>
          <table:table-cell table:formula="of:=[.A23]-[.A$20]" office:value-type="float" office:value="0.0000120000004244503">
            <text:p>0.000012</text:p>
          </table:table-cell>
          <table:table-cell table:formula="of:=[.B23]-[.B22]" office:value-type="float" office:value="0.0000040000013541430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659437">
            <text:p>25356.659437</text:p>
          </table:table-cell>
          <table:table-cell table:formula="of:=[.A24]-[.A$20]" office:value-type="float" office:value="0.000013999997463543">
            <text:p>0.000014</text:p>
          </table:table-cell>
          <table:table-cell table:formula="of:=[.B24]-[.B23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659439">
            <text:p>25356.659439</text:p>
          </table:table-cell>
          <table:table-cell table:formula="of:=[.A25]-[.A$20]" office:value-type="float" office:value="0.0000159999981406145">
            <text:p>0.000016</text:p>
          </table:table-cell>
          <table:table-cell table:formula="of:=[.B25]-[.B24]" office:value-type="float" office:value="0.00000200000067707151">
            <text:p>0.000002</text:p>
          </table:table-cell>
          <table:table-cell/>
          <table:table-cell office:value-type="string">
            <text:p>d_s is renewed (r + D) to 25356664.437371; c_s is fully topped up</text:p>
          </table:table-cell>
          <table:table-cell/>
        </table:table-row>
        <table:table-row table:style-name="ro1">
          <table:table-cell office:value-type="float" office:value="25356.659442">
            <text:p>25356.659442</text:p>
          </table:table-cell>
          <table:table-cell table:formula="of:=[.A26]-[.A$20]" office:value-type="float" office:value="0.0000189999991562217">
            <text:p>0.000019</text:p>
          </table:table-cell>
          <table:table-cell table:formula="of:=[.B26]-[.B25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659444">
            <text:p>25356.659444</text:p>
          </table:table-cell>
          <table:table-cell table:formula="of:=[.A27]-[.A$20]" office:value-type="float" office:value="0.0000209999998332933">
            <text:p>0.000021</text:p>
          </table:table-cell>
          <table:table-cell table:formula="of:=[.B27]-[.B2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659446">
            <text:p>25356.659446</text:p>
          </table:table-cell>
          <table:table-cell table:formula="of:=[.A28]-[.A$20]" office:value-type="float" office:value="0.0000230000005103648">
            <text:p>0.000023</text:p>
          </table:table-cell>
          <table:table-cell table:formula="of:=[.B28]-[.B27]" office:value-type="float" office:value="0.00000200000067707151">
            <text:p>0.000002</text:p>
          </table:table-cell>
          <table:table-cell office:value-type="string">
            <text:p>d_s is renewed (r + D) to 25356661.444385; c_s is fully topped up</text:p>
          </table:table-cell>
          <table:table-cell table:number-columns-repeated="2"/>
        </table:table-row>
        <table:table-row table:style-name="ro1">
          <table:table-cell office:value-type="float" office:value="25356.659457">
            <text:p>25356.659457</text:p>
          </table:table-cell>
          <table:table-cell table:formula="of:=[.A29]-[.A$20]" office:value-type="float" office:value="0.0000340000005962793">
            <text:p>0.000034</text:p>
          </table:table-cell>
          <table:table-cell table:formula="of:=[.B29]-[.B28]" office:value-type="float" office:value="0.0000110000000859145">
            <text:p>0.000011</text:p>
          </table:table-cell>
          <table:table-cell office:value-type="string">
            <text:p>is pick_next_task_dl-ed by firefox-bin (4337)</text:p>
          </table:table-cell>
          <table:table-cell table:number-columns-repeated="2"/>
        </table:table-row>
        <table:table-row table:style-name="ro1">
          <table:table-cell office:value-type="float" office:value="25356.660427">
            <text:p>25356.660427</text:p>
          </table:table-cell>
          <table:table-cell table:formula="of:=[.A30]-[.A$20]" office:value-type="float" office:value="0.00100399999791989">
            <text:p>0.001004</text:p>
          </table:table-cell>
          <table:table-cell table:formula="of:=[.B30]-[.B29]" office:value-type="float" office:value="0.000969999997323612">
            <text:p>0.00097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660429">
            <text:p>25356.660429</text:p>
          </table:table-cell>
          <table:table-cell table:formula="of:=[.A31]-[.A$20]" office:value-type="float" office:value="0.00100599999859696">
            <text:p>0.001006</text:p>
          </table:table-cell>
          <table:table-cell table:formula="of:=[.B31]-[.B3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660434">
            <text:p>25356.660434</text:p>
          </table:table-cell>
          <table:table-cell table:formula="of:=[.A32]-[.A$20]" office:value-type="float" office:value="0.00101100000028964">
            <text:p>0.001011</text:p>
          </table:table-cell>
          <table:table-cell table:formula="of:=[.B32]-[.B31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662364">
            <text:p>25356.662364</text:p>
          </table:table-cell>
          <table:table-cell table:formula="of:=[.A33]-[.A$20]" office:value-type="float" office:value="0.00294099999882746">
            <text:p>0.002941</text:p>
          </table:table-cell>
          <table:table-cell table:formula="of:=[.B33]-[.B32]" office:value-type="float" office:value="0.00192999999853782">
            <text:p>0.00193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662366">
            <text:p>25356.662366</text:p>
          </table:table-cell>
          <table:table-cell table:formula="of:=[.A34]-[.A$20]" office:value-type="float" office:value="0.00294299999950454">
            <text:p>0.002943</text:p>
          </table:table-cell>
          <table:table-cell table:formula="of:=[.B34]-[.B33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62369">
            <text:p>25356.662369</text:p>
          </table:table-cell>
          <table:table-cell table:formula="of:=[.A35]-[.A$20]" office:value-type="float" office:value="0.00294600000052014">
            <text:p>0.002946</text:p>
          </table:table-cell>
          <table:table-cell table:formula="of:=[.B35]-[.B34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663414">
            <text:p>25356.663414</text:p>
          </table:table-cell>
          <table:table-cell table:formula="of:=[.A36]-[.A$20]" office:value-type="float" office:value="0.00399099999776809">
            <text:p>0.003991</text:p>
          </table:table-cell>
          <table:table-cell table:formula="of:=[.B36]-[.B35]" office:value-type="float" office:value="0.00104499999724794">
            <text:p>0.00104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663416">
            <text:p>25356.663416</text:p>
          </table:table-cell>
          <table:table-cell table:formula="of:=[.A37]-[.A$20]" office:value-type="float" office:value="0.00399299999844516">
            <text:p>0.003993</text:p>
          </table:table-cell>
          <table:table-cell table:formula="of:=[.B37]-[.B3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663418">
            <text:p>25356.663418</text:p>
          </table:table-cell>
          <table:table-cell table:formula="of:=[.A38]-[.A$20]" office:value-type="float" office:value="0.00399499999912223">
            <text:p>0.003995</text:p>
          </table:table-cell>
          <table:table-cell table:formula="of:=[.B38]-[.B37]" office:value-type="float" office:value="0.00000200000067707151">
            <text:p>0.000002</text:p>
          </table:table-cell>
          <table:table-cell office:value-type="string">
            <text:p>d_s is renewed (r + D) to 25356665.415974; c_s is fully topped up</text:p>
          </table:table-cell>
          <table:table-cell table:number-columns-repeated="2"/>
        </table:table-row>
        <table:table-row table:style-name="ro1">
          <table:table-cell office:value-type="float" office:value="25356.663421">
            <text:p>25356.663421</text:p>
          </table:table-cell>
          <table:table-cell table:formula="of:=[.A39]-[.A$20]" office:value-type="float" office:value="0.00399800000013784">
            <text:p>0.003998</text:p>
          </table:table-cell>
          <table:table-cell table:formula="of:=[.B39]-[.B38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663424">
            <text:p>25356.663424</text:p>
          </table:table-cell>
          <table:table-cell table:formula="of:=[.A40]-[.A$20]" office:value-type="float" office:value="0.00400099999751546">
            <text:p>0.004001</text:p>
          </table:table-cell>
          <table:table-cell table:formula="of:=[.B40]-[.B39]" office:value-type="float" office:value="0.0000029999973776284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663428">
            <text:p>25356.663428</text:p>
          </table:table-cell>
          <table:table-cell table:formula="of:=[.A41]-[.A$20]" office:value-type="float" office:value="0.00400499999886961">
            <text:p>0.004005</text:p>
          </table:table-cell>
          <table:table-cell table:formula="of:=[.B41]-[.B40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664377">
            <text:p>25356.664377</text:p>
          </table:table-cell>
          <table:table-cell table:formula="of:=[.A42]-[.A$20]" office:value-type="float" office:value="0.0049539999999979">
            <text:p>0.004954</text:p>
          </table:table-cell>
          <table:table-cell table:formula="of:=[.B42]-[.B41]" office:value-type="float" office:value="0.000949000001128297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664379">
            <text:p>25356.664379</text:p>
          </table:table-cell>
          <table:table-cell table:formula="of:=[.A43]-[.A$20]" office:value-type="float" office:value="0.00495600000067498">
            <text:p>0.004956</text:p>
          </table:table-cell>
          <table:table-cell table:formula="of:=[.B43]-[.B4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664383">
            <text:p>25356.664383</text:p>
          </table:table-cell>
          <table:table-cell table:formula="of:=[.A44]-[.A$20]" office:value-type="float" office:value="0.00495999999839114">
            <text:p>0.004960</text:p>
          </table:table-cell>
          <table:table-cell table:formula="of:=[.B44]-[.B43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664419">
            <text:p>25356.664419</text:p>
          </table:table-cell>
          <table:table-cell table:formula="of:=[.A45]-[.A$20]" office:value-type="float" office:value="0.00499599999966449">
            <text:p>0.004996</text:p>
          </table:table-cell>
          <table:table-cell table:formula="of:=[.B45]-[.B44]" office:value-type="float" office:value="0.0000360000012733508">
            <text:p>0.00003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664422">
            <text:p>25356.664422</text:p>
          </table:table-cell>
          <table:table-cell table:formula="of:=[.A46]-[.A$20]" office:value-type="float" office:value="0.0049990000006801">
            <text:p>0.004999</text:p>
          </table:table-cell>
          <table:table-cell table:formula="of:=[.B46]-[.B45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664425">
            <text:p>25356.664425</text:p>
          </table:table-cell>
          <table:table-cell table:formula="of:=[.A47]-[.A$20]" office:value-type="float" office:value="0.00500199999805773">
            <text:p>0.005002</text:p>
          </table:table-cell>
          <table:table-cell table:formula="of:=[.B47]-[.B46]" office:value-type="float" office:value="0.00000299999737762846">
            <text:p>0.000003</text:p>
          </table:table-cell>
          <table:table-cell/>
          <table:table-cell office:value-type="string">
            <text:p>0.066938 / 0.015736 &gt; 2.000000 / 5.000000</text:p>
          </table:table-cell>
          <table:table-cell/>
        </table:table-row>
        <table:table-row table:style-name="ro1">
          <table:table-cell office:value-type="float" office:value="25356.664428">
            <text:p>25356.664428</text:p>
          </table:table-cell>
          <table:table-cell table:formula="of:=[.A48]-[.A$20]" office:value-type="float" office:value="0.00500499999907333">
            <text:p>0.005005</text:p>
          </table:table-cell>
          <table:table-cell table:formula="of:=[.B48]-[.B47]" office:value-type="float" office:value="0.00000300000101560727">
            <text:p>0.000003</text:p>
          </table:table-cell>
          <table:table-cell/>
          <table:table-cell office:value-type="string">
            <text:p>d_s is renewed (r + D) to 25356669.421635; c_s is fully topped up</text:p>
          </table:table-cell>
          <table:table-cell/>
        </table:table-row>
        <table:table-row table:style-name="ro1">
          <table:table-cell office:value-type="float" office:value="25356.666289">
            <text:p>25356.666289</text:p>
          </table:table-cell>
          <table:table-cell table:formula="of:=[.A49]-[.A$20]" office:value-type="float" office:value="0.00686599999971804">
            <text:p>0.006866</text:p>
          </table:table-cell>
          <table:table-cell table:formula="of:=[.B49]-[.B48]" office:value-type="float" office:value="0.00186100000064471">
            <text:p>0.00186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666291">
            <text:p>25356.666291</text:p>
          </table:table-cell>
          <table:table-cell table:formula="of:=[.A50]-[.A$20]" office:value-type="float" office:value="0.00686800000039511">
            <text:p>0.006868</text:p>
          </table:table-cell>
          <table:table-cell table:formula="of:=[.B50]-[.B49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666294">
            <text:p>25356.666294</text:p>
          </table:table-cell>
          <table:table-cell table:formula="of:=[.A51]-[.A$20]" office:value-type="float" office:value="0.00687099999777274">
            <text:p>0.006871</text:p>
          </table:table-cell>
          <table:table-cell table:formula="of:=[.B51]-[.B50]" office:value-type="float" office:value="0.00000299999737762846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667414">
            <text:p>25356.667414</text:p>
          </table:table-cell>
          <table:table-cell table:formula="of:=[.A52]-[.A$20]" office:value-type="float" office:value="0.00799099999858299">
            <text:p>0.007991</text:p>
          </table:table-cell>
          <table:table-cell table:formula="of:=[.B52]-[.B51]" office:value-type="float" office:value="0.00112000000081025">
            <text:p>0.00112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667416">
            <text:p>25356.667416</text:p>
          </table:table-cell>
          <table:table-cell table:formula="of:=[.A53]-[.A$20]" office:value-type="float" office:value="0.00799299999926006">
            <text:p>0.007993</text:p>
          </table:table-cell>
          <table:table-cell table:formula="of:=[.B53]-[.B52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667418">
            <text:p>25356.667418</text:p>
          </table:table-cell>
          <table:table-cell table:formula="of:=[.A54]-[.A$20]" office:value-type="float" office:value="0.00799499999993714">
            <text:p>0.007995</text:p>
          </table:table-cell>
          <table:table-cell table:formula="of:=[.B54]-[.B53]" office:value-type="float" office:value="0.00000200000067707151">
            <text:p>0.000002</text:p>
          </table:table-cell>
          <table:table-cell office:value-type="string">
            <text:p>d_s is renewed (r + D) to 25356669.416054; c_s is fully topped up</text:p>
          </table:table-cell>
          <table:table-cell table:number-columns-repeated="2"/>
        </table:table-row>
        <table:table-row table:style-name="ro1">
          <table:table-cell office:value-type="float" office:value="25356.667421">
            <text:p>25356.667421</text:p>
          </table:table-cell>
          <table:table-cell table:formula="of:=[.A55]-[.A$20]" office:value-type="float" office:value="0.00799799999731476">
            <text:p>0.007998</text:p>
          </table:table-cell>
          <table:table-cell table:formula="of:=[.B55]-[.B54]" office:value-type="float" office:value="0.0000029999973776284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667424">
            <text:p>25356.667424</text:p>
          </table:table-cell>
          <table:table-cell table:formula="of:=[.A56]-[.A$20]" office:value-type="float" office:value="0.00800099999833037">
            <text:p>0.008001</text:p>
          </table:table-cell>
          <table:table-cell table:formula="of:=[.B56]-[.B55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67427">
            <text:p>25356.667427</text:p>
          </table:table-cell>
          <table:table-cell table:formula="of:=[.A57]-[.A$20]" office:value-type="float" office:value="0.00800399999934598">
            <text:p>0.008004</text:p>
          </table:table-cell>
          <table:table-cell table:formula="of:=[.B57]-[.B56]" office:value-type="float" office:value="0.00000300000101560727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668377">
            <text:p>25356.668377</text:p>
          </table:table-cell>
          <table:table-cell table:formula="of:=[.A58]-[.A$20]" office:value-type="float" office:value="0.00895400000081281">
            <text:p>0.008954</text:p>
          </table:table-cell>
          <table:table-cell table:formula="of:=[.B58]-[.B57]" office:value-type="float" office:value="0.000950000001466833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668379">
            <text:p>25356.668379</text:p>
          </table:table-cell>
          <table:table-cell table:formula="of:=[.A59]-[.A$20]" office:value-type="float" office:value="0.0089559999978519">
            <text:p>0.008956</text:p>
          </table:table-cell>
          <table:table-cell table:formula="of:=[.B59]-[.B58]" office:value-type="float" office:value="0.0000019999970390927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668383">
            <text:p>25356.668383</text:p>
          </table:table-cell>
          <table:table-cell table:formula="of:=[.A60]-[.A$20]" office:value-type="float" office:value="0.00895999999920605">
            <text:p>0.008960</text:p>
          </table:table-cell>
          <table:table-cell table:formula="of:=[.B60]-[.B59]" office:value-type="float" office:value="0.0000040000013541430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669196">
            <text:p>25356.669196</text:p>
          </table:table-cell>
          <table:table-cell table:formula="of:=[.A61]-[.A$20]" office:value-type="float" office:value="0.00977299999794923">
            <text:p>0.009773</text:p>
          </table:table-cell>
          <table:table-cell table:formula="of:=[.B61]-[.B60]" office:value-type="float" office:value="0.00081299999874318">
            <text:p>0.00081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669198">
            <text:p>25356.669198</text:p>
          </table:table-cell>
          <table:table-cell table:formula="of:=[.A62]-[.A$20]" office:value-type="float" office:value="0.0097749999986263">
            <text:p>0.009775</text:p>
          </table:table-cell>
          <table:table-cell table:formula="of:=[.B62]-[.B61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69421">
            <text:p>25356.669421</text:p>
          </table:table-cell>
          <table:table-cell table:formula="of:=[.A63]-[.A$20]" office:value-type="float" office:value="0.00999799999772222">
            <text:p>0.009998</text:p>
          </table:table-cell>
          <table:table-cell table:formula="of:=[.B63]-[.B62]" office:value-type="float" office:value="0.000222999999095919">
            <text:p>0.00022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669424">
            <text:p>25356.669424</text:p>
          </table:table-cell>
          <table:table-cell table:formula="of:=[.A64]-[.A$20]" office:value-type="float" office:value="0.0100009999987378">
            <text:p>0.010001</text:p>
          </table:table-cell>
          <table:table-cell table:formula="of:=[.B64]-[.B63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669427">
            <text:p>25356.669427</text:p>
          </table:table-cell>
          <table:table-cell table:formula="of:=[.A65]-[.A$20]" office:value-type="float" office:value="0.0100039999997534">
            <text:p>0.010004</text:p>
          </table:table-cell>
          <table:table-cell table:formula="of:=[.B65]-[.B64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5356676.423856; c_s is fully topped up</text:p>
          </table:table-cell>
        </table:table-row>
        <table:table-row table:style-name="ro1">
          <table:table-cell office:value-type="float" office:value="25356.66943">
            <text:p>25356.669430</text:p>
          </table:table-cell>
          <table:table-cell table:formula="of:=[.A66]-[.A$20]" office:value-type="float" office:value="0.010007000000769">
            <text:p>0.010007</text:p>
          </table:table-cell>
          <table:table-cell table:formula="of:=[.B66]-[.B65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669432">
            <text:p>25356.669432</text:p>
          </table:table-cell>
          <table:table-cell table:formula="of:=[.A67]-[.A$20]" office:value-type="float" office:value="0.0100089999978081">
            <text:p>0.010009</text:p>
          </table:table-cell>
          <table:table-cell table:formula="of:=[.B67]-[.B66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669434">
            <text:p>25356.669434</text:p>
          </table:table-cell>
          <table:table-cell table:formula="of:=[.A68]-[.A$20]" office:value-type="float" office:value="0.0100109999984852">
            <text:p>0.010011</text:p>
          </table:table-cell>
          <table:table-cell table:formula="of:=[.B68]-[.B67]" office:value-type="float" office:value="0.00000200000067707151">
            <text:p>0.000002</text:p>
          </table:table-cell>
          <table:table-cell/>
          <table:table-cell office:value-type="string">
            <text:p>d_s is renewed (r + D) to 25356674.431747; c_s is fully topped up</text:p>
          </table:table-cell>
          <table:table-cell/>
        </table:table-row>
        <table:table-row table:style-name="ro1">
          <table:table-cell office:value-type="float" office:value="25356.669499">
            <text:p>25356.669499</text:p>
          </table:table-cell>
          <table:table-cell table:formula="of:=[.A69]-[.A$20]" office:value-type="float" office:value="0.0100759999986622">
            <text:p>0.010076</text:p>
          </table:table-cell>
          <table:table-cell table:formula="of:=[.B69]-[.B68]" office:value-type="float" office:value="0.0000650000001769513">
            <text:p>0.000065</text:p>
          </table:table-cell>
          <table:table-cell/>
          <table:table-cell office:value-type="string">
            <text:p>is pick_next_task_dl-ed by firefox-bin (4337)</text:p>
          </table:table-cell>
          <table:table-cell/>
        </table:table-row>
        <table:table-row table:style-name="ro1">
          <table:table-cell office:value-type="float" office:value="25356.671415">
            <text:p>25356.671415</text:p>
          </table:table-cell>
          <table:table-cell table:formula="of:=[.A70]-[.A$20]" office:value-type="float" office:value="0.0119919999997364">
            <text:p>0.011992</text:p>
          </table:table-cell>
          <table:table-cell table:formula="of:=[.B70]-[.B69]" office:value-type="float" office:value="0.00191600000107428">
            <text:p>0.0019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671417">
            <text:p>25356.671417</text:p>
          </table:table-cell>
          <table:table-cell table:formula="of:=[.A71]-[.A$20]" office:value-type="float" office:value="0.0119940000004135">
            <text:p>0.011994</text:p>
          </table:table-cell>
          <table:table-cell table:formula="of:=[.B71]-[.B7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671419">
            <text:p>25356.671419</text:p>
          </table:table-cell>
          <table:table-cell table:formula="of:=[.A72]-[.A$20]" office:value-type="float" office:value="0.0119959999974526">
            <text:p>0.011996</text:p>
          </table:table-cell>
          <table:table-cell table:formula="of:=[.B72]-[.B71]" office:value-type="float" office:value="0.0000019999970390927">
            <text:p>0.000002</text:p>
          </table:table-cell>
          <table:table-cell office:value-type="string">
            <text:p>d_s is renewed (r + D) to 25356673.417213; c_s is fully topped up</text:p>
          </table:table-cell>
          <table:table-cell table:number-columns-repeated="2"/>
        </table:table-row>
        <table:table-row table:style-name="ro1">
          <table:table-cell office:value-type="float" office:value="25356.671422">
            <text:p>25356.671422</text:p>
          </table:table-cell>
          <table:table-cell table:formula="of:=[.A73]-[.A$20]" office:value-type="float" office:value="0.0119989999984682">
            <text:p>0.011999</text:p>
          </table:table-cell>
          <table:table-cell table:formula="of:=[.B73]-[.B72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671427">
            <text:p>25356.671427</text:p>
          </table:table-cell>
          <table:table-cell table:formula="of:=[.A74]-[.A$20]" office:value-type="float" office:value="0.0120040000001609">
            <text:p>0.012004</text:p>
          </table:table-cell>
          <table:table-cell table:formula="of:=[.B74]-[.B73]" office:value-type="float" office:value="0.0000050000016926787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71431">
            <text:p>25356.671431</text:p>
          </table:table-cell>
          <table:table-cell table:formula="of:=[.A75]-[.A$20]" office:value-type="float" office:value="0.0120079999978771">
            <text:p>0.012008</text:p>
          </table:table-cell>
          <table:table-cell table:formula="of:=[.B75]-[.B74]" office:value-type="float" office:value="0.0000039999977161642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672393">
            <text:p>25356.672393</text:p>
          </table:table-cell>
          <table:table-cell table:formula="of:=[.A76]-[.A$20]" office:value-type="float" office:value="0.0129699999997683">
            <text:p>0.012970</text:p>
          </table:table-cell>
          <table:table-cell table:formula="of:=[.B76]-[.B75]" office:value-type="float" office:value="0.000962000001891283">
            <text:p>0.00096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672395">
            <text:p>25356.672395</text:p>
          </table:table-cell>
          <table:table-cell table:formula="of:=[.A77]-[.A$20]" office:value-type="float" office:value="0.0129720000004454">
            <text:p>0.012972</text:p>
          </table:table-cell>
          <table:table-cell table:formula="of:=[.B77]-[.B7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6724">
            <text:p>25356.672400</text:p>
          </table:table-cell>
          <table:table-cell table:formula="of:=[.A78]-[.A$20]" office:value-type="float" office:value="0.0129769999985001">
            <text:p>0.012977</text:p>
          </table:table-cell>
          <table:table-cell table:formula="of:=[.B78]-[.B77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672423">
            <text:p>25356.672423</text:p>
          </table:table-cell>
          <table:table-cell table:formula="of:=[.A79]-[.A$20]" office:value-type="float" office:value="0.0129999999990105">
            <text:p>0.013000</text:p>
          </table:table-cell>
          <table:table-cell table:formula="of:=[.B79]-[.B78]" office:value-type="float" office:value="0.0000230000005103648">
            <text:p>0.0000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672425">
            <text:p>25356.672425</text:p>
          </table:table-cell>
          <table:table-cell table:formula="of:=[.A80]-[.A$20]" office:value-type="float" office:value="0.0130019999996875">
            <text:p>0.013002</text:p>
          </table:table-cell>
          <table:table-cell table:formula="of:=[.B80]-[.B79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72429">
            <text:p>25356.672429</text:p>
          </table:table-cell>
          <table:table-cell table:formula="of:=[.A81]-[.A$20]" office:value-type="float" office:value="0.0130059999974037">
            <text:p>0.013006</text:p>
          </table:table-cell>
          <table:table-cell table:formula="of:=[.B81]-[.B80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674416">
            <text:p>25356.674416</text:p>
          </table:table-cell>
          <table:table-cell table:formula="of:=[.A82]-[.A$20]" office:value-type="float" office:value="0.0149930000006862">
            <text:p>0.014993</text:p>
          </table:table-cell>
          <table:table-cell table:formula="of:=[.B82]-[.B81]" office:value-type="float" office:value="0.00198700000328245">
            <text:p>0.00198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674418">
            <text:p>25356.674418</text:p>
          </table:table-cell>
          <table:table-cell table:formula="of:=[.A83]-[.A$20]" office:value-type="float" office:value="0.0149949999977252">
            <text:p>0.014995</text:p>
          </table:table-cell>
          <table:table-cell table:formula="of:=[.B83]-[.B82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674421">
            <text:p>25356.674421</text:p>
          </table:table-cell>
          <table:table-cell table:formula="of:=[.A84]-[.A$20]" office:value-type="float" office:value="0.0149979999987409">
            <text:p>0.014998</text:p>
          </table:table-cell>
          <table:table-cell table:formula="of:=[.B84]-[.B83]" office:value-type="float" office:value="0.00000300000101560727">
            <text:p>0.000003</text:p>
          </table:table-cell>
          <table:table-cell/>
          <table:table-cell office:value-type="string">
            <text:p>0.041856 / 0.014175 &gt; 2.000000 / 5.000000</text:p>
          </table:table-cell>
          <table:table-cell/>
        </table:table-row>
        <table:table-row table:style-name="ro1">
          <table:table-cell office:value-type="float" office:value="25356.674423">
            <text:p>25356.674423</text:p>
          </table:table-cell>
          <table:table-cell table:formula="of:=[.A85]-[.A$20]" office:value-type="float" office:value="0.0149999999994179">
            <text:p>0.015000</text:p>
          </table:table-cell>
          <table:table-cell table:formula="of:=[.B85]-[.B84]" office:value-type="float" office:value="0.00000200000067707151">
            <text:p>0.000002</text:p>
          </table:table-cell>
          <table:table-cell/>
          <table:table-cell office:value-type="string">
            <text:p>d_s is renewed (r + D) to 25356679.417572; c_s is fully topped up</text:p>
          </table:table-cell>
          <table:table-cell/>
        </table:table-row>
        <table:table-row table:style-name="ro1">
          <table:table-cell office:value-type="float" office:value="25356.675376">
            <text:p>25356.675376</text:p>
          </table:table-cell>
          <table:table-cell table:formula="of:=[.A86]-[.A$20]" office:value-type="float" office:value="0.0159529999982624">
            <text:p>0.015953</text:p>
          </table:table-cell>
          <table:table-cell table:formula="of:=[.B86]-[.B85]" office:value-type="float" office:value="0.000952999998844462">
            <text:p>0.00095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675378">
            <text:p>25356.675378</text:p>
          </table:table-cell>
          <table:table-cell table:formula="of:=[.A87]-[.A$20]" office:value-type="float" office:value="0.0159549999989395">
            <text:p>0.015955</text:p>
          </table:table-cell>
          <table:table-cell table:formula="of:=[.B87]-[.B86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675381">
            <text:p>25356.675381</text:p>
          </table:table-cell>
          <table:table-cell table:formula="of:=[.A88]-[.A$20]" office:value-type="float" office:value="0.0159579999999551">
            <text:p>0.015958</text:p>
          </table:table-cell>
          <table:table-cell table:formula="of:=[.B88]-[.B87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675414">
            <text:p>25356.675414</text:p>
          </table:table-cell>
          <table:table-cell table:formula="of:=[.A89]-[.A$20]" office:value-type="float" office:value="0.0159910000002128">
            <text:p>0.015991</text:p>
          </table:table-cell>
          <table:table-cell table:formula="of:=[.B89]-[.B88]" office:value-type="float" office:value="0.0000330000002577435">
            <text:p>0.00003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675416">
            <text:p>25356.675416</text:p>
          </table:table-cell>
          <table:table-cell table:formula="of:=[.A90]-[.A$20]" office:value-type="float" office:value="0.0159929999972519">
            <text:p>0.015993</text:p>
          </table:table-cell>
          <table:table-cell table:formula="of:=[.B90]-[.B89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675418">
            <text:p>25356.675418</text:p>
          </table:table-cell>
          <table:table-cell table:formula="of:=[.A91]-[.A$20]" office:value-type="float" office:value="0.015994999997929">
            <text:p>0.015995</text:p>
          </table:table-cell>
          <table:table-cell table:formula="of:=[.B91]-[.B90]" office:value-type="float" office:value="0.00000200000067707151">
            <text:p>0.000002</text:p>
          </table:table-cell>
          <table:table-cell office:value-type="string">
            <text:p>d_s is renewed (r + D) to 25356677.415734; c_s is fully topped up</text:p>
          </table:table-cell>
          <table:table-cell table:number-columns-repeated="2"/>
        </table:table-row>
        <table:table-row table:style-name="ro1">
          <table:table-cell office:value-type="float" office:value="25356.67542">
            <text:p>25356.675420</text:p>
          </table:table-cell>
          <table:table-cell table:formula="of:=[.A92]-[.A$20]" office:value-type="float" office:value="0.015996999998606">
            <text:p>0.015997</text:p>
          </table:table-cell>
          <table:table-cell table:formula="of:=[.B92]-[.B91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675423">
            <text:p>25356.675423</text:p>
          </table:table-cell>
          <table:table-cell table:formula="of:=[.A93]-[.A$20]" office:value-type="float" office:value="0.0159999999996217">
            <text:p>0.016000</text:p>
          </table:table-cell>
          <table:table-cell table:formula="of:=[.B93]-[.B92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75427">
            <text:p>25356.675427</text:p>
          </table:table-cell>
          <table:table-cell table:formula="of:=[.A94]-[.A$20]" office:value-type="float" office:value="0.0160039999973378">
            <text:p>0.016004</text:p>
          </table:table-cell>
          <table:table-cell table:formula="of:=[.B94]-[.B93]" office:value-type="float" office:value="0.0000039999977161642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676373">
            <text:p>25356.676373</text:p>
          </table:table-cell>
          <table:table-cell table:formula="of:=[.A95]-[.A$20]" office:value-type="float" office:value="0.0169499999974505">
            <text:p>0.016950</text:p>
          </table:table-cell>
          <table:table-cell table:formula="of:=[.B95]-[.B94]" office:value-type="float" office:value="0.00094600000011269">
            <text:p>0.00094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676375">
            <text:p>25356.676375</text:p>
          </table:table-cell>
          <table:table-cell table:formula="of:=[.A96]-[.A$20]" office:value-type="float" office:value="0.0169519999981276">
            <text:p>0.016952</text:p>
          </table:table-cell>
          <table:table-cell table:formula="of:=[.B96]-[.B9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67638">
            <text:p>25356.676380</text:p>
          </table:table-cell>
          <table:table-cell table:formula="of:=[.A97]-[.A$20]" office:value-type="float" office:value="0.0169569999998203">
            <text:p>0.016957</text:p>
          </table:table-cell>
          <table:table-cell table:formula="of:=[.B97]-[.B96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678279">
            <text:p>25356.678279</text:p>
          </table:table-cell>
          <table:table-cell table:formula="of:=[.A98]-[.A$20]" office:value-type="float" office:value="0.0188559999987774">
            <text:p>0.018856</text:p>
          </table:table-cell>
          <table:table-cell table:formula="of:=[.B98]-[.B97]" office:value-type="float" office:value="0.00189899999895715">
            <text:p>0.00189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678281">
            <text:p>25356.678281</text:p>
          </table:table-cell>
          <table:table-cell table:formula="of:=[.A99]-[.A$20]" office:value-type="float" office:value="0.0188579999994545">
            <text:p>0.018858</text:p>
          </table:table-cell>
          <table:table-cell table:formula="of:=[.B99]-[.B98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79417">
            <text:p>25356.679417</text:p>
          </table:table-cell>
          <table:table-cell table:formula="of:=[.A100]-[.A$20]" office:value-type="float" office:value="0.0199939999984053">
            <text:p>0.019994</text:p>
          </table:table-cell>
          <table:table-cell table:formula="of:=[.B100]-[.B99]" office:value-type="float" office:value="0.00113599999895087">
            <text:p>0.001136</text:p>
          </table:table-cell>
          <table:table-cell table:number-columns-repeated="2"/>
          <table:table-cell table:style-name="ce5" office:value-type="string">
            <text:p>select_task_rq_dl</text:p>
          </table:table-cell>
        </table:table-row>
        <table:table-row table:style-name="ro1">
          <table:table-cell office:value-type="float" office:value="25356.67942">
            <text:p>25356.679420</text:p>
          </table:table-cell>
          <table:table-cell table:formula="of:=[.A101]-[.A$20]" office:value-type="float" office:value="0.019996999999421">
            <text:p>0.019997</text:p>
          </table:table-cell>
          <table:table-cell table:formula="of:=[.B101]-[.B100]" office:value-type="float" office:value="0.00000300000101560727">
            <text:p>0.000003</text:p>
          </table:table-cell>
          <table:table-cell table:number-columns-repeated="2"/>
          <table:table-cell table:style-name="ce5" office:value-type="string">
            <text:p>is enqueued</text:p>
          </table:table-cell>
        </table:table-row>
        <table:table-row table:style-name="ro1">
          <table:table-cell office:value-type="float" office:value="25356.679423">
            <text:p>25356.679423</text:p>
          </table:table-cell>
          <table:table-cell table:formula="of:=[.A102]-[.A$20]" office:value-type="float" office:value="0.0200000000004366">
            <text:p>0.020000</text:p>
          </table:table-cell>
          <table:table-cell table:formula="of:=[.B102]-[.B101]" office:value-type="float" office:value="0.00000300000101560727">
            <text:p>0.000003</text:p>
          </table:table-cell>
          <table:table-cell table:number-columns-repeated="2"/>
          <table:table-cell table:style-name="ce5" office:value-type="string">
            <text:p>d_s is renewed (r + D) to 25356686.420361; c_s is fully topped up</text:p>
          </table:table-cell>
        </table:table-row>
        <table:table-row table:style-name="ro1">
          <table:table-cell office:value-type="float" office:value="25356.679426">
            <text:p>25356.679426</text:p>
          </table:table-cell>
          <table:table-cell table:formula="of:=[.A103]-[.A$20]" office:value-type="float" office:value="0.0200029999978142">
            <text:p>0.020003</text:p>
          </table:table-cell>
          <table:table-cell table:formula="of:=[.B103]-[.B102]" office:value-type="float" office:value="0.00000299999737762846">
            <text:p>0.000003</text:p>
          </table:table-cell>
          <table:table-cell office:value-type="string">
            <text:p>select_task_rq_dl</text:p>
          </table:table-cell>
          <table:table-cell/>
          <table:table-cell table:style-name="ce5"/>
        </table:table-row>
        <table:table-row table:style-name="ro1">
          <table:table-cell office:value-type="float" office:value="25356.679428">
            <text:p>25356.679428</text:p>
          </table:table-cell>
          <table:table-cell table:formula="of:=[.A104]-[.A$20]" office:value-type="float" office:value="0.0200049999984913">
            <text:p>0.020005</text:p>
          </table:table-cell>
          <table:table-cell table:formula="of:=[.B104]-[.B10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/>
          <table:table-cell table:style-name="ce5"/>
        </table:table-row>
        <table:table-row table:style-name="ro1">
          <table:table-cell office:value-type="float" office:value="25356.67943">
            <text:p>25356.679430</text:p>
          </table:table-cell>
          <table:table-cell table:formula="of:=[.A105]-[.A$20]" office:value-type="float" office:value="0.0200069999991683">
            <text:p>0.020007</text:p>
          </table:table-cell>
          <table:table-cell table:formula="of:=[.B105]-[.B104]" office:value-type="float" office:value="0.00000200000067707151">
            <text:p>0.000002</text:p>
          </table:table-cell>
          <table:table-cell office:value-type="string">
            <text:p>d_s is renewed (r + D) to 25356681.428149; c_s is fully topped up</text:p>
          </table:table-cell>
          <table:table-cell/>
          <table:table-cell table:style-name="ce5"/>
        </table:table-row>
        <table:table-row table:style-name="ro1">
          <table:table-cell office:value-type="float" office:value="25356.679433">
            <text:p>25356.679433</text:p>
          </table:table-cell>
          <table:table-cell table:formula="of:=[.A106]-[.A$20]" office:value-type="float" office:value="0.0200100000001839">
            <text:p>0.020010</text:p>
          </table:table-cell>
          <table:table-cell table:formula="of:=[.B106]-[.B105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 table:style-name="ce5"/>
        </table:table-row>
        <table:table-row table:style-name="ro1">
          <table:table-cell office:value-type="float" office:value="25356.679435">
            <text:p>25356.679435</text:p>
          </table:table-cell>
          <table:table-cell table:formula="of:=[.A107]-[.A$20]" office:value-type="float" office:value="0.020011999997223">
            <text:p>0.020012</text:p>
          </table:table-cell>
          <table:table-cell table:formula="of:=[.B107]-[.B106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 table:style-name="ce5"/>
        </table:table-row>
        <table:table-row table:style-name="ro1">
          <table:table-cell office:value-type="float" office:value="25356.679437">
            <text:p>25356.679437</text:p>
          </table:table-cell>
          <table:table-cell table:formula="of:=[.A108]-[.A$20]" office:value-type="float" office:value="0.0200139999979001">
            <text:p>0.020014</text:p>
          </table:table-cell>
          <table:table-cell table:formula="of:=[.B108]-[.B107]" office:value-type="float" office:value="0.00000200000067707151">
            <text:p>0.000002</text:p>
          </table:table-cell>
          <table:table-cell/>
          <table:table-cell office:value-type="string">
            <text:p>d_s is renewed (r + D) to 25356684.435271; c_s is fully topped up</text:p>
          </table:table-cell>
          <table:table-cell table:style-name="ce5"/>
        </table:table-row>
        <table:table-row table:style-name="ro1">
          <table:table-cell office:value-type="float" office:value="25356.679468">
            <text:p>25356.679468</text:p>
          </table:table-cell>
          <table:table-cell table:formula="of:=[.A109]-[.A$20]" office:value-type="float" office:value="0.0200449999974808">
            <text:p>0.020045</text:p>
          </table:table-cell>
          <table:table-cell table:formula="of:=[.B109]-[.B108]" office:value-type="float" office:value="0.000030999999580672">
            <text:p>0.000031</text:p>
          </table:table-cell>
          <table:table-cell office:value-type="string">
            <text:p>is pick_next_task_dl-ed by firefox-bin (4337)</text:p>
          </table:table-cell>
          <table:table-cell/>
          <table:table-cell table:style-name="ce5"/>
        </table:table-row>
        <table:table-row table:style-name="ro1">
          <table:table-cell office:value-type="float" office:value="25356.680425">
            <text:p>25356.680425</text:p>
          </table:table-cell>
          <table:table-cell table:formula="of:=[.A110]-[.A$20]" office:value-type="float" office:value="0.0210019999976794">
            <text:p>0.021002</text:p>
          </table:table-cell>
          <table:table-cell table:formula="of:=[.B110]-[.B109]" office:value-type="float" office:value="0.000957000000198605">
            <text:p>0.000957</text:p>
          </table:table-cell>
          <table:table-cell office:value-type="string">
            <text:p>is dequeued</text:p>
          </table:table-cell>
          <table:table-cell/>
          <table:table-cell table:style-name="ce5"/>
        </table:table-row>
        <table:table-row table:style-name="ro1">
          <table:table-cell office:value-type="float" office:value="25356.680428">
            <text:p>25356.680428</text:p>
          </table:table-cell>
          <table:table-cell table:formula="of:=[.A111]-[.A$20]" office:value-type="float" office:value="0.021004999998695">
            <text:p>0.021005</text:p>
          </table:table-cell>
          <table:table-cell table:formula="of:=[.B111]-[.B110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/>
          <table:table-cell table:style-name="ce5"/>
        </table:table-row>
        <table:table-row table:style-name="ro1">
          <table:table-cell office:value-type="float" office:value="25356.680433">
            <text:p>25356.680433</text:p>
          </table:table-cell>
          <table:table-cell table:formula="of:=[.A112]-[.A$20]" office:value-type="float" office:value="0.0210100000003877">
            <text:p>0.021010</text:p>
          </table:table-cell>
          <table:table-cell table:formula="of:=[.B112]-[.B111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 table:style-name="ce5"/>
        </table:table-row>
        <table:table-row table:style-name="ro1">
          <table:table-cell office:value-type="float" office:value="25356.682365">
            <text:p>25356.682365</text:p>
          </table:table-cell>
          <table:table-cell table:formula="of:=[.A113]-[.A$20]" office:value-type="float" office:value="0.0229419999996026">
            <text:p>0.022942</text:p>
          </table:table-cell>
          <table:table-cell table:formula="of:=[.B113]-[.B112]" office:value-type="float" office:value="0.0019319999992149">
            <text:p>0.001932</text:p>
          </table:table-cell>
          <table:table-cell/>
          <table:table-cell office:value-type="string">
            <text:p>is dequeued</text:p>
          </table:table-cell>
          <table:table-cell table:style-name="ce5"/>
        </table:table-row>
        <table:table-row table:style-name="ro1">
          <table:table-cell office:value-type="float" office:value="25356.682367">
            <text:p>25356.682367</text:p>
          </table:table-cell>
          <table:table-cell table:formula="of:=[.A114]-[.A$20]" office:value-type="float" office:value="0.0229440000002796">
            <text:p>0.022944</text:p>
          </table:table-cell>
          <table:table-cell table:formula="of:=[.B114]-[.B113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 table:style-name="ce5"/>
        </table:table-row>
        <table:table-row table:style-name="ro1">
          <table:table-cell office:value-type="float" office:value="25356.682371">
            <text:p>25356.682371</text:p>
          </table:table-cell>
          <table:table-cell table:formula="of:=[.A115]-[.A$20]" office:value-type="float" office:value="0.0229479999979958">
            <text:p>0.022948</text:p>
          </table:table-cell>
          <table:table-cell table:formula="of:=[.B115]-[.B114]" office:value-type="float" office:value="0.00000399999771616422">
            <text:p>0.000004</text:p>
          </table:table-cell>
          <table:table-cell table:number-columns-repeated="2"/>
          <table:table-cell table:style-name="ce5" office:value-type="string">
            <text:p>is pick_next_task_dl-ed by Task 2</text:p>
          </table:table-cell>
        </table:table-row>
        <table:table-row table:style-name="ro1">
          <table:table-cell office:value-type="float" office:value="25356.683415">
            <text:p>25356.683415</text:p>
          </table:table-cell>
          <table:table-cell table:formula="of:=[.A116]-[.A$20]" office:value-type="float" office:value="0.0239919999985432">
            <text:p>0.023992</text:p>
          </table:table-cell>
          <table:table-cell table:style-name="ce3" table:formula="of:=[.B116]-[.B115]" office:value-type="float" office:value="0.00104400000054738">
            <text:p>0.001044</text:p>
          </table:table-cell>
          <table:table-cell table:style-name="ce5" office:value-type="string">
            <text:p>select_task_rq_dl</text:p>
          </table:table-cell>
          <table:table-cell table:style-name="ce5" table:number-columns-repeated="2"/>
        </table:table-row>
        <table:table-row table:style-name="ro1">
          <table:table-cell office:value-type="float" office:value="25356.683417">
            <text:p>25356.683417</text:p>
          </table:table-cell>
          <table:table-cell table:formula="of:=[.A117]-[.A$20]" office:value-type="float" office:value="0.0239939999992202">
            <text:p>0.023994</text:p>
          </table:table-cell>
          <table:table-cell table:formula="of:=[.B117]-[.B11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/>
          <table:table-cell table:style-name="ce5"/>
        </table:table-row>
        <table:table-row table:style-name="ro1">
          <table:table-cell office:value-type="float" office:value="25356.683419">
            <text:p>25356.683419</text:p>
          </table:table-cell>
          <table:table-cell table:formula="of:=[.A118]-[.A$20]" office:value-type="float" office:value="0.0239959999998973">
            <text:p>0.023996</text:p>
          </table:table-cell>
          <table:table-cell table:formula="of:=[.B118]-[.B117]" office:value-type="float" office:value="0.00000200000067707151">
            <text:p>0.000002</text:p>
          </table:table-cell>
          <table:table-cell office:value-type="string">
            <text:p>d_s is renewed (r + D) to 25356685.416525; c_s is fully topped up</text:p>
          </table:table-cell>
          <table:table-cell/>
          <table:table-cell table:style-name="ce5"/>
        </table:table-row>
        <table:table-row table:style-name="ro1">
          <table:table-cell office:value-type="float" office:value="25356.683421">
            <text:p>25356.683421</text:p>
          </table:table-cell>
          <table:table-cell table:formula="of:=[.A119]-[.A$20]" office:value-type="float" office:value="0.0239980000005744">
            <text:p>0.023998</text:p>
          </table:table-cell>
          <table:table-cell table:formula="of:=[.B119]-[.B118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/>
          <table:table-cell table:style-name="ce5"/>
        </table:table-row>
        <table:table-row table:style-name="ro1">
          <table:table-cell office:value-type="float" office:value="25356.683425">
            <text:p>25356.683425</text:p>
          </table:table-cell>
          <table:table-cell table:formula="of:=[.A120]-[.A$20]" office:value-type="float" office:value="0.0240019999982906">
            <text:p>0.024002</text:p>
          </table:table-cell>
          <table:table-cell table:formula="of:=[.B120]-[.B119]" office:value-type="float" office:value="0.00000399999771616422">
            <text:p>0.000004</text:p>
          </table:table-cell>
          <table:table-cell table:number-columns-repeated="2"/>
          <table:table-cell table:style-name="ce5" office:value-type="string">
            <text:p>put_prev_task_dl</text:p>
          </table:table-cell>
        </table:table-row>
        <table:table-row table:style-name="ro1">
          <table:table-cell office:value-type="float" office:value="25356.683429">
            <text:p>25356.683429</text:p>
          </table:table-cell>
          <table:table-cell table:formula="of:=[.A121]-[.A$20]" office:value-type="float" office:value="0.0240059999996447">
            <text:p>0.024006</text:p>
          </table:table-cell>
          <table:table-cell table:formula="of:=[.B121]-[.B120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/>
          <table:table-cell table:style-name="ce5"/>
        </table:table-row>
        <table:table-row table:style-name="ro1">
          <table:table-cell office:value-type="float" office:value="25356.684376">
            <text:p>25356.684376</text:p>
          </table:table-cell>
          <table:table-cell table:formula="of:=[.A122]-[.A$20]" office:value-type="float" office:value="0.0249530000000959">
            <text:p>0.024953</text:p>
          </table:table-cell>
          <table:table-cell table:formula="of:=[.B122]-[.B121]" office:value-type="float" office:value="0.000947000000451226">
            <text:p>0.000947</text:p>
          </table:table-cell>
          <table:table-cell office:value-type="string">
            <text:p>is dequeued</text:p>
          </table:table-cell>
          <table:table-cell/>
          <table:table-cell table:style-name="ce5"/>
        </table:table-row>
        <table:table-row table:style-name="ro1">
          <table:table-cell office:value-type="float" office:value="25356.684378">
            <text:p>25356.684378</text:p>
          </table:table-cell>
          <table:table-cell table:formula="of:=[.A123]-[.A$20]" office:value-type="float" office:value="0.024955000000773">
            <text:p>0.024955</text:p>
          </table:table-cell>
          <table:table-cell table:formula="of:=[.B123]-[.B12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/>
          <table:table-cell table:style-name="ce5"/>
        </table:table-row>
        <table:table-row table:style-name="ro1">
          <table:table-cell office:value-type="float" office:value="25356.684382">
            <text:p>25356.684382</text:p>
          </table:table-cell>
          <table:table-cell table:formula="of:=[.A124]-[.A$20]" office:value-type="float" office:value="0.0249589999984892">
            <text:p>0.024959</text:p>
          </table:table-cell>
          <table:table-cell table:formula="of:=[.B124]-[.B123]" office:value-type="float" office:value="0.00000399999771616422">
            <text:p>0.000004</text:p>
          </table:table-cell>
          <table:table-cell table:number-columns-repeated="2"/>
          <table:table-cell table:style-name="ce5" office:value-type="string">
            <text:p>is pick_next_task_dl-ed by Task 1</text:p>
          </table:table-cell>
        </table:table-row>
        <table:table-row table:style-name="ro1">
          <table:table-cell office:value-type="float" office:value="25356.684419">
            <text:p>25356.684419</text:p>
          </table:table-cell>
          <table:table-cell table:formula="of:=[.A125]-[.A$20]" office:value-type="float" office:value="0.024996000000101">
            <text:p>0.024996</text:p>
          </table:table-cell>
          <table:table-cell table:style-name="ce3" table:formula="of:=[.B125]-[.B124]" office:value-type="float" office:value="0.0000370000016118865">
            <text:p>0.000037</text:p>
          </table:table-cell>
          <table:table-cell table:style-name="ce5"/>
          <table:table-cell table:style-name="ce5" office:value-type="string">
            <text:p>select_task_rq_dl</text:p>
          </table:table-cell>
          <table:table-cell table:style-name="ce5"/>
        </table:table-row>
        <table:table-row table:style-name="ro1">
          <table:table-cell office:value-type="float" office:value="25356.684421">
            <text:p>25356.684421</text:p>
          </table:table-cell>
          <table:table-cell table:formula="of:=[.A126]-[.A$20]" office:value-type="float" office:value="0.0249980000007781">
            <text:p>0.024998</text:p>
          </table:table-cell>
          <table:table-cell table:formula="of:=[.B126]-[.B125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 table:style-name="ce5"/>
        </table:table-row>
        <table:table-row table:style-name="ro1">
          <table:table-cell office:value-type="float" office:value="25356.684425">
            <text:p>25356.684425</text:p>
          </table:table-cell>
          <table:table-cell table:formula="of:=[.A127]-[.A$20]" office:value-type="float" office:value="0.0250019999984943">
            <text:p>0.025002</text:p>
          </table:table-cell>
          <table:table-cell table:formula="of:=[.B127]-[.B126]" office:value-type="float" office:value="0.00000399999771616422">
            <text:p>0.000004</text:p>
          </table:table-cell>
          <table:table-cell/>
          <table:table-cell office:value-type="string">
            <text:p>0.064812 / 0.013859 &gt; 2.000000 / 5.000000</text:p>
          </table:table-cell>
          <table:table-cell table:style-name="ce5"/>
        </table:table-row>
        <table:table-row table:style-name="ro1">
          <table:table-cell office:value-type="float" office:value="25356.684427">
            <text:p>25356.684427</text:p>
          </table:table-cell>
          <table:table-cell table:formula="of:=[.A128]-[.A$20]" office:value-type="float" office:value="0.0250039999991714">
            <text:p>0.025004</text:p>
          </table:table-cell>
          <table:table-cell table:formula="of:=[.B128]-[.B127]" office:value-type="float" office:value="0.00000200000067707151">
            <text:p>0.000002</text:p>
          </table:table-cell>
          <table:table-cell/>
          <table:table-cell office:value-type="string">
            <text:p>d_s is renewed (r + D) to 25356689.421412; c_s is fully topped up</text:p>
          </table:table-cell>
          <table:table-cell table:style-name="ce5"/>
        </table:table-row>
        <table:table-row table:style-name="ro1">
          <table:table-cell office:value-type="float" office:value="25356.686328">
            <text:p>25356.686328</text:p>
          </table:table-cell>
          <table:table-cell table:formula="of:=[.A129]-[.A$20]" office:value-type="float" office:value="0.0269049999988056">
            <text:p>0.026905</text:p>
          </table:table-cell>
          <table:table-cell table:style-name="ce3" table:formula="of:=[.B129]-[.B128]" office:value-type="float" office:value="0.00190099999963422">
            <text:p>0.001901</text:p>
          </table:table-cell>
          <table:table-cell table:style-name="ce5" table:number-columns-repeated="2"/>
          <table:table-cell table:style-name="ce5" office:value-type="string">
            <text:p>rorun</text:p>
          </table:table-cell>
        </table:table-row>
        <table:table-row table:style-name="ro1">
          <table:table-cell office:value-type="float" office:value="25356.686333">
            <text:p>25356.686333</text:p>
          </table:table-cell>
          <table:table-cell table:formula="of:=[.A130]-[.A$20]" office:value-type="float" office:value="0.0269100000004983">
            <text:p>0.026910</text:p>
          </table:table-cell>
          <table:table-cell table:formula="of:=[.B130]-[.B129]" office:value-type="float" office:value="0.00000500000169267878">
            <text:p>0.000005</text:p>
          </table:table-cell>
          <table:table-cell table:number-columns-repeated="2"/>
          <table:table-cell table:style-name="ce5" office:value-type="string">
            <text:p>uses up its c_s; 25356686.324335-25356684.380008=1.944327</text:p>
          </table:table-cell>
        </table:table-row>
        <table:table-row table:style-name="ro1">
          <table:table-cell office:value-type="float" office:value="25356.68634">
            <text:p>25356.686340</text:p>
          </table:table-cell>
          <table:table-cell table:formula="of:=[.A131]-[.A$20]" office:value-type="float" office:value="0.02691699999923">
            <text:p>0.026917</text:p>
          </table:table-cell>
          <table:table-cell table:formula="of:=[.B131]-[.B130]" office:value-type="float" office:value="0.00000699999873177148">
            <text:p>0.000007</text:p>
          </table:table-cell>
          <table:table-cell table:number-columns-repeated="2"/>
          <table:table-cell table:style-name="ce5" office:value-type="string">
            <text:p>put_prev_task_dl</text:p>
          </table:table-cell>
        </table:table-row>
        <table:table-row table:style-name="ro1">
          <table:table-cell office:value-type="float" office:value="25356.686344">
            <text:p>25356.686344</text:p>
          </table:table-cell>
          <table:table-cell table:formula="of:=[.A132]-[.A$20]" office:value-type="float" office:value="0.0269210000005842">
            <text:p>0.026921</text:p>
          </table:table-cell>
          <table:table-cell table:formula="of:=[.B132]-[.B131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 table:style-name="ce5"/>
        </table:table-row>
        <table:table-row table:style-name="ro1">
          <table:table-cell office:value-type="float" office:value="25356.686434">
            <text:p>25356.686434</text:p>
          </table:table-cell>
          <table:table-cell table:formula="of:=[.A133]-[.A$20]" office:value-type="float" office:value="0.0270109999983106">
            <text:p>0.027011</text:p>
          </table:table-cell>
          <table:table-cell table:formula="of:=[.B133]-[.B132]" office:value-type="float" office:value="0.0000899999977264088">
            <text:p>0.000090</text:p>
          </table:table-cell>
          <table:table-cell table:number-columns-repeated="2"/>
          <table:table-cell table:style-name="ce5" office:value-type="string">
            <text:p>Hard CBS timer goes off</text:p>
          </table:table-cell>
        </table:table-row>
        <table:table-row table:style-name="ro1">
          <table:table-cell office:value-type="float" office:value="25356.686436">
            <text:p>25356.686436</text:p>
          </table:table-cell>
          <table:table-cell table:formula="of:=[.A134]-[.A$20]" office:value-type="float" office:value="0.0270129999989877">
            <text:p>0.027013</text:p>
          </table:table-cell>
          <table:table-cell table:formula="of:=[.B134]-[.B133]" office:value-type="float" office:value="0.00000200000067707151">
            <text:p>0.000002</text:p>
          </table:table-cell>
          <table:table-cell table:number-columns-repeated="2"/>
          <table:table-cell table:style-name="ce5" office:value-type="string">
            <text:p>is enqueued</text:p>
          </table:table-cell>
        </table:table-row>
        <table:table-row table:style-name="ro1">
          <table:table-cell office:value-type="float" office:value="25356.686439">
            <text:p>25356.686439</text:p>
          </table:table-cell>
          <table:table-cell table:formula="of:=[.A135]-[.A$20]" office:value-type="float" office:value="0.0270160000000033">
            <text:p>0.027016</text:p>
          </table:table-cell>
          <table:table-cell table:formula="of:=[.B135]-[.B134]" office:value-type="float" office:value="0.00000300000101560727">
            <text:p>0.000003</text:p>
          </table:table-cell>
          <table:table-cell table:number-columns-repeated="2"/>
          <table:table-cell table:style-name="ce5" office:value-type="string">
            <text:p>postpones its deadline to 25356693.420361; c_s is topped up to 2.999324</text:p>
          </table:table-cell>
        </table:table-row>
        <table:table-row table:style-name="ro1">
          <table:table-cell office:value-type="float" office:value="25356.687415">
            <text:p>25356.687415</text:p>
          </table:table-cell>
          <table:table-cell table:formula="of:=[.A136]-[.A$20]" office:value-type="float" office:value="0.0279919999993581">
            <text:p>0.027992</text:p>
          </table:table-cell>
          <table:table-cell table:formula="of:=[.B136]-[.B135]" office:value-type="float" office:value="0.000975999999354826">
            <text:p>0.000976</text:p>
          </table:table-cell>
          <table:table-cell office:value-type="string">
            <text:p>select_task_rq_dl</text:p>
          </table:table-cell>
          <table:table-cell/>
          <table:table-cell table:style-name="ce5"/>
        </table:table-row>
        <table:table-row table:style-name="ro1">
          <table:table-cell office:value-type="float" office:value="25356.687417">
            <text:p>25356.687417</text:p>
          </table:table-cell>
          <table:table-cell table:formula="of:=[.A137]-[.A$20]" office:value-type="float" office:value="0.0279940000000352">
            <text:p>0.027994</text:p>
          </table:table-cell>
          <table:table-cell table:formula="of:=[.B137]-[.B13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/>
          <table:table-cell table:style-name="ce5"/>
        </table:table-row>
        <table:table-row table:style-name="ro1">
          <table:table-cell office:value-type="float" office:value="25356.687419">
            <text:p>25356.687419</text:p>
          </table:table-cell>
          <table:table-cell table:formula="of:=[.A138]-[.A$20]" office:value-type="float" office:value="0.0279960000007122">
            <text:p>0.027996</text:p>
          </table:table-cell>
          <table:table-cell table:formula="of:=[.B138]-[.B137]" office:value-type="float" office:value="0.00000200000067707151">
            <text:p>0.000002</text:p>
          </table:table-cell>
          <table:table-cell office:value-type="string">
            <text:p>d_s is renewed (r + D) to 25356689.416815; c_s is fully topped up</text:p>
          </table:table-cell>
          <table:table-cell/>
          <table:table-cell table:style-name="ce5"/>
        </table:table-row>
        <table:table-row table:style-name="ro1">
          <table:table-cell office:value-type="float" office:value="25356.687422">
            <text:p>25356.687422</text:p>
          </table:table-cell>
          <table:table-cell table:formula="of:=[.A139]-[.A$20]" office:value-type="float" office:value="0.0279989999980899">
            <text:p>0.027999</text:p>
          </table:table-cell>
          <table:table-cell table:formula="of:=[.B139]-[.B138]" office:value-type="float" office:value="0.00000299999737762846">
            <text:p>0.000003</text:p>
          </table:table-cell>
          <table:table-cell office:value-type="string">
            <text:p>preempts Task 2</text:p>
          </table:table-cell>
          <table:table-cell/>
          <table:table-cell table:style-name="ce5"/>
        </table:table-row>
        <table:table-row table:style-name="ro1">
          <table:table-cell office:value-type="float" office:value="25356.687425">
            <text:p>25356.687425</text:p>
          </table:table-cell>
          <table:table-cell table:formula="of:=[.A140]-[.A$20]" office:value-type="float" office:value="0.0280019999991055">
            <text:p>0.028002</text:p>
          </table:table-cell>
          <table:table-cell table:formula="of:=[.B140]-[.B139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 table:style-name="ce5"/>
        </table:table-row>
        <table:table-row table:style-name="ro1">
          <table:table-cell office:value-type="float" office:value="25356.687429">
            <text:p>25356.687429</text:p>
          </table:table-cell>
          <table:table-cell table:formula="of:=[.A141]-[.A$20]" office:value-type="float" office:value="0.0280060000004596">
            <text:p>0.028006</text:p>
          </table:table-cell>
          <table:table-cell table:formula="of:=[.B141]-[.B140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/>
          <table:table-cell table:style-name="ce5"/>
        </table:table-row>
        <table:table-row table:style-name="ro1">
          <table:table-cell office:value-type="float" office:value="25356.68839">
            <text:p>25356.688390</text:p>
          </table:table-cell>
          <table:table-cell table:formula="of:=[.A142]-[.A$20]" office:value-type="float" office:value="0.0289669999983744">
            <text:p>0.028967</text:p>
          </table:table-cell>
          <table:table-cell table:formula="of:=[.B142]-[.B141]" office:value-type="float" office:value="0.000960999997914769">
            <text:p>0.000961</text:p>
          </table:table-cell>
          <table:table-cell office:value-type="string">
            <text:p>is dequeued</text:p>
          </table:table-cell>
          <table:table-cell/>
          <table:table-cell table:style-name="ce5"/>
        </table:table-row>
        <table:table-row table:style-name="ro1">
          <table:table-cell office:value-type="float" office:value="25356.688393">
            <text:p>25356.688393</text:p>
          </table:table-cell>
          <table:table-cell table:formula="of:=[.A143]-[.A$20]" office:value-type="float" office:value="0.02896999999939">
            <text:p>0.028970</text:p>
          </table:table-cell>
          <table:table-cell table:formula="of:=[.B143]-[.B142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/>
          <table:table-cell table:style-name="ce5"/>
        </table:table-row>
        <table:table-row table:style-name="ro1">
          <table:table-cell office:value-type="float" office:value="25356.688398">
            <text:p>25356.688398</text:p>
          </table:table-cell>
          <table:table-cell table:formula="of:=[.A144]-[.A$20]" office:value-type="float" office:value="0.0289749999974447">
            <text:p>0.028975</text:p>
          </table:table-cell>
          <table:table-cell table:formula="of:=[.B144]-[.B143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 table:style-name="ce5"/>
        </table:table-row>
        <table:table-row table:style-name="ro1">
          <table:table-cell office:value-type="float" office:value="25356.689283">
            <text:p>25356.689283</text:p>
          </table:table-cell>
          <table:table-cell table:formula="of:=[.A145]-[.A$20]" office:value-type="float" office:value="0.0298599999987346">
            <text:p>0.029860</text:p>
          </table:table-cell>
          <table:table-cell table:formula="of:=[.B145]-[.B144]" office:value-type="float" office:value="0.000885000001289882">
            <text:p>0.000885</text:p>
          </table:table-cell>
          <table:table-cell/>
          <table:table-cell office:value-type="string">
            <text:p>is dequeued</text:p>
          </table:table-cell>
          <table:table-cell table:style-name="ce5"/>
        </table:table-row>
        <table:table-row table:style-name="ro1">
          <table:table-cell office:value-type="float" office:value="25356.689285">
            <text:p>25356.689285</text:p>
          </table:table-cell>
          <table:table-cell table:formula="of:=[.A146]-[.A$20]" office:value-type="float" office:value="0.0298619999994116">
            <text:p>0.029862</text:p>
          </table:table-cell>
          <table:table-cell table:formula="of:=[.B146]-[.B145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 table:style-name="ce5"/>
        </table:table-row>
        <table:table-row table:style-name="ro1">
          <table:table-cell office:value-type="float" office:value="25356.689289">
            <text:p>25356.689289</text:p>
          </table:table-cell>
          <table:table-cell table:formula="of:=[.A147]-[.A$20]" office:value-type="float" office:value="0.0298660000007658">
            <text:p>0.029866</text:p>
          </table:table-cell>
          <table:table-cell table:formula="of:=[.B147]-[.B146]" office:value-type="float" office:value="0.00000400000135414302">
            <text:p>0.000004</text:p>
          </table:table-cell>
          <table:table-cell table:number-columns-repeated="2"/>
          <table:table-cell table:style-name="ce5" office:value-type="string">
            <text:p>is pick_next_task_dl-ed by Task 2</text:p>
          </table:table-cell>
        </table:table-row>
        <table:table-row table:style-name="ro1">
          <table:table-cell office:value-type="float" office:value="25356.689331">
            <text:p>25356.689331</text:p>
          </table:table-cell>
          <table:table-cell table:formula="of:=[.A148]-[.A$20]" office:value-type="float" office:value="0.0299080000004324">
            <text:p>0.029908</text:p>
          </table:table-cell>
          <table:table-cell table:style-name="ce3" table:formula="of:=[.B148]-[.B147]" office:value-type="float" office:value="0.0000419999996665865">
            <text:p>0.000042</text:p>
          </table:table-cell>
          <table:table-cell table:style-name="ce5" office:value-type="string">
            <text:p>← <text:span text:style-name="T1">Task 3 has been executing for 3024 us (normally it should be below 3000 us)</text:span></text:p>
          </table:table-cell>
          <table:table-cell table:style-name="ce5"/>
          <table:table-cell table:style-name="ce5" office:value-type="string">
            <text:p>is dequeued</text:p>
          </table:table-cell>
        </table:table-row>
        <table:table-row table:style-name="ro1">
          <table:table-cell office:value-type="float" office:value="25356.689332">
            <text:p>25356.689332</text:p>
          </table:table-cell>
          <table:table-cell table:formula="of:=[.A149]-[.A$20]" office:value-type="float" office:value="0.0299090000007709">
            <text:p>0.029909</text:p>
          </table:table-cell>
          <table:table-cell table:formula="of:=[.B149]-[.B148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689422">
            <text:p>25356.689422</text:p>
          </table:table-cell>
          <table:table-cell table:formula="of:=[.A150]-[.A$20]" office:value-type="float" office:value="0.0299989999984973">
            <text:p>0.029999</text:p>
          </table:table-cell>
          <table:table-cell table:formula="of:=[.B150]-[.B149]" office:value-type="float" office:value="0.0000899999977264088">
            <text:p>0.00009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689425">
            <text:p>25356.689425</text:p>
          </table:table-cell>
          <table:table-cell table:formula="of:=[.A151]-[.A$20]" office:value-type="float" office:value="0.0300019999995129">
            <text:p>0.030002</text:p>
          </table:table-cell>
          <table:table-cell table:formula="of:=[.B151]-[.B150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689428">
            <text:p>25356.689428</text:p>
          </table:table-cell>
          <table:table-cell table:formula="of:=[.A152]-[.A$20]" office:value-type="float" office:value="0.0300050000005285">
            <text:p>0.030005</text:p>
          </table:table-cell>
          <table:table-cell table:formula="of:=[.B152]-[.B151]" office:value-type="float" office:value="0.00000300000101560727">
            <text:p>0.000003</text:p>
          </table:table-cell>
          <table:table-cell/>
          <table:table-cell office:value-type="string">
            <text:p>d_s is renewed (r + D) to 25356694.425477; c_s is fully topped up</text:p>
          </table:table-cell>
          <table:table-cell/>
        </table:table-row>
        <table:table-row table:style-name="ro1">
          <table:table-cell office:value-type="float" office:value="25356.689431">
            <text:p>25356.689431</text:p>
          </table:table-cell>
          <table:table-cell table:formula="of:=[.A153]-[.A$20]" office:value-type="float" office:value="0.0300079999979062">
            <text:p>0.030008</text:p>
          </table:table-cell>
          <table:table-cell table:formula="of:=[.B153]-[.B152]" office:value-type="float" office:value="0.00000299999737762846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689433">
            <text:p>25356.689433</text:p>
          </table:table-cell>
          <table:table-cell table:formula="of:=[.A154]-[.A$20]" office:value-type="float" office:value="0.0300099999985832">
            <text:p>0.030010</text:p>
          </table:table-cell>
          <table:table-cell table:formula="of:=[.B154]-[.B15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689437">
            <text:p>25356.689437</text:p>
          </table:table-cell>
          <table:table-cell table:formula="of:=[.A155]-[.A$20]" office:value-type="float" office:value="0.0300139999999374">
            <text:p>0.030014</text:p>
          </table:table-cell>
          <table:table-cell table:formula="of:=[.B155]-[.B154]" office:value-type="float" office:value="0.00000400000135414302">
            <text:p>0.000004</text:p>
          </table:table-cell>
          <table:table-cell table:number-columns-repeated="2"/>
          <table:table-cell office:value-type="string">
            <text:p>2.955813 / 3.986897 &gt; 3.000000 / 7.000000</text:p>
          </table:table-cell>
        </table:table-row>
        <table:table-row table:style-name="ro1">
          <table:table-cell office:value-type="float" office:value="25356.68944">
            <text:p>25356.689440</text:p>
          </table:table-cell>
          <table:table-cell table:formula="of:=[.A156]-[.A$20]" office:value-type="float" office:value="0.030016999997315">
            <text:p>0.030017</text:p>
          </table:table-cell>
          <table:table-cell table:formula="of:=[.B156]-[.B155]" office:value-type="float" office:value="0.00000299999737762846">
            <text:p>0.000003</text:p>
          </table:table-cell>
          <table:table-cell table:number-columns-repeated="2"/>
          <table:table-cell office:value-type="string">
            <text:p>d_s is renewed (r + D) to 25356696.433464; c_s is fully topped up</text:p>
          </table:table-cell>
        </table:table-row>
        <table:table-row table:style-name="ro1">
          <table:table-cell office:value-type="float" office:value="25356.689451">
            <text:p>25356.689451</text:p>
          </table:table-cell>
          <table:table-cell table:formula="of:=[.A157]-[.A$20]" office:value-type="float" office:value="0.0300279999974009">
            <text:p>0.030028</text:p>
          </table:table-cell>
          <table:table-cell table:formula="of:=[.B157]-[.B156]" office:value-type="float" office:value="0.0000110000000859145">
            <text:p>0.000011</text:p>
          </table:table-cell>
          <table:table-cell/>
          <table:table-cell office:value-type="string">
            <text:p>is pick_next_task_dl-ed by mission-control (4446)</text:p>
          </table:table-cell>
          <table:table-cell/>
        </table:table-row>
        <table:table-row table:style-name="ro1">
          <table:table-cell office:value-type="float" office:value="25356.691386">
            <text:p>25356.691386</text:p>
          </table:table-cell>
          <table:table-cell table:formula="of:=[.A158]-[.A$20]" office:value-type="float" office:value="0.0319629999976314">
            <text:p>0.031963</text:p>
          </table:table-cell>
          <table:table-cell table:formula="of:=[.B158]-[.B157]" office:value-type="float" office:value="0.0019350000002305">
            <text:p>0.00193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691389">
            <text:p>25356.691389</text:p>
          </table:table-cell>
          <table:table-cell table:formula="of:=[.A159]-[.A$20]" office:value-type="float" office:value="0.031965999998647">
            <text:p>0.031966</text:p>
          </table:table-cell>
          <table:table-cell table:formula="of:=[.B159]-[.B158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91392">
            <text:p>25356.691392</text:p>
          </table:table-cell>
          <table:table-cell table:formula="of:=[.A160]-[.A$20]" office:value-type="float" office:value="0.0319689999996626">
            <text:p>0.031969</text:p>
          </table:table-cell>
          <table:table-cell table:formula="of:=[.B160]-[.B159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691415">
            <text:p>25356.691415</text:p>
          </table:table-cell>
          <table:table-cell table:formula="of:=[.A161]-[.A$20]" office:value-type="float" office:value="0.031992000000173">
            <text:p>0.031992</text:p>
          </table:table-cell>
          <table:table-cell table:formula="of:=[.B161]-[.B160]" office:value-type="float" office:value="0.0000230000005103648">
            <text:p>0.00002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691417">
            <text:p>25356.691417</text:p>
          </table:table-cell>
          <table:table-cell table:formula="of:=[.A162]-[.A$20]" office:value-type="float" office:value="0.0319939999972121">
            <text:p>0.031994</text:p>
          </table:table-cell>
          <table:table-cell table:formula="of:=[.B162]-[.B161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69142">
            <text:p>25356.691420</text:p>
          </table:table-cell>
          <table:table-cell table:formula="of:=[.A163]-[.A$20]" office:value-type="float" office:value="0.0319969999982277">
            <text:p>0.031997</text:p>
          </table:table-cell>
          <table:table-cell table:formula="of:=[.B163]-[.B162]" office:value-type="float" office:value="0.00000300000101560727">
            <text:p>0.000003</text:p>
          </table:table-cell>
          <table:table-cell office:value-type="string">
            <text:p>d_s is renewed (r + D) to 25356693.417285; c_s is fully topped up</text:p>
          </table:table-cell>
          <table:table-cell table:number-columns-repeated="2"/>
        </table:table-row>
        <table:table-row table:style-name="ro1">
          <table:table-cell office:value-type="float" office:value="25356.691422">
            <text:p>25356.691422</text:p>
          </table:table-cell>
          <table:table-cell table:formula="of:=[.A164]-[.A$20]" office:value-type="float" office:value="0.0319989999989048">
            <text:p>0.031999</text:p>
          </table:table-cell>
          <table:table-cell table:formula="of:=[.B164]-[.B163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691426">
            <text:p>25356.691426</text:p>
          </table:table-cell>
          <table:table-cell table:formula="of:=[.A165]-[.A$20]" office:value-type="float" office:value="0.0320030000002589">
            <text:p>0.032003</text:p>
          </table:table-cell>
          <table:table-cell table:formula="of:=[.B165]-[.B164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69143">
            <text:p>25356.691430</text:p>
          </table:table-cell>
          <table:table-cell table:formula="of:=[.A166]-[.A$20]" office:value-type="float" office:value="0.0320069999979751">
            <text:p>0.032007</text:p>
          </table:table-cell>
          <table:table-cell table:formula="of:=[.B166]-[.B165]" office:value-type="float" office:value="0.0000039999977161642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692388">
            <text:p>25356.692388</text:p>
          </table:table-cell>
          <table:table-cell table:formula="of:=[.A167]-[.A$20]" office:value-type="float" office:value="0.0329649999985122">
            <text:p>0.032965</text:p>
          </table:table-cell>
          <table:table-cell table:formula="of:=[.B167]-[.B166]" office:value-type="float" office:value="0.00095800000053714">
            <text:p>0.00095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69239">
            <text:p>25356.692390</text:p>
          </table:table-cell>
          <table:table-cell table:formula="of:=[.A168]-[.A$20]" office:value-type="float" office:value="0.0329669999991893">
            <text:p>0.032967</text:p>
          </table:table-cell>
          <table:table-cell table:formula="of:=[.B168]-[.B167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692394">
            <text:p>25356.692394</text:p>
          </table:table-cell>
          <table:table-cell table:formula="of:=[.A169]-[.A$20]" office:value-type="float" office:value="0.0329710000005434">
            <text:p>0.032971</text:p>
          </table:table-cell>
          <table:table-cell table:formula="of:=[.B169]-[.B168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694417">
            <text:p>25356.694417</text:p>
          </table:table-cell>
          <table:table-cell table:formula="of:=[.A170]-[.A$20]" office:value-type="float" office:value="0.0349939999978233">
            <text:p>0.034994</text:p>
          </table:table-cell>
          <table:table-cell table:formula="of:=[.B170]-[.B169]" office:value-type="float" office:value="0.00202299999727984">
            <text:p>0.00202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69442">
            <text:p>25356.694420</text:p>
          </table:table-cell>
          <table:table-cell table:formula="of:=[.A171]-[.A$20]" office:value-type="float" office:value="0.0349969999988389">
            <text:p>0.034997</text:p>
          </table:table-cell>
          <table:table-cell table:formula="of:=[.B171]-[.B170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694423">
            <text:p>25356.694423</text:p>
          </table:table-cell>
          <table:table-cell table:formula="of:=[.A172]-[.A$20]" office:value-type="float" office:value="0.0349999999998545">
            <text:p>0.035000</text:p>
          </table:table-cell>
          <table:table-cell table:formula="of:=[.B172]-[.B171]" office:value-type="float" office:value="0.00000300000101560727">
            <text:p>0.000003</text:p>
          </table:table-cell>
          <table:table-cell/>
          <table:table-cell office:value-type="string">
            <text:p>0.062717 / 0.006055 &gt; 2.000000 / 5.000000</text:p>
          </table:table-cell>
          <table:table-cell/>
        </table:table-row>
        <table:table-row table:style-name="ro1">
          <table:table-cell office:value-type="float" office:value="25356.694426">
            <text:p>25356.694426</text:p>
          </table:table-cell>
          <table:table-cell table:formula="of:=[.A173]-[.A$20]" office:value-type="float" office:value="0.0350029999972321">
            <text:p>0.035003</text:p>
          </table:table-cell>
          <table:table-cell table:formula="of:=[.B173]-[.B172]" office:value-type="float" office:value="0.00000299999737762846">
            <text:p>0.000003</text:p>
          </table:table-cell>
          <table:table-cell/>
          <table:table-cell office:value-type="string">
            <text:p>d_s is renewed (r + D) to 25356699.419422; c_s is fully topped up</text:p>
          </table:table-cell>
          <table:table-cell/>
        </table:table-row>
        <table:table-row table:style-name="ro1">
          <table:table-cell office:value-type="float" office:value="25356.695329">
            <text:p>25356.695329</text:p>
          </table:table-cell>
          <table:table-cell table:formula="of:=[.A174]-[.A$20]" office:value-type="float" office:value="0.0359059999973397">
            <text:p>0.035906</text:p>
          </table:table-cell>
          <table:table-cell table:formula="of:=[.B174]-[.B173]" office:value-type="float" office:value="0.000903000000107568">
            <text:p>0.00090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695332">
            <text:p>25356.695332</text:p>
          </table:table-cell>
          <table:table-cell table:formula="of:=[.A175]-[.A$20]" office:value-type="float" office:value="0.0359089999983553">
            <text:p>0.035909</text:p>
          </table:table-cell>
          <table:table-cell table:formula="of:=[.B175]-[.B174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695335">
            <text:p>25356.695335</text:p>
          </table:table-cell>
          <table:table-cell table:formula="of:=[.A176]-[.A$20]" office:value-type="float" office:value="0.0359119999993709">
            <text:p>0.035912</text:p>
          </table:table-cell>
          <table:table-cell table:formula="of:=[.B176]-[.B175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695415">
            <text:p>25356.695415</text:p>
          </table:table-cell>
          <table:table-cell table:formula="of:=[.A177]-[.A$20]" office:value-type="float" office:value="0.0359919999973499">
            <text:p>0.035992</text:p>
          </table:table-cell>
          <table:table-cell table:formula="of:=[.B177]-[.B176]" office:value-type="float" office:value="0.00007999999797903">
            <text:p>0.00008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695417">
            <text:p>25356.695417</text:p>
          </table:table-cell>
          <table:table-cell table:formula="of:=[.A178]-[.A$20]" office:value-type="float" office:value="0.035993999998027">
            <text:p>0.035994</text:p>
          </table:table-cell>
          <table:table-cell table:formula="of:=[.B178]-[.B17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695419">
            <text:p>25356.695419</text:p>
          </table:table-cell>
          <table:table-cell table:formula="of:=[.A179]-[.A$20]" office:value-type="float" office:value="0.0359959999987041">
            <text:p>0.035996</text:p>
          </table:table-cell>
          <table:table-cell table:formula="of:=[.B179]-[.B178]" office:value-type="float" office:value="0.00000200000067707151">
            <text:p>0.000002</text:p>
          </table:table-cell>
          <table:table-cell office:value-type="string">
            <text:p>d_s is renewed (r + D) to 25356697.416658; c_s is fully topped up</text:p>
          </table:table-cell>
          <table:table-cell table:number-columns-repeated="2"/>
        </table:table-row>
        <table:table-row table:style-name="ro1">
          <table:table-cell office:value-type="float" office:value="25356.695422">
            <text:p>25356.695422</text:p>
          </table:table-cell>
          <table:table-cell table:formula="of:=[.A180]-[.A$20]" office:value-type="float" office:value="0.0359989999997197">
            <text:p>0.035999</text:p>
          </table:table-cell>
          <table:table-cell table:formula="of:=[.B180]-[.B179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695425">
            <text:p>25356.695425</text:p>
          </table:table-cell>
          <table:table-cell table:formula="of:=[.A181]-[.A$20]" office:value-type="float" office:value="0.0360020000007353">
            <text:p>0.036002</text:p>
          </table:table-cell>
          <table:table-cell table:formula="of:=[.B181]-[.B180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95429">
            <text:p>25356.695429</text:p>
          </table:table-cell>
          <table:table-cell table:formula="of:=[.A182]-[.A$20]" office:value-type="float" office:value="0.0360059999984514">
            <text:p>0.036006</text:p>
          </table:table-cell>
          <table:table-cell table:formula="of:=[.B182]-[.B181]" office:value-type="float" office:value="0.0000039999977161642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69638">
            <text:p>25356.696380</text:p>
          </table:table-cell>
          <table:table-cell table:formula="of:=[.A183]-[.A$20]" office:value-type="float" office:value="0.0369570000002568">
            <text:p>0.036957</text:p>
          </table:table-cell>
          <table:table-cell table:formula="of:=[.B183]-[.B182]" office:value-type="float" office:value="0.00095100000180536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696382">
            <text:p>25356.696382</text:p>
          </table:table-cell>
          <table:table-cell table:formula="of:=[.A184]-[.A$20]" office:value-type="float" office:value="0.0369589999972959">
            <text:p>0.036959</text:p>
          </table:table-cell>
          <table:table-cell table:formula="of:=[.B184]-[.B183]" office:value-type="float" office:value="0.0000019999970390927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696387">
            <text:p>25356.696387</text:p>
          </table:table-cell>
          <table:table-cell table:formula="of:=[.A185]-[.A$20]" office:value-type="float" office:value="0.0369639999989886">
            <text:p>0.036964</text:p>
          </table:table-cell>
          <table:table-cell table:formula="of:=[.B185]-[.B184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698245">
            <text:p>25356.698245</text:p>
          </table:table-cell>
          <table:table-cell table:formula="of:=[.A186]-[.A$20]" office:value-type="float" office:value="0.0388219999986177">
            <text:p>0.038822</text:p>
          </table:table-cell>
          <table:table-cell table:formula="of:=[.B186]-[.B185]" office:value-type="float" office:value="0.0018579999996291">
            <text:p>0.00185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698247">
            <text:p>25356.698247</text:p>
          </table:table-cell>
          <table:table-cell table:formula="of:=[.A187]-[.A$20]" office:value-type="float" office:value="0.0388239999992948">
            <text:p>0.038824</text:p>
          </table:table-cell>
          <table:table-cell table:formula="of:=[.B187]-[.B18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699424">
            <text:p>25356.699424</text:p>
          </table:table-cell>
          <table:table-cell table:formula="of:=[.A188]-[.A$20]" office:value-type="float" office:value="0.0400009999975737">
            <text:p>0.040001</text:p>
          </table:table-cell>
          <table:table-cell table:formula="of:=[.B188]-[.B187]" office:value-type="float" office:value="0.00117699999827892">
            <text:p>0.00117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699428">
            <text:p>25356.699428</text:p>
          </table:table-cell>
          <table:table-cell table:formula="of:=[.A189]-[.A$20]" office:value-type="float" office:value="0.0400049999989278">
            <text:p>0.040005</text:p>
          </table:table-cell>
          <table:table-cell table:formula="of:=[.B189]-[.B188]" office:value-type="float" office:value="0.0000040000013541430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699431">
            <text:p>25356.699431</text:p>
          </table:table-cell>
          <table:table-cell table:formula="of:=[.A190]-[.A$20]" office:value-type="float" office:value="0.0400079999999434">
            <text:p>0.040008</text:p>
          </table:table-cell>
          <table:table-cell table:formula="of:=[.B190]-[.B189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5356706.427515; c_s is fully topped up</text:p>
          </table:table-cell>
        </table:table-row>
        <table:table-row table:style-name="ro1">
          <table:table-cell office:value-type="float" office:value="25356.699435">
            <text:p>25356.699435</text:p>
          </table:table-cell>
          <table:table-cell table:formula="of:=[.A191]-[.A$20]" office:value-type="float" office:value="0.0400119999976596">
            <text:p>0.040012</text:p>
          </table:table-cell>
          <table:table-cell table:formula="of:=[.B191]-[.B190]" office:value-type="float" office:value="0.00000399999771616422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699437">
            <text:p>25356.699437</text:p>
          </table:table-cell>
          <table:table-cell table:formula="of:=[.A192]-[.A$20]" office:value-type="float" office:value="0.0400139999983367">
            <text:p>0.040014</text:p>
          </table:table-cell>
          <table:table-cell table:formula="of:=[.B192]-[.B191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69944">
            <text:p>25356.699440</text:p>
          </table:table-cell>
          <table:table-cell table:formula="of:=[.A193]-[.A$20]" office:value-type="float" office:value="0.0400169999993523">
            <text:p>0.040017</text:p>
          </table:table-cell>
          <table:table-cell table:formula="of:=[.B193]-[.B192]" office:value-type="float" office:value="0.00000300000101560727">
            <text:p>0.000003</text:p>
          </table:table-cell>
          <table:table-cell office:value-type="string">
            <text:p>d_s is renewed (r + D) to 25356701.437231; c_s is fully topped up</text:p>
          </table:table-cell>
          <table:table-cell table:number-columns-repeated="2"/>
        </table:table-row>
        <table:table-row table:style-name="ro1">
          <table:table-cell office:value-type="float" office:value="25356.699442">
            <text:p>25356.699442</text:p>
          </table:table-cell>
          <table:table-cell table:formula="of:=[.A194]-[.A$20]" office:value-type="float" office:value="0.0400190000000293">
            <text:p>0.040019</text:p>
          </table:table-cell>
          <table:table-cell table:formula="of:=[.B194]-[.B193]" office:value-type="float" office:value="0.0000020000006770715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699444">
            <text:p>25356.699444</text:p>
          </table:table-cell>
          <table:table-cell table:formula="of:=[.A195]-[.A$20]" office:value-type="float" office:value="0.0400210000007064">
            <text:p>0.040021</text:p>
          </table:table-cell>
          <table:table-cell table:formula="of:=[.B195]-[.B19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699447">
            <text:p>25356.699447</text:p>
          </table:table-cell>
          <table:table-cell table:formula="of:=[.A196]-[.A$20]" office:value-type="float" office:value="0.040023999998084">
            <text:p>0.040024</text:p>
          </table:table-cell>
          <table:table-cell table:formula="of:=[.B196]-[.B195]" office:value-type="float" office:value="0.00000299999737762846">
            <text:p>0.000003</text:p>
          </table:table-cell>
          <table:table-cell/>
          <table:table-cell office:value-type="string">
            <text:p>d_s is renewed (r + D) to 25356704.444491; c_s is fully topped up</text:p>
          </table:table-cell>
          <table:table-cell/>
        </table:table-row>
        <table:table-row table:style-name="ro1">
          <table:table-cell office:value-type="float" office:value="25356.699458">
            <text:p>25356.699458</text:p>
          </table:table-cell>
          <table:table-cell table:formula="of:=[.A197]-[.A$20]" office:value-type="float" office:value="0.04003499999817">
            <text:p>0.040035</text:p>
          </table:table-cell>
          <table:table-cell table:formula="of:=[.B197]-[.B196]" office:value-type="float" office:value="0.0000110000000859145">
            <text:p>0.000011</text:p>
          </table:table-cell>
          <table:table-cell office:value-type="string">
            <text:p>is pick_next_task_dl-ed by firefox-bin (4337)</text:p>
          </table:table-cell>
          <table:table-cell table:number-columns-repeated="2"/>
        </table:table-row>
        <table:table-row table:style-name="ro1">
          <table:table-cell office:value-type="float" office:value="25356.700425">
            <text:p>25356.700425</text:p>
          </table:table-cell>
          <table:table-cell table:formula="of:=[.A198]-[.A$20]" office:value-type="float" office:value="0.0410019999981159">
            <text:p>0.041002</text:p>
          </table:table-cell>
          <table:table-cell table:formula="of:=[.B198]-[.B197]" office:value-type="float" office:value="0.000966999999945983">
            <text:p>0.00096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00428">
            <text:p>25356.700428</text:p>
          </table:table-cell>
          <table:table-cell table:formula="of:=[.A199]-[.A$20]" office:value-type="float" office:value="0.0410049999991315">
            <text:p>0.041005</text:p>
          </table:table-cell>
          <table:table-cell table:formula="of:=[.B199]-[.B198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00433">
            <text:p>25356.700433</text:p>
          </table:table-cell>
          <table:table-cell table:formula="of:=[.A200]-[.A$20]" office:value-type="float" office:value="0.0410100000008242">
            <text:p>0.041010</text:p>
          </table:table-cell>
          <table:table-cell table:formula="of:=[.B200]-[.B199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02433">
            <text:p>25356.702433</text:p>
          </table:table-cell>
          <table:table-cell table:formula="of:=[.A201]-[.A$20]" office:value-type="float" office:value="0.0430099999975937">
            <text:p>0.043010</text:p>
          </table:table-cell>
          <table:table-cell table:formula="of:=[.B201]-[.B200]" office:value-type="float" office:value="0.00199999999676947">
            <text:p>0.00200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02437">
            <text:p>25356.702437</text:p>
          </table:table-cell>
          <table:table-cell table:formula="of:=[.A202]-[.A$20]" office:value-type="float" office:value="0.0430139999989478">
            <text:p>0.043014</text:p>
          </table:table-cell>
          <table:table-cell table:formula="of:=[.B202]-[.B201]" office:value-type="float" office:value="0.00000400000135414302">
            <text:p>0.000004</text:p>
          </table:table-cell>
          <table:table-cell/>
          <table:table-cell office:value-type="string">
            <text:p>uses up its c_s; 25356702.429751-25356700.429705=2.000046</text:p>
          </table:table-cell>
          <table:table-cell/>
        </table:table-row>
        <table:table-row table:style-name="ro1">
          <table:table-cell office:value-type="float" office:value="25356.702444">
            <text:p>25356.702444</text:p>
          </table:table-cell>
          <table:table-cell table:formula="of:=[.A203]-[.A$20]" office:value-type="float" office:value="0.0430209999976796">
            <text:p>0.043021</text:p>
          </table:table-cell>
          <table:table-cell table:formula="of:=[.B203]-[.B202]" office:value-type="float" office:value="0.00000699999873177148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02448">
            <text:p>25356.702448</text:p>
          </table:table-cell>
          <table:table-cell table:formula="of:=[.A204]-[.A$20]" office:value-type="float" office:value="0.0430249999990338">
            <text:p>0.043025</text:p>
          </table:table-cell>
          <table:table-cell table:formula="of:=[.B204]-[.B203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03414">
            <text:p>25356.703414</text:p>
          </table:table-cell>
          <table:table-cell table:formula="of:=[.A205]-[.A$20]" office:value-type="float" office:value="0.0439909999986412">
            <text:p>0.043991</text:p>
          </table:table-cell>
          <table:table-cell table:formula="of:=[.B205]-[.B204]" office:value-type="float" office:value="0.000965999999607448">
            <text:p>0.00096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03417">
            <text:p>25356.703417</text:p>
          </table:table-cell>
          <table:table-cell table:formula="of:=[.A206]-[.A$20]" office:value-type="float" office:value="0.0439939999996568">
            <text:p>0.043994</text:p>
          </table:table-cell>
          <table:table-cell table:formula="of:=[.B206]-[.B205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03419">
            <text:p>25356.703419</text:p>
          </table:table-cell>
          <table:table-cell table:formula="of:=[.A207]-[.A$20]" office:value-type="float" office:value="0.0439960000003339">
            <text:p>0.043996</text:p>
          </table:table-cell>
          <table:table-cell table:formula="of:=[.B207]-[.B206]" office:value-type="float" office:value="0.00000200000067707151">
            <text:p>0.000002</text:p>
          </table:table-cell>
          <table:table-cell office:value-type="string">
            <text:p>d_s is renewed (r + D) to 25356705.416456; c_s is fully topped up</text:p>
          </table:table-cell>
          <table:table-cell table:number-columns-repeated="2"/>
        </table:table-row>
        <table:table-row table:style-name="ro1">
          <table:table-cell office:value-type="float" office:value="25356.703422">
            <text:p>25356.703422</text:p>
          </table:table-cell>
          <table:table-cell table:formula="of:=[.A208]-[.A$20]" office:value-type="float" office:value="0.0439989999977115">
            <text:p>0.043999</text:p>
          </table:table-cell>
          <table:table-cell table:formula="of:=[.B208]-[.B207]" office:value-type="float" office:value="0.0000029999973776284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03425">
            <text:p>25356.703425</text:p>
          </table:table-cell>
          <table:table-cell table:formula="of:=[.A209]-[.A$20]" office:value-type="float" office:value="0.0440019999987271">
            <text:p>0.044002</text:p>
          </table:table-cell>
          <table:table-cell table:formula="of:=[.B209]-[.B208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03429">
            <text:p>25356.703429</text:p>
          </table:table-cell>
          <table:table-cell table:formula="of:=[.A210]-[.A$20]" office:value-type="float" office:value="0.0440060000000813">
            <text:p>0.044006</text:p>
          </table:table-cell>
          <table:table-cell table:formula="of:=[.B210]-[.B209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04384">
            <text:p>25356.704384</text:p>
          </table:table-cell>
          <table:table-cell table:formula="of:=[.A211]-[.A$20]" office:value-type="float" office:value="0.0449609999996028">
            <text:p>0.044961</text:p>
          </table:table-cell>
          <table:table-cell table:formula="of:=[.B211]-[.B210]" office:value-type="float" office:value="0.000954999999521533">
            <text:p>0.00095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04386">
            <text:p>25356.704386</text:p>
          </table:table-cell>
          <table:table-cell table:formula="of:=[.A212]-[.A$20]" office:value-type="float" office:value="0.0449630000002799">
            <text:p>0.044963</text:p>
          </table:table-cell>
          <table:table-cell table:formula="of:=[.B212]-[.B21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04389">
            <text:p>25356.704389</text:p>
          </table:table-cell>
          <table:table-cell table:formula="of:=[.A213]-[.A$20]" office:value-type="float" office:value="0.0449659999976575">
            <text:p>0.044966</text:p>
          </table:table-cell>
          <table:table-cell table:formula="of:=[.B213]-[.B212]" office:value-type="float" office:value="0.00000299999737762846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704461">
            <text:p>25356.704461</text:p>
          </table:table-cell>
          <table:table-cell table:formula="of:=[.A214]-[.A$20]" office:value-type="float" office:value="0.0450380000002042">
            <text:p>0.045038</text:p>
          </table:table-cell>
          <table:table-cell table:formula="of:=[.B214]-[.B213]" office:value-type="float" office:value="0.0000720000025467016">
            <text:p>0.00007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04462">
            <text:p>25356.704462</text:p>
          </table:table-cell>
          <table:table-cell table:formula="of:=[.A215]-[.A$20]" office:value-type="float" office:value="0.0450390000005427">
            <text:p>0.045039</text:p>
          </table:table-cell>
          <table:table-cell table:formula="of:=[.B215]-[.B214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04465">
            <text:p>25356.704465</text:p>
          </table:table-cell>
          <table:table-cell table:formula="of:=[.A216]-[.A$20]" office:value-type="float" office:value="0.0450419999979204">
            <text:p>0.045042</text:p>
          </table:table-cell>
          <table:table-cell table:formula="of:=[.B216]-[.B215]" office:value-type="float" office:value="0.00000299999737762846">
            <text:p>0.000003</text:p>
          </table:table-cell>
          <table:table-cell/>
          <table:table-cell office:value-type="string">
            <text:p>postpones its deadline to 25356709.444491; c_s is topped up to 1.999954</text:p>
          </table:table-cell>
          <table:table-cell/>
        </table:table-row>
        <table:table-row table:style-name="ro1">
          <table:table-cell office:value-type="float" office:value="25356.706369">
            <text:p>25356.706369</text:p>
          </table:table-cell>
          <table:table-cell table:formula="of:=[.A217]-[.A$20]" office:value-type="float" office:value="0.0469459999985702">
            <text:p>0.046946</text:p>
          </table:table-cell>
          <table:table-cell table:formula="of:=[.B217]-[.B216]" office:value-type="float" office:value="0.00190400000064983">
            <text:p>0.00190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06371">
            <text:p>25356.706371</text:p>
          </table:table-cell>
          <table:table-cell table:formula="of:=[.A218]-[.A$20]" office:value-type="float" office:value="0.0469479999992473">
            <text:p>0.046948</text:p>
          </table:table-cell>
          <table:table-cell table:formula="of:=[.B218]-[.B217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06374">
            <text:p>25356.706374</text:p>
          </table:table-cell>
          <table:table-cell table:formula="of:=[.A219]-[.A$20]" office:value-type="float" office:value="0.0469510000002629">
            <text:p>0.046951</text:p>
          </table:table-cell>
          <table:table-cell table:formula="of:=[.B219]-[.B218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06406">
            <text:p>25356.706406</text:p>
          </table:table-cell>
          <table:table-cell table:formula="of:=[.A220]-[.A$20]" office:value-type="float" office:value="0.0469830000001821">
            <text:p>0.046983</text:p>
          </table:table-cell>
          <table:table-cell table:formula="of:=[.B220]-[.B219]" office:value-type="float" office:value="0.0000319999999192078">
            <text:p>0.00003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06408">
            <text:p>25356.706408</text:p>
          </table:table-cell>
          <table:table-cell table:formula="of:=[.A221]-[.A$20]" office:value-type="float" office:value="0.0469849999972212">
            <text:p>0.046985</text:p>
          </table:table-cell>
          <table:table-cell table:formula="of:=[.B221]-[.B220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06413">
            <text:p>25356.706413</text:p>
          </table:table-cell>
          <table:table-cell table:formula="of:=[.A222]-[.A$20]" office:value-type="float" office:value="0.0469899999989138">
            <text:p>0.046990</text:p>
          </table:table-cell>
          <table:table-cell table:formula="of:=[.B222]-[.B221]" office:value-type="float" office:value="0.0000050000016926787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06415">
            <text:p>25356.706415</text:p>
          </table:table-cell>
          <table:table-cell table:formula="of:=[.A223]-[.A$20]" office:value-type="float" office:value="0.0469919999995909">
            <text:p>0.046992</text:p>
          </table:table-cell>
          <table:table-cell table:formula="of:=[.B223]-[.B22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06418">
            <text:p>25356.706418</text:p>
          </table:table-cell>
          <table:table-cell table:formula="of:=[.A224]-[.A$20]" office:value-type="float" office:value="0.0469950000006065">
            <text:p>0.046995</text:p>
          </table:table-cell>
          <table:table-cell table:formula="of:=[.B224]-[.B223]" office:value-type="float" office:value="0.00000300000101560727">
            <text:p>0.000003</text:p>
          </table:table-cell>
          <table:table-cell/>
          <table:table-cell office:value-type="string">
            <text:p>1.966831 / 3.029271 &gt; 2.000000 / 5.000000</text:p>
          </table:table-cell>
          <table:table-cell/>
        </table:table-row>
        <table:table-row table:style-name="ro1">
          <table:table-cell office:value-type="float" office:value="25356.706421">
            <text:p>25356.706421</text:p>
          </table:table-cell>
          <table:table-cell table:formula="of:=[.A225]-[.A$20]" office:value-type="float" office:value="0.0469979999979842">
            <text:p>0.046998</text:p>
          </table:table-cell>
          <table:table-cell table:formula="of:=[.B225]-[.B224]" office:value-type="float" office:value="0.00000299999737762846">
            <text:p>0.000003</text:p>
          </table:table-cell>
          <table:table-cell/>
          <table:table-cell office:value-type="string">
            <text:p>d_s is renewed (r + D) to 25356711.415220; c_s is fully topped up</text:p>
          </table:table-cell>
          <table:table-cell/>
        </table:table-row>
        <table:table-row table:style-name="ro1">
          <table:table-cell office:value-type="float" office:value="25356.706427">
            <text:p>25356.706427</text:p>
          </table:table-cell>
          <table:table-cell table:formula="of:=[.A226]-[.A$20]" office:value-type="float" office:value="0.0470040000000154">
            <text:p>0.047004</text:p>
          </table:table-cell>
          <table:table-cell table:formula="of:=[.B226]-[.B225]" office:value-type="float" office:value="0.00000600000203121454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5356.707414">
            <text:p>25356.707414</text:p>
          </table:table-cell>
          <table:table-cell table:formula="of:=[.A227]-[.A$20]" office:value-type="float" office:value="0.0479909999994561">
            <text:p>0.047991</text:p>
          </table:table-cell>
          <table:table-cell table:formula="of:=[.B227]-[.B226]" office:value-type="float" office:value="0.000986999999440741">
            <text:p>0.00098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07416">
            <text:p>25356.707416</text:p>
          </table:table-cell>
          <table:table-cell table:formula="of:=[.A228]-[.A$20]" office:value-type="float" office:value="0.0479930000001332">
            <text:p>0.047993</text:p>
          </table:table-cell>
          <table:table-cell table:formula="of:=[.B228]-[.B22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07418">
            <text:p>25356.707418</text:p>
          </table:table-cell>
          <table:table-cell table:formula="of:=[.A229]-[.A$20]" office:value-type="float" office:value="0.0479950000008103">
            <text:p>0.047995</text:p>
          </table:table-cell>
          <table:table-cell table:formula="of:=[.B229]-[.B228]" office:value-type="float" office:value="0.00000200000067707151">
            <text:p>0.000002</text:p>
          </table:table-cell>
          <table:table-cell office:value-type="string">
            <text:p>d_s is renewed (r + D) to 25356709.415633; c_s is fully topped up</text:p>
          </table:table-cell>
          <table:table-cell table:number-columns-repeated="2"/>
        </table:table-row>
        <table:table-row table:style-name="ro1">
          <table:table-cell office:value-type="float" office:value="25356.70742">
            <text:p>25356.707420</text:p>
          </table:table-cell>
          <table:table-cell table:formula="of:=[.A230]-[.A$20]" office:value-type="float" office:value="0.0479969999978493">
            <text:p>0.047997</text:p>
          </table:table-cell>
          <table:table-cell table:formula="of:=[.B230]-[.B229]" office:value-type="float" office:value="0.0000019999970390927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707424">
            <text:p>25356.707424</text:p>
          </table:table-cell>
          <table:table-cell table:formula="of:=[.A231]-[.A$20]" office:value-type="float" office:value="0.0480009999992035">
            <text:p>0.048001</text:p>
          </table:table-cell>
          <table:table-cell table:formula="of:=[.B231]-[.B230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07427">
            <text:p>25356.707427</text:p>
          </table:table-cell>
          <table:table-cell table:formula="of:=[.A232]-[.A$20]" office:value-type="float" office:value="0.0480040000002191">
            <text:p>0.048004</text:p>
          </table:table-cell>
          <table:table-cell table:formula="of:=[.B232]-[.B231]" office:value-type="float" office:value="0.00000300000101560727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08372">
            <text:p>25356.708372</text:p>
          </table:table-cell>
          <table:table-cell table:formula="of:=[.A233]-[.A$20]" office:value-type="float" office:value="0.0489489999999933">
            <text:p>0.048949</text:p>
          </table:table-cell>
          <table:table-cell table:formula="of:=[.B233]-[.B232]" office:value-type="float" office:value="0.000944999999774154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08374">
            <text:p>25356.708374</text:p>
          </table:table-cell>
          <table:table-cell table:formula="of:=[.A234]-[.A$20]" office:value-type="float" office:value="0.0489510000006703">
            <text:p>0.048951</text:p>
          </table:table-cell>
          <table:table-cell table:formula="of:=[.B234]-[.B23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08379">
            <text:p>25356.708379</text:p>
          </table:table-cell>
          <table:table-cell table:formula="of:=[.A235]-[.A$20]" office:value-type="float" office:value="0.048955999998725">
            <text:p>0.048956</text:p>
          </table:table-cell>
          <table:table-cell table:formula="of:=[.B235]-[.B234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09324">
            <text:p>25356.709324</text:p>
          </table:table-cell>
          <table:table-cell table:formula="of:=[.A236]-[.A$20]" office:value-type="float" office:value="0.0499009999984992">
            <text:p>0.049901</text:p>
          </table:table-cell>
          <table:table-cell table:formula="of:=[.B236]-[.B235]" office:value-type="float" office:value="0.000944999999774154">
            <text:p>0.00094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09326">
            <text:p>25356.709326</text:p>
          </table:table-cell>
          <table:table-cell table:formula="of:=[.A237]-[.A$20]" office:value-type="float" office:value="0.0499029999991762">
            <text:p>0.049903</text:p>
          </table:table-cell>
          <table:table-cell table:formula="of:=[.B237]-[.B23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0943">
            <text:p>25356.709430</text:p>
          </table:table-cell>
          <table:table-cell table:formula="of:=[.A238]-[.A$20]" office:value-type="float" office:value="0.0500069999980042">
            <text:p>0.050007</text:p>
          </table:table-cell>
          <table:table-cell table:formula="of:=[.B238]-[.B237]" office:value-type="float" office:value="0.000103999998827931">
            <text:p>0.0001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09432">
            <text:p>25356.709432</text:p>
          </table:table-cell>
          <table:table-cell table:formula="of:=[.A239]-[.A$20]" office:value-type="float" office:value="0.0500089999986813">
            <text:p>0.050009</text:p>
          </table:table-cell>
          <table:table-cell table:formula="of:=[.B239]-[.B23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09434">
            <text:p>25356.709434</text:p>
          </table:table-cell>
          <table:table-cell table:formula="of:=[.A240]-[.A$20]" office:value-type="float" office:value="0.0500109999993583">
            <text:p>0.050011</text:p>
          </table:table-cell>
          <table:table-cell table:formula="of:=[.B240]-[.B239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5356716.431994; c_s is fully topped up</text:p>
          </table:table-cell>
        </table:table-row>
        <table:table-row table:style-name="ro1">
          <table:table-cell office:value-type="float" office:value="25356.709437">
            <text:p>25356.709437</text:p>
          </table:table-cell>
          <table:table-cell table:formula="of:=[.A241]-[.A$20]" office:value-type="float" office:value="0.0500140000003739">
            <text:p>0.050014</text:p>
          </table:table-cell>
          <table:table-cell table:formula="of:=[.B241]-[.B240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09439">
            <text:p>25356.709439</text:p>
          </table:table-cell>
          <table:table-cell table:formula="of:=[.A242]-[.A$20]" office:value-type="float" office:value="0.050015999997413">
            <text:p>0.050016</text:p>
          </table:table-cell>
          <table:table-cell table:formula="of:=[.B242]-[.B241]" office:value-type="float" office:value="0.0000019999970390927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09443">
            <text:p>25356.709443</text:p>
          </table:table-cell>
          <table:table-cell table:formula="of:=[.A243]-[.A$20]" office:value-type="float" office:value="0.0500199999987672">
            <text:p>0.050020</text:p>
          </table:table-cell>
          <table:table-cell table:formula="of:=[.B243]-[.B242]" office:value-type="float" office:value="0.00000400000135414302">
            <text:p>0.000004</text:p>
          </table:table-cell>
          <table:table-cell/>
          <table:table-cell office:value-type="string">
            <text:p>0.053421 / 1.975906 &lt;= 2.000000 / 5.000000</text:p>
          </table:table-cell>
          <table:table-cell/>
        </table:table-row>
        <table:table-row table:style-name="ro1">
          <table:table-cell office:value-type="float" office:value="25356.709445">
            <text:p>25356.709445</text:p>
          </table:table-cell>
          <table:table-cell table:formula="of:=[.A244]-[.A$20]" office:value-type="float" office:value="0.0500219999994442">
            <text:p>0.050022</text:p>
          </table:table-cell>
          <table:table-cell table:formula="of:=[.B244]-[.B243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09454">
            <text:p>25356.709454</text:p>
          </table:table-cell>
          <table:table-cell table:formula="of:=[.A245]-[.A$20]" office:value-type="float" office:value="0.0500309999988531">
            <text:p>0.050031</text:p>
          </table:table-cell>
          <table:table-cell table:formula="of:=[.B245]-[.B244]" office:value-type="float" office:value="0.000008999999408843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5356.709507">
            <text:p>25356.709507</text:p>
          </table:table-cell>
          <table:table-cell table:formula="of:=[.A246]-[.A$20]" office:value-type="float" office:value="0.0500839999986056">
            <text:p>0.050084</text:p>
          </table:table-cell>
          <table:table-cell table:formula="of:=[.B246]-[.B245]" office:value-type="float" office:value="0.000052999999752501">
            <text:p>0.00005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0951">
            <text:p>25356.709510</text:p>
          </table:table-cell>
          <table:table-cell table:formula="of:=[.A247]-[.A$20]" office:value-type="float" office:value="0.0500869999996212">
            <text:p>0.050087</text:p>
          </table:table-cell>
          <table:table-cell table:formula="of:=[.B247]-[.B246]" office:value-type="float" office:value="0.00000300000101560727">
            <text:p>0.000003</text:p>
          </table:table-cell>
          <table:table-cell/>
          <table:table-cell office:value-type="string">
            <text:p>uses up its c_s; 25356709.506761-25356709.450429=0.056332</text:p>
          </table:table-cell>
          <table:table-cell/>
        </table:table-row>
        <table:table-row table:style-name="ro1">
          <table:table-cell office:value-type="float" office:value="25356.709515">
            <text:p>25356.709515</text:p>
          </table:table-cell>
          <table:table-cell table:formula="of:=[.A248]-[.A$20]" office:value-type="float" office:value="0.0500919999976759">
            <text:p>0.050092</text:p>
          </table:table-cell>
          <table:table-cell table:formula="of:=[.B248]-[.B247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09519">
            <text:p>25356.709519</text:p>
          </table:table-cell>
          <table:table-cell table:formula="of:=[.A249]-[.A$20]" office:value-type="float" office:value="0.05009599999903">
            <text:p>0.050096</text:p>
          </table:table-cell>
          <table:table-cell table:formula="of:=[.B249]-[.B248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11417">
            <text:p>25356.711417</text:p>
          </table:table-cell>
          <table:table-cell table:formula="of:=[.A250]-[.A$20]" office:value-type="float" office:value="0.0519939999976486">
            <text:p>0.051994</text:p>
          </table:table-cell>
          <table:table-cell table:formula="of:=[.B250]-[.B249]" office:value-type="float" office:value="0.00189799999861862">
            <text:p>0.00189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1142">
            <text:p>25356.711420</text:p>
          </table:table-cell>
          <table:table-cell table:formula="of:=[.A251]-[.A$20]" office:value-type="float" office:value="0.0519969999986643">
            <text:p>0.051997</text:p>
          </table:table-cell>
          <table:table-cell table:formula="of:=[.B251]-[.B250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11422">
            <text:p>25356.711422</text:p>
          </table:table-cell>
          <table:table-cell table:formula="of:=[.A252]-[.A$20]" office:value-type="float" office:value="0.0519989999993413">
            <text:p>0.051999</text:p>
          </table:table-cell>
          <table:table-cell table:formula="of:=[.B252]-[.B251]" office:value-type="float" office:value="0.00000200000067707151">
            <text:p>0.000002</text:p>
          </table:table-cell>
          <table:table-cell office:value-type="string">
            <text:p>d_s is renewed (r + D) to 25356713.419364; c_s is fully topped up</text:p>
          </table:table-cell>
          <table:table-cell table:number-columns-repeated="2"/>
        </table:table-row>
        <table:table-row table:style-name="ro1">
          <table:table-cell office:value-type="float" office:value="25356.711425">
            <text:p>25356.711425</text:p>
          </table:table-cell>
          <table:table-cell table:formula="of:=[.A253]-[.A$20]" office:value-type="float" office:value="0.0520020000003569">
            <text:p>0.052002</text:p>
          </table:table-cell>
          <table:table-cell table:formula="of:=[.B253]-[.B252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1143">
            <text:p>25356.711430</text:p>
          </table:table-cell>
          <table:table-cell table:formula="of:=[.A254]-[.A$20]" office:value-type="float" office:value="0.0520069999984116">
            <text:p>0.052007</text:p>
          </table:table-cell>
          <table:table-cell table:formula="of:=[.B254]-[.B253]" office:value-type="float" office:value="0.00000499999805469997">
            <text:p>0.000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11432">
            <text:p>25356.711432</text:p>
          </table:table-cell>
          <table:table-cell table:formula="of:=[.A255]-[.A$20]" office:value-type="float" office:value="0.0520089999990887">
            <text:p>0.052009</text:p>
          </table:table-cell>
          <table:table-cell table:formula="of:=[.B255]-[.B25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11435">
            <text:p>25356.711435</text:p>
          </table:table-cell>
          <table:table-cell table:formula="of:=[.A256]-[.A$20]" office:value-type="float" office:value="0.0520120000001043">
            <text:p>0.052012</text:p>
          </table:table-cell>
          <table:table-cell table:formula="of:=[.B256]-[.B255]" office:value-type="float" office:value="0.00000300000101560727">
            <text:p>0.000003</text:p>
          </table:table-cell>
          <table:table-cell/>
          <table:table-cell office:value-type="string">
            <text:p>postpones its deadline to 25356716.415220; c_s is topped up to 1.997089</text:p>
          </table:table-cell>
          <table:table-cell/>
        </table:table-row>
        <table:table-row table:style-name="ro1">
          <table:table-cell office:value-type="float" office:value="25356.711438">
            <text:p>25356.711438</text:p>
          </table:table-cell>
          <table:table-cell table:formula="of:=[.A257]-[.A$20]" office:value-type="float" office:value="0.0520149999974819">
            <text:p>0.052015</text:p>
          </table:table-cell>
          <table:table-cell table:formula="of:=[.B257]-[.B256]" office:value-type="float" office:value="0.00000299999737762846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11441">
            <text:p>25356.711441</text:p>
          </table:table-cell>
          <table:table-cell table:formula="of:=[.A258]-[.A$20]" office:value-type="float" office:value="0.0520179999984975">
            <text:p>0.052018</text:p>
          </table:table-cell>
          <table:table-cell table:formula="of:=[.B258]-[.B257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11445">
            <text:p>25356.711445</text:p>
          </table:table-cell>
          <table:table-cell table:formula="of:=[.A259]-[.A$20]" office:value-type="float" office:value="0.0520219999998517">
            <text:p>0.052022</text:p>
          </table:table-cell>
          <table:table-cell table:formula="of:=[.B259]-[.B258]" office:value-type="float" office:value="0.0000040000013541430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12402">
            <text:p>25356.712402</text:p>
          </table:table-cell>
          <table:table-cell table:formula="of:=[.A260]-[.A$20]" office:value-type="float" office:value="0.0529790000000503">
            <text:p>0.052979</text:p>
          </table:table-cell>
          <table:table-cell table:formula="of:=[.B260]-[.B259]" office:value-type="float" office:value="0.000957000000198605">
            <text:p>0.00095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12405">
            <text:p>25356.712405</text:p>
          </table:table-cell>
          <table:table-cell table:formula="of:=[.A261]-[.A$20]" office:value-type="float" office:value="0.0529819999974279">
            <text:p>0.052982</text:p>
          </table:table-cell>
          <table:table-cell table:formula="of:=[.B261]-[.B260]" office:value-type="float" office:value="0.0000029999973776284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12411">
            <text:p>25356.712411</text:p>
          </table:table-cell>
          <table:table-cell table:formula="of:=[.A262]-[.A$20]" office:value-type="float" office:value="0.0529879999994591">
            <text:p>0.052988</text:p>
          </table:table-cell>
          <table:table-cell table:formula="of:=[.B262]-[.B261]" office:value-type="float" office:value="0.00000600000203121454">
            <text:p>0.000006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14362">
            <text:p>25356.714362</text:p>
          </table:table-cell>
          <table:table-cell table:formula="of:=[.A263]-[.A$20]" office:value-type="float" office:value="0.0549389999978303">
            <text:p>0.054939</text:p>
          </table:table-cell>
          <table:table-cell table:formula="of:=[.B263]-[.B262]" office:value-type="float" office:value="0.00195099999837112">
            <text:p>0.00195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14366">
            <text:p>25356.714366</text:p>
          </table:table-cell>
          <table:table-cell table:formula="of:=[.A264]-[.A$20]" office:value-type="float" office:value="0.0549429999991844">
            <text:p>0.054943</text:p>
          </table:table-cell>
          <table:table-cell table:formula="of:=[.B264]-[.B263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1437">
            <text:p>25356.714370</text:p>
          </table:table-cell>
          <table:table-cell table:formula="of:=[.A265]-[.A$20]" office:value-type="float" office:value="0.0549470000005385">
            <text:p>0.054947</text:p>
          </table:table-cell>
          <table:table-cell table:formula="of:=[.B265]-[.B264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14417">
            <text:p>25356.714417</text:p>
          </table:table-cell>
          <table:table-cell table:formula="of:=[.A266]-[.A$20]" office:value-type="float" office:value="0.0549939999982598">
            <text:p>0.054994</text:p>
          </table:table-cell>
          <table:table-cell table:formula="of:=[.B266]-[.B265]" office:value-type="float" office:value="0.0000469999977212865">
            <text:p>0.00004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14419">
            <text:p>25356.714419</text:p>
          </table:table-cell>
          <table:table-cell table:formula="of:=[.A267]-[.A$20]" office:value-type="float" office:value="0.0549959999989369">
            <text:p>0.054996</text:p>
          </table:table-cell>
          <table:table-cell table:formula="of:=[.B267]-[.B266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14423">
            <text:p>25356.714423</text:p>
          </table:table-cell>
          <table:table-cell table:formula="of:=[.A268]-[.A$20]" office:value-type="float" office:value="0.055000000000291">
            <text:p>0.055000</text:p>
          </table:table-cell>
          <table:table-cell table:formula="of:=[.B268]-[.B267]" office:value-type="float" office:value="0.00000400000135414302">
            <text:p>0.000004</text:p>
          </table:table-cell>
          <table:table-cell/>
          <table:table-cell office:value-type="string">
            <text:p>0.044673 / 1.995876 &lt;= 2.000000 / 5.000000</text:p>
          </table:table-cell>
          <table:table-cell/>
        </table:table-row>
        <table:table-row table:style-name="ro1">
          <table:table-cell office:value-type="float" office:value="25356.714425">
            <text:p>25356.714425</text:p>
          </table:table-cell>
          <table:table-cell table:formula="of:=[.A269]-[.A$20]" office:value-type="float" office:value="0.0550019999973301">
            <text:p>0.055002</text:p>
          </table:table-cell>
          <table:table-cell table:formula="of:=[.B269]-[.B268]" office:value-type="float" office:value="0.0000019999970390927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14427">
            <text:p>25356.714427</text:p>
          </table:table-cell>
          <table:table-cell table:formula="of:=[.A270]-[.A$20]" office:value-type="float" office:value="0.0550039999980072">
            <text:p>0.055004</text:p>
          </table:table-cell>
          <table:table-cell table:formula="of:=[.B270]-[.B269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14431">
            <text:p>25356.714431</text:p>
          </table:table-cell>
          <table:table-cell table:formula="of:=[.A271]-[.A$20]" office:value-type="float" office:value="0.0550079999993613">
            <text:p>0.055008</text:p>
          </table:table-cell>
          <table:table-cell table:formula="of:=[.B271]-[.B270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14435">
            <text:p>25356.714435</text:p>
          </table:table-cell>
          <table:table-cell table:formula="of:=[.A272]-[.A$20]" office:value-type="float" office:value="0.0550120000007155">
            <text:p>0.055012</text:p>
          </table:table-cell>
          <table:table-cell table:formula="of:=[.B272]-[.B271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1448">
            <text:p>25356.714480</text:p>
          </table:table-cell>
          <table:table-cell table:formula="of:=[.A273]-[.A$20]" office:value-type="float" office:value="0.0550569999977597">
            <text:p>0.055057</text:p>
          </table:table-cell>
          <table:table-cell table:formula="of:=[.B273]-[.B272]" office:value-type="float" office:value="0.000044999997044215">
            <text:p>0.00004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14483">
            <text:p>25356.714483</text:p>
          </table:table-cell>
          <table:table-cell table:formula="of:=[.A274]-[.A$20]" office:value-type="float" office:value="0.0550599999987753">
            <text:p>0.055060</text:p>
          </table:table-cell>
          <table:table-cell table:formula="of:=[.B274]-[.B273]" office:value-type="float" office:value="0.00000300000101560727">
            <text:p>0.000003</text:p>
          </table:table-cell>
          <table:table-cell/>
          <table:table-cell office:value-type="string">
            <text:p>uses up its c_s; 25356714.479976-25356714.432591=0.047385</text:p>
          </table:table-cell>
          <table:table-cell/>
        </table:table-row>
        <table:table-row table:style-name="ro1">
          <table:table-cell office:value-type="float" office:value="25356.714489">
            <text:p>25356.714489</text:p>
          </table:table-cell>
          <table:table-cell table:formula="of:=[.A275]-[.A$20]" office:value-type="float" office:value="0.0550660000008065">
            <text:p>0.055066</text:p>
          </table:table-cell>
          <table:table-cell table:formula="of:=[.B275]-[.B274]" office:value-type="float" office:value="0.00000600000203121454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14492">
            <text:p>25356.714492</text:p>
          </table:table-cell>
          <table:table-cell table:formula="of:=[.A276]-[.A$20]" office:value-type="float" office:value="0.0550689999981842">
            <text:p>0.055069</text:p>
          </table:table-cell>
          <table:table-cell table:formula="of:=[.B276]-[.B275]" office:value-type="float" office:value="0.00000299999737762846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15414">
            <text:p>25356.715414</text:p>
          </table:table-cell>
          <table:table-cell table:formula="of:=[.A277]-[.A$20]" office:value-type="float" office:value="0.0559909999974479">
            <text:p>0.055991</text:p>
          </table:table-cell>
          <table:table-cell table:formula="of:=[.B277]-[.B276]" office:value-type="float" office:value="0.00092199999926379">
            <text:p>0.00092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15416">
            <text:p>25356.715416</text:p>
          </table:table-cell>
          <table:table-cell table:formula="of:=[.A278]-[.A$20]" office:value-type="float" office:value="0.055992999998125">
            <text:p>0.055993</text:p>
          </table:table-cell>
          <table:table-cell table:formula="of:=[.B278]-[.B27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15419">
            <text:p>25356.715419</text:p>
          </table:table-cell>
          <table:table-cell table:formula="of:=[.A279]-[.A$20]" office:value-type="float" office:value="0.0559959999991406">
            <text:p>0.055996</text:p>
          </table:table-cell>
          <table:table-cell table:formula="of:=[.B279]-[.B278]" office:value-type="float" office:value="0.00000300000101560727">
            <text:p>0.000003</text:p>
          </table:table-cell>
          <table:table-cell office:value-type="string">
            <text:p>d_s is renewed (r + D) to 25356717.416293; c_s is fully topped up</text:p>
          </table:table-cell>
          <table:table-cell table:number-columns-repeated="2"/>
        </table:table-row>
        <table:table-row table:style-name="ro1">
          <table:table-cell office:value-type="float" office:value="25356.7155">
            <text:p>25356.715500</text:p>
          </table:table-cell>
          <table:table-cell table:formula="of:=[.A280]-[.A$20]" office:value-type="float" office:value="0.0560769999974582">
            <text:p>0.056077</text:p>
          </table:table-cell>
          <table:table-cell table:formula="of:=[.B280]-[.B279]" office:value-type="float" office:value="0.0000809999983175658">
            <text:p>0.00008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15502">
            <text:p>25356.715502</text:p>
          </table:table-cell>
          <table:table-cell table:formula="of:=[.A281]-[.A$20]" office:value-type="float" office:value="0.0560789999981353">
            <text:p>0.056079</text:p>
          </table:table-cell>
          <table:table-cell table:formula="of:=[.B281]-[.B280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15505">
            <text:p>25356.715505</text:p>
          </table:table-cell>
          <table:table-cell table:formula="of:=[.A282]-[.A$20]" office:value-type="float" office:value="0.0560819999991509">
            <text:p>0.056082</text:p>
          </table:table-cell>
          <table:table-cell table:formula="of:=[.B282]-[.B281]" office:value-type="float" office:value="0.0000030000010156072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16428">
            <text:p>25356.716428</text:p>
          </table:table-cell>
          <table:table-cell table:formula="of:=[.A283]-[.A$20]" office:value-type="float" office:value="0.0570049999987532">
            <text:p>0.057005</text:p>
          </table:table-cell>
          <table:table-cell table:formula="of:=[.B283]-[.B282]" office:value-type="float" office:value="0.000922999999602325">
            <text:p>0.00092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1643">
            <text:p>25356.716430</text:p>
          </table:table-cell>
          <table:table-cell table:formula="of:=[.A284]-[.A$20]" office:value-type="float" office:value="0.0570069999994303">
            <text:p>0.057007</text:p>
          </table:table-cell>
          <table:table-cell table:formula="of:=[.B284]-[.B283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16433">
            <text:p>25356.716433</text:p>
          </table:table-cell>
          <table:table-cell table:formula="of:=[.A285]-[.A$20]" office:value-type="float" office:value="0.0570100000004459">
            <text:p>0.057010</text:p>
          </table:table-cell>
          <table:table-cell table:formula="of:=[.B285]-[.B284]" office:value-type="float" office:value="0.00000300000101560727">
            <text:p>0.000003</text:p>
          </table:table-cell>
          <table:table-cell/>
          <table:table-cell office:value-type="string">
            <text:p>postpones its deadline to 25356721.415220; c_s is topped up to 1.997288</text:p>
          </table:table-cell>
          <table:table-cell/>
        </table:table-row>
        <table:table-row table:style-name="ro1">
          <table:table-cell office:value-type="float" office:value="25356.716467">
            <text:p>25356.716467</text:p>
          </table:table-cell>
          <table:table-cell table:formula="of:=[.A286]-[.A$20]" office:value-type="float" office:value="0.0570439999974042">
            <text:p>0.057044</text:p>
          </table:table-cell>
          <table:table-cell table:formula="of:=[.B286]-[.B285]" office:value-type="float" office:value="0.0000339999969583005">
            <text:p>0.00003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16468">
            <text:p>25356.716468</text:p>
          </table:table-cell>
          <table:table-cell table:formula="of:=[.A287]-[.A$20]" office:value-type="float" office:value="0.0570449999977427">
            <text:p>0.057045</text:p>
          </table:table-cell>
          <table:table-cell table:formula="of:=[.B287]-[.B286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16473">
            <text:p>25356.716473</text:p>
          </table:table-cell>
          <table:table-cell table:formula="of:=[.A288]-[.A$20]" office:value-type="float" office:value="0.0570499999994354">
            <text:p>0.057050</text:p>
          </table:table-cell>
          <table:table-cell table:formula="of:=[.B288]-[.B287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18363">
            <text:p>25356.718363</text:p>
          </table:table-cell>
          <table:table-cell table:formula="of:=[.A289]-[.A$20]" office:value-type="float" office:value="0.0589399999989837">
            <text:p>0.058940</text:p>
          </table:table-cell>
          <table:table-cell table:formula="of:=[.B289]-[.B288]" office:value-type="float" office:value="0.00188999999954831">
            <text:p>0.00189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18365">
            <text:p>25356.718365</text:p>
          </table:table-cell>
          <table:table-cell table:formula="of:=[.A290]-[.A$20]" office:value-type="float" office:value="0.0589419999996608">
            <text:p>0.058942</text:p>
          </table:table-cell>
          <table:table-cell table:formula="of:=[.B290]-[.B289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19439">
            <text:p>25356.719439</text:p>
          </table:table-cell>
          <table:table-cell table:formula="of:=[.A291]-[.A$20]" office:value-type="float" office:value="0.0600159999994503">
            <text:p>0.060016</text:p>
          </table:table-cell>
          <table:table-cell table:formula="of:=[.B291]-[.B290]" office:value-type="float" office:value="0.00107399999978952">
            <text:p>0.00107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19442">
            <text:p>25356.719442</text:p>
          </table:table-cell>
          <table:table-cell table:formula="of:=[.A292]-[.A$20]" office:value-type="float" office:value="0.0600190000004659">
            <text:p>0.060019</text:p>
          </table:table-cell>
          <table:table-cell table:formula="of:=[.B292]-[.B29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19445">
            <text:p>25356.719445</text:p>
          </table:table-cell>
          <table:table-cell table:formula="of:=[.A293]-[.A$20]" office:value-type="float" office:value="0.0600219999978435">
            <text:p>0.060022</text:p>
          </table:table-cell>
          <table:table-cell table:formula="of:=[.B293]-[.B292]" office:value-type="float" office:value="0.00000299999737762846">
            <text:p>0.000003</text:p>
          </table:table-cell>
          <table:table-cell table:number-columns-repeated="2"/>
          <table:table-cell office:value-type="string">
            <text:p>d_s is renewed (r + D) to 25356726.441892; c_s is fully topped up</text:p>
          </table:table-cell>
        </table:table-row>
        <table:table-row table:style-name="ro1">
          <table:table-cell office:value-type="float" office:value="25356.719448">
            <text:p>25356.719448</text:p>
          </table:table-cell>
          <table:table-cell table:formula="of:=[.A294]-[.A$20]" office:value-type="float" office:value="0.0600249999988591">
            <text:p>0.060025</text:p>
          </table:table-cell>
          <table:table-cell table:formula="of:=[.B294]-[.B293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1945">
            <text:p>25356.719450</text:p>
          </table:table-cell>
          <table:table-cell table:formula="of:=[.A295]-[.A$20]" office:value-type="float" office:value="0.0600269999995362">
            <text:p>0.060027</text:p>
          </table:table-cell>
          <table:table-cell table:formula="of:=[.B295]-[.B29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19452">
            <text:p>25356.719452</text:p>
          </table:table-cell>
          <table:table-cell table:formula="of:=[.A296]-[.A$20]" office:value-type="float" office:value="0.0600290000002133">
            <text:p>0.060029</text:p>
          </table:table-cell>
          <table:table-cell table:formula="of:=[.B296]-[.B295]" office:value-type="float" office:value="0.00000200000067707151">
            <text:p>0.000002</text:p>
          </table:table-cell>
          <table:table-cell office:value-type="string">
            <text:p>d_s is renewed (r + D) to 25356721.450011; c_s is fully topped up</text:p>
          </table:table-cell>
          <table:table-cell table:number-columns-repeated="2"/>
        </table:table-row>
        <table:table-row table:style-name="ro1">
          <table:table-cell office:value-type="float" office:value="25356.719455">
            <text:p>25356.719455</text:p>
          </table:table-cell>
          <table:table-cell table:formula="of:=[.A297]-[.A$20]" office:value-type="float" office:value="0.0600319999975909">
            <text:p>0.060032</text:p>
          </table:table-cell>
          <table:table-cell table:formula="of:=[.B297]-[.B296]" office:value-type="float" office:value="0.0000029999973776284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19457">
            <text:p>25356.719457</text:p>
          </table:table-cell>
          <table:table-cell table:formula="of:=[.A298]-[.A$20]" office:value-type="float" office:value="0.060033999998268">
            <text:p>0.060034</text:p>
          </table:table-cell>
          <table:table-cell table:formula="of:=[.B298]-[.B29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1946">
            <text:p>25356.719460</text:p>
          </table:table-cell>
          <table:table-cell table:formula="of:=[.A299]-[.A$20]" office:value-type="float" office:value="0.0600369999992836">
            <text:p>0.060037</text:p>
          </table:table-cell>
          <table:table-cell table:formula="of:=[.B299]-[.B298]" office:value-type="float" office:value="0.00000300000101560727">
            <text:p>0.000003</text:p>
          </table:table-cell>
          <table:table-cell/>
          <table:table-cell office:value-type="string">
            <text:p>0.104332 / 1.958310 &lt;= 2.000000 / 5.000000</text:p>
          </table:table-cell>
          <table:table-cell/>
        </table:table-row>
        <table:table-row table:style-name="ro1">
          <table:table-cell office:value-type="float" office:value="25356.719462">
            <text:p>25356.719462</text:p>
          </table:table-cell>
          <table:table-cell table:formula="of:=[.A300]-[.A$20]" office:value-type="float" office:value="0.0600389999999607">
            <text:p>0.060039</text:p>
          </table:table-cell>
          <table:table-cell table:formula="of:=[.B300]-[.B299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19471">
            <text:p>25356.719471</text:p>
          </table:table-cell>
          <table:table-cell table:formula="of:=[.A301]-[.A$20]" office:value-type="float" office:value="0.0600479999993695">
            <text:p>0.060048</text:p>
          </table:table-cell>
          <table:table-cell table:formula="of:=[.B301]-[.B300]" office:value-type="float" office:value="0.000008999999408843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5356.719576">
            <text:p>25356.719576</text:p>
          </table:table-cell>
          <table:table-cell table:formula="of:=[.A302]-[.A$20]" office:value-type="float" office:value="0.060152999998536">
            <text:p>0.060153</text:p>
          </table:table-cell>
          <table:table-cell table:formula="of:=[.B302]-[.B301]" office:value-type="float" office:value="0.000104999999166466">
            <text:p>0.00010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19579">
            <text:p>25356.719579</text:p>
          </table:table-cell>
          <table:table-cell table:formula="of:=[.A303]-[.A$20]" office:value-type="float" office:value="0.0601559999995516">
            <text:p>0.060156</text:p>
          </table:table-cell>
          <table:table-cell table:formula="of:=[.B303]-[.B302]" office:value-type="float" office:value="0.00000300000101560727">
            <text:p>0.000003</text:p>
          </table:table-cell>
          <table:table-cell/>
          <table:table-cell office:value-type="string">
            <text:p>uses up its c_s; 25356719.574990-25356719.467809=0.107181</text:p>
          </table:table-cell>
          <table:table-cell/>
        </table:table-row>
        <table:table-row table:style-name="ro1">
          <table:table-cell office:value-type="float" office:value="25356.719584">
            <text:p>25356.719584</text:p>
          </table:table-cell>
          <table:table-cell table:formula="of:=[.A304]-[.A$20]" office:value-type="float" office:value="0.0601609999976063">
            <text:p>0.060161</text:p>
          </table:table-cell>
          <table:table-cell table:formula="of:=[.B304]-[.B303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19588">
            <text:p>25356.719588</text:p>
          </table:table-cell>
          <table:table-cell table:formula="of:=[.A305]-[.A$20]" office:value-type="float" office:value="0.0601649999989604">
            <text:p>0.060165</text:p>
          </table:table-cell>
          <table:table-cell table:formula="of:=[.B305]-[.B304]" office:value-type="float" office:value="0.0000040000013541430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20536">
            <text:p>25356.720536</text:p>
          </table:table-cell>
          <table:table-cell table:formula="of:=[.A306]-[.A$20]" office:value-type="float" office:value="0.0611129999997502">
            <text:p>0.061113</text:p>
          </table:table-cell>
          <table:table-cell table:formula="of:=[.B306]-[.B305]" office:value-type="float" office:value="0.000948000000789762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20538">
            <text:p>25356.720538</text:p>
          </table:table-cell>
          <table:table-cell table:formula="of:=[.A307]-[.A$20]" office:value-type="float" office:value="0.0611150000004272">
            <text:p>0.061115</text:p>
          </table:table-cell>
          <table:table-cell table:formula="of:=[.B307]-[.B30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20541">
            <text:p>25356.720541</text:p>
          </table:table-cell>
          <table:table-cell table:formula="of:=[.A308]-[.A$20]" office:value-type="float" office:value="0.0611179999978049">
            <text:p>0.061118</text:p>
          </table:table-cell>
          <table:table-cell table:formula="of:=[.B308]-[.B307]" office:value-type="float" office:value="0.00000299999737762846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721422">
            <text:p>25356.721422</text:p>
          </table:table-cell>
          <table:table-cell table:formula="of:=[.A309]-[.A$20]" office:value-type="float" office:value="0.0619989999977406">
            <text:p>0.061999</text:p>
          </table:table-cell>
          <table:table-cell table:formula="of:=[.B309]-[.B308]" office:value-type="float" office:value="0.000880999999935739">
            <text:p>0.00088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21423">
            <text:p>25356.721423</text:p>
          </table:table-cell>
          <table:table-cell table:formula="of:=[.A310]-[.A$20]" office:value-type="float" office:value="0.0619999999980792">
            <text:p>0.062000</text:p>
          </table:table-cell>
          <table:table-cell table:formula="of:=[.B310]-[.B309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21426">
            <text:p>25356.721426</text:p>
          </table:table-cell>
          <table:table-cell table:formula="of:=[.A311]-[.A$20]" office:value-type="float" office:value="0.0620029999990948">
            <text:p>0.062003</text:p>
          </table:table-cell>
          <table:table-cell table:formula="of:=[.B311]-[.B310]" office:value-type="float" office:value="0.00000300000101560727">
            <text:p>0.000003</text:p>
          </table:table-cell>
          <table:table-cell/>
          <table:table-cell office:value-type="string">
            <text:p>postpones its deadline to 25356726.415220; c_s is topped up to 1.997151</text:p>
          </table:table-cell>
          <table:table-cell/>
        </table:table-row>
        <table:table-row table:style-name="ro1">
          <table:table-cell office:value-type="float" office:value="25356.721429">
            <text:p>25356.721429</text:p>
          </table:table-cell>
          <table:table-cell table:formula="of:=[.A312]-[.A$20]" office:value-type="float" office:value="0.0620060000001104">
            <text:p>0.062006</text:p>
          </table:table-cell>
          <table:table-cell table:formula="of:=[.B312]-[.B311]" office:value-type="float" office:value="0.0000030000010156072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21434">
            <text:p>25356.721434</text:p>
          </table:table-cell>
          <table:table-cell table:formula="of:=[.A313]-[.A$20]" office:value-type="float" office:value="0.0620109999981651">
            <text:p>0.062011</text:p>
          </table:table-cell>
          <table:table-cell table:formula="of:=[.B313]-[.B312]" office:value-type="float" office:value="0.0000049999980546999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21437">
            <text:p>25356.721437</text:p>
          </table:table-cell>
          <table:table-cell table:formula="of:=[.A314]-[.A$20]" office:value-type="float" office:value="0.0620139999991807">
            <text:p>0.062014</text:p>
          </table:table-cell>
          <table:table-cell table:formula="of:=[.B314]-[.B313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2327">
            <text:p>25356.723270</text:p>
          </table:table-cell>
          <table:table-cell table:formula="of:=[.A315]-[.A$20]" office:value-type="float" office:value="0.0638469999976223">
            <text:p>0.063847</text:p>
          </table:table-cell>
          <table:table-cell table:formula="of:=[.B315]-[.B314]" office:value-type="float" office:value="0.00183299999844166">
            <text:p>0.0018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23272">
            <text:p>25356.723272</text:p>
          </table:table-cell>
          <table:table-cell table:formula="of:=[.A316]-[.A$20]" office:value-type="float" office:value="0.0638489999982994">
            <text:p>0.063849</text:p>
          </table:table-cell>
          <table:table-cell table:formula="of:=[.B316]-[.B315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23275">
            <text:p>25356.723275</text:p>
          </table:table-cell>
          <table:table-cell table:formula="of:=[.A317]-[.A$20]" office:value-type="float" office:value="0.063851999999315">
            <text:p>0.063852</text:p>
          </table:table-cell>
          <table:table-cell table:formula="of:=[.B317]-[.B316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23415">
            <text:p>25356.723415</text:p>
          </table:table-cell>
          <table:table-cell table:formula="of:=[.A318]-[.A$20]" office:value-type="float" office:value="0.0639919999994163">
            <text:p>0.063992</text:p>
          </table:table-cell>
          <table:table-cell table:formula="of:=[.B318]-[.B317]" office:value-type="float" office:value="0.000140000000101281">
            <text:p>0.00014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23417">
            <text:p>25356.723417</text:p>
          </table:table-cell>
          <table:table-cell table:formula="of:=[.A319]-[.A$20]" office:value-type="float" office:value="0.0639940000000934">
            <text:p>0.063994</text:p>
          </table:table-cell>
          <table:table-cell table:formula="of:=[.B319]-[.B318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23419">
            <text:p>25356.723419</text:p>
          </table:table-cell>
          <table:table-cell table:formula="of:=[.A320]-[.A$20]" office:value-type="float" office:value="0.0639960000007704">
            <text:p>0.063996</text:p>
          </table:table-cell>
          <table:table-cell table:formula="of:=[.B320]-[.B319]" office:value-type="float" office:value="0.00000200000067707151">
            <text:p>0.000002</text:p>
          </table:table-cell>
          <table:table-cell office:value-type="string">
            <text:p>d_s is renewed (r + D) to 25356725.416624; c_s is fully topped up</text:p>
          </table:table-cell>
          <table:table-cell table:number-columns-repeated="2"/>
        </table:table-row>
        <table:table-row table:style-name="ro1">
          <table:table-cell office:value-type="float" office:value="25356.723422">
            <text:p>25356.723422</text:p>
          </table:table-cell>
          <table:table-cell table:formula="of:=[.A321]-[.A$20]" office:value-type="float" office:value="0.0639989999981481">
            <text:p>0.063999</text:p>
          </table:table-cell>
          <table:table-cell table:formula="of:=[.B321]-[.B320]" office:value-type="float" office:value="0.0000029999973776284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23425">
            <text:p>25356.723425</text:p>
          </table:table-cell>
          <table:table-cell table:formula="of:=[.A322]-[.A$20]" office:value-type="float" office:value="0.0640019999991637">
            <text:p>0.064002</text:p>
          </table:table-cell>
          <table:table-cell table:formula="of:=[.B322]-[.B321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23428">
            <text:p>25356.723428</text:p>
          </table:table-cell>
          <table:table-cell table:formula="of:=[.A323]-[.A$20]" office:value-type="float" office:value="0.0640050000001793">
            <text:p>0.064005</text:p>
          </table:table-cell>
          <table:table-cell table:formula="of:=[.B323]-[.B322]" office:value-type="float" office:value="0.0000030000010156072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24422">
            <text:p>25356.724422</text:p>
          </table:table-cell>
          <table:table-cell table:formula="of:=[.A324]-[.A$20]" office:value-type="float" office:value="0.0649989999983518">
            <text:p>0.064999</text:p>
          </table:table-cell>
          <table:table-cell table:formula="of:=[.B324]-[.B323]" office:value-type="float" office:value="0.000993999998172512">
            <text:p>0.00099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24425">
            <text:p>25356.724425</text:p>
          </table:table-cell>
          <table:table-cell table:formula="of:=[.A325]-[.A$20]" office:value-type="float" office:value="0.0650019999993674">
            <text:p>0.065002</text:p>
          </table:table-cell>
          <table:table-cell table:formula="of:=[.B325]-[.B324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24429">
            <text:p>25356.724429</text:p>
          </table:table-cell>
          <table:table-cell table:formula="of:=[.A326]-[.A$20]" office:value-type="float" office:value="0.0650060000007215">
            <text:p>0.065006</text:p>
          </table:table-cell>
          <table:table-cell table:formula="of:=[.B326]-[.B325]" office:value-type="float" office:value="0.00000400000135414302">
            <text:p>0.000004</text:p>
          </table:table-cell>
          <table:table-cell/>
          <table:table-cell office:value-type="string">
            <text:p>0.162732 / 1.989818 &lt;= 2.000000 / 5.000000</text:p>
          </table:table-cell>
          <table:table-cell/>
        </table:table-row>
        <table:table-row table:style-name="ro1">
          <table:table-cell office:value-type="float" office:value="25356.724431">
            <text:p>25356.724431</text:p>
          </table:table-cell>
          <table:table-cell table:formula="of:=[.A327]-[.A$20]" office:value-type="float" office:value="0.0650079999977606">
            <text:p>0.065008</text:p>
          </table:table-cell>
          <table:table-cell table:formula="of:=[.B327]-[.B326]" office:value-type="float" office:value="0.0000019999970390927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24437">
            <text:p>25356.724437</text:p>
          </table:table-cell>
          <table:table-cell table:formula="of:=[.A328]-[.A$20]" office:value-type="float" office:value="0.0650139999997919">
            <text:p>0.065014</text:p>
          </table:table-cell>
          <table:table-cell table:formula="of:=[.B328]-[.B327]" office:value-type="float" office:value="0.00000600000203121454">
            <text:p>0.000006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25356.724439">
            <text:p>25356.724439</text:p>
          </table:table-cell>
          <table:table-cell table:formula="of:=[.A329]-[.A$20]" office:value-type="float" office:value="0.0650160000004689">
            <text:p>0.065016</text:p>
          </table:table-cell>
          <table:table-cell table:formula="of:=[.B329]-[.B328]" office:value-type="float" office:value="0.00000200000067707151">
            <text:p>0.000002</text:p>
          </table:table-cell>
          <table:table-cell office:value-type="string">
            <text:p>uses up its c_s; 25356724.435815-25356724.007703=0.428112</text:p>
          </table:table-cell>
          <table:table-cell table:number-columns-repeated="2"/>
        </table:table-row>
        <table:table-row table:style-name="ro1">
          <table:table-cell office:value-type="float" office:value="25356.724446">
            <text:p>25356.724446</text:p>
          </table:table-cell>
          <table:table-cell table:formula="of:=[.A330]-[.A$20]" office:value-type="float" office:value="0.0650229999992007">
            <text:p>0.065023</text:p>
          </table:table-cell>
          <table:table-cell table:formula="of:=[.B330]-[.B329]" office:value-type="float" office:value="0.00000699999873177148">
            <text:p>0.00000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24451">
            <text:p>25356.724451</text:p>
          </table:table-cell>
          <table:table-cell table:formula="of:=[.A331]-[.A$20]" office:value-type="float" office:value="0.0650279999972554">
            <text:p>0.065028</text:p>
          </table:table-cell>
          <table:table-cell table:formula="of:=[.B331]-[.B330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24613">
            <text:p>25356.724613</text:p>
          </table:table-cell>
          <table:table-cell table:formula="of:=[.A332]-[.A$20]" office:value-type="float" office:value="0.0651899999975285">
            <text:p>0.065190</text:p>
          </table:table-cell>
          <table:table-cell table:formula="of:=[.B332]-[.B331]" office:value-type="float" office:value="0.00016200000027311">
            <text:p>0.00016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24616">
            <text:p>25356.724616</text:p>
          </table:table-cell>
          <table:table-cell table:formula="of:=[.A333]-[.A$20]" office:value-type="float" office:value="0.0651929999985441">
            <text:p>0.065193</text:p>
          </table:table-cell>
          <table:table-cell table:formula="of:=[.B333]-[.B332]" office:value-type="float" office:value="0.00000300000101560727">
            <text:p>0.000003</text:p>
          </table:table-cell>
          <table:table-cell/>
          <table:table-cell office:value-type="string">
            <text:p>uses up its c_s; 25356724.612749-25356724.447620=0.165129</text:p>
          </table:table-cell>
          <table:table-cell/>
        </table:table-row>
        <table:table-row table:style-name="ro1">
          <table:table-cell office:value-type="float" office:value="25356.724621">
            <text:p>25356.724621</text:p>
          </table:table-cell>
          <table:table-cell table:formula="of:=[.A334]-[.A$20]" office:value-type="float" office:value="0.0651980000002368">
            <text:p>0.065198</text:p>
          </table:table-cell>
          <table:table-cell table:formula="of:=[.B334]-[.B333]" office:value-type="float" office:value="0.0000050000016926787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24625">
            <text:p>25356.724625</text:p>
          </table:table-cell>
          <table:table-cell table:formula="of:=[.A335]-[.A$20]" office:value-type="float" office:value="0.065201999997953">
            <text:p>0.065202</text:p>
          </table:table-cell>
          <table:table-cell table:formula="of:=[.B335]-[.B334]" office:value-type="float" office:value="0.0000039999977161642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25423">
            <text:p>25356.725423</text:p>
          </table:table-cell>
          <table:table-cell table:formula="of:=[.A336]-[.A$20]" office:value-type="float" office:value="0.0659999999988941">
            <text:p>0.066000</text:p>
          </table:table-cell>
          <table:table-cell table:formula="of:=[.B336]-[.B335]" office:value-type="float" office:value="0.000798000000941101">
            <text:p>0.000798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25356.725425">
            <text:p>25356.725425</text:p>
          </table:table-cell>
          <table:table-cell table:formula="of:=[.A337]-[.A$20]" office:value-type="float" office:value="0.0660019999995711">
            <text:p>0.066002</text:p>
          </table:table-cell>
          <table:table-cell table:formula="of:=[.B337]-[.B33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25428">
            <text:p>25356.725428</text:p>
          </table:table-cell>
          <table:table-cell table:formula="of:=[.A338]-[.A$20]" office:value-type="float" office:value="0.0660050000005867">
            <text:p>0.066005</text:p>
          </table:table-cell>
          <table:table-cell table:formula="of:=[.B338]-[.B337]" office:value-type="float" office:value="0.00000300000101560727">
            <text:p>0.000003</text:p>
          </table:table-cell>
          <table:table-cell office:value-type="string">
            <text:p>postpones its deadline to 25356727.416624; c_s is topped up to 0.991090</text:p>
          </table:table-cell>
          <table:table-cell table:number-columns-repeated="2"/>
        </table:table-row>
        <table:table-row table:style-name="ro1">
          <table:table-cell office:value-type="float" office:value="25356.72642">
            <text:p>25356.726420</text:p>
          </table:table-cell>
          <table:table-cell table:formula="of:=[.A339]-[.A$20]" office:value-type="float" office:value="0.0669969999980822">
            <text:p>0.066997</text:p>
          </table:table-cell>
          <table:table-cell table:formula="of:=[.B339]-[.B338]" office:value-type="float" office:value="0.000991999997495441">
            <text:p>0.00099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26422">
            <text:p>25356.726422</text:p>
          </table:table-cell>
          <table:table-cell table:formula="of:=[.A340]-[.A$20]" office:value-type="float" office:value="0.0669989999987592">
            <text:p>0.066999</text:p>
          </table:table-cell>
          <table:table-cell table:formula="of:=[.B340]-[.B33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26424">
            <text:p>25356.726424</text:p>
          </table:table-cell>
          <table:table-cell table:formula="of:=[.A341]-[.A$20]" office:value-type="float" office:value="0.0670009999994363">
            <text:p>0.067001</text:p>
          </table:table-cell>
          <table:table-cell table:formula="of:=[.B341]-[.B340]" office:value-type="float" office:value="0.00000200000067707151">
            <text:p>0.000002</text:p>
          </table:table-cell>
          <table:table-cell/>
          <table:table-cell office:value-type="string">
            <text:p>postpones its deadline to 25356731.415220; c_s is topped up to 1.997603</text:p>
          </table:table-cell>
          <table:table-cell/>
        </table:table-row>
        <table:table-row table:style-name="ro1">
          <table:table-cell office:value-type="float" office:value="25356.726577">
            <text:p>25356.726577</text:p>
          </table:table-cell>
          <table:table-cell table:formula="of:=[.A342]-[.A$20]" office:value-type="float" office:value="0.0671540000003006">
            <text:p>0.067154</text:p>
          </table:table-cell>
          <table:table-cell table:formula="of:=[.B342]-[.B341]" office:value-type="float" office:value="0.000153000000864267">
            <text:p>0.000153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25356.72658">
            <text:p>25356.726580</text:p>
          </table:table-cell>
          <table:table-cell table:formula="of:=[.A343]-[.A$20]" office:value-type="float" office:value="0.0671569999976782">
            <text:p>0.067157</text:p>
          </table:table-cell>
          <table:table-cell table:formula="of:=[.B343]-[.B342]" office:value-type="float" office:value="0.00000299999737762846">
            <text:p>0.000003</text:p>
          </table:table-cell>
          <table:table-cell table:number-columns-repeated="2"/>
          <table:table-cell office:value-type="string">
            <text:p>uses up its c_s; 25356726.576898-25356724.622687=1.954211</text:p>
          </table:table-cell>
        </table:table-row>
        <table:table-row table:style-name="ro1">
          <table:table-cell office:value-type="float" office:value="25356.726583">
            <text:p>25356.726583</text:p>
          </table:table-cell>
          <table:table-cell table:formula="of:=[.A344]-[.A$20]" office:value-type="float" office:value="0.0671599999986938">
            <text:p>0.067160</text:p>
          </table:table-cell>
          <table:table-cell table:formula="of:=[.B344]-[.B343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26586">
            <text:p>25356.726586</text:p>
          </table:table-cell>
          <table:table-cell table:formula="of:=[.A345]-[.A$20]" office:value-type="float" office:value="0.0671629999997094">
            <text:p>0.067163</text:p>
          </table:table-cell>
          <table:table-cell table:formula="of:=[.B345]-[.B344]" office:value-type="float" office:value="0.00000300000101560727">
            <text:p>0.000003</text:p>
          </table:table-cell>
          <table:table-cell table:number-columns-repeated="2"/>
          <table:table-cell office:value-type="string">
            <text:p>postpones its deadline to 25356733.441892; c_s is topped up to 2.864994</text:p>
          </table:table-cell>
        </table:table-row>
        <table:table-row table:style-name="ro1">
          <table:table-cell office:value-type="float" office:value="25356.726591">
            <text:p>25356.726591</text:p>
          </table:table-cell>
          <table:table-cell table:formula="of:=[.A346]-[.A$20]" office:value-type="float" office:value="0.0671679999977641">
            <text:p>0.067168</text:p>
          </table:table-cell>
          <table:table-cell table:formula="of:=[.B346]-[.B345]" office:value-type="float" office:value="0.0000049999980546999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26596">
            <text:p>25356.726596</text:p>
          </table:table-cell>
          <table:table-cell table:formula="of:=[.A347]-[.A$20]" office:value-type="float" office:value="0.0671729999994568">
            <text:p>0.067173</text:p>
          </table:table-cell>
          <table:table-cell table:formula="of:=[.B347]-[.B346]" office:value-type="float" office:value="0.0000050000016926787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26611">
            <text:p>25356.726611</text:p>
          </table:table-cell>
          <table:table-cell table:formula="of:=[.A348]-[.A$20]" office:value-type="float" office:value="0.0671879999972589">
            <text:p>0.067188</text:p>
          </table:table-cell>
          <table:table-cell table:formula="of:=[.B348]-[.B347]" office:value-type="float" office:value="0.0000149999978020787">
            <text:p>0.0000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26612">
            <text:p>25356.726612</text:p>
          </table:table-cell>
          <table:table-cell table:formula="of:=[.A349]-[.A$20]" office:value-type="float" office:value="0.0671889999975974">
            <text:p>0.067189</text:p>
          </table:table-cell>
          <table:table-cell table:formula="of:=[.B349]-[.B348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26616">
            <text:p>25356.726616</text:p>
          </table:table-cell>
          <table:table-cell table:formula="of:=[.A350]-[.A$20]" office:value-type="float" office:value="0.0671929999989516">
            <text:p>0.067193</text:p>
          </table:table-cell>
          <table:table-cell table:formula="of:=[.B350]-[.B349]" office:value-type="float" office:value="0.0000040000013541430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27414">
            <text:p>25356.727414</text:p>
          </table:table-cell>
          <table:table-cell table:formula="of:=[.A351]-[.A$20]" office:value-type="float" office:value="0.0679909999998927">
            <text:p>0.067991</text:p>
          </table:table-cell>
          <table:table-cell table:formula="of:=[.B351]-[.B350]" office:value-type="float" office:value="0.000798000000941101">
            <text:p>0.00079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27416">
            <text:p>25356.727416</text:p>
          </table:table-cell>
          <table:table-cell table:formula="of:=[.A352]-[.A$20]" office:value-type="float" office:value="0.0679930000005697">
            <text:p>0.067993</text:p>
          </table:table-cell>
          <table:table-cell table:formula="of:=[.B352]-[.B351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27419">
            <text:p>25356.727419</text:p>
          </table:table-cell>
          <table:table-cell table:formula="of:=[.A353]-[.A$20]" office:value-type="float" office:value="0.0679959999979474">
            <text:p>0.067996</text:p>
          </table:table-cell>
          <table:table-cell table:formula="of:=[.B353]-[.B352]" office:value-type="float" office:value="0.00000299999737762846">
            <text:p>0.000003</text:p>
          </table:table-cell>
          <table:table-cell office:value-type="string">
            <text:p>0.973346 / 0.000466 &gt; 1.000000 / 2.000000</text:p>
          </table:table-cell>
          <table:table-cell table:number-columns-repeated="2"/>
        </table:table-row>
        <table:table-row table:style-name="ro1">
          <table:table-cell office:value-type="float" office:value="25356.727421">
            <text:p>25356.727421</text:p>
          </table:table-cell>
          <table:table-cell table:formula="of:=[.A354]-[.A$20]" office:value-type="float" office:value="0.0679979999986244">
            <text:p>0.067998</text:p>
          </table:table-cell>
          <table:table-cell table:formula="of:=[.B354]-[.B353]" office:value-type="float" office:value="0.00000200000067707151">
            <text:p>0.000002</text:p>
          </table:table-cell>
          <table:table-cell office:value-type="string">
            <text:p>d_s is renewed (r + D) to 25356729.416158; c_s is fully topped up</text:p>
          </table:table-cell>
          <table:table-cell table:number-columns-repeated="2"/>
        </table:table-row>
        <table:table-row table:style-name="ro1">
          <table:table-cell office:value-type="float" office:value="25356.727424">
            <text:p>25356.727424</text:p>
          </table:table-cell>
          <table:table-cell table:formula="of:=[.A355]-[.A$20]" office:value-type="float" office:value="0.06800099999964">
            <text:p>0.068001</text:p>
          </table:table-cell>
          <table:table-cell table:formula="of:=[.B355]-[.B354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727427">
            <text:p>25356.727427</text:p>
          </table:table-cell>
          <table:table-cell table:formula="of:=[.A356]-[.A$20]" office:value-type="float" office:value="0.0680040000006557">
            <text:p>0.068004</text:p>
          </table:table-cell>
          <table:table-cell table:formula="of:=[.B356]-[.B355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2743">
            <text:p>25356.727430</text:p>
          </table:table-cell>
          <table:table-cell table:formula="of:=[.A357]-[.A$20]" office:value-type="float" office:value="0.0680069999980333">
            <text:p>0.068007</text:p>
          </table:table-cell>
          <table:table-cell table:formula="of:=[.B357]-[.B356]" office:value-type="float" office:value="0.00000299999737762846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28385">
            <text:p>25356.728385</text:p>
          </table:table-cell>
          <table:table-cell table:formula="of:=[.A358]-[.A$20]" office:value-type="float" office:value="0.0689619999975548">
            <text:p>0.068962</text:p>
          </table:table-cell>
          <table:table-cell table:formula="of:=[.B358]-[.B357]" office:value-type="float" office:value="0.000954999999521533">
            <text:p>0.00095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28387">
            <text:p>25356.728387</text:p>
          </table:table-cell>
          <table:table-cell table:formula="of:=[.A359]-[.A$20]" office:value-type="float" office:value="0.0689639999982319">
            <text:p>0.068964</text:p>
          </table:table-cell>
          <table:table-cell table:formula="of:=[.B359]-[.B35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28392">
            <text:p>25356.728392</text:p>
          </table:table-cell>
          <table:table-cell table:formula="of:=[.A360]-[.A$20]" office:value-type="float" office:value="0.0689689999999246">
            <text:p>0.068969</text:p>
          </table:table-cell>
          <table:table-cell table:formula="of:=[.B360]-[.B359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29371">
            <text:p>25356.729371</text:p>
          </table:table-cell>
          <table:table-cell table:formula="of:=[.A361]-[.A$20]" office:value-type="float" office:value="0.069948000000295">
            <text:p>0.069948</text:p>
          </table:table-cell>
          <table:table-cell table:formula="of:=[.B361]-[.B360]" office:value-type="float" office:value="0.000979000000370434">
            <text:p>0.00097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29373">
            <text:p>25356.729373</text:p>
          </table:table-cell>
          <table:table-cell table:formula="of:=[.A362]-[.A$20]" office:value-type="float" office:value="0.0699499999973341">
            <text:p>0.069950</text:p>
          </table:table-cell>
          <table:table-cell table:formula="of:=[.B362]-[.B361]" office:value-type="float" office:value="0.0000019999970390927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29376">
            <text:p>25356.729376</text:p>
          </table:table-cell>
          <table:table-cell table:formula="of:=[.A363]-[.A$20]" office:value-type="float" office:value="0.0699529999983497">
            <text:p>0.069953</text:p>
          </table:table-cell>
          <table:table-cell table:formula="of:=[.B363]-[.B362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29384">
            <text:p>25356.729384</text:p>
          </table:table-cell>
          <table:table-cell table:formula="of:=[.A364]-[.A$20]" office:value-type="float" office:value="0.06996099999742">
            <text:p>0.069961</text:p>
          </table:table-cell>
          <table:table-cell table:formula="of:=[.B364]-[.B363]" office:value-type="float" office:value="0.00000799999907030724">
            <text:p>0.00000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29386">
            <text:p>25356.729386</text:p>
          </table:table-cell>
          <table:table-cell table:formula="of:=[.A365]-[.A$20]" office:value-type="float" office:value="0.0699629999980971">
            <text:p>0.069963</text:p>
          </table:table-cell>
          <table:table-cell table:formula="of:=[.B365]-[.B364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29418">
            <text:p>25356.729418</text:p>
          </table:table-cell>
          <table:table-cell table:formula="of:=[.A366]-[.A$20]" office:value-type="float" office:value="0.0699949999980163">
            <text:p>0.069995</text:p>
          </table:table-cell>
          <table:table-cell table:formula="of:=[.B366]-[.B365]" office:value-type="float" office:value="0.0000319999999192078">
            <text:p>0.00003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2942">
            <text:p>25356.729420</text:p>
          </table:table-cell>
          <table:table-cell table:formula="of:=[.A367]-[.A$20]" office:value-type="float" office:value="0.0699969999986934">
            <text:p>0.069997</text:p>
          </table:table-cell>
          <table:table-cell table:formula="of:=[.B367]-[.B366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29423">
            <text:p>25356.729423</text:p>
          </table:table-cell>
          <table:table-cell table:formula="of:=[.A368]-[.A$20]" office:value-type="float" office:value="0.069999999999709">
            <text:p>0.070000</text:p>
          </table:table-cell>
          <table:table-cell table:formula="of:=[.B368]-[.B367]" office:value-type="float" office:value="0.00000300000101560727">
            <text:p>0.000003</text:p>
          </table:table-cell>
          <table:table-cell/>
          <table:table-cell office:value-type="string">
            <text:p>0.202726 / 1.994981 &lt;= 2.000000 / 5.000000</text:p>
          </table:table-cell>
          <table:table-cell/>
        </table:table-row>
        <table:table-row table:style-name="ro1">
          <table:table-cell office:value-type="float" office:value="25356.729425">
            <text:p>25356.729425</text:p>
          </table:table-cell>
          <table:table-cell table:formula="of:=[.A369]-[.A$20]" office:value-type="float" office:value="0.070002000000386">
            <text:p>0.070002</text:p>
          </table:table-cell>
          <table:table-cell table:formula="of:=[.B369]-[.B368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29428">
            <text:p>25356.729428</text:p>
          </table:table-cell>
          <table:table-cell table:formula="of:=[.A370]-[.A$20]" office:value-type="float" office:value="0.0700049999977637">
            <text:p>0.070005</text:p>
          </table:table-cell>
          <table:table-cell table:formula="of:=[.B370]-[.B369]" office:value-type="float" office:value="0.00000299999737762846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29429">
            <text:p>25356.729429</text:p>
          </table:table-cell>
          <table:table-cell table:formula="of:=[.A371]-[.A$20]" office:value-type="float" office:value="0.0700059999981022">
            <text:p>0.070006</text:p>
          </table:table-cell>
          <table:table-cell table:formula="of:=[.B371]-[.B370]" office:value-type="float" office:value="0.00000100000033853576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29432">
            <text:p>25356.729432</text:p>
          </table:table-cell>
          <table:table-cell table:formula="of:=[.A372]-[.A$20]" office:value-type="float" office:value="0.0700089999991178">
            <text:p>0.070009</text:p>
          </table:table-cell>
          <table:table-cell table:formula="of:=[.B372]-[.B371]" office:value-type="float" office:value="0.00000300000101560727">
            <text:p>0.000003</text:p>
          </table:table-cell>
          <table:table-cell table:number-columns-repeated="2"/>
          <table:table-cell office:value-type="string">
            <text:p>2.841365 / 4.012297 &gt; 3.000000 / 7.000000</text:p>
          </table:table-cell>
        </table:table-row>
        <table:table-row table:style-name="ro1">
          <table:table-cell office:value-type="float" office:value="25356.729435">
            <text:p>25356.729435</text:p>
          </table:table-cell>
          <table:table-cell table:formula="of:=[.A373]-[.A$20]" office:value-type="float" office:value="0.0700120000001334">
            <text:p>0.070012</text:p>
          </table:table-cell>
          <table:table-cell table:formula="of:=[.B373]-[.B372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5356736.429595; c_s is fully topped up</text:p>
          </table:table-cell>
        </table:table-row>
        <table:table-row table:style-name="ro1">
          <table:table-cell office:value-type="float" office:value="25356.729442">
            <text:p>25356.729442</text:p>
          </table:table-cell>
          <table:table-cell table:formula="of:=[.A374]-[.A$20]" office:value-type="float" office:value="0.0700189999988652">
            <text:p>0.070019</text:p>
          </table:table-cell>
          <table:table-cell table:formula="of:=[.B374]-[.B373]" office:value-type="float" office:value="0.00000699999873177148">
            <text:p>0.000007</text:p>
          </table:table-cell>
          <table:table-cell/>
          <table:table-cell office:value-type="string">
            <text:p>is pick_next_task_dl-ed by rsyslogd (854)</text:p>
          </table:table-cell>
          <table:table-cell/>
        </table:table-row>
        <table:table-row table:style-name="ro1">
          <table:table-cell office:value-type="float" office:value="25356.729645">
            <text:p>25356.729645</text:p>
          </table:table-cell>
          <table:table-cell table:formula="of:=[.A375]-[.A$20]" office:value-type="float" office:value="0.0702219999984663">
            <text:p>0.070222</text:p>
          </table:table-cell>
          <table:table-cell table:formula="of:=[.B375]-[.B374]" office:value-type="float" office:value="0.000202999999601161">
            <text:p>0.00020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29647">
            <text:p>25356.729647</text:p>
          </table:table-cell>
          <table:table-cell table:formula="of:=[.A376]-[.A$20]" office:value-type="float" office:value="0.0702239999991434">
            <text:p>0.070224</text:p>
          </table:table-cell>
          <table:table-cell table:formula="of:=[.B376]-[.B375]" office:value-type="float" office:value="0.00000200000067707151">
            <text:p>0.000002</text:p>
          </table:table-cell>
          <table:table-cell/>
          <table:table-cell office:value-type="string">
            <text:p>uses up its c_s; 25356729.644107-25356729.439083=0.205024</text:p>
          </table:table-cell>
          <table:table-cell/>
        </table:table-row>
        <table:table-row table:style-name="ro1">
          <table:table-cell office:value-type="float" office:value="25356.729653">
            <text:p>25356.729653</text:p>
          </table:table-cell>
          <table:table-cell table:formula="of:=[.A377]-[.A$20]" office:value-type="float" office:value="0.0702299999975367">
            <text:p>0.070230</text:p>
          </table:table-cell>
          <table:table-cell table:formula="of:=[.B377]-[.B376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29656">
            <text:p>25356.729656</text:p>
          </table:table-cell>
          <table:table-cell table:formula="of:=[.A378]-[.A$20]" office:value-type="float" office:value="0.0702329999985523">
            <text:p>0.070233</text:p>
          </table:table-cell>
          <table:table-cell table:formula="of:=[.B378]-[.B377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31414">
            <text:p>25356.731414</text:p>
          </table:table-cell>
          <table:table-cell table:formula="of:=[.A379]-[.A$20]" office:value-type="float" office:value="0.0719910000007076">
            <text:p>0.071991</text:p>
          </table:table-cell>
          <table:table-cell table:formula="of:=[.B379]-[.B378]" office:value-type="float" office:value="0.00175800000215531">
            <text:p>0.00175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31416">
            <text:p>25356.731416</text:p>
          </table:table-cell>
          <table:table-cell table:formula="of:=[.A380]-[.A$20]" office:value-type="float" office:value="0.0719929999977467">
            <text:p>0.071993</text:p>
          </table:table-cell>
          <table:table-cell table:formula="of:=[.B380]-[.B379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31418">
            <text:p>25356.731418</text:p>
          </table:table-cell>
          <table:table-cell table:formula="of:=[.A381]-[.A$20]" office:value-type="float" office:value="0.0719949999984237">
            <text:p>0.071995</text:p>
          </table:table-cell>
          <table:table-cell table:formula="of:=[.B381]-[.B380]" office:value-type="float" office:value="0.00000200000067707151">
            <text:p>0.000002</text:p>
          </table:table-cell>
          <table:table-cell office:value-type="string">
            <text:p>d_s is renewed (r + D) to 25356733.415842; c_s is fully topped up</text:p>
          </table:table-cell>
          <table:table-cell table:number-columns-repeated="2"/>
        </table:table-row>
        <table:table-row table:style-name="ro1">
          <table:table-cell office:value-type="float" office:value="25356.73142">
            <text:p>25356.731420</text:p>
          </table:table-cell>
          <table:table-cell table:formula="of:=[.A382]-[.A$20]" office:value-type="float" office:value="0.0719969999991008">
            <text:p>0.071997</text:p>
          </table:table-cell>
          <table:table-cell table:formula="of:=[.B382]-[.B381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31425">
            <text:p>25356.731425</text:p>
          </table:table-cell>
          <table:table-cell table:formula="of:=[.A383]-[.A$20]" office:value-type="float" office:value="0.0720020000007935">
            <text:p>0.072002</text:p>
          </table:table-cell>
          <table:table-cell table:formula="of:=[.B383]-[.B382]" office:value-type="float" office:value="0.00000500000169267878">
            <text:p>0.000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31426">
            <text:p>25356.731426</text:p>
          </table:table-cell>
          <table:table-cell table:formula="of:=[.A384]-[.A$20]" office:value-type="float" office:value="0.072002999997494">
            <text:p>0.072003</text:p>
          </table:table-cell>
          <table:table-cell table:formula="of:=[.B384]-[.B383]" office:value-type="float" office:value="0.000000999996700556949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31429">
            <text:p>25356.731429</text:p>
          </table:table-cell>
          <table:table-cell table:formula="of:=[.A385]-[.A$20]" office:value-type="float" office:value="0.0720059999985097">
            <text:p>0.072006</text:p>
          </table:table-cell>
          <table:table-cell table:formula="of:=[.B385]-[.B384]" office:value-type="float" office:value="0.00000300000101560727">
            <text:p>0.000003</text:p>
          </table:table-cell>
          <table:table-cell/>
          <table:table-cell office:value-type="string">
            <text:p>postpones its deadline to 25356736.415220; c_s is topped up to 1.997702</text:p>
          </table:table-cell>
          <table:table-cell/>
        </table:table-row>
        <table:table-row table:style-name="ro1">
          <table:table-cell office:value-type="float" office:value="25356.731432">
            <text:p>25356.731432</text:p>
          </table:table-cell>
          <table:table-cell table:formula="of:=[.A386]-[.A$20]" office:value-type="float" office:value="0.0720089999995253">
            <text:p>0.072009</text:p>
          </table:table-cell>
          <table:table-cell table:formula="of:=[.B386]-[.B385]" office:value-type="float" office:value="0.0000030000010156072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31435">
            <text:p>25356.731435</text:p>
          </table:table-cell>
          <table:table-cell table:formula="of:=[.A387]-[.A$20]" office:value-type="float" office:value="0.0720120000005409">
            <text:p>0.072012</text:p>
          </table:table-cell>
          <table:table-cell table:formula="of:=[.B387]-[.B386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31439">
            <text:p>25356.731439</text:p>
          </table:table-cell>
          <table:table-cell table:formula="of:=[.A388]-[.A$20]" office:value-type="float" office:value="0.072015999998257">
            <text:p>0.072016</text:p>
          </table:table-cell>
          <table:table-cell table:formula="of:=[.B388]-[.B387]" office:value-type="float" office:value="0.0000039999977161642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32388">
            <text:p>25356.732388</text:p>
          </table:table-cell>
          <table:table-cell table:formula="of:=[.A389]-[.A$20]" office:value-type="float" office:value="0.0729649999993853">
            <text:p>0.072965</text:p>
          </table:table-cell>
          <table:table-cell table:formula="of:=[.B389]-[.B388]" office:value-type="float" office:value="0.000949000001128297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3239">
            <text:p>25356.732390</text:p>
          </table:table-cell>
          <table:table-cell table:formula="of:=[.A390]-[.A$20]" office:value-type="float" office:value="0.0729670000000624">
            <text:p>0.072967</text:p>
          </table:table-cell>
          <table:table-cell table:formula="of:=[.B390]-[.B389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32395">
            <text:p>25356.732395</text:p>
          </table:table-cell>
          <table:table-cell table:formula="of:=[.A391]-[.A$20]" office:value-type="float" office:value="0.0729719999981171">
            <text:p>0.072972</text:p>
          </table:table-cell>
          <table:table-cell table:formula="of:=[.B391]-[.B390]" office:value-type="float" office:value="0.0000049999980546999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34127">
            <text:p>25356.734127</text:p>
          </table:table-cell>
          <table:table-cell table:formula="of:=[.A392]-[.A$20]" office:value-type="float" office:value="0.0747039999987464">
            <text:p>0.074704</text:p>
          </table:table-cell>
          <table:table-cell table:formula="of:=[.B392]-[.B391]" office:value-type="float" office:value="0.00173200000062934">
            <text:p>0.00173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34128">
            <text:p>25356.734128</text:p>
          </table:table-cell>
          <table:table-cell table:formula="of:=[.A393]-[.A$20]" office:value-type="float" office:value="0.074704999999085">
            <text:p>0.074705</text:p>
          </table:table-cell>
          <table:table-cell table:formula="of:=[.B393]-[.B392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34132">
            <text:p>25356.734132</text:p>
          </table:table-cell>
          <table:table-cell table:formula="of:=[.A394]-[.A$20]" office:value-type="float" office:value="0.0747090000004391">
            <text:p>0.074709</text:p>
          </table:table-cell>
          <table:table-cell table:formula="of:=[.B394]-[.B393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34416">
            <text:p>25356.734416</text:p>
          </table:table-cell>
          <table:table-cell table:formula="of:=[.A395]-[.A$20]" office:value-type="float" office:value="0.0749929999983578">
            <text:p>0.074993</text:p>
          </table:table-cell>
          <table:table-cell table:formula="of:=[.B395]-[.B394]" office:value-type="float" office:value="0.000283999997918727">
            <text:p>0.00028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34417">
            <text:p>25356.734417</text:p>
          </table:table-cell>
          <table:table-cell table:formula="of:=[.A396]-[.A$20]" office:value-type="float" office:value="0.0749939999986964">
            <text:p>0.074994</text:p>
          </table:table-cell>
          <table:table-cell table:formula="of:=[.B396]-[.B395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3442">
            <text:p>25356.734420</text:p>
          </table:table-cell>
          <table:table-cell table:formula="of:=[.A397]-[.A$20]" office:value-type="float" office:value="0.074996999999712">
            <text:p>0.074997</text:p>
          </table:table-cell>
          <table:table-cell table:formula="of:=[.B397]-[.B396]" office:value-type="float" office:value="0.00000300000101560727">
            <text:p>0.000003</text:p>
          </table:table-cell>
          <table:table-cell/>
          <table:table-cell office:value-type="string">
            <text:p>0.262963 / 1.997675 &lt;= 2.000000 / 5.000000</text:p>
          </table:table-cell>
          <table:table-cell/>
        </table:table-row>
        <table:table-row table:style-name="ro1">
          <table:table-cell office:value-type="float" office:value="25356.734422">
            <text:p>25356.734422</text:p>
          </table:table-cell>
          <table:table-cell table:formula="of:=[.A398]-[.A$20]" office:value-type="float" office:value="0.0749990000003891">
            <text:p>0.074999</text:p>
          </table:table-cell>
          <table:table-cell table:formula="of:=[.B398]-[.B397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34424">
            <text:p>25356.734424</text:p>
          </table:table-cell>
          <table:table-cell table:formula="of:=[.A399]-[.A$20]" office:value-type="float" office:value="0.0750009999974282">
            <text:p>0.075001</text:p>
          </table:table-cell>
          <table:table-cell table:formula="of:=[.B399]-[.B398]" office:value-type="float" office:value="0.0000019999970390927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34429">
            <text:p>25356.734429</text:p>
          </table:table-cell>
          <table:table-cell table:formula="of:=[.A400]-[.A$20]" office:value-type="float" office:value="0.0750059999991208">
            <text:p>0.075006</text:p>
          </table:table-cell>
          <table:table-cell table:formula="of:=[.B400]-[.B399]" office:value-type="float" office:value="0.0000050000016926787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34433">
            <text:p>25356.734433</text:p>
          </table:table-cell>
          <table:table-cell table:formula="of:=[.A401]-[.A$20]" office:value-type="float" office:value="0.075010000000475">
            <text:p>0.075010</text:p>
          </table:table-cell>
          <table:table-cell table:formula="of:=[.B401]-[.B400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34696">
            <text:p>25356.734696</text:p>
          </table:table-cell>
          <table:table-cell table:formula="of:=[.A402]-[.A$20]" office:value-type="float" office:value="0.0752729999985604">
            <text:p>0.075273</text:p>
          </table:table-cell>
          <table:table-cell table:formula="of:=[.B402]-[.B401]" office:value-type="float" office:value="0.000262999998085434">
            <text:p>0.00026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34699">
            <text:p>25356.734699</text:p>
          </table:table-cell>
          <table:table-cell table:formula="of:=[.A403]-[.A$20]" office:value-type="float" office:value="0.075275999999576">
            <text:p>0.075276</text:p>
          </table:table-cell>
          <table:table-cell table:formula="of:=[.B403]-[.B402]" office:value-type="float" office:value="0.00000300000101560727">
            <text:p>0.000003</text:p>
          </table:table-cell>
          <table:table-cell/>
          <table:table-cell office:value-type="string">
            <text:p>uses up its c_s; 25356734.695746-25356734.430594=0.265152</text:p>
          </table:table-cell>
          <table:table-cell/>
        </table:table-row>
        <table:table-row table:style-name="ro1">
          <table:table-cell office:value-type="float" office:value="25356.734703">
            <text:p>25356.734703</text:p>
          </table:table-cell>
          <table:table-cell table:formula="of:=[.A404]-[.A$20]" office:value-type="float" office:value="0.0752799999972922">
            <text:p>0.075280</text:p>
          </table:table-cell>
          <table:table-cell table:formula="of:=[.B404]-[.B403]" office:value-type="float" office:value="0.0000039999977161642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34707">
            <text:p>25356.734707</text:p>
          </table:table-cell>
          <table:table-cell table:formula="of:=[.A405]-[.A$20]" office:value-type="float" office:value="0.0752839999986463">
            <text:p>0.075284</text:p>
          </table:table-cell>
          <table:table-cell table:formula="of:=[.B405]-[.B404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35414">
            <text:p>25356.735414</text:p>
          </table:table-cell>
          <table:table-cell table:formula="of:=[.A406]-[.A$20]" office:value-type="float" office:value="0.0759909999978845">
            <text:p>0.075991</text:p>
          </table:table-cell>
          <table:table-cell table:formula="of:=[.B406]-[.B405]" office:value-type="float" office:value="0.000706999999238178">
            <text:p>0.00070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35416">
            <text:p>25356.735416</text:p>
          </table:table-cell>
          <table:table-cell table:formula="of:=[.A407]-[.A$20]" office:value-type="float" office:value="0.0759929999985616">
            <text:p>0.075993</text:p>
          </table:table-cell>
          <table:table-cell table:formula="of:=[.B407]-[.B40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35418">
            <text:p>25356.735418</text:p>
          </table:table-cell>
          <table:table-cell table:formula="of:=[.A408]-[.A$20]" office:value-type="float" office:value="0.0759949999992386">
            <text:p>0.075995</text:p>
          </table:table-cell>
          <table:table-cell table:formula="of:=[.B408]-[.B407]" office:value-type="float" office:value="0.00000200000067707151">
            <text:p>0.000002</text:p>
          </table:table-cell>
          <table:table-cell office:value-type="string">
            <text:p>d_s is renewed (r + D) to 25356737.415731; c_s is fully topped up</text:p>
          </table:table-cell>
          <table:table-cell table:number-columns-repeated="2"/>
        </table:table-row>
        <table:table-row table:style-name="ro1">
          <table:table-cell office:value-type="float" office:value="25356.735614">
            <text:p>25356.735614</text:p>
          </table:table-cell>
          <table:table-cell table:formula="of:=[.A409]-[.A$20]" office:value-type="float" office:value="0.076191000000108">
            <text:p>0.076191</text:p>
          </table:table-cell>
          <table:table-cell table:formula="of:=[.B409]-[.B408]" office:value-type="float" office:value="0.00019600000086939">
            <text:p>0.00019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35615">
            <text:p>25356.735615</text:p>
          </table:table-cell>
          <table:table-cell table:formula="of:=[.A410]-[.A$20]" office:value-type="float" office:value="0.0761920000004466">
            <text:p>0.076192</text:p>
          </table:table-cell>
          <table:table-cell table:formula="of:=[.B410]-[.B409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35618">
            <text:p>25356.735618</text:p>
          </table:table-cell>
          <table:table-cell table:formula="of:=[.A411]-[.A$20]" office:value-type="float" office:value="0.0761949999978242">
            <text:p>0.076195</text:p>
          </table:table-cell>
          <table:table-cell table:formula="of:=[.B411]-[.B410]" office:value-type="float" office:value="0.00000299999737762846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36427">
            <text:p>25356.736427</text:p>
          </table:table-cell>
          <table:table-cell table:formula="of:=[.A412]-[.A$20]" office:value-type="float" office:value="0.0770039999988512">
            <text:p>0.077004</text:p>
          </table:table-cell>
          <table:table-cell table:formula="of:=[.B412]-[.B411]" office:value-type="float" office:value="0.000809000001027016">
            <text:p>0.00080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36429">
            <text:p>25356.736429</text:p>
          </table:table-cell>
          <table:table-cell table:formula="of:=[.A413]-[.A$20]" office:value-type="float" office:value="0.0770059999995283">
            <text:p>0.077006</text:p>
          </table:table-cell>
          <table:table-cell table:formula="of:=[.B413]-[.B41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36432">
            <text:p>25356.736432</text:p>
          </table:table-cell>
          <table:table-cell table:formula="of:=[.A414]-[.A$20]" office:value-type="float" office:value="0.0770090000005439">
            <text:p>0.077009</text:p>
          </table:table-cell>
          <table:table-cell table:formula="of:=[.B414]-[.B413]" office:value-type="float" office:value="0.00000300000101560727">
            <text:p>0.000003</text:p>
          </table:table-cell>
          <table:table-cell/>
          <table:table-cell office:value-type="string">
            <text:p>postpones its deadline to 25356741.415220; c_s is topped up to 1.997811</text:p>
          </table:table-cell>
          <table:table-cell/>
        </table:table-row>
        <table:table-row table:style-name="ro1">
          <table:table-cell office:value-type="float" office:value="25356.736576">
            <text:p>25356.736576</text:p>
          </table:table-cell>
          <table:table-cell table:formula="of:=[.A415]-[.A$20]" office:value-type="float" office:value="0.0771529999983613">
            <text:p>0.077153</text:p>
          </table:table-cell>
          <table:table-cell table:formula="of:=[.B415]-[.B414]" office:value-type="float" office:value="0.000143999997817446">
            <text:p>0.0001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36578">
            <text:p>25356.736578</text:p>
          </table:table-cell>
          <table:table-cell table:formula="of:=[.A416]-[.A$20]" office:value-type="float" office:value="0.0771549999990384">
            <text:p>0.077155</text:p>
          </table:table-cell>
          <table:table-cell table:formula="of:=[.B416]-[.B41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36583">
            <text:p>25356.736583</text:p>
          </table:table-cell>
          <table:table-cell table:formula="of:=[.A417]-[.A$20]" office:value-type="float" office:value="0.0771600000007311">
            <text:p>0.077160</text:p>
          </table:table-cell>
          <table:table-cell table:formula="of:=[.B417]-[.B416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38256">
            <text:p>25356.738256</text:p>
          </table:table-cell>
          <table:table-cell table:formula="of:=[.A418]-[.A$20]" office:value-type="float" office:value="0.0788329999995767">
            <text:p>0.078833</text:p>
          </table:table-cell>
          <table:table-cell table:formula="of:=[.B418]-[.B417]" office:value-type="float" office:value="0.00167299999884563">
            <text:p>0.00167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38257">
            <text:p>25356.738257</text:p>
          </table:table-cell>
          <table:table-cell table:formula="of:=[.A419]-[.A$20]" office:value-type="float" office:value="0.0788339999999153">
            <text:p>0.078834</text:p>
          </table:table-cell>
          <table:table-cell table:formula="of:=[.B419]-[.B418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39431">
            <text:p>25356.739431</text:p>
          </table:table-cell>
          <table:table-cell table:formula="of:=[.A420]-[.A$20]" office:value-type="float" office:value="0.0800080000008165">
            <text:p>0.080008</text:p>
          </table:table-cell>
          <table:table-cell table:formula="of:=[.B420]-[.B419]" office:value-type="float" office:value="0.00117400000090129">
            <text:p>0.00117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39434">
            <text:p>25356.739434</text:p>
          </table:table-cell>
          <table:table-cell table:formula="of:=[.A421]-[.A$20]" office:value-type="float" office:value="0.0800109999981942">
            <text:p>0.080011</text:p>
          </table:table-cell>
          <table:table-cell table:formula="of:=[.B421]-[.B420]" office:value-type="float" office:value="0.0000029999973776284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39437">
            <text:p>25356.739437</text:p>
          </table:table-cell>
          <table:table-cell table:formula="of:=[.A422]-[.A$20]" office:value-type="float" office:value="0.0800139999992098">
            <text:p>0.080014</text:p>
          </table:table-cell>
          <table:table-cell table:formula="of:=[.B422]-[.B421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25356746.434065; c_s is fully topped up</text:p>
          </table:table-cell>
        </table:table-row>
        <table:table-row table:style-name="ro1">
          <table:table-cell office:value-type="float" office:value="25356.73944">
            <text:p>25356.739440</text:p>
          </table:table-cell>
          <table:table-cell table:formula="of:=[.A423]-[.A$20]" office:value-type="float" office:value="0.0800170000002254">
            <text:p>0.080017</text:p>
          </table:table-cell>
          <table:table-cell table:formula="of:=[.B423]-[.B422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39442">
            <text:p>25356.739442</text:p>
          </table:table-cell>
          <table:table-cell table:formula="of:=[.A424]-[.A$20]" office:value-type="float" office:value="0.0800189999972645">
            <text:p>0.080019</text:p>
          </table:table-cell>
          <table:table-cell table:formula="of:=[.B424]-[.B423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39444">
            <text:p>25356.739444</text:p>
          </table:table-cell>
          <table:table-cell table:formula="of:=[.A425]-[.A$20]" office:value-type="float" office:value="0.0800209999979415">
            <text:p>0.080021</text:p>
          </table:table-cell>
          <table:table-cell table:formula="of:=[.B425]-[.B424]" office:value-type="float" office:value="0.00000200000067707151">
            <text:p>0.000002</text:p>
          </table:table-cell>
          <table:table-cell office:value-type="string">
            <text:p>d_s is renewed (r + D) to 25356741.441955; c_s is fully topped up</text:p>
          </table:table-cell>
          <table:table-cell table:number-columns-repeated="2"/>
        </table:table-row>
        <table:table-row table:style-name="ro1">
          <table:table-cell office:value-type="float" office:value="25356.739447">
            <text:p>25356.739447</text:p>
          </table:table-cell>
          <table:table-cell table:formula="of:=[.A426]-[.A$20]" office:value-type="float" office:value="0.0800239999989572">
            <text:p>0.080024</text:p>
          </table:table-cell>
          <table:table-cell table:formula="of:=[.B426]-[.B425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39449">
            <text:p>25356.739449</text:p>
          </table:table-cell>
          <table:table-cell table:formula="of:=[.A427]-[.A$20]" office:value-type="float" office:value="0.0800259999996342">
            <text:p>0.080026</text:p>
          </table:table-cell>
          <table:table-cell table:formula="of:=[.B427]-[.B426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39453">
            <text:p>25356.739453</text:p>
          </table:table-cell>
          <table:table-cell table:formula="of:=[.A428]-[.A$20]" office:value-type="float" office:value="0.0800299999973504">
            <text:p>0.080030</text:p>
          </table:table-cell>
          <table:table-cell table:formula="of:=[.B428]-[.B427]" office:value-type="float" office:value="0.00000399999771616422">
            <text:p>0.000004</text:p>
          </table:table-cell>
          <table:table-cell/>
          <table:table-cell office:value-type="string">
            <text:p>0.322118 / 1.966059 &lt;= 2.000000 / 5.000000</text:p>
          </table:table-cell>
          <table:table-cell/>
        </table:table-row>
        <table:table-row table:style-name="ro1">
          <table:table-cell office:value-type="float" office:value="25356.739454">
            <text:p>25356.739454</text:p>
          </table:table-cell>
          <table:table-cell table:formula="of:=[.A429]-[.A$20]" office:value-type="float" office:value="0.0800309999976889">
            <text:p>0.080031</text:p>
          </table:table-cell>
          <table:table-cell table:formula="of:=[.B429]-[.B428]" office:value-type="float" office:value="0.00000100000033853576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39464">
            <text:p>25356.739464</text:p>
          </table:table-cell>
          <table:table-cell table:formula="of:=[.A430]-[.A$20]" office:value-type="float" office:value="0.0800409999974363">
            <text:p>0.080041</text:p>
          </table:table-cell>
          <table:table-cell table:formula="of:=[.B430]-[.B429]" office:value-type="float" office:value="0.00000999999974737875">
            <text:p>0.000010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5356.739786">
            <text:p>25356.739786</text:p>
          </table:table-cell>
          <table:table-cell table:formula="of:=[.A431]-[.A$20]" office:value-type="float" office:value="0.0803629999973055">
            <text:p>0.080363</text:p>
          </table:table-cell>
          <table:table-cell table:formula="of:=[.B431]-[.B430]" office:value-type="float" office:value="0.000321999999869149">
            <text:p>0.00032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39788">
            <text:p>25356.739788</text:p>
          </table:table-cell>
          <table:table-cell table:formula="of:=[.A432]-[.A$20]" office:value-type="float" office:value="0.0803649999979825">
            <text:p>0.080365</text:p>
          </table:table-cell>
          <table:table-cell table:formula="of:=[.B432]-[.B431]" office:value-type="float" office:value="0.00000200000067707151">
            <text:p>0.000002</text:p>
          </table:table-cell>
          <table:table-cell/>
          <table:table-cell office:value-type="string">
            <text:p>uses up its c_s; 25356739.784515-25356739.460264=0.324251</text:p>
          </table:table-cell>
          <table:table-cell/>
        </table:table-row>
        <table:table-row table:style-name="ro1">
          <table:table-cell office:value-type="float" office:value="25356.739793">
            <text:p>25356.739793</text:p>
          </table:table-cell>
          <table:table-cell table:formula="of:=[.A433]-[.A$20]" office:value-type="float" office:value="0.0803699999996752">
            <text:p>0.080370</text:p>
          </table:table-cell>
          <table:table-cell table:formula="of:=[.B433]-[.B432]" office:value-type="float" office:value="0.0000050000016926787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39797">
            <text:p>25356.739797</text:p>
          </table:table-cell>
          <table:table-cell table:formula="of:=[.A434]-[.A$20]" office:value-type="float" office:value="0.0803739999973914">
            <text:p>0.080374</text:p>
          </table:table-cell>
          <table:table-cell table:formula="of:=[.B434]-[.B433]" office:value-type="float" office:value="0.0000039999977161642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4074">
            <text:p>25356.740740</text:p>
          </table:table-cell>
          <table:table-cell table:formula="of:=[.A435]-[.A$20]" office:value-type="float" office:value="0.0813170000001264">
            <text:p>0.081317</text:p>
          </table:table-cell>
          <table:table-cell table:formula="of:=[.B435]-[.B434]" office:value-type="float" office:value="0.000943000002735062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40742">
            <text:p>25356.740742</text:p>
          </table:table-cell>
          <table:table-cell table:formula="of:=[.A436]-[.A$20]" office:value-type="float" office:value="0.0813190000008035">
            <text:p>0.081319</text:p>
          </table:table-cell>
          <table:table-cell table:formula="of:=[.B436]-[.B43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40745">
            <text:p>25356.740745</text:p>
          </table:table-cell>
          <table:table-cell table:formula="of:=[.A437]-[.A$20]" office:value-type="float" office:value="0.0813219999981811">
            <text:p>0.081322</text:p>
          </table:table-cell>
          <table:table-cell table:formula="of:=[.B437]-[.B436]" office:value-type="float" office:value="0.00000299999737762846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741423">
            <text:p>25356.741423</text:p>
          </table:table-cell>
          <table:table-cell table:formula="of:=[.A438]-[.A$20]" office:value-type="float" office:value="0.0819999999985157">
            <text:p>0.082000</text:p>
          </table:table-cell>
          <table:table-cell table:formula="of:=[.B438]-[.B437]" office:value-type="float" office:value="0.000678000000334578">
            <text:p>0.00067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41425">
            <text:p>25356.741425</text:p>
          </table:table-cell>
          <table:table-cell table:formula="of:=[.A439]-[.A$20]" office:value-type="float" office:value="0.0820019999991928">
            <text:p>0.082002</text:p>
          </table:table-cell>
          <table:table-cell table:formula="of:=[.B439]-[.B43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41427">
            <text:p>25356.741427</text:p>
          </table:table-cell>
          <table:table-cell table:formula="of:=[.A440]-[.A$20]" office:value-type="float" office:value="0.0820039999998699">
            <text:p>0.082004</text:p>
          </table:table-cell>
          <table:table-cell table:formula="of:=[.B440]-[.B439]" office:value-type="float" office:value="0.00000200000067707151">
            <text:p>0.000002</text:p>
          </table:table-cell>
          <table:table-cell/>
          <table:table-cell office:value-type="string">
            <text:p>postpones its deadline to 25356746.415220; c_s is topped up to 1.997867</text:p>
          </table:table-cell>
          <table:table-cell/>
        </table:table-row>
        <table:table-row table:style-name="ro1">
          <table:table-cell office:value-type="float" office:value="25356.74143">
            <text:p>25356.741430</text:p>
          </table:table-cell>
          <table:table-cell table:formula="of:=[.A441]-[.A$20]" office:value-type="float" office:value="0.0820069999972475">
            <text:p>0.082007</text:p>
          </table:table-cell>
          <table:table-cell table:formula="of:=[.B441]-[.B440]" office:value-type="float" office:value="0.00000299999737762846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41434">
            <text:p>25356.741434</text:p>
          </table:table-cell>
          <table:table-cell table:formula="of:=[.A442]-[.A$20]" office:value-type="float" office:value="0.0820109999986016">
            <text:p>0.082011</text:p>
          </table:table-cell>
          <table:table-cell table:formula="of:=[.B442]-[.B441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41438">
            <text:p>25356.741438</text:p>
          </table:table-cell>
          <table:table-cell table:formula="of:=[.A443]-[.A$20]" office:value-type="float" office:value="0.0820149999999558">
            <text:p>0.082015</text:p>
          </table:table-cell>
          <table:table-cell table:formula="of:=[.B443]-[.B442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43053">
            <text:p>25356.743053</text:p>
          </table:table-cell>
          <table:table-cell table:formula="of:=[.A444]-[.A$20]" office:value-type="float" office:value="0.0836299999973562">
            <text:p>0.083630</text:p>
          </table:table-cell>
          <table:table-cell table:formula="of:=[.B444]-[.B443]" office:value-type="float" office:value="0.00161499999740045">
            <text:p>0.00161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43054">
            <text:p>25356.743054</text:p>
          </table:table-cell>
          <table:table-cell table:formula="of:=[.A445]-[.A$20]" office:value-type="float" office:value="0.0836309999976947">
            <text:p>0.083631</text:p>
          </table:table-cell>
          <table:table-cell table:formula="of:=[.B445]-[.B444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43058">
            <text:p>25356.743058</text:p>
          </table:table-cell>
          <table:table-cell table:formula="of:=[.A446]-[.A$20]" office:value-type="float" office:value="0.0836349999990489">
            <text:p>0.083635</text:p>
          </table:table-cell>
          <table:table-cell table:formula="of:=[.B446]-[.B445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43414">
            <text:p>25356.743414</text:p>
          </table:table-cell>
          <table:table-cell table:formula="of:=[.A447]-[.A$20]" office:value-type="float" office:value="0.0839909999995143">
            <text:p>0.083991</text:p>
          </table:table-cell>
          <table:table-cell table:formula="of:=[.B447]-[.B446]" office:value-type="float" office:value="0.000356000000465428">
            <text:p>0.00035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43416">
            <text:p>25356.743416</text:p>
          </table:table-cell>
          <table:table-cell table:formula="of:=[.A448]-[.A$20]" office:value-type="float" office:value="0.0839930000001914">
            <text:p>0.083993</text:p>
          </table:table-cell>
          <table:table-cell table:formula="of:=[.B448]-[.B44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43418">
            <text:p>25356.743418</text:p>
          </table:table-cell>
          <table:table-cell table:formula="of:=[.A449]-[.A$20]" office:value-type="float" office:value="0.0839949999972305">
            <text:p>0.083995</text:p>
          </table:table-cell>
          <table:table-cell table:formula="of:=[.B449]-[.B448]" office:value-type="float" office:value="0.0000019999970390927">
            <text:p>0.000002</text:p>
          </table:table-cell>
          <table:table-cell office:value-type="string">
            <text:p>d_s is renewed (r + D) to 25356745.416023; c_s is fully topped up</text:p>
          </table:table-cell>
          <table:table-cell table:number-columns-repeated="2"/>
        </table:table-row>
        <table:table-row table:style-name="ro1">
          <table:table-cell office:value-type="float" office:value="25356.743421">
            <text:p>25356.743421</text:p>
          </table:table-cell>
          <table:table-cell table:formula="of:=[.A450]-[.A$20]" office:value-type="float" office:value="0.0839979999982461">
            <text:p>0.083998</text:p>
          </table:table-cell>
          <table:table-cell table:formula="of:=[.B450]-[.B449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43425">
            <text:p>25356.743425</text:p>
          </table:table-cell>
          <table:table-cell table:formula="of:=[.A451]-[.A$20]" office:value-type="float" office:value="0.0840019999996002">
            <text:p>0.084002</text:p>
          </table:table-cell>
          <table:table-cell table:formula="of:=[.B451]-[.B450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43428">
            <text:p>25356.743428</text:p>
          </table:table-cell>
          <table:table-cell table:formula="of:=[.A452]-[.A$20]" office:value-type="float" office:value="0.0840050000006158">
            <text:p>0.084005</text:p>
          </table:table-cell>
          <table:table-cell table:formula="of:=[.B452]-[.B451]" office:value-type="float" office:value="0.0000030000010156072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44376">
            <text:p>25356.744376</text:p>
          </table:table-cell>
          <table:table-cell table:formula="of:=[.A453]-[.A$20]" office:value-type="float" office:value="0.0849529999977676">
            <text:p>0.084953</text:p>
          </table:table-cell>
          <table:table-cell table:formula="of:=[.B453]-[.B452]" office:value-type="float" office:value="0.000947999997151783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44379">
            <text:p>25356.744379</text:p>
          </table:table-cell>
          <table:table-cell table:formula="of:=[.A454]-[.A$20]" office:value-type="float" office:value="0.0849559999987832">
            <text:p>0.084956</text:p>
          </table:table-cell>
          <table:table-cell table:formula="of:=[.B454]-[.B453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44382">
            <text:p>25356.744382</text:p>
          </table:table-cell>
          <table:table-cell table:formula="of:=[.A455]-[.A$20]" office:value-type="float" office:value="0.0849589999997988">
            <text:p>0.084959</text:p>
          </table:table-cell>
          <table:table-cell table:formula="of:=[.B455]-[.B454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744419">
            <text:p>25356.744419</text:p>
          </table:table-cell>
          <table:table-cell table:formula="of:=[.A456]-[.A$20]" office:value-type="float" office:value="0.0849959999977727">
            <text:p>0.084996</text:p>
          </table:table-cell>
          <table:table-cell table:formula="of:=[.B456]-[.B455]" office:value-type="float" office:value="0.0000369999979739077">
            <text:p>0.00003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44421">
            <text:p>25356.744421</text:p>
          </table:table-cell>
          <table:table-cell table:formula="of:=[.A457]-[.A$20]" office:value-type="float" office:value="0.0849979999984498">
            <text:p>0.084998</text:p>
          </table:table-cell>
          <table:table-cell table:formula="of:=[.B457]-[.B456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44424">
            <text:p>25356.744424</text:p>
          </table:table-cell>
          <table:table-cell table:formula="of:=[.A458]-[.A$20]" office:value-type="float" office:value="0.0850009999994654">
            <text:p>0.085001</text:p>
          </table:table-cell>
          <table:table-cell table:formula="of:=[.B458]-[.B457]" office:value-type="float" office:value="0.00000300000101560727">
            <text:p>0.000003</text:p>
          </table:table-cell>
          <table:table-cell/>
          <table:table-cell office:value-type="string">
            <text:p>0.380830 / 1.994314 &lt;= 2.000000 / 5.000000</text:p>
          </table:table-cell>
          <table:table-cell/>
        </table:table-row>
        <table:table-row table:style-name="ro1">
          <table:table-cell office:value-type="float" office:value="25356.744426">
            <text:p>25356.744426</text:p>
          </table:table-cell>
          <table:table-cell table:formula="of:=[.A459]-[.A$20]" office:value-type="float" office:value="0.0850030000001425">
            <text:p>0.085003</text:p>
          </table:table-cell>
          <table:table-cell table:formula="of:=[.B459]-[.B458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44428">
            <text:p>25356.744428</text:p>
          </table:table-cell>
          <table:table-cell table:formula="of:=[.A460]-[.A$20]" office:value-type="float" office:value="0.0850050000008196">
            <text:p>0.085005</text:p>
          </table:table-cell>
          <table:table-cell table:formula="of:=[.B460]-[.B459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44433">
            <text:p>25356.744433</text:p>
          </table:table-cell>
          <table:table-cell table:formula="of:=[.A461]-[.A$20]" office:value-type="float" office:value="0.0850099999988743">
            <text:p>0.085010</text:p>
          </table:table-cell>
          <table:table-cell table:formula="of:=[.B461]-[.B460]" office:value-type="float" office:value="0.0000049999980546999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44437">
            <text:p>25356.744437</text:p>
          </table:table-cell>
          <table:table-cell table:formula="of:=[.A462]-[.A$20]" office:value-type="float" office:value="0.0850140000002284">
            <text:p>0.085014</text:p>
          </table:table-cell>
          <table:table-cell table:formula="of:=[.B462]-[.B461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44817">
            <text:p>25356.744817</text:p>
          </table:table-cell>
          <table:table-cell table:formula="of:=[.A463]-[.A$20]" office:value-type="float" office:value="0.0853939999979048">
            <text:p>0.085394</text:p>
          </table:table-cell>
          <table:table-cell table:formula="of:=[.B463]-[.B462]" office:value-type="float" office:value="0.00037999999767635">
            <text:p>0.00038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4482">
            <text:p>25356.744820</text:p>
          </table:table-cell>
          <table:table-cell table:formula="of:=[.A464]-[.A$20]" office:value-type="float" office:value="0.0853969999989204">
            <text:p>0.085397</text:p>
          </table:table-cell>
          <table:table-cell table:formula="of:=[.B464]-[.B463]" office:value-type="float" office:value="0.00000300000101560727">
            <text:p>0.000003</text:p>
          </table:table-cell>
          <table:table-cell/>
          <table:table-cell office:value-type="string">
            <text:p>uses up its c_s; 25356744.817072-25356744.434519=0.382553</text:p>
          </table:table-cell>
          <table:table-cell/>
        </table:table-row>
        <table:table-row table:style-name="ro1">
          <table:table-cell office:value-type="float" office:value="25356.744826">
            <text:p>25356.744826</text:p>
          </table:table-cell>
          <table:table-cell table:formula="of:=[.A465]-[.A$20]" office:value-type="float" office:value="0.0854029999973136">
            <text:p>0.085403</text:p>
          </table:table-cell>
          <table:table-cell table:formula="of:=[.B465]-[.B464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4483">
            <text:p>25356.744830</text:p>
          </table:table-cell>
          <table:table-cell table:formula="of:=[.A466]-[.A$20]" office:value-type="float" office:value="0.0854069999986677">
            <text:p>0.085407</text:p>
          </table:table-cell>
          <table:table-cell table:formula="of:=[.B466]-[.B465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46421">
            <text:p>25356.746421</text:p>
          </table:table-cell>
          <table:table-cell table:formula="of:=[.A467]-[.A$20]" office:value-type="float" office:value="0.0869979999988573">
            <text:p>0.086998</text:p>
          </table:table-cell>
          <table:table-cell table:formula="of:=[.B467]-[.B466]" office:value-type="float" office:value="0.00159100000018952">
            <text:p>0.00159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46422">
            <text:p>25356.746422</text:p>
          </table:table-cell>
          <table:table-cell table:formula="of:=[.A468]-[.A$20]" office:value-type="float" office:value="0.0869989999991958">
            <text:p>0.086999</text:p>
          </table:table-cell>
          <table:table-cell table:formula="of:=[.B468]-[.B467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46425">
            <text:p>25356.746425</text:p>
          </table:table-cell>
          <table:table-cell table:formula="of:=[.A469]-[.A$20]" office:value-type="float" office:value="0.0870020000002114">
            <text:p>0.087002</text:p>
          </table:table-cell>
          <table:table-cell table:formula="of:=[.B469]-[.B468]" office:value-type="float" office:value="0.00000300000101560727">
            <text:p>0.000003</text:p>
          </table:table-cell>
          <table:table-cell/>
          <table:table-cell office:value-type="string">
            <text:p>postpones its deadline to 25356751.415220; c_s is topped up to 1.998277</text:p>
          </table:table-cell>
          <table:table-cell/>
        </table:table-row>
        <table:table-row table:style-name="ro1">
          <table:table-cell office:value-type="float" office:value="25356.746717">
            <text:p>25356.746717</text:p>
          </table:table-cell>
          <table:table-cell table:formula="of:=[.A470]-[.A$20]" office:value-type="float" office:value="0.0872940000008384">
            <text:p>0.087294</text:p>
          </table:table-cell>
          <table:table-cell table:formula="of:=[.B470]-[.B469]" office:value-type="float" office:value="0.000292000000627013">
            <text:p>0.000292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25356.74672">
            <text:p>25356.746720</text:p>
          </table:table-cell>
          <table:table-cell table:formula="of:=[.A471]-[.A$20]" office:value-type="float" office:value="0.0872969999982161">
            <text:p>0.087297</text:p>
          </table:table-cell>
          <table:table-cell table:formula="of:=[.B471]-[.B470]" office:value-type="float" office:value="0.00000299999737762846">
            <text:p>0.000003</text:p>
          </table:table-cell>
          <table:table-cell table:number-columns-repeated="2"/>
          <table:table-cell office:value-type="string">
            <text:p>uses up its c_s; 25356746.716933-25356744.828157=1.888776</text:p>
          </table:table-cell>
        </table:table-row>
        <table:table-row table:style-name="ro1">
          <table:table-cell office:value-type="float" office:value="25356.746724">
            <text:p>25356.746724</text:p>
          </table:table-cell>
          <table:table-cell table:formula="of:=[.A472]-[.A$20]" office:value-type="float" office:value="0.0873009999995702">
            <text:p>0.087301</text:p>
          </table:table-cell>
          <table:table-cell table:formula="of:=[.B472]-[.B471]" office:value-type="float" office:value="0.0000040000013541430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46726">
            <text:p>25356.746726</text:p>
          </table:table-cell>
          <table:table-cell table:formula="of:=[.A473]-[.A$20]" office:value-type="float" office:value="0.0873030000002473">
            <text:p>0.087303</text:p>
          </table:table-cell>
          <table:table-cell table:formula="of:=[.B473]-[.B472]" office:value-type="float" office:value="0.00000200000067707151">
            <text:p>0.000002</text:p>
          </table:table-cell>
          <table:table-cell table:number-columns-repeated="2"/>
          <table:table-cell office:value-type="string">
            <text:p>postpones its deadline to 25356753.434065; c_s is topped up to 2.717132</text:p>
          </table:table-cell>
        </table:table-row>
        <table:table-row table:style-name="ro1">
          <table:table-cell office:value-type="float" office:value="25356.746731">
            <text:p>25356.746731</text:p>
          </table:table-cell>
          <table:table-cell table:formula="of:=[.A474]-[.A$20]" office:value-type="float" office:value="0.087307999998302">
            <text:p>0.087308</text:p>
          </table:table-cell>
          <table:table-cell table:formula="of:=[.B474]-[.B473]" office:value-type="float" office:value="0.0000049999980546999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46735">
            <text:p>25356.746735</text:p>
          </table:table-cell>
          <table:table-cell table:formula="of:=[.A475]-[.A$20]" office:value-type="float" office:value="0.0873119999996561">
            <text:p>0.087312</text:p>
          </table:table-cell>
          <table:table-cell table:formula="of:=[.B475]-[.B474]" office:value-type="float" office:value="0.0000040000013541430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47414">
            <text:p>25356.747414</text:p>
          </table:table-cell>
          <table:table-cell table:formula="of:=[.A476]-[.A$20]" office:value-type="float" office:value="0.0879910000003292">
            <text:p>0.087991</text:p>
          </table:table-cell>
          <table:table-cell table:formula="of:=[.B476]-[.B475]" office:value-type="float" office:value="0.000679000000673113">
            <text:p>0.00067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47416">
            <text:p>25356.747416</text:p>
          </table:table-cell>
          <table:table-cell table:formula="of:=[.A477]-[.A$20]" office:value-type="float" office:value="0.0879929999973683">
            <text:p>0.087993</text:p>
          </table:table-cell>
          <table:table-cell table:formula="of:=[.B477]-[.B476]" office:value-type="float" office:value="0.0000019999970390927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47418">
            <text:p>25356.747418</text:p>
          </table:table-cell>
          <table:table-cell table:formula="of:=[.A478]-[.A$20]" office:value-type="float" office:value="0.0879949999980454">
            <text:p>0.087995</text:p>
          </table:table-cell>
          <table:table-cell table:formula="of:=[.B478]-[.B477]" office:value-type="float" office:value="0.00000200000067707151">
            <text:p>0.000002</text:p>
          </table:table-cell>
          <table:table-cell office:value-type="string">
            <text:p>d_s is renewed (r + D) to 25356749.415824; c_s is fully topped up</text:p>
          </table:table-cell>
          <table:table-cell table:number-columns-repeated="2"/>
        </table:table-row>
        <table:table-row table:style-name="ro1">
          <table:table-cell office:value-type="float" office:value="25356.74742">
            <text:p>25356.747420</text:p>
          </table:table-cell>
          <table:table-cell table:formula="of:=[.A479]-[.A$20]" office:value-type="float" office:value="0.0879969999987225">
            <text:p>0.087997</text:p>
          </table:table-cell>
          <table:table-cell table:formula="of:=[.B479]-[.B478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747424">
            <text:p>25356.747424</text:p>
          </table:table-cell>
          <table:table-cell table:formula="of:=[.A480]-[.A$20]" office:value-type="float" office:value="0.0880010000000766">
            <text:p>0.088001</text:p>
          </table:table-cell>
          <table:table-cell table:formula="of:=[.B480]-[.B479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47427">
            <text:p>25356.747427</text:p>
          </table:table-cell>
          <table:table-cell table:formula="of:=[.A481]-[.A$20]" office:value-type="float" office:value="0.0880039999974542">
            <text:p>0.088004</text:p>
          </table:table-cell>
          <table:table-cell table:formula="of:=[.B481]-[.B480]" office:value-type="float" office:value="0.00000299999737762846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48372">
            <text:p>25356.748372</text:p>
          </table:table-cell>
          <table:table-cell table:formula="of:=[.A482]-[.A$20]" office:value-type="float" office:value="0.0889489999972284">
            <text:p>0.088949</text:p>
          </table:table-cell>
          <table:table-cell table:formula="of:=[.B482]-[.B481]" office:value-type="float" office:value="0.000944999999774154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48374">
            <text:p>25356.748374</text:p>
          </table:table-cell>
          <table:table-cell table:formula="of:=[.A483]-[.A$20]" office:value-type="float" office:value="0.0889509999979055">
            <text:p>0.088951</text:p>
          </table:table-cell>
          <table:table-cell table:formula="of:=[.B483]-[.B48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48379">
            <text:p>25356.748379</text:p>
          </table:table-cell>
          <table:table-cell table:formula="of:=[.A484]-[.A$20]" office:value-type="float" office:value="0.0889559999995981">
            <text:p>0.088956</text:p>
          </table:table-cell>
          <table:table-cell table:formula="of:=[.B484]-[.B483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49256">
            <text:p>25356.749256</text:p>
          </table:table-cell>
          <table:table-cell table:formula="of:=[.A485]-[.A$20]" office:value-type="float" office:value="0.0898329999981797">
            <text:p>0.089833</text:p>
          </table:table-cell>
          <table:table-cell table:formula="of:=[.B485]-[.B484]" office:value-type="float" office:value="0.000876999998581596">
            <text:p>0.00087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49258">
            <text:p>25356.749258</text:p>
          </table:table-cell>
          <table:table-cell table:formula="of:=[.A486]-[.A$20]" office:value-type="float" office:value="0.0898349999988568">
            <text:p>0.089835</text:p>
          </table:table-cell>
          <table:table-cell table:formula="of:=[.B486]-[.B485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49261">
            <text:p>25356.749261</text:p>
          </table:table-cell>
          <table:table-cell table:formula="of:=[.A487]-[.A$20]" office:value-type="float" office:value="0.0898379999998724">
            <text:p>0.089838</text:p>
          </table:table-cell>
          <table:table-cell table:formula="of:=[.B487]-[.B486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49265">
            <text:p>25356.749265</text:p>
          </table:table-cell>
          <table:table-cell table:formula="of:=[.A488]-[.A$20]" office:value-type="float" office:value="0.0898419999975886">
            <text:p>0.089842</text:p>
          </table:table-cell>
          <table:table-cell table:formula="of:=[.B488]-[.B487]" office:value-type="float" office:value="0.00000399999771616422">
            <text:p>0.00000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49267">
            <text:p>25356.749267</text:p>
          </table:table-cell>
          <table:table-cell table:formula="of:=[.A489]-[.A$20]" office:value-type="float" office:value="0.0898439999982656">
            <text:p>0.089844</text:p>
          </table:table-cell>
          <table:table-cell table:formula="of:=[.B489]-[.B488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49419">
            <text:p>25356.749419</text:p>
          </table:table-cell>
          <table:table-cell table:formula="of:=[.A490]-[.A$20]" office:value-type="float" office:value="0.0899959999987914">
            <text:p>0.089996</text:p>
          </table:table-cell>
          <table:table-cell table:formula="of:=[.B490]-[.B489]" office:value-type="float" office:value="0.000152000000525732">
            <text:p>0.00015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49421">
            <text:p>25356.749421</text:p>
          </table:table-cell>
          <table:table-cell table:formula="of:=[.A491]-[.A$20]" office:value-type="float" office:value="0.0899979999994685">
            <text:p>0.089998</text:p>
          </table:table-cell>
          <table:table-cell table:formula="of:=[.B491]-[.B49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49424">
            <text:p>25356.749424</text:p>
          </table:table-cell>
          <table:table-cell table:formula="of:=[.A492]-[.A$20]" office:value-type="float" office:value="0.0900010000004841">
            <text:p>0.090001</text:p>
          </table:table-cell>
          <table:table-cell table:formula="of:=[.B492]-[.B491]" office:value-type="float" office:value="0.00000300000101560727">
            <text:p>0.000003</text:p>
          </table:table-cell>
          <table:table-cell/>
          <table:table-cell office:value-type="string">
            <text:p>0.427910 / 1.994435 &lt;= 2.000000 / 5.000000</text:p>
          </table:table-cell>
          <table:table-cell/>
        </table:table-row>
        <table:table-row table:style-name="ro1">
          <table:table-cell office:value-type="float" office:value="25356.749426">
            <text:p>25356.749426</text:p>
          </table:table-cell>
          <table:table-cell table:formula="of:=[.A493]-[.A$20]" office:value-type="float" office:value="0.0900029999975232">
            <text:p>0.090003</text:p>
          </table:table-cell>
          <table:table-cell table:formula="of:=[.B493]-[.B492]" office:value-type="float" office:value="0.0000019999970390927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49428">
            <text:p>25356.749428</text:p>
          </table:table-cell>
          <table:table-cell table:formula="of:=[.A494]-[.A$20]" office:value-type="float" office:value="0.0900049999982002">
            <text:p>0.090005</text:p>
          </table:table-cell>
          <table:table-cell table:formula="of:=[.B494]-[.B493]" office:value-type="float" office:value="0.00000200000067707151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4943">
            <text:p>25356.749430</text:p>
          </table:table-cell>
          <table:table-cell table:formula="of:=[.A495]-[.A$20]" office:value-type="float" office:value="0.0900069999988773">
            <text:p>0.090007</text:p>
          </table:table-cell>
          <table:table-cell table:formula="of:=[.B495]-[.B49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49433">
            <text:p>25356.749433</text:p>
          </table:table-cell>
          <table:table-cell table:formula="of:=[.A496]-[.A$20]" office:value-type="float" office:value="0.0900099999998929">
            <text:p>0.090010</text:p>
          </table:table-cell>
          <table:table-cell table:formula="of:=[.B496]-[.B495]" office:value-type="float" office:value="0.00000300000101560727">
            <text:p>0.000003</text:p>
          </table:table-cell>
          <table:table-cell table:number-columns-repeated="2"/>
          <table:table-cell office:value-type="string">
            <text:p>2.697321 / 4.004182 &gt; 3.000000 / 7.000000</text:p>
          </table:table-cell>
        </table:table-row>
        <table:table-row table:style-name="ro1">
          <table:table-cell office:value-type="float" office:value="25356.749435">
            <text:p>25356.749435</text:p>
          </table:table-cell>
          <table:table-cell table:formula="of:=[.A497]-[.A$20]" office:value-type="float" office:value="0.09001200000057">
            <text:p>0.090012</text:p>
          </table:table-cell>
          <table:table-cell table:formula="of:=[.B497]-[.B496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5356756.429883; c_s is fully topped up</text:p>
          </table:table-cell>
        </table:table-row>
        <table:table-row table:style-name="ro1">
          <table:table-cell office:value-type="float" office:value="25356.749443">
            <text:p>25356.749443</text:p>
          </table:table-cell>
          <table:table-cell table:formula="of:=[.A498]-[.A$20]" office:value-type="float" office:value="0.0900199999996403">
            <text:p>0.090020</text:p>
          </table:table-cell>
          <table:table-cell table:formula="of:=[.B498]-[.B497]" office:value-type="float" office:value="0.00000799999907030724">
            <text:p>0.000008</text:p>
          </table:table-cell>
          <table:table-cell/>
          <table:table-cell office:value-type="string">
            <text:p>is pick_next_task_dl-ed by rsyslogd (854)</text:p>
          </table:table-cell>
          <table:table-cell/>
        </table:table-row>
        <table:table-row table:style-name="ro1">
          <table:table-cell office:value-type="float" office:value="25356.74987">
            <text:p>25356.749870</text:p>
          </table:table-cell>
          <table:table-cell table:formula="of:=[.A499]-[.A$20]" office:value-type="float" office:value="0.0904469999986759">
            <text:p>0.090447</text:p>
          </table:table-cell>
          <table:table-cell table:formula="of:=[.B499]-[.B498]" office:value-type="float" office:value="0.000426999999035616">
            <text:p>0.00042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49873">
            <text:p>25356.749873</text:p>
          </table:table-cell>
          <table:table-cell table:formula="of:=[.A500]-[.A$20]" office:value-type="float" office:value="0.0904499999996915">
            <text:p>0.090450</text:p>
          </table:table-cell>
          <table:table-cell table:formula="of:=[.B500]-[.B499]" office:value-type="float" office:value="0.00000300000101560727">
            <text:p>0.000003</text:p>
          </table:table-cell>
          <table:table-cell/>
          <table:table-cell office:value-type="string">
            <text:p>uses up its c_s; 25356749.869314-25356749.439533=0.429781</text:p>
          </table:table-cell>
          <table:table-cell/>
        </table:table-row>
        <table:table-row table:style-name="ro1">
          <table:table-cell office:value-type="float" office:value="25356.749878">
            <text:p>25356.749878</text:p>
          </table:table-cell>
          <table:table-cell table:formula="of:=[.A501]-[.A$20]" office:value-type="float" office:value="0.0904549999977462">
            <text:p>0.090455</text:p>
          </table:table-cell>
          <table:table-cell table:formula="of:=[.B501]-[.B500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49881">
            <text:p>25356.749881</text:p>
          </table:table-cell>
          <table:table-cell table:formula="of:=[.A502]-[.A$20]" office:value-type="float" office:value="0.0904579999987618">
            <text:p>0.090458</text:p>
          </table:table-cell>
          <table:table-cell table:formula="of:=[.B502]-[.B50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51414">
            <text:p>25356.751414</text:p>
          </table:table-cell>
          <table:table-cell table:formula="of:=[.A503]-[.A$20]" office:value-type="float" office:value="0.0919909999975062">
            <text:p>0.091991</text:p>
          </table:table-cell>
          <table:table-cell table:formula="of:=[.B503]-[.B502]" office:value-type="float" office:value="0.00153299999874434">
            <text:p>0.00153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51416">
            <text:p>25356.751416</text:p>
          </table:table-cell>
          <table:table-cell table:formula="of:=[.A504]-[.A$20]" office:value-type="float" office:value="0.0919929999981832">
            <text:p>0.091993</text:p>
          </table:table-cell>
          <table:table-cell table:formula="of:=[.B504]-[.B50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51418">
            <text:p>25356.751418</text:p>
          </table:table-cell>
          <table:table-cell table:formula="of:=[.A505]-[.A$20]" office:value-type="float" office:value="0.0919949999988603">
            <text:p>0.091995</text:p>
          </table:table-cell>
          <table:table-cell table:formula="of:=[.B505]-[.B504]" office:value-type="float" office:value="0.00000200000067707151">
            <text:p>0.000002</text:p>
          </table:table-cell>
          <table:table-cell office:value-type="string">
            <text:p>d_s is renewed (r + D) to 25356753.415974; c_s is fully topped up</text:p>
          </table:table-cell>
          <table:table-cell table:number-columns-repeated="2"/>
        </table:table-row>
        <table:table-row table:style-name="ro1">
          <table:table-cell office:value-type="float" office:value="25356.751421">
            <text:p>25356.751421</text:p>
          </table:table-cell>
          <table:table-cell table:formula="of:=[.A506]-[.A$20]" office:value-type="float" office:value="0.0919979999998759">
            <text:p>0.091998</text:p>
          </table:table-cell>
          <table:table-cell table:formula="of:=[.B506]-[.B505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51425">
            <text:p>25356.751425</text:p>
          </table:table-cell>
          <table:table-cell table:formula="of:=[.A507]-[.A$20]" office:value-type="float" office:value="0.0920019999975921">
            <text:p>0.092002</text:p>
          </table:table-cell>
          <table:table-cell table:formula="of:=[.B507]-[.B506]" office:value-type="float" office:value="0.00000399999771616422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51427">
            <text:p>25356.751427</text:p>
          </table:table-cell>
          <table:table-cell table:formula="of:=[.A508]-[.A$20]" office:value-type="float" office:value="0.0920039999982691">
            <text:p>0.092004</text:p>
          </table:table-cell>
          <table:table-cell table:formula="of:=[.B508]-[.B50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51429">
            <text:p>25356.751429</text:p>
          </table:table-cell>
          <table:table-cell table:formula="of:=[.A509]-[.A$20]" office:value-type="float" office:value="0.0920059999989462">
            <text:p>0.092006</text:p>
          </table:table-cell>
          <table:table-cell table:formula="of:=[.B509]-[.B508]" office:value-type="float" office:value="0.00000200000067707151">
            <text:p>0.000002</text:p>
          </table:table-cell>
          <table:table-cell/>
          <table:table-cell office:value-type="string">
            <text:p>postpones its deadline to 25356756.415220; c_s is topped up to 1.998129</text:p>
          </table:table-cell>
          <table:table-cell/>
        </table:table-row>
        <table:table-row table:style-name="ro1">
          <table:table-cell office:value-type="float" office:value="25356.751432">
            <text:p>25356.751432</text:p>
          </table:table-cell>
          <table:table-cell table:formula="of:=[.A510]-[.A$20]" office:value-type="float" office:value="0.0920089999999618">
            <text:p>0.092009</text:p>
          </table:table-cell>
          <table:table-cell table:formula="of:=[.B510]-[.B509]" office:value-type="float" office:value="0.0000030000010156072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51435">
            <text:p>25356.751435</text:p>
          </table:table-cell>
          <table:table-cell table:formula="of:=[.A511]-[.A$20]" office:value-type="float" office:value="0.0920119999973394">
            <text:p>0.092012</text:p>
          </table:table-cell>
          <table:table-cell table:formula="of:=[.B511]-[.B510]" office:value-type="float" office:value="0.0000029999973776284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51438">
            <text:p>25356.751438</text:p>
          </table:table-cell>
          <table:table-cell table:formula="of:=[.A512]-[.A$20]" office:value-type="float" office:value="0.0920149999983551">
            <text:p>0.092015</text:p>
          </table:table-cell>
          <table:table-cell table:formula="of:=[.B512]-[.B511]" office:value-type="float" office:value="0.0000030000010156072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52383">
            <text:p>25356.752383</text:p>
          </table:table-cell>
          <table:table-cell table:formula="of:=[.A513]-[.A$20]" office:value-type="float" office:value="0.0929599999981292">
            <text:p>0.092960</text:p>
          </table:table-cell>
          <table:table-cell table:formula="of:=[.B513]-[.B512]" office:value-type="float" office:value="0.000944999999774154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52384">
            <text:p>25356.752384</text:p>
          </table:table-cell>
          <table:table-cell table:formula="of:=[.A514]-[.A$20]" office:value-type="float" office:value="0.0929609999984677">
            <text:p>0.092961</text:p>
          </table:table-cell>
          <table:table-cell table:formula="of:=[.B514]-[.B513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52389">
            <text:p>25356.752389</text:p>
          </table:table-cell>
          <table:table-cell table:formula="of:=[.A515]-[.A$20]" office:value-type="float" office:value="0.0929660000001604">
            <text:p>0.092966</text:p>
          </table:table-cell>
          <table:table-cell table:formula="of:=[.B515]-[.B514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53897">
            <text:p>25356.753897</text:p>
          </table:table-cell>
          <table:table-cell table:formula="of:=[.A516]-[.A$20]" office:value-type="float" office:value="0.0944739999977173">
            <text:p>0.094474</text:p>
          </table:table-cell>
          <table:table-cell table:formula="of:=[.B516]-[.B515]" office:value-type="float" office:value="0.00150799999755691">
            <text:p>0.0015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53898">
            <text:p>25356.753898</text:p>
          </table:table-cell>
          <table:table-cell table:formula="of:=[.A517]-[.A$20]" office:value-type="float" office:value="0.0944749999980559">
            <text:p>0.094475</text:p>
          </table:table-cell>
          <table:table-cell table:formula="of:=[.B517]-[.B516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53902">
            <text:p>25356.753902</text:p>
          </table:table-cell>
          <table:table-cell table:formula="of:=[.A518]-[.A$20]" office:value-type="float" office:value="0.09447899999941">
            <text:p>0.094479</text:p>
          </table:table-cell>
          <table:table-cell table:formula="of:=[.B518]-[.B517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54416">
            <text:p>25356.754416</text:p>
          </table:table-cell>
          <table:table-cell table:formula="of:=[.A519]-[.A$20]" office:value-type="float" office:value="0.0949929999987944">
            <text:p>0.094993</text:p>
          </table:table-cell>
          <table:table-cell table:formula="of:=[.B519]-[.B518]" office:value-type="float" office:value="0.000513999999384396">
            <text:p>0.00051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54418">
            <text:p>25356.754418</text:p>
          </table:table-cell>
          <table:table-cell table:formula="of:=[.A520]-[.A$20]" office:value-type="float" office:value="0.0949949999994715">
            <text:p>0.094995</text:p>
          </table:table-cell>
          <table:table-cell table:formula="of:=[.B520]-[.B51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54421">
            <text:p>25356.754421</text:p>
          </table:table-cell>
          <table:table-cell table:formula="of:=[.A521]-[.A$20]" office:value-type="float" office:value="0.0949980000004871">
            <text:p>0.094998</text:p>
          </table:table-cell>
          <table:table-cell table:formula="of:=[.B521]-[.B520]" office:value-type="float" office:value="0.00000300000101560727">
            <text:p>0.000003</text:p>
          </table:table-cell>
          <table:table-cell/>
          <table:table-cell office:value-type="string">
            <text:p>0.487673 / 1.997358 &lt;= 2.000000 / 5.000000</text:p>
          </table:table-cell>
          <table:table-cell/>
        </table:table-row>
        <table:table-row table:style-name="ro1">
          <table:table-cell office:value-type="float" office:value="25356.754423">
            <text:p>25356.754423</text:p>
          </table:table-cell>
          <table:table-cell table:formula="of:=[.A522]-[.A$20]" office:value-type="float" office:value="0.0949999999975262">
            <text:p>0.095000</text:p>
          </table:table-cell>
          <table:table-cell table:formula="of:=[.B522]-[.B521]" office:value-type="float" office:value="0.0000019999970390927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54424">
            <text:p>25356.754424</text:p>
          </table:table-cell>
          <table:table-cell table:formula="of:=[.A523]-[.A$20]" office:value-type="float" office:value="0.0950009999978647">
            <text:p>0.095001</text:p>
          </table:table-cell>
          <table:table-cell table:formula="of:=[.B523]-[.B522]" office:value-type="float" office:value="0.00000100000033853576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54429">
            <text:p>25356.754429</text:p>
          </table:table-cell>
          <table:table-cell table:formula="of:=[.A524]-[.A$20]" office:value-type="float" office:value="0.0950059999995574">
            <text:p>0.095006</text:p>
          </table:table-cell>
          <table:table-cell table:formula="of:=[.B524]-[.B523]" office:value-type="float" office:value="0.0000050000016926787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54434">
            <text:p>25356.754434</text:p>
          </table:table-cell>
          <table:table-cell table:formula="of:=[.A525]-[.A$20]" office:value-type="float" office:value="0.0950109999976121">
            <text:p>0.095011</text:p>
          </table:table-cell>
          <table:table-cell table:formula="of:=[.B525]-[.B524]" office:value-type="float" office:value="0.00000499999805469997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54921">
            <text:p>25356.754921</text:p>
          </table:table-cell>
          <table:table-cell table:formula="of:=[.A526]-[.A$20]" office:value-type="float" office:value="0.09549799999877">
            <text:p>0.095498</text:p>
          </table:table-cell>
          <table:table-cell table:formula="of:=[.B526]-[.B525]" office:value-type="float" office:value="0.000487000001157867">
            <text:p>0.00048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54924">
            <text:p>25356.754924</text:p>
          </table:table-cell>
          <table:table-cell table:formula="of:=[.A527]-[.A$20]" office:value-type="float" office:value="0.0955009999997856">
            <text:p>0.095501</text:p>
          </table:table-cell>
          <table:table-cell table:formula="of:=[.B527]-[.B526]" office:value-type="float" office:value="0.00000300000101560727">
            <text:p>0.000003</text:p>
          </table:table-cell>
          <table:table-cell/>
          <table:table-cell office:value-type="string">
            <text:p>uses up its c_s; 25356754.920951-25356754.431211=0.489740</text:p>
          </table:table-cell>
          <table:table-cell/>
        </table:table-row>
        <table:table-row table:style-name="ro1">
          <table:table-cell office:value-type="float" office:value="25356.754929">
            <text:p>25356.754929</text:p>
          </table:table-cell>
          <table:table-cell table:formula="of:=[.A528]-[.A$20]" office:value-type="float" office:value="0.0955059999978403">
            <text:p>0.095506</text:p>
          </table:table-cell>
          <table:table-cell table:formula="of:=[.B528]-[.B527]" office:value-type="float" office:value="0.0000049999980546999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54933">
            <text:p>25356.754933</text:p>
          </table:table-cell>
          <table:table-cell table:formula="of:=[.A529]-[.A$20]" office:value-type="float" office:value="0.0955099999991944">
            <text:p>0.095510</text:p>
          </table:table-cell>
          <table:table-cell table:formula="of:=[.B529]-[.B528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55414">
            <text:p>25356.755414</text:p>
          </table:table-cell>
          <table:table-cell table:formula="of:=[.A530]-[.A$20]" office:value-type="float" office:value="0.0959909999983211">
            <text:p>0.095991</text:p>
          </table:table-cell>
          <table:table-cell table:formula="of:=[.B530]-[.B529]" office:value-type="float" office:value="0.000480999999126652">
            <text:p>0.00048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55416">
            <text:p>25356.755416</text:p>
          </table:table-cell>
          <table:table-cell table:formula="of:=[.A531]-[.A$20]" office:value-type="float" office:value="0.0959929999989981">
            <text:p>0.095993</text:p>
          </table:table-cell>
          <table:table-cell table:formula="of:=[.B531]-[.B53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55418">
            <text:p>25356.755418</text:p>
          </table:table-cell>
          <table:table-cell table:formula="of:=[.A532]-[.A$20]" office:value-type="float" office:value="0.0959949999996752">
            <text:p>0.095995</text:p>
          </table:table-cell>
          <table:table-cell table:formula="of:=[.B532]-[.B531]" office:value-type="float" office:value="0.00000200000067707151">
            <text:p>0.000002</text:p>
          </table:table-cell>
          <table:table-cell office:value-type="string">
            <text:p>d_s is renewed (r + D) to 25356757.416168; c_s is fully topped up</text:p>
          </table:table-cell>
          <table:table-cell table:number-columns-repeated="2"/>
        </table:table-row>
        <table:table-row table:style-name="ro1">
          <table:table-cell office:value-type="float" office:value="25356.755837">
            <text:p>25356.755837</text:p>
          </table:table-cell>
          <table:table-cell table:formula="of:=[.A533]-[.A$20]" office:value-type="float" office:value="0.0964139999996405">
            <text:p>0.096414</text:p>
          </table:table-cell>
          <table:table-cell table:formula="of:=[.B533]-[.B532]" office:value-type="float" office:value="0.000418999999965308">
            <text:p>0.00041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55839">
            <text:p>25356.755839</text:p>
          </table:table-cell>
          <table:table-cell table:formula="of:=[.A534]-[.A$20]" office:value-type="float" office:value="0.0964160000003176">
            <text:p>0.096416</text:p>
          </table:table-cell>
          <table:table-cell table:formula="of:=[.B534]-[.B533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55842">
            <text:p>25356.755842</text:p>
          </table:table-cell>
          <table:table-cell table:formula="of:=[.A535]-[.A$20]" office:value-type="float" office:value="0.0964189999976952">
            <text:p>0.096419</text:p>
          </table:table-cell>
          <table:table-cell table:formula="of:=[.B535]-[.B534]" office:value-type="float" office:value="0.00000299999737762846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56428">
            <text:p>25356.756428</text:p>
          </table:table-cell>
          <table:table-cell table:formula="of:=[.A536]-[.A$20]" office:value-type="float" office:value="0.0970049999996263">
            <text:p>0.097005</text:p>
          </table:table-cell>
          <table:table-cell table:formula="of:=[.B536]-[.B535]" office:value-type="float" office:value="0.000586000001931097">
            <text:p>0.00058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56431">
            <text:p>25356.756431</text:p>
          </table:table-cell>
          <table:table-cell table:formula="of:=[.A537]-[.A$20]" office:value-type="float" office:value="0.0970080000006419">
            <text:p>0.097008</text:p>
          </table:table-cell>
          <table:table-cell table:formula="of:=[.B537]-[.B536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56434">
            <text:p>25356.756434</text:p>
          </table:table-cell>
          <table:table-cell table:formula="of:=[.A538]-[.A$20]" office:value-type="float" office:value="0.0970109999980195">
            <text:p>0.097011</text:p>
          </table:table-cell>
          <table:table-cell table:formula="of:=[.B538]-[.B537]" office:value-type="float" office:value="0.00000299999737762846">
            <text:p>0.000003</text:p>
          </table:table-cell>
          <table:table-cell/>
          <table:table-cell office:value-type="string">
            <text:p>postpones its deadline to 25356761.415220; c_s is topped up to 1.997933</text:p>
          </table:table-cell>
          <table:table-cell/>
        </table:table-row>
        <table:table-row table:style-name="ro1">
          <table:table-cell office:value-type="float" office:value="25356.756802">
            <text:p>25356.756802</text:p>
          </table:table-cell>
          <table:table-cell table:formula="of:=[.A539]-[.A$20]" office:value-type="float" office:value="0.0973789999989094">
            <text:p>0.097379</text:p>
          </table:table-cell>
          <table:table-cell table:formula="of:=[.B539]-[.B538]" office:value-type="float" office:value="0.000368000000889879">
            <text:p>0.00036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56805">
            <text:p>25356.756805</text:p>
          </table:table-cell>
          <table:table-cell table:formula="of:=[.A540]-[.A$20]" office:value-type="float" office:value="0.097381999999925">
            <text:p>0.097382</text:p>
          </table:table-cell>
          <table:table-cell table:formula="of:=[.B540]-[.B539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56808">
            <text:p>25356.756808</text:p>
          </table:table-cell>
          <table:table-cell table:formula="of:=[.A541]-[.A$20]" office:value-type="float" office:value="0.0973849999973027">
            <text:p>0.097385</text:p>
          </table:table-cell>
          <table:table-cell table:formula="of:=[.B541]-[.B540]" office:value-type="float" office:value="0.00000299999737762846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58255">
            <text:p>25356.758255</text:p>
          </table:table-cell>
          <table:table-cell table:formula="of:=[.A542]-[.A$20]" office:value-type="float" office:value="0.0988319999996747">
            <text:p>0.098832</text:p>
          </table:table-cell>
          <table:table-cell table:formula="of:=[.B542]-[.B541]" office:value-type="float" office:value="0.00144700000237208">
            <text:p>0.0014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58257">
            <text:p>25356.758257</text:p>
          </table:table-cell>
          <table:table-cell table:formula="of:=[.A543]-[.A$20]" office:value-type="float" office:value="0.0988340000003518">
            <text:p>0.098834</text:p>
          </table:table-cell>
          <table:table-cell table:formula="of:=[.B543]-[.B54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59432">
            <text:p>25356.759432</text:p>
          </table:table-cell>
          <table:table-cell table:formula="of:=[.A544]-[.A$20]" office:value-type="float" office:value="0.100008999997954">
            <text:p>0.100009</text:p>
          </table:table-cell>
          <table:table-cell table:formula="of:=[.B544]-[.B543]" office:value-type="float" office:value="0.00117499999760184">
            <text:p>0.00117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59436">
            <text:p>25356.759436</text:p>
          </table:table-cell>
          <table:table-cell table:formula="of:=[.A545]-[.A$20]" office:value-type="float" office:value="0.100012999999308">
            <text:p>0.100013</text:p>
          </table:table-cell>
          <table:table-cell table:formula="of:=[.B545]-[.B544]" office:value-type="float" office:value="0.0000040000013541430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59438">
            <text:p>25356.759438</text:p>
          </table:table-cell>
          <table:table-cell table:formula="of:=[.A546]-[.A$20]" office:value-type="float" office:value="0.100014999999985">
            <text:p>0.100015</text:p>
          </table:table-cell>
          <table:table-cell table:formula="of:=[.B546]-[.B545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25356766.435432; c_s is fully topped up</text:p>
          </table:table-cell>
        </table:table-row>
        <table:table-row table:style-name="ro1">
          <table:table-cell office:value-type="float" office:value="25356.759441">
            <text:p>25356.759441</text:p>
          </table:table-cell>
          <table:table-cell table:formula="of:=[.A547]-[.A$20]" office:value-type="float" office:value="0.100017999997363">
            <text:p>0.100018</text:p>
          </table:table-cell>
          <table:table-cell table:formula="of:=[.B547]-[.B546]" office:value-type="float" office:value="0.0000029999973776284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59443">
            <text:p>25356.759443</text:p>
          </table:table-cell>
          <table:table-cell table:formula="of:=[.A548]-[.A$20]" office:value-type="float" office:value="0.10001999999804">
            <text:p>0.100020</text:p>
          </table:table-cell>
          <table:table-cell table:formula="of:=[.B548]-[.B54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59446">
            <text:p>25356.759446</text:p>
          </table:table-cell>
          <table:table-cell table:formula="of:=[.A549]-[.A$20]" office:value-type="float" office:value="0.100022999999055">
            <text:p>0.100023</text:p>
          </table:table-cell>
          <table:table-cell table:formula="of:=[.B549]-[.B548]" office:value-type="float" office:value="0.00000300000101560727">
            <text:p>0.000003</text:p>
          </table:table-cell>
          <table:table-cell office:value-type="string">
            <text:p>d_s is renewed (r + D) to 25356761.443401; c_s is fully topped up</text:p>
          </table:table-cell>
          <table:table-cell table:number-columns-repeated="2"/>
        </table:table-row>
        <table:table-row table:style-name="ro1">
          <table:table-cell office:value-type="float" office:value="25356.759448">
            <text:p>25356.759448</text:p>
          </table:table-cell>
          <table:table-cell table:formula="of:=[.A550]-[.A$20]" office:value-type="float" office:value="0.100024999999732">
            <text:p>0.100025</text:p>
          </table:table-cell>
          <table:table-cell table:formula="of:=[.B550]-[.B549]" office:value-type="float" office:value="0.0000020000006770715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5945">
            <text:p>25356.759450</text:p>
          </table:table-cell>
          <table:table-cell table:formula="of:=[.A551]-[.A$20]" office:value-type="float" office:value="0.100027000000409">
            <text:p>0.100027</text:p>
          </table:table-cell>
          <table:table-cell table:formula="of:=[.B551]-[.B55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59454">
            <text:p>25356.759454</text:p>
          </table:table-cell>
          <table:table-cell table:formula="of:=[.A552]-[.A$20]" office:value-type="float" office:value="0.100030999998125">
            <text:p>0.100031</text:p>
          </table:table-cell>
          <table:table-cell table:formula="of:=[.B552]-[.B551]" office:value-type="float" office:value="0.00000399999771616422">
            <text:p>0.000004</text:p>
          </table:table-cell>
          <table:table-cell/>
          <table:table-cell office:value-type="string">
            <text:p>0.549855 / 1.964848 &lt;= 2.000000 / 5.000000</text:p>
          </table:table-cell>
          <table:table-cell/>
        </table:table-row>
        <table:table-row table:style-name="ro1">
          <table:table-cell office:value-type="float" office:value="25356.759455">
            <text:p>25356.759455</text:p>
          </table:table-cell>
          <table:table-cell table:formula="of:=[.A553]-[.A$20]" office:value-type="float" office:value="0.100031999998464">
            <text:p>0.100032</text:p>
          </table:table-cell>
          <table:table-cell table:formula="of:=[.B553]-[.B552]" office:value-type="float" office:value="0.00000100000033853576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59467">
            <text:p>25356.759467</text:p>
          </table:table-cell>
          <table:table-cell table:formula="of:=[.A554]-[.A$20]" office:value-type="float" office:value="0.100043999998888">
            <text:p>0.100044</text:p>
          </table:table-cell>
          <table:table-cell table:formula="of:=[.B554]-[.B553]" office:value-type="float" office:value="0.0000120000004244503">
            <text:p>0.00001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string">
            <text:p>[25356.760022] ------------[ cut here ]------------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29] WARNING: at kernel/sched.c:1098 hrtick+0x8b/0xa0()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32] Hardware name: 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33] Modules linked in: binfmt_misc parport_pc ppdev reiserfs snd_hda_codec_si3054 snd_hda_codec_realtek joydev snd_hda_intel snd_hda_codec i915 snd_hwdep drm_kms_helper snd_pcm arc4 snd_seq_midi snd_seq_midi_event snd_rawmidi snd_seq snd_seq_device snd_timer drm i2c_algo_bit ath5k video uvcvideo ath snd mac80211 soundcore cfg80211 snd_page_alloc usb_storage led_class intel_agp agpgart output psmouse videodev v4l1_compat shpchp serio_raw lp parport sky2 ahci libahci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76] Pid: 6240, comm: rsyslogd Not tainted 2.6.36+ #17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79] Call Trace: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84] <text:s/>[&lt;c014a682&gt;] warn_slowpath_common+0x72/0xa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88] <text:s/>[&lt;c013dd2b&gt;] ? hrtick+0x8b/0xa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91] <text:s/>[&lt;c013dd2b&gt;] ? hrtick+0x8b/0xa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94] <text:s/>[&lt;c014a6d2&gt;] warn_slowpath_null+0x22/0x3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097] <text:s/>[&lt;c013dd2b&gt;] hrtick+0x8b/0xa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00] <text:s/>[&lt;c013dca0&gt;] ? hrtick+0x0/0xa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04] <text:s/>[&lt;c016b80a&gt;] __run_hrtimer+0x7a/0x1c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09] <text:s/>[&lt;c017139f&gt;] ? ktime_get+0x6f/0x11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12] <text:s/>[&lt;c016bbf0&gt;] hrtimer_interrupt+0x130/0x2a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16] <text:s/>[&lt;c01385c8&gt;] ? hrtick_start+0xa8/0xb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21] <text:s/>[&lt;c05d0f66&gt;] smp_apic_timer_interrupt+0x56/0x8a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25] <text:s/>[&lt;c05cac59&gt;] apic_timer_interrupt+0x31/0x38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29] <text:s/>[&lt;c01400d8&gt;] ? select_task_rq_fair+0x88/0x73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32] <text:s/>[&lt;c05ca2a5&gt;] ? _raw_spin_unlock_irqrestore+0x15/0x2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36] <text:s/>[&lt;c0160f5f&gt;] __queue_work+0xbf/0x23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40] <text:s/>[&lt;c01610f6&gt;] delayed_work_timer_fn+0x26/0x3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45] <text:s/>[&lt;c01583d7&gt;] run_timer_softirq+0x117/0x31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48] <text:s/>[&lt;c01770a2&gt;] ? tick_dev_program_event+0x42/0x15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52] <text:s/>[&lt;c01610d0&gt;] ? delayed_work_timer_fn+0x0/0x3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55] <text:s/>[&lt;c0150c0c&gt;] __do_softirq+0x9c/0x1b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59] <text:s/>[&lt;c0150d65&gt;] do_softirq+0x45/0x5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62] <text:s/>[&lt;c0150ed5&gt;] irq_exit+0x65/0x7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65] <text:s/>[&lt;c05d0f6b&gt;] smp_apic_timer_interrupt+0x5b/0x8a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68] <text:s/>[&lt;c05cac59&gt;] apic_timer_interrupt+0x31/0x38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73] <text:s/>[&lt;c035007b&gt;] ? cfq_put_cooperator+0x2b/0x6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77] <text:s/>[&lt;c017007b&gt;] ? read_profile+0x4b/0x1b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80] <text:s/>[&lt;c0170f1e&gt;] ? get_seconds+0xe/0x1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83] <text:s/>[&lt;c014fafe&gt;] ? sys_time+0x1e/0x6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87] <text:s/>[&lt;c0102fdf&gt;] sysenter_do_call+0x12/0x28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[25356.760190] ---[ end trace db9298709d7ecd61 ]---</text:p>
          </table:table-cell>
          <table:table-cell/>
          <table:table-cell table:number-columns-repeated="4"/>
        </table:table-row>
        <table:table-row table:style-name="ro1">
          <table:table-cell office:value-type="float" office:value="25356.760192">
            <text:p>25356.760192</text:p>
          </table:table-cell>
          <table:table-cell table:formula="of:=[.A591]-[.A$20]" office:value-type="float" office:value="0.100769000000582">
            <text:p>0.100769</text:p>
          </table:table-cell>
          <table:table-cell table:formula="of:=[.B591]-[.B554]" office:value-type="float" office:value="0.000725000001693843">
            <text:p>0.00072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60196">
            <text:p>25356.760196</text:p>
          </table:table-cell>
          <table:table-cell table:formula="of:=[.A592]-[.A$20]" office:value-type="float" office:value="0.100772999998298">
            <text:p>0.100773</text:p>
          </table:table-cell>
          <table:table-cell table:formula="of:=[.B592]-[.B555]" office:value-type="float" office:value="0.100772999998298">
            <text:p>0.100773</text:p>
          </table:table-cell>
          <table:table-cell/>
          <table:table-cell office:value-type="string">
            <text:p>uses up its c_s; 25356760.191747-25356760.010095=0.181652</text:p>
          </table:table-cell>
          <table:table-cell/>
        </table:table-row>
        <table:table-row table:style-name="ro1">
          <table:table-cell office:value-type="float" office:value="25356.760202">
            <text:p>25356.760202</text:p>
          </table:table-cell>
          <table:table-cell table:formula="of:=[.A593]-[.A$20]" office:value-type="float" office:value="0.10077900000033">
            <text:p>0.100779</text:p>
          </table:table-cell>
          <table:table-cell table:formula="of:=[.B593]-[.B556]" office:value-type="float" office:value="0.10077900000033">
            <text:p>0.10077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60207">
            <text:p>25356.760207</text:p>
          </table:table-cell>
          <table:table-cell table:formula="of:=[.A594]-[.A$20]" office:value-type="float" office:value="0.100783999998384">
            <text:p>0.100784</text:p>
          </table:table-cell>
          <table:table-cell table:formula="of:=[.B594]-[.B557]" office:value-type="float" office:value="0.100783999998384">
            <text:p>0.10078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61137">
            <text:p>25356.761137</text:p>
          </table:table-cell>
          <table:table-cell table:formula="of:=[.A595]-[.A$20]" office:value-type="float" office:value="0.101714000000356">
            <text:p>0.101714</text:p>
          </table:table-cell>
          <table:table-cell table:formula="of:=[.B595]-[.B558]" office:value-type="float" office:value="0.101714000000356">
            <text:p>0.1017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61139">
            <text:p>25356.761139</text:p>
          </table:table-cell>
          <table:table-cell table:formula="of:=[.A596]-[.A$20]" office:value-type="float" office:value="0.101715999997396">
            <text:p>0.101716</text:p>
          </table:table-cell>
          <table:table-cell table:formula="of:=[.B596]-[.B559]" office:value-type="float" office:value="0.101715999997396">
            <text:p>0.101716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61143">
            <text:p>25356.761143</text:p>
          </table:table-cell>
          <table:table-cell table:formula="of:=[.A597]-[.A$20]" office:value-type="float" office:value="0.10171999999875">
            <text:p>0.101720</text:p>
          </table:table-cell>
          <table:table-cell table:formula="of:=[.B597]-[.B560]" office:value-type="float" office:value="0.10171999999875">
            <text:p>0.101720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761423">
            <text:p>25356.761423</text:p>
          </table:table-cell>
          <table:table-cell table:formula="of:=[.A598]-[.A$20]" office:value-type="float" office:value="0.101999999998952">
            <text:p>0.102000</text:p>
          </table:table-cell>
          <table:table-cell table:formula="of:=[.B598]-[.B561]" office:value-type="float" office:value="0.101999999998952">
            <text:p>0.10200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61425">
            <text:p>25356.761425</text:p>
          </table:table-cell>
          <table:table-cell table:formula="of:=[.A599]-[.A$20]" office:value-type="float" office:value="0.102001999999629">
            <text:p>0.102002</text:p>
          </table:table-cell>
          <table:table-cell table:formula="of:=[.B599]-[.B562]" office:value-type="float" office:value="0.102001999999629">
            <text:p>0.102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61429">
            <text:p>25356.761429</text:p>
          </table:table-cell>
          <table:table-cell table:formula="of:=[.A600]-[.A$20]" office:value-type="float" office:value="0.102005999997346">
            <text:p>0.102006</text:p>
          </table:table-cell>
          <table:table-cell table:formula="of:=[.B600]-[.B563]" office:value-type="float" office:value="0.102005999997346">
            <text:p>0.102006</text:p>
          </table:table-cell>
          <table:table-cell/>
          <table:table-cell office:value-type="string">
            <text:p>postpones its deadline to 25356766.415220; c_s is topped up to 1.822292</text:p>
          </table:table-cell>
          <table:table-cell/>
        </table:table-row>
        <table:table-row table:style-name="ro1">
          <table:table-cell office:value-type="float" office:value="25356.761432">
            <text:p>25356.761432</text:p>
          </table:table-cell>
          <table:table-cell table:formula="of:=[.A601]-[.A$20]" office:value-type="float" office:value="0.102008999998361">
            <text:p>0.102009</text:p>
          </table:table-cell>
          <table:table-cell table:formula="of:=[.B601]-[.B564]" office:value-type="float" office:value="0.102008999998361">
            <text:p>0.102009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61434">
            <text:p>25356.761434</text:p>
          </table:table-cell>
          <table:table-cell table:formula="of:=[.A602]-[.A$20]" office:value-type="float" office:value="0.102010999999038">
            <text:p>0.102011</text:p>
          </table:table-cell>
          <table:table-cell table:formula="of:=[.B602]-[.B565]" office:value-type="float" office:value="0.102010999999038">
            <text:p>0.102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61439">
            <text:p>25356.761439</text:p>
          </table:table-cell>
          <table:table-cell table:formula="of:=[.A603]-[.A$20]" office:value-type="float" office:value="0.102016000000731">
            <text:p>0.102016</text:p>
          </table:table-cell>
          <table:table-cell table:formula="of:=[.B603]-[.B566]" office:value-type="float" office:value="0.102016000000731">
            <text:p>0.10201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62653">
            <text:p>25356.762653</text:p>
          </table:table-cell>
          <table:table-cell table:formula="of:=[.A604]-[.A$20]" office:value-type="float" office:value="0.103230000000622">
            <text:p>0.103230</text:p>
          </table:table-cell>
          <table:table-cell table:formula="of:=[.B604]-[.B567]" office:value-type="float" office:value="0.103230000000622">
            <text:p>0.10323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62655">
            <text:p>25356.762655</text:p>
          </table:table-cell>
          <table:table-cell table:formula="of:=[.A605]-[.A$20]" office:value-type="float" office:value="0.103231999997661">
            <text:p>0.103232</text:p>
          </table:table-cell>
          <table:table-cell table:formula="of:=[.B605]-[.B568]" office:value-type="float" office:value="0.103231999997661">
            <text:p>0.10323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62659">
            <text:p>25356.762659</text:p>
          </table:table-cell>
          <table:table-cell table:formula="of:=[.A606]-[.A$20]" office:value-type="float" office:value="0.103235999999015">
            <text:p>0.103236</text:p>
          </table:table-cell>
          <table:table-cell table:formula="of:=[.B606]-[.B569]" office:value-type="float" office:value="0.103235999999015">
            <text:p>0.10323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63414">
            <text:p>25356.763414</text:p>
          </table:table-cell>
          <table:table-cell table:formula="of:=[.A607]-[.A$20]" office:value-type="float" office:value="0.103990999999951">
            <text:p>0.103991</text:p>
          </table:table-cell>
          <table:table-cell table:formula="of:=[.B607]-[.B570]" office:value-type="float" office:value="0.103990999999951">
            <text:p>0.10399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63416">
            <text:p>25356.763416</text:p>
          </table:table-cell>
          <table:table-cell table:formula="of:=[.A608]-[.A$20]" office:value-type="float" office:value="0.103993000000628">
            <text:p>0.103993</text:p>
          </table:table-cell>
          <table:table-cell table:formula="of:=[.B608]-[.B571]" office:value-type="float" office:value="0.103993000000628">
            <text:p>0.10399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63418">
            <text:p>25356.763418</text:p>
          </table:table-cell>
          <table:table-cell table:formula="of:=[.A609]-[.A$20]" office:value-type="float" office:value="0.103994999997667">
            <text:p>0.103995</text:p>
          </table:table-cell>
          <table:table-cell table:formula="of:=[.B609]-[.B572]" office:value-type="float" office:value="0.103994999997667">
            <text:p>0.103995</text:p>
          </table:table-cell>
          <table:table-cell office:value-type="string">
            <text:p>d_s is renewed (r + D) to 25356765.415878; c_s is fully topped up</text:p>
          </table:table-cell>
          <table:table-cell table:number-columns-repeated="2"/>
        </table:table-row>
        <table:table-row table:style-name="ro1">
          <table:table-cell office:value-type="float" office:value="25356.76342">
            <text:p>25356.763420</text:p>
          </table:table-cell>
          <table:table-cell table:formula="of:=[.A610]-[.A$20]" office:value-type="float" office:value="0.103996999998344">
            <text:p>0.103997</text:p>
          </table:table-cell>
          <table:table-cell table:formula="of:=[.B610]-[.B573]" office:value-type="float" office:value="0.103996999998344">
            <text:p>0.103997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63424">
            <text:p>25356.763424</text:p>
          </table:table-cell>
          <table:table-cell table:formula="of:=[.A611]-[.A$20]" office:value-type="float" office:value="0.104000999999698">
            <text:p>0.104001</text:p>
          </table:table-cell>
          <table:table-cell table:formula="of:=[.B611]-[.B574]" office:value-type="float" office:value="0.104000999999698">
            <text:p>0.104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63427">
            <text:p>25356.763427</text:p>
          </table:table-cell>
          <table:table-cell table:formula="of:=[.A612]-[.A$20]" office:value-type="float" office:value="0.104004000000714">
            <text:p>0.104004</text:p>
          </table:table-cell>
          <table:table-cell table:formula="of:=[.B612]-[.B575]" office:value-type="float" office:value="0.104004000000714">
            <text:p>0.104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64371">
            <text:p>25356.764371</text:p>
          </table:table-cell>
          <table:table-cell table:formula="of:=[.A613]-[.A$20]" office:value-type="float" office:value="0.104948000000149">
            <text:p>0.104948</text:p>
          </table:table-cell>
          <table:table-cell table:formula="of:=[.B613]-[.B576]" office:value-type="float" office:value="0.104948000000149">
            <text:p>0.104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64373">
            <text:p>25356.764373</text:p>
          </table:table-cell>
          <table:table-cell table:formula="of:=[.A614]-[.A$20]" office:value-type="float" office:value="0.104950000000827">
            <text:p>0.104950</text:p>
          </table:table-cell>
          <table:table-cell table:formula="of:=[.B614]-[.B577]" office:value-type="float" office:value="0.104950000000827">
            <text:p>0.104950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64376">
            <text:p>25356.764376</text:p>
          </table:table-cell>
          <table:table-cell table:formula="of:=[.A615]-[.A$20]" office:value-type="float" office:value="0.104952999998204">
            <text:p>0.104953</text:p>
          </table:table-cell>
          <table:table-cell table:formula="of:=[.B615]-[.B578]" office:value-type="float" office:value="0.104952999998204">
            <text:p>0.10495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764419">
            <text:p>25356.764419</text:p>
          </table:table-cell>
          <table:table-cell table:formula="of:=[.A616]-[.A$20]" office:value-type="float" office:value="0.104995999998209">
            <text:p>0.104996</text:p>
          </table:table-cell>
          <table:table-cell table:formula="of:=[.B616]-[.B579]" office:value-type="float" office:value="0.104995999998209">
            <text:p>0.10499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64421">
            <text:p>25356.764421</text:p>
          </table:table-cell>
          <table:table-cell table:formula="of:=[.A617]-[.A$20]" office:value-type="float" office:value="0.104997999998886">
            <text:p>0.104998</text:p>
          </table:table-cell>
          <table:table-cell table:formula="of:=[.B617]-[.B580]" office:value-type="float" office:value="0.104997999998886">
            <text:p>0.104998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64423">
            <text:p>25356.764423</text:p>
          </table:table-cell>
          <table:table-cell table:formula="of:=[.A618]-[.A$20]" office:value-type="float" office:value="0.104999999999563">
            <text:p>0.105000</text:p>
          </table:table-cell>
          <table:table-cell table:formula="of:=[.B618]-[.B581]" office:value-type="float" office:value="0.104999999999563">
            <text:p>0.105000</text:p>
          </table:table-cell>
          <table:table-cell/>
          <table:table-cell office:value-type="string">
            <text:p>0.604994 / 1.994457 &lt;= 2.000000 / 5.000000</text:p>
          </table:table-cell>
          <table:table-cell/>
        </table:table-row>
        <table:table-row table:style-name="ro1">
          <table:table-cell office:value-type="float" office:value="25356.764425">
            <text:p>25356.764425</text:p>
          </table:table-cell>
          <table:table-cell table:formula="of:=[.A619]-[.A$20]" office:value-type="float" office:value="0.105002000000241">
            <text:p>0.105002</text:p>
          </table:table-cell>
          <table:table-cell table:formula="of:=[.B619]-[.B582]" office:value-type="float" office:value="0.105002000000241">
            <text:p>0.105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64427">
            <text:p>25356.764427</text:p>
          </table:table-cell>
          <table:table-cell table:formula="of:=[.A620]-[.A$20]" office:value-type="float" office:value="0.10500399999728">
            <text:p>0.105004</text:p>
          </table:table-cell>
          <table:table-cell table:formula="of:=[.B620]-[.B583]" office:value-type="float" office:value="0.10500399999728">
            <text:p>0.105004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64432">
            <text:p>25356.764432</text:p>
          </table:table-cell>
          <table:table-cell table:formula="of:=[.A621]-[.A$20]" office:value-type="float" office:value="0.105008999998972">
            <text:p>0.105009</text:p>
          </table:table-cell>
          <table:table-cell table:formula="of:=[.B621]-[.B584]" office:value-type="float" office:value="0.105008999998972">
            <text:p>0.105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64436">
            <text:p>25356.764436</text:p>
          </table:table-cell>
          <table:table-cell table:formula="of:=[.A622]-[.A$20]" office:value-type="float" office:value="0.105013000000326">
            <text:p>0.105013</text:p>
          </table:table-cell>
          <table:table-cell table:formula="of:=[.B622]-[.B585]" office:value-type="float" office:value="0.105013000000326">
            <text:p>0.10501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65041">
            <text:p>25356.765041</text:p>
          </table:table-cell>
          <table:table-cell table:formula="of:=[.A623]-[.A$20]" office:value-type="float" office:value="0.105617999997776">
            <text:p>0.105618</text:p>
          </table:table-cell>
          <table:table-cell table:formula="of:=[.B623]-[.B586]" office:value-type="float" office:value="0.105617999997776">
            <text:p>0.10561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65044">
            <text:p>25356.765044</text:p>
          </table:table-cell>
          <table:table-cell table:formula="of:=[.A624]-[.A$20]" office:value-type="float" office:value="0.105620999998791">
            <text:p>0.105621</text:p>
          </table:table-cell>
          <table:table-cell table:formula="of:=[.B624]-[.B587]" office:value-type="float" office:value="0.105620999998791">
            <text:p>0.105621</text:p>
          </table:table-cell>
          <table:table-cell/>
          <table:table-cell office:value-type="string">
            <text:p>uses up its c_s; 25356765.040497-25356764.433763=0.606734</text:p>
          </table:table-cell>
          <table:table-cell/>
        </table:table-row>
        <table:table-row table:style-name="ro1">
          <table:table-cell office:value-type="float" office:value="25356.76505">
            <text:p>25356.765050</text:p>
          </table:table-cell>
          <table:table-cell table:formula="of:=[.A625]-[.A$20]" office:value-type="float" office:value="0.105627000000823">
            <text:p>0.105627</text:p>
          </table:table-cell>
          <table:table-cell table:formula="of:=[.B625]-[.B588]" office:value-type="float" office:value="0.105627000000823">
            <text:p>0.10562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65054">
            <text:p>25356.765054</text:p>
          </table:table-cell>
          <table:table-cell table:formula="of:=[.A626]-[.A$20]" office:value-type="float" office:value="0.105630999998539">
            <text:p>0.105631</text:p>
          </table:table-cell>
          <table:table-cell table:formula="of:=[.B626]-[.B589]" office:value-type="float" office:value="0.105630999998539">
            <text:p>0.105631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66421">
            <text:p>25356.766421</text:p>
          </table:table-cell>
          <table:table-cell table:formula="of:=[.A627]-[.A$20]" office:value-type="float" office:value="0.106997999999294">
            <text:p>0.106998</text:p>
          </table:table-cell>
          <table:table-cell table:formula="of:=[.B627]-[.B590]" office:value-type="float" office:value="0.106997999999294">
            <text:p>0.10699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66423">
            <text:p>25356.766423</text:p>
          </table:table-cell>
          <table:table-cell table:formula="of:=[.A628]-[.A$20]" office:value-type="float" office:value="0.106999999999971">
            <text:p>0.107000</text:p>
          </table:table-cell>
          <table:table-cell table:formula="of:=[.B628]-[.B591]" office:value-type="float" office:value="0.00623099999938859">
            <text:p>0.00623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66426">
            <text:p>25356.766426</text:p>
          </table:table-cell>
          <table:table-cell table:formula="of:=[.A629]-[.A$20]" office:value-type="float" office:value="0.107002999997349">
            <text:p>0.107003</text:p>
          </table:table-cell>
          <table:table-cell table:formula="of:=[.B629]-[.B592]" office:value-type="float" office:value="0.00622999999905005">
            <text:p>0.006230</text:p>
          </table:table-cell>
          <table:table-cell/>
          <table:table-cell office:value-type="string">
            <text:p>postpones its deadline to 25356771.415220; c_s is topped up to 1.998260</text:p>
          </table:table-cell>
          <table:table-cell/>
        </table:table-row>
        <table:table-row table:style-name="ro1">
          <table:table-cell office:value-type="float" office:value="25356.766921">
            <text:p>25356.766921</text:p>
          </table:table-cell>
          <table:table-cell table:formula="of:=[.A630]-[.A$20]" office:value-type="float" office:value="0.107497999997577">
            <text:p>0.107498</text:p>
          </table:table-cell>
          <table:table-cell table:formula="of:=[.B630]-[.B593]" office:value-type="float" office:value="0.00671899999724701">
            <text:p>0.00671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66923">
            <text:p>25356.766923</text:p>
          </table:table-cell>
          <table:table-cell table:formula="of:=[.A631]-[.A$20]" office:value-type="float" office:value="0.107499999998254">
            <text:p>0.107500</text:p>
          </table:table-cell>
          <table:table-cell table:formula="of:=[.B631]-[.B594]" office:value-type="float" office:value="0.00671599999986938">
            <text:p>0.006716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25356.766926">
            <text:p>25356.766926</text:p>
          </table:table-cell>
          <table:table-cell table:formula="of:=[.A632]-[.A$20]" office:value-type="float" office:value="0.107502999999269">
            <text:p>0.107503</text:p>
          </table:table-cell>
          <table:table-cell table:formula="of:=[.B632]-[.B595]" office:value-type="float" office:value="0.00578899999891291">
            <text:p>0.005789</text:p>
          </table:table-cell>
          <table:table-cell table:number-columns-repeated="2"/>
          <table:table-cell office:value-type="string">
            <text:p>uses up its c_s; 25356766.920920-25356765.051756=1.869164</text:p>
          </table:table-cell>
        </table:table-row>
        <table:table-row table:style-name="ro1">
          <table:table-cell office:value-type="float" office:value="25356.766929">
            <text:p>25356.766929</text:p>
          </table:table-cell>
          <table:table-cell table:formula="of:=[.A633]-[.A$20]" office:value-type="float" office:value="0.107506000000285">
            <text:p>0.107506</text:p>
          </table:table-cell>
          <table:table-cell table:formula="of:=[.B633]-[.B596]" office:value-type="float" office:value="0.00579000000288943">
            <text:p>0.005790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66932">
            <text:p>25356.766932</text:p>
          </table:table-cell>
          <table:table-cell table:formula="of:=[.A634]-[.A$20]" office:value-type="float" office:value="0.107508999997663">
            <text:p>0.107509</text:p>
          </table:table-cell>
          <table:table-cell table:formula="of:=[.B634]-[.B597]" office:value-type="float" office:value="0.00578899999891291">
            <text:p>0.005789</text:p>
          </table:table-cell>
          <table:table-cell table:number-columns-repeated="2"/>
          <table:table-cell office:value-type="string">
            <text:p>postpones its deadline to 25356773.435432; c_s is topped up to 2.514512</text:p>
          </table:table-cell>
        </table:table-row>
        <table:table-row table:style-name="ro1">
          <table:table-cell office:value-type="float" office:value="25356.766934">
            <text:p>25356.766934</text:p>
          </table:table-cell>
          <table:table-cell table:formula="of:=[.A635]-[.A$20]" office:value-type="float" office:value="0.10751099999834">
            <text:p>0.107511</text:p>
          </table:table-cell>
          <table:table-cell table:formula="of:=[.B635]-[.B598]" office:value-type="float" office:value="0.00551099999938742">
            <text:p>0.0055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66937">
            <text:p>25356.766937</text:p>
          </table:table-cell>
          <table:table-cell table:formula="of:=[.A636]-[.A$20]" office:value-type="float" office:value="0.107513999999355">
            <text:p>0.107514</text:p>
          </table:table-cell>
          <table:table-cell table:formula="of:=[.B636]-[.B599]" office:value-type="float" office:value="0.00551199999972596">
            <text:p>0.00551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67414">
            <text:p>25356.767414</text:p>
          </table:table-cell>
          <table:table-cell table:formula="of:=[.A637]-[.A$20]" office:value-type="float" office:value="0.107991000000766">
            <text:p>0.107991</text:p>
          </table:table-cell>
          <table:table-cell table:formula="of:=[.B637]-[.B600]" office:value-type="float" office:value="0.00598500000342028">
            <text:p>0.00598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67416">
            <text:p>25356.767416</text:p>
          </table:table-cell>
          <table:table-cell table:formula="of:=[.A638]-[.A$20]" office:value-type="float" office:value="0.107992999997805">
            <text:p>0.107993</text:p>
          </table:table-cell>
          <table:table-cell table:formula="of:=[.B638]-[.B601]" office:value-type="float" office:value="0.00598399999944377">
            <text:p>0.00598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67418">
            <text:p>25356.767418</text:p>
          </table:table-cell>
          <table:table-cell table:formula="of:=[.A639]-[.A$20]" office:value-type="float" office:value="0.107994999998482">
            <text:p>0.107995</text:p>
          </table:table-cell>
          <table:table-cell table:formula="of:=[.B639]-[.B602]" office:value-type="float" office:value="0.00598399999944377">
            <text:p>0.005984</text:p>
          </table:table-cell>
          <table:table-cell office:value-type="string">
            <text:p>d_s is renewed (r + D) to 25356769.416124; c_s is fully topped up</text:p>
          </table:table-cell>
          <table:table-cell table:number-columns-repeated="2"/>
        </table:table-row>
        <table:table-row table:style-name="ro1">
          <table:table-cell office:value-type="float" office:value="25356.767421">
            <text:p>25356.767421</text:p>
          </table:table-cell>
          <table:table-cell table:formula="of:=[.A640]-[.A$20]" office:value-type="float" office:value="0.107997999999498">
            <text:p>0.107998</text:p>
          </table:table-cell>
          <table:table-cell table:formula="of:=[.B640]-[.B603]" office:value-type="float" office:value="0.0059819999987667">
            <text:p>0.00598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767424">
            <text:p>25356.767424</text:p>
          </table:table-cell>
          <table:table-cell table:formula="of:=[.A641]-[.A$20]" office:value-type="float" office:value="0.108001000000513">
            <text:p>0.108001</text:p>
          </table:table-cell>
          <table:table-cell table:formula="of:=[.B641]-[.B604]" office:value-type="float" office:value="0.0047709999998915">
            <text:p>0.00477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67428">
            <text:p>25356.767428</text:p>
          </table:table-cell>
          <table:table-cell table:formula="of:=[.A642]-[.A$20]" office:value-type="float" office:value="0.108004999998229">
            <text:p>0.108005</text:p>
          </table:table-cell>
          <table:table-cell table:formula="of:=[.B642]-[.B605]" office:value-type="float" office:value="0.00477300000056857">
            <text:p>0.00477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68375">
            <text:p>25356.768375</text:p>
          </table:table-cell>
          <table:table-cell table:formula="of:=[.A643]-[.A$20]" office:value-type="float" office:value="0.108951999998681">
            <text:p>0.108952</text:p>
          </table:table-cell>
          <table:table-cell table:formula="of:=[.B643]-[.B606]" office:value-type="float" office:value="0.00571599999966566">
            <text:p>0.0057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68377">
            <text:p>25356.768377</text:p>
          </table:table-cell>
          <table:table-cell table:formula="of:=[.A644]-[.A$20]" office:value-type="float" office:value="0.108953999999358">
            <text:p>0.108954</text:p>
          </table:table-cell>
          <table:table-cell table:formula="of:=[.B644]-[.B607]" office:value-type="float" office:value="0.00496299999940675">
            <text:p>0.00496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68381">
            <text:p>25356.768381</text:p>
          </table:table-cell>
          <table:table-cell table:formula="of:=[.A645]-[.A$20]" office:value-type="float" office:value="0.108958000000712">
            <text:p>0.108958</text:p>
          </table:table-cell>
          <table:table-cell table:formula="of:=[.B645]-[.B608]" office:value-type="float" office:value="0.00496500000008382">
            <text:p>0.00496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69274">
            <text:p>25356.769274</text:p>
          </table:table-cell>
          <table:table-cell table:formula="of:=[.A646]-[.A$20]" office:value-type="float" office:value="0.109850999997434">
            <text:p>0.109851</text:p>
          </table:table-cell>
          <table:table-cell table:formula="of:=[.B646]-[.B609]" office:value-type="float" office:value="0.00585599999976694">
            <text:p>0.0058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69276">
            <text:p>25356.769276</text:p>
          </table:table-cell>
          <table:table-cell table:formula="of:=[.A647]-[.A$20]" office:value-type="float" office:value="0.109852999998111">
            <text:p>0.109853</text:p>
          </table:table-cell>
          <table:table-cell table:formula="of:=[.B647]-[.B610]" office:value-type="float" office:value="0.00585599999976694">
            <text:p>0.00585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69418">
            <text:p>25356.769418</text:p>
          </table:table-cell>
          <table:table-cell table:formula="of:=[.A648]-[.A$20]" office:value-type="float" office:value="0.109994999998889">
            <text:p>0.109995</text:p>
          </table:table-cell>
          <table:table-cell table:formula="of:=[.B648]-[.B611]" office:value-type="float" office:value="0.00599399999919115">
            <text:p>0.00599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6942">
            <text:p>25356.769420</text:p>
          </table:table-cell>
          <table:table-cell table:formula="of:=[.A649]-[.A$20]" office:value-type="float" office:value="0.109996999999566">
            <text:p>0.109997</text:p>
          </table:table-cell>
          <table:table-cell table:formula="of:=[.B649]-[.B612]" office:value-type="float" office:value="0.00599299999885261">
            <text:p>0.00599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69423">
            <text:p>25356.769423</text:p>
          </table:table-cell>
          <table:table-cell table:formula="of:=[.A650]-[.A$20]" office:value-type="float" office:value="0.110000000000582">
            <text:p>0.110000</text:p>
          </table:table-cell>
          <table:table-cell table:formula="of:=[.B650]-[.B613]" office:value-type="float" office:value="0.0050520000004326">
            <text:p>0.005052</text:p>
          </table:table-cell>
          <table:table-cell table:number-columns-repeated="2"/>
          <table:table-cell office:value-type="string">
            <text:p>2.514512 / 4.015591 &gt; 3.000000 / 7.000000</text:p>
          </table:table-cell>
        </table:table-row>
        <table:table-row table:style-name="ro1">
          <table:table-cell office:value-type="float" office:value="25356.769426">
            <text:p>25356.769426</text:p>
          </table:table-cell>
          <table:table-cell table:formula="of:=[.A651]-[.A$20]" office:value-type="float" office:value="0.11000299999796">
            <text:p>0.110003</text:p>
          </table:table-cell>
          <table:table-cell table:formula="of:=[.B651]-[.B614]" office:value-type="float" office:value="0.00505299999713316">
            <text:p>0.005053</text:p>
          </table:table-cell>
          <table:table-cell table:number-columns-repeated="2"/>
          <table:table-cell office:value-type="string">
            <text:p>d_s is renewed (r + D) to 25356776.419841; c_s is fully topped up</text:p>
          </table:table-cell>
        </table:table-row>
        <table:table-row table:style-name="ro1">
          <table:table-cell office:value-type="float" office:value="25356.769428">
            <text:p>25356.769428</text:p>
          </table:table-cell>
          <table:table-cell table:formula="of:=[.A652]-[.A$20]" office:value-type="float" office:value="0.110004999998637">
            <text:p>0.110005</text:p>
          </table:table-cell>
          <table:table-cell table:formula="of:=[.B652]-[.B615]" office:value-type="float" office:value="0.0050520000004326">
            <text:p>0.00505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6943">
            <text:p>25356.769430</text:p>
          </table:table-cell>
          <table:table-cell table:formula="of:=[.A653]-[.A$20]" office:value-type="float" office:value="0.110006999999314">
            <text:p>0.110007</text:p>
          </table:table-cell>
          <table:table-cell table:formula="of:=[.B653]-[.B616]" office:value-type="float" office:value="0.00501100000110455">
            <text:p>0.00501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69433">
            <text:p>25356.769433</text:p>
          </table:table-cell>
          <table:table-cell table:formula="of:=[.A654]-[.A$20]" office:value-type="float" office:value="0.110010000000329">
            <text:p>0.110010</text:p>
          </table:table-cell>
          <table:table-cell table:formula="of:=[.B654]-[.B617]" office:value-type="float" office:value="0.00501200000144308">
            <text:p>0.005012</text:p>
          </table:table-cell>
          <table:table-cell/>
          <table:table-cell office:value-type="string">
            <text:p>0.615197 / 1.995379 &lt;= 2.000000 / 5.000000</text:p>
          </table:table-cell>
          <table:table-cell/>
        </table:table-row>
        <table:table-row table:style-name="ro1">
          <table:table-cell office:value-type="float" office:value="25356.769434">
            <text:p>25356.769434</text:p>
          </table:table-cell>
          <table:table-cell table:formula="of:=[.A655]-[.A$20]" office:value-type="float" office:value="0.110011000000668">
            <text:p>0.110011</text:p>
          </table:table-cell>
          <table:table-cell table:formula="of:=[.B655]-[.B618]" office:value-type="float" office:value="0.00501100000110455">
            <text:p>0.00501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69441">
            <text:p>25356.769441</text:p>
          </table:table-cell>
          <table:table-cell table:formula="of:=[.A656]-[.A$20]" office:value-type="float" office:value="0.1100179999994">
            <text:p>0.110018</text:p>
          </table:table-cell>
          <table:table-cell table:formula="of:=[.B656]-[.B619]" office:value-type="float" office:value="0.00501599999915925">
            <text:p>0.005016</text:p>
          </table:table-cell>
          <table:table-cell/>
          <table:table-cell office:value-type="string">
            <text:p>is pick_next_task_dl-ed by rsyslogd (854)</text:p>
          </table:table-cell>
          <table:table-cell/>
        </table:table-row>
        <table:table-row table:style-name="ro1">
          <table:table-cell office:value-type="float" office:value="25356.770056">
            <text:p>25356.770056</text:p>
          </table:table-cell>
          <table:table-cell table:formula="of:=[.A657]-[.A$20]" office:value-type="float" office:value="0.110633000000234">
            <text:p>0.110633</text:p>
          </table:table-cell>
          <table:table-cell table:formula="of:=[.B657]-[.B620]" office:value-type="float" office:value="0.00562900000295485">
            <text:p>0.00562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70058">
            <text:p>25356.770058</text:p>
          </table:table-cell>
          <table:table-cell table:formula="of:=[.A658]-[.A$20]" office:value-type="float" office:value="0.110634999997274">
            <text:p>0.110635</text:p>
          </table:table-cell>
          <table:table-cell table:formula="of:=[.B658]-[.B621]" office:value-type="float" office:value="0.00562599999830127">
            <text:p>0.005626</text:p>
          </table:table-cell>
          <table:table-cell/>
          <table:table-cell office:value-type="string">
            <text:p>uses up its c_s; 25356770.055002-25356769.438192=0.616810</text:p>
          </table:table-cell>
          <table:table-cell/>
        </table:table-row>
        <table:table-row table:style-name="ro1">
          <table:table-cell office:value-type="float" office:value="25356.770063">
            <text:p>25356.770063</text:p>
          </table:table-cell>
          <table:table-cell table:formula="of:=[.A659]-[.A$20]" office:value-type="float" office:value="0.110639999998966">
            <text:p>0.110640</text:p>
          </table:table-cell>
          <table:table-cell table:formula="of:=[.B659]-[.B622]" office:value-type="float" office:value="0.0056269999986398">
            <text:p>0.00562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70067">
            <text:p>25356.770067</text:p>
          </table:table-cell>
          <table:table-cell table:formula="of:=[.A660]-[.A$20]" office:value-type="float" office:value="0.11064400000032">
            <text:p>0.110644</text:p>
          </table:table-cell>
          <table:table-cell table:formula="of:=[.B660]-[.B623]" office:value-type="float" office:value="0.00502600000254461">
            <text:p>0.00502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7007">
            <text:p>25356.770070</text:p>
          </table:table-cell>
          <table:table-cell table:formula="of:=[.A661]-[.A$20]" office:value-type="float" office:value="0.110646999997698">
            <text:p>0.110647</text:p>
          </table:table-cell>
          <table:table-cell table:formula="of:=[.B661]-[.B624]" office:value-type="float" office:value="0.00502599999890663">
            <text:p>0.00502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70073">
            <text:p>25356.770073</text:p>
          </table:table-cell>
          <table:table-cell table:formula="of:=[.A662]-[.A$20]" office:value-type="float" office:value="0.110649999998714">
            <text:p>0.110650</text:p>
          </table:table-cell>
          <table:table-cell table:formula="of:=[.B662]-[.B625]" office:value-type="float" office:value="0.00502299999789102">
            <text:p>0.00502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25356.771414">
            <text:p>25356.771414</text:p>
          </table:table-cell>
          <table:table-cell table:formula="of:=[.A663]-[.A$20]" office:value-type="float" office:value="0.111990999997943">
            <text:p>0.111991</text:p>
          </table:table-cell>
          <table:table-cell table:formula="of:=[.B663]-[.B626]" office:value-type="float" office:value="0.00635999999940395">
            <text:p>0.00636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71416">
            <text:p>25356.771416</text:p>
          </table:table-cell>
          <table:table-cell table:formula="of:=[.A664]-[.A$20]" office:value-type="float" office:value="0.11199299999862">
            <text:p>0.111993</text:p>
          </table:table-cell>
          <table:table-cell table:formula="of:=[.B664]-[.B627]" office:value-type="float" office:value="0.00499499999932596">
            <text:p>0.004995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71418">
            <text:p>25356.771418</text:p>
          </table:table-cell>
          <table:table-cell table:formula="of:=[.A665]-[.A$20]" office:value-type="float" office:value="0.111994999999297">
            <text:p>0.111995</text:p>
          </table:table-cell>
          <table:table-cell table:formula="of:=[.B665]-[.B628]" office:value-type="float" office:value="0.00499499999932596">
            <text:p>0.004995</text:p>
          </table:table-cell>
          <table:table-cell office:value-type="string">
            <text:p>d_s is renewed (r + D) to 25356773.416171; c_s is fully topped up</text:p>
          </table:table-cell>
          <table:table-cell table:number-columns-repeated="2"/>
        </table:table-row>
        <table:table-row table:style-name="ro1">
          <table:table-cell office:value-type="float" office:value="25356.771421">
            <text:p>25356.771421</text:p>
          </table:table-cell>
          <table:table-cell table:formula="of:=[.A666]-[.A$20]" office:value-type="float" office:value="0.111998000000312">
            <text:p>0.111998</text:p>
          </table:table-cell>
          <table:table-cell table:formula="of:=[.B666]-[.B629]" office:value-type="float" office:value="0.00499500000296393">
            <text:p>0.004995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71425">
            <text:p>25356.771425</text:p>
          </table:table-cell>
          <table:table-cell table:formula="of:=[.A667]-[.A$20]" office:value-type="float" office:value="0.112001999998029">
            <text:p>0.112002</text:p>
          </table:table-cell>
          <table:table-cell table:formula="of:=[.B667]-[.B630]" office:value-type="float" office:value="0.00450400000045192">
            <text:p>0.0045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71427">
            <text:p>25356.771427</text:p>
          </table:table-cell>
          <table:table-cell table:formula="of:=[.A668]-[.A$20]" office:value-type="float" office:value="0.112003999998706">
            <text:p>0.112004</text:p>
          </table:table-cell>
          <table:table-cell table:formula="of:=[.B668]-[.B631]" office:value-type="float" office:value="0.00450400000045192">
            <text:p>0.00450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7143">
            <text:p>25356.771430</text:p>
          </table:table-cell>
          <table:table-cell table:formula="of:=[.A669]-[.A$20]" office:value-type="float" office:value="0.112006999999721">
            <text:p>0.112007</text:p>
          </table:table-cell>
          <table:table-cell table:formula="of:=[.B669]-[.B632]" office:value-type="float" office:value="0.00450400000045192">
            <text:p>0.004504</text:p>
          </table:table-cell>
          <table:table-cell/>
          <table:table-cell office:value-type="string">
            <text:p>postpones its deadline to 25356776.415220; c_s is topped up to 1.998387</text:p>
          </table:table-cell>
          <table:table-cell/>
        </table:table-row>
        <table:table-row table:style-name="ro1">
          <table:table-cell office:value-type="float" office:value="25356.771432">
            <text:p>25356.771432</text:p>
          </table:table-cell>
          <table:table-cell table:formula="of:=[.A670]-[.A$20]" office:value-type="float" office:value="0.112009000000398">
            <text:p>0.112009</text:p>
          </table:table-cell>
          <table:table-cell table:formula="of:=[.B670]-[.B633]" office:value-type="float" office:value="0.00450300000011339">
            <text:p>0.0045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71436">
            <text:p>25356.771436</text:p>
          </table:table-cell>
          <table:table-cell table:formula="of:=[.A671]-[.A$20]" office:value-type="float" office:value="0.112012999998115">
            <text:p>0.112013</text:p>
          </table:table-cell>
          <table:table-cell table:formula="of:=[.B671]-[.B634]" office:value-type="float" office:value="0.00450400000045192">
            <text:p>0.0045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71439">
            <text:p>25356.771439</text:p>
          </table:table-cell>
          <table:table-cell table:formula="of:=[.A672]-[.A$20]" office:value-type="float" office:value="0.11201599999913">
            <text:p>0.112016</text:p>
          </table:table-cell>
          <table:table-cell table:formula="of:=[.B672]-[.B635]" office:value-type="float" office:value="0.00450500000079046">
            <text:p>0.0045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7239">
            <text:p>25356.772390</text:p>
          </table:table-cell>
          <table:table-cell table:formula="of:=[.A673]-[.A$20]" office:value-type="float" office:value="0.112966999997298">
            <text:p>0.112967</text:p>
          </table:table-cell>
          <table:table-cell table:formula="of:=[.B673]-[.B636]" office:value-type="float" office:value="0.00545299999794224">
            <text:p>0.00545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72392">
            <text:p>25356.772392</text:p>
          </table:table-cell>
          <table:table-cell table:formula="of:=[.A674]-[.A$20]" office:value-type="float" office:value="0.112968999997975">
            <text:p>0.112969</text:p>
          </table:table-cell>
          <table:table-cell table:formula="of:=[.B674]-[.B637]" office:value-type="float" office:value="0.00497799999720883">
            <text:p>0.00497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72397">
            <text:p>25356.772397</text:p>
          </table:table-cell>
          <table:table-cell table:formula="of:=[.A675]-[.A$20]" office:value-type="float" office:value="0.112973999999667">
            <text:p>0.112974</text:p>
          </table:table-cell>
          <table:table-cell table:formula="of:=[.B675]-[.B638]" office:value-type="float" office:value="0.00498100000186241">
            <text:p>0.004981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73717">
            <text:p>25356.773717</text:p>
          </table:table-cell>
          <table:table-cell table:formula="of:=[.A676]-[.A$20]" office:value-type="float" office:value="0.114293999999063">
            <text:p>0.114294</text:p>
          </table:table-cell>
          <table:table-cell table:formula="of:=[.B676]-[.B639]" office:value-type="float" office:value="0.00629900000058115">
            <text:p>0.00629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73719">
            <text:p>25356.773719</text:p>
          </table:table-cell>
          <table:table-cell table:formula="of:=[.A677]-[.A$20]" office:value-type="float" office:value="0.11429599999974">
            <text:p>0.114296</text:p>
          </table:table-cell>
          <table:table-cell table:formula="of:=[.B677]-[.B640]" office:value-type="float" office:value="0.00629800000024261">
            <text:p>0.00629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73723">
            <text:p>25356.773723</text:p>
          </table:table-cell>
          <table:table-cell table:formula="of:=[.A678]-[.A$20]" office:value-type="float" office:value="0.114299999997456">
            <text:p>0.114300</text:p>
          </table:table-cell>
          <table:table-cell table:formula="of:=[.B678]-[.B641]" office:value-type="float" office:value="0.00629899999694317">
            <text:p>0.006299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74416">
            <text:p>25356.774416</text:p>
          </table:table-cell>
          <table:table-cell table:formula="of:=[.A679]-[.A$20]" office:value-type="float" office:value="0.114992999999231">
            <text:p>0.114993</text:p>
          </table:table-cell>
          <table:table-cell table:formula="of:=[.B679]-[.B642]" office:value-type="float" office:value="0.00698800000100164">
            <text:p>0.00698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74418">
            <text:p>25356.774418</text:p>
          </table:table-cell>
          <table:table-cell table:formula="of:=[.A680]-[.A$20]" office:value-type="float" office:value="0.114994999999908">
            <text:p>0.114995</text:p>
          </table:table-cell>
          <table:table-cell table:formula="of:=[.B680]-[.B643]" office:value-type="float" office:value="0.00604300000122748">
            <text:p>0.00604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74421">
            <text:p>25356.774421</text:p>
          </table:table-cell>
          <table:table-cell table:formula="of:=[.A681]-[.A$20]" office:value-type="float" office:value="0.114997999997286">
            <text:p>0.114998</text:p>
          </table:table-cell>
          <table:table-cell table:formula="of:=[.B681]-[.B644]" office:value-type="float" office:value="0.00604399999792804">
            <text:p>0.006044</text:p>
          </table:table-cell>
          <table:table-cell/>
          <table:table-cell office:value-type="string">
            <text:p>0.675031 / 1.997199 &lt;= 2.000000 / 5.000000</text:p>
          </table:table-cell>
          <table:table-cell/>
        </table:table-row>
        <table:table-row table:style-name="ro1">
          <table:table-cell office:value-type="float" office:value="25356.774423">
            <text:p>25356.774423</text:p>
          </table:table-cell>
          <table:table-cell table:formula="of:=[.A682]-[.A$20]" office:value-type="float" office:value="0.114999999997963">
            <text:p>0.115000</text:p>
          </table:table-cell>
          <table:table-cell table:formula="of:=[.B682]-[.B645]" office:value-type="float" office:value="0.00604199999725097">
            <text:p>0.00604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74425">
            <text:p>25356.774425</text:p>
          </table:table-cell>
          <table:table-cell table:formula="of:=[.A683]-[.A$20]" office:value-type="float" office:value="0.11500199999864">
            <text:p>0.115002</text:p>
          </table:table-cell>
          <table:table-cell table:formula="of:=[.B683]-[.B646]" office:value-type="float" office:value="0.00515100000120583">
            <text:p>0.00515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74431">
            <text:p>25356.774431</text:p>
          </table:table-cell>
          <table:table-cell table:formula="of:=[.A684]-[.A$20]" office:value-type="float" office:value="0.115008000000671">
            <text:p>0.115008</text:p>
          </table:table-cell>
          <table:table-cell table:formula="of:=[.B684]-[.B647]" office:value-type="float" office:value="0.00515500000255997">
            <text:p>0.00515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74435">
            <text:p>25356.774435</text:p>
          </table:table-cell>
          <table:table-cell table:formula="of:=[.A685]-[.A$20]" office:value-type="float" office:value="0.115011999998387">
            <text:p>0.115012</text:p>
          </table:table-cell>
          <table:table-cell table:formula="of:=[.B685]-[.B648]" office:value-type="float" office:value="0.00501699999949778">
            <text:p>0.00501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75109">
            <text:p>25356.775109</text:p>
          </table:table-cell>
          <table:table-cell table:formula="of:=[.A686]-[.A$20]" office:value-type="float" office:value="0.115685999997368">
            <text:p>0.115686</text:p>
          </table:table-cell>
          <table:table-cell table:formula="of:=[.B686]-[.B649]" office:value-type="float" office:value="0.00568899999780115">
            <text:p>0.00568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75112">
            <text:p>25356.775112</text:p>
          </table:table-cell>
          <table:table-cell table:formula="of:=[.A687]-[.A$20]" office:value-type="float" office:value="0.115688999998383">
            <text:p>0.115689</text:p>
          </table:table-cell>
          <table:table-cell table:formula="of:=[.B687]-[.B650]" office:value-type="float" office:value="0.00568899999780115">
            <text:p>0.005689</text:p>
          </table:table-cell>
          <table:table-cell/>
          <table:table-cell office:value-type="string">
            <text:p>uses up its c_s; 25356775.109171-25356774.432511=0.676660</text:p>
          </table:table-cell>
          <table:table-cell/>
        </table:table-row>
        <table:table-row table:style-name="ro1">
          <table:table-cell office:value-type="float" office:value="25356.775118">
            <text:p>25356.775118</text:p>
          </table:table-cell>
          <table:table-cell table:formula="of:=[.A688]-[.A$20]" office:value-type="float" office:value="0.115695000000414">
            <text:p>0.115695</text:p>
          </table:table-cell>
          <table:table-cell table:formula="of:=[.B688]-[.B651]" office:value-type="float" office:value="0.00569200000245473">
            <text:p>0.00569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75122">
            <text:p>25356.775122</text:p>
          </table:table-cell>
          <table:table-cell table:formula="of:=[.A689]-[.A$20]" office:value-type="float" office:value="0.115698999998131">
            <text:p>0.115699</text:p>
          </table:table-cell>
          <table:table-cell table:formula="of:=[.B689]-[.B652]" office:value-type="float" office:value="0.00569399999949383">
            <text:p>0.00569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75415">
            <text:p>25356.775415</text:p>
          </table:table-cell>
          <table:table-cell table:formula="of:=[.A690]-[.A$20]" office:value-type="float" office:value="0.115991999999096">
            <text:p>0.115992</text:p>
          </table:table-cell>
          <table:table-cell table:formula="of:=[.B690]-[.B653]" office:value-type="float" office:value="0.0059849999997823">
            <text:p>0.00598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75417">
            <text:p>25356.775417</text:p>
          </table:table-cell>
          <table:table-cell table:formula="of:=[.A691]-[.A$20]" office:value-type="float" office:value="0.115993999999773">
            <text:p>0.115994</text:p>
          </table:table-cell>
          <table:table-cell table:formula="of:=[.B691]-[.B654]" office:value-type="float" office:value="0.00598399999944377">
            <text:p>0.00598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75419">
            <text:p>25356.775419</text:p>
          </table:table-cell>
          <table:table-cell table:formula="of:=[.A692]-[.A$20]" office:value-type="float" office:value="0.11599600000045">
            <text:p>0.115996</text:p>
          </table:table-cell>
          <table:table-cell table:formula="of:=[.B692]-[.B655]" office:value-type="float" office:value="0.0059849999997823">
            <text:p>0.005985</text:p>
          </table:table-cell>
          <table:table-cell office:value-type="string">
            <text:p>d_s is renewed (r + D) to 25356777.416603; c_s is fully topped up</text:p>
          </table:table-cell>
          <table:table-cell table:number-columns-repeated="2"/>
        </table:table-row>
        <table:table-row table:style-name="ro1">
          <table:table-cell office:value-type="float" office:value="25356.77605">
            <text:p>25356.776050</text:p>
          </table:table-cell>
          <table:table-cell table:formula="of:=[.A693]-[.A$20]" office:value-type="float" office:value="0.116626999999426">
            <text:p>0.116627</text:p>
          </table:table-cell>
          <table:table-cell table:formula="of:=[.B693]-[.B656]" office:value-type="float" office:value="0.00660900000002584">
            <text:p>0.006609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5356.776053">
            <text:p>25356.776053</text:p>
          </table:table-cell>
          <table:table-cell table:formula="of:=[.A694]-[.A$20]" office:value-type="float" office:value="0.116630000000441">
            <text:p>0.116630</text:p>
          </table:table-cell>
          <table:table-cell table:formula="of:=[.B694]-[.B657]" office:value-type="float" office:value="0.00599700000020675">
            <text:p>0.005997</text:p>
          </table:table-cell>
          <table:table-cell table:number-columns-repeated="2"/>
          <table:table-cell office:value-type="string">
            <text:p>uses up its c_s; 25356776.049112-25356776.007132=0.041980</text:p>
          </table:table-cell>
        </table:table-row>
        <table:table-row table:style-name="ro1">
          <table:table-cell office:value-type="float" office:value="25356.776059">
            <text:p>25356.776059</text:p>
          </table:table-cell>
          <table:table-cell table:formula="of:=[.A695]-[.A$20]" office:value-type="float" office:value="0.116635999998834">
            <text:p>0.116636</text:p>
          </table:table-cell>
          <table:table-cell table:formula="of:=[.B695]-[.B658]" office:value-type="float" office:value="0.0060010000015609">
            <text:p>0.006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76062">
            <text:p>25356.776062</text:p>
          </table:table-cell>
          <table:table-cell table:formula="of:=[.A696]-[.A$20]" office:value-type="float" office:value="0.11663899999985">
            <text:p>0.116639</text:p>
          </table:table-cell>
          <table:table-cell table:formula="of:=[.B696]-[.B659]" office:value-type="float" office:value="0.00599900000088383">
            <text:p>0.005999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76427">
            <text:p>25356.776427</text:p>
          </table:table-cell>
          <table:table-cell table:formula="of:=[.A697]-[.A$20]" office:value-type="float" office:value="0.117003999999724">
            <text:p>0.117004</text:p>
          </table:table-cell>
          <table:table-cell table:formula="of:=[.B697]-[.B660]" office:value-type="float" office:value="0.00635999999940395">
            <text:p>0.00636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5356.776429">
            <text:p>25356.776429</text:p>
          </table:table-cell>
          <table:table-cell table:formula="of:=[.A698]-[.A$20]" office:value-type="float" office:value="0.117006000000401">
            <text:p>0.117006</text:p>
          </table:table-cell>
          <table:table-cell table:formula="of:=[.B698]-[.B661]" office:value-type="float" office:value="0.0063590000027034">
            <text:p>0.006359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76432">
            <text:p>25356.776432</text:p>
          </table:table-cell>
          <table:table-cell table:formula="of:=[.A699]-[.A$20]" office:value-type="float" office:value="0.117008999997779">
            <text:p>0.117009</text:p>
          </table:table-cell>
          <table:table-cell table:formula="of:=[.B699]-[.B662]" office:value-type="float" office:value="0.00635899999906542">
            <text:p>0.006359</text:p>
          </table:table-cell>
          <table:table-cell table:number-columns-repeated="2"/>
          <table:table-cell office:value-type="string">
            <text:p>postpones its deadline to 25356783.419841; c_s is topped up to 2.992169</text:p>
          </table:table-cell>
        </table:table-row>
        <table:table-row table:style-name="ro1">
          <table:table-cell office:value-type="float" office:value="25356.776434">
            <text:p>25356.776434</text:p>
          </table:table-cell>
          <table:table-cell table:formula="of:=[.A700]-[.A$20]" office:value-type="float" office:value="0.117010999998456">
            <text:p>0.117011</text:p>
          </table:table-cell>
          <table:table-cell table:formula="of:=[.B700]-[.B663]" office:value-type="float" office:value="0.00502000000051339">
            <text:p>0.00502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76436">
            <text:p>25356.776436</text:p>
          </table:table-cell>
          <table:table-cell table:formula="of:=[.A701]-[.A$20]" office:value-type="float" office:value="0.117012999999133">
            <text:p>0.117013</text:p>
          </table:table-cell>
          <table:table-cell table:formula="of:=[.B701]-[.B664]" office:value-type="float" office:value="0.00502000000051339">
            <text:p>0.00502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76439">
            <text:p>25356.776439</text:p>
          </table:table-cell>
          <table:table-cell table:formula="of:=[.A702]-[.A$20]" office:value-type="float" office:value="0.117016000000149">
            <text:p>0.117016</text:p>
          </table:table-cell>
          <table:table-cell table:formula="of:=[.B702]-[.B665]" office:value-type="float" office:value="0.00502100000085193">
            <text:p>0.005021</text:p>
          </table:table-cell>
          <table:table-cell/>
          <table:table-cell office:value-type="string">
            <text:p>postpones its deadline to 25356781.415220; c_s is topped up to 1.998371</text:p>
          </table:table-cell>
          <table:table-cell/>
        </table:table-row>
        <table:table-row table:style-name="ro1">
          <table:table-cell office:value-type="float" office:value="25356.777011">
            <text:p>25356.777011</text:p>
          </table:table-cell>
          <table:table-cell table:formula="of:=[.A703]-[.A$20]" office:value-type="float" office:value="0.11758799999734">
            <text:p>0.117588</text:p>
          </table:table-cell>
          <table:table-cell table:formula="of:=[.B703]-[.B666]" office:value-type="float" office:value="0.00558999999702792">
            <text:p>0.00559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77013">
            <text:p>25356.777013</text:p>
          </table:table-cell>
          <table:table-cell table:formula="of:=[.A704]-[.A$20]" office:value-type="float" office:value="0.117589999998017">
            <text:p>0.117590</text:p>
          </table:table-cell>
          <table:table-cell table:formula="of:=[.B704]-[.B667]" office:value-type="float" office:value="0.00558799999998882">
            <text:p>0.00558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77017">
            <text:p>25356.777017</text:p>
          </table:table-cell>
          <table:table-cell table:formula="of:=[.A705]-[.A$20]" office:value-type="float" office:value="0.117593999999372">
            <text:p>0.117594</text:p>
          </table:table-cell>
          <table:table-cell table:formula="of:=[.B705]-[.B668]" office:value-type="float" office:value="0.0055900000006659">
            <text:p>0.005590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78277">
            <text:p>25356.778277</text:p>
          </table:table-cell>
          <table:table-cell table:formula="of:=[.A706]-[.A$20]" office:value-type="float" office:value="0.118854000000283">
            <text:p>0.118854</text:p>
          </table:table-cell>
          <table:table-cell table:formula="of:=[.B706]-[.B669]" office:value-type="float" office:value="0.00684700000056182">
            <text:p>0.0068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78278">
            <text:p>25356.778278</text:p>
          </table:table-cell>
          <table:table-cell table:formula="of:=[.A707]-[.A$20]" office:value-type="float" office:value="0.118855000000622">
            <text:p>0.118855</text:p>
          </table:table-cell>
          <table:table-cell table:formula="of:=[.B707]-[.B670]" office:value-type="float" office:value="0.00684600000022328">
            <text:p>0.00684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78282">
            <text:p>25356.778282</text:p>
          </table:table-cell>
          <table:table-cell table:formula="of:=[.A708]-[.A$20]" office:value-type="float" office:value="0.118858999998338">
            <text:p>0.118859</text:p>
          </table:table-cell>
          <table:table-cell table:formula="of:=[.B708]-[.B671]" office:value-type="float" office:value="0.00684600000022328">
            <text:p>0.00684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7829">
            <text:p>25356.778290</text:p>
          </table:table-cell>
          <table:table-cell table:formula="of:=[.A709]-[.A$20]" office:value-type="float" office:value="0.118866999997408">
            <text:p>0.118867</text:p>
          </table:table-cell>
          <table:table-cell table:formula="of:=[.B709]-[.B672]" office:value-type="float" office:value="0.00685099999827798">
            <text:p>0.00685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78292">
            <text:p>25356.778292</text:p>
          </table:table-cell>
          <table:table-cell table:formula="of:=[.A710]-[.A$20]" office:value-type="float" office:value="0.118868999998085">
            <text:p>0.118869</text:p>
          </table:table-cell>
          <table:table-cell table:formula="of:=[.B710]-[.B673]" office:value-type="float" office:value="0.00590200000078767">
            <text:p>0.0059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79418">
            <text:p>25356.779418</text:p>
          </table:table-cell>
          <table:table-cell table:formula="of:=[.A711]-[.A$20]" office:value-type="float" office:value="0.119994999997289">
            <text:p>0.119995</text:p>
          </table:table-cell>
          <table:table-cell table:formula="of:=[.B711]-[.B674]" office:value-type="float" office:value="0.00702599999931408">
            <text:p>0.0070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79421">
            <text:p>25356.779421</text:p>
          </table:table-cell>
          <table:table-cell table:formula="of:=[.A712]-[.A$20]" office:value-type="float" office:value="0.119997999998304">
            <text:p>0.119998</text:p>
          </table:table-cell>
          <table:table-cell table:formula="of:=[.B712]-[.B675]" office:value-type="float" office:value="0.00702399999863701">
            <text:p>0.00702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79424">
            <text:p>25356.779424</text:p>
          </table:table-cell>
          <table:table-cell table:formula="of:=[.A713]-[.A$20]" office:value-type="float" office:value="0.12000099999932">
            <text:p>0.120001</text:p>
          </table:table-cell>
          <table:table-cell table:formula="of:=[.B713]-[.B676]" office:value-type="float" office:value="0.00570700000025681">
            <text:p>0.005707</text:p>
          </table:table-cell>
          <table:table-cell office:value-type="string">
            <text:p>d_s is renewed (r + D) to 25356781.421166; c_s is fully topped up</text:p>
          </table:table-cell>
          <table:table-cell table:number-columns-repeated="2"/>
        </table:table-row>
        <table:table-row table:style-name="ro1">
          <table:table-cell office:value-type="float" office:value="25356.779427">
            <text:p>25356.779427</text:p>
          </table:table-cell>
          <table:table-cell table:formula="of:=[.A714]-[.A$20]" office:value-type="float" office:value="0.120004000000336">
            <text:p>0.120004</text:p>
          </table:table-cell>
          <table:table-cell table:formula="of:=[.B714]-[.B677]" office:value-type="float" office:value="0.00570800000059535">
            <text:p>0.0057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79429">
            <text:p>25356.779429</text:p>
          </table:table-cell>
          <table:table-cell table:formula="of:=[.A715]-[.A$20]" office:value-type="float" office:value="0.120005999997375">
            <text:p>0.120006</text:p>
          </table:table-cell>
          <table:table-cell table:formula="of:=[.B715]-[.B678]" office:value-type="float" office:value="0.00570599999991828">
            <text:p>0.005706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79432">
            <text:p>25356.779432</text:p>
          </table:table-cell>
          <table:table-cell table:formula="of:=[.A716]-[.A$20]" office:value-type="float" office:value="0.12000899999839">
            <text:p>0.120009</text:p>
          </table:table-cell>
          <table:table-cell table:formula="of:=[.B716]-[.B679]" office:value-type="float" office:value="0.00501599999915925">
            <text:p>0.005016</text:p>
          </table:table-cell>
          <table:table-cell/>
          <table:table-cell office:value-type="string">
            <text:p>0.736061 / 1.986086 &lt;= 2.000000 / 5.000000</text:p>
          </table:table-cell>
          <table:table-cell/>
        </table:table-row>
        <table:table-row table:style-name="ro1">
          <table:table-cell office:value-type="float" office:value="25356.779434">
            <text:p>25356.779434</text:p>
          </table:table-cell>
          <table:table-cell table:formula="of:=[.A717]-[.A$20]" office:value-type="float" office:value="0.120010999999067">
            <text:p>0.120011</text:p>
          </table:table-cell>
          <table:table-cell table:formula="of:=[.B717]-[.B680]" office:value-type="float" office:value="0.00501599999915925">
            <text:p>0.005016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79437">
            <text:p>25356.779437</text:p>
          </table:table-cell>
          <table:table-cell table:formula="of:=[.A718]-[.A$20]" office:value-type="float" office:value="0.120014000000083">
            <text:p>0.120014</text:p>
          </table:table-cell>
          <table:table-cell table:formula="of:=[.B718]-[.B681]" office:value-type="float" office:value="0.00501600000279723">
            <text:p>0.00501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79438">
            <text:p>25356.779438</text:p>
          </table:table-cell>
          <table:table-cell table:formula="of:=[.A719]-[.A$20]" office:value-type="float" office:value="0.120015000000421">
            <text:p>0.120015</text:p>
          </table:table-cell>
          <table:table-cell table:formula="of:=[.B719]-[.B682]" office:value-type="float" office:value="0.00501500000245869">
            <text:p>0.005015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79441">
            <text:p>25356.779441</text:p>
          </table:table-cell>
          <table:table-cell table:formula="of:=[.A720]-[.A$20]" office:value-type="float" office:value="0.120017999997799">
            <text:p>0.120018</text:p>
          </table:table-cell>
          <table:table-cell table:formula="of:=[.B720]-[.B683]" office:value-type="float" office:value="0.00501599999915925">
            <text:p>0.005016</text:p>
          </table:table-cell>
          <table:table-cell table:number-columns-repeated="2"/>
          <table:table-cell office:value-type="string">
            <text:p>2.982069 / 3.981339 &gt; 3.000000 / 7.000000</text:p>
          </table:table-cell>
        </table:table-row>
        <table:table-row table:style-name="ro1">
          <table:table-cell office:value-type="float" office:value="25356.779444">
            <text:p>25356.779444</text:p>
          </table:table-cell>
          <table:table-cell table:formula="of:=[.A721]-[.A$20]" office:value-type="float" office:value="0.120020999998815">
            <text:p>0.120021</text:p>
          </table:table-cell>
          <table:table-cell table:formula="of:=[.B721]-[.B684]" office:value-type="float" office:value="0.00501299999814364">
            <text:p>0.005013</text:p>
          </table:table-cell>
          <table:table-cell table:number-columns-repeated="2"/>
          <table:table-cell office:value-type="string">
            <text:p>d_s is renewed (r + D) to 25356786.438502; c_s is fully topped up</text:p>
          </table:table-cell>
        </table:table-row>
        <table:table-row table:style-name="ro1">
          <table:table-cell office:value-type="float" office:value="25356.77945">
            <text:p>25356.779450</text:p>
          </table:table-cell>
          <table:table-cell table:formula="of:=[.A722]-[.A$20]" office:value-type="float" office:value="0.120027000000846">
            <text:p>0.120027</text:p>
          </table:table-cell>
          <table:table-cell table:formula="of:=[.B722]-[.B685]" office:value-type="float" office:value="0.00501500000245869">
            <text:p>0.005015</text:p>
          </table:table-cell>
          <table:table-cell/>
          <table:table-cell office:value-type="string">
            <text:p>is pick_next_task_dl-ed by rsyslogd (854)</text:p>
          </table:table-cell>
          <table:table-cell/>
        </table:table-row>
        <table:table-row table:style-name="ro1">
          <table:table-cell office:value-type="float" office:value="25356.780192">
            <text:p>25356.780192</text:p>
          </table:table-cell>
          <table:table-cell table:formula="of:=[.A723]-[.A$20]" office:value-type="float" office:value="0.120768999997381">
            <text:p>0.120769</text:p>
          </table:table-cell>
          <table:table-cell table:formula="of:=[.B723]-[.B686]" office:value-type="float" office:value="0.00508300000001327">
            <text:p>0.00508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80195">
            <text:p>25356.780195</text:p>
          </table:table-cell>
          <table:table-cell table:formula="of:=[.A724]-[.A$20]" office:value-type="float" office:value="0.120771999998397">
            <text:p>0.120772</text:p>
          </table:table-cell>
          <table:table-cell table:formula="of:=[.B724]-[.B687]" office:value-type="float" office:value="0.00508300000001327">
            <text:p>0.005083</text:p>
          </table:table-cell>
          <table:table-cell/>
          <table:table-cell office:value-type="string">
            <text:p>uses up its c_s; 25356780.192005-25356780.008184=0.183821</text:p>
          </table:table-cell>
          <table:table-cell/>
        </table:table-row>
        <table:table-row table:style-name="ro1">
          <table:table-cell office:value-type="float" office:value="25356.780202">
            <text:p>25356.780202</text:p>
          </table:table-cell>
          <table:table-cell table:formula="of:=[.A725]-[.A$20]" office:value-type="float" office:value="0.120779000000766">
            <text:p>0.120779</text:p>
          </table:table-cell>
          <table:table-cell table:formula="of:=[.B725]-[.B688]" office:value-type="float" office:value="0.00508400000035181">
            <text:p>0.00508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80207">
            <text:p>25356.780207</text:p>
          </table:table-cell>
          <table:table-cell table:formula="of:=[.A726]-[.A$20]" office:value-type="float" office:value="0.120783999998821">
            <text:p>0.120784</text:p>
          </table:table-cell>
          <table:table-cell table:formula="of:=[.B726]-[.B689]" office:value-type="float" office:value="0.00508500000069034">
            <text:p>0.00508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81136">
            <text:p>25356.781136</text:p>
          </table:table-cell>
          <table:table-cell table:formula="of:=[.A727]-[.A$20]" office:value-type="float" office:value="0.121713000000454">
            <text:p>0.121713</text:p>
          </table:table-cell>
          <table:table-cell table:formula="of:=[.B727]-[.B690]" office:value-type="float" office:value="0.00572100000135833">
            <text:p>0.0057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81138">
            <text:p>25356.781138</text:p>
          </table:table-cell>
          <table:table-cell table:formula="of:=[.A728]-[.A$20]" office:value-type="float" office:value="0.121714999997494">
            <text:p>0.121715</text:p>
          </table:table-cell>
          <table:table-cell table:formula="of:=[.B728]-[.B691]" office:value-type="float" office:value="0.00572099999772036">
            <text:p>0.00572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81142">
            <text:p>25356.781142</text:p>
          </table:table-cell>
          <table:table-cell table:formula="of:=[.A729]-[.A$20]" office:value-type="float" office:value="0.121718999998848">
            <text:p>0.121719</text:p>
          </table:table-cell>
          <table:table-cell table:formula="of:=[.B729]-[.B692]" office:value-type="float" office:value="0.00572299999839743">
            <text:p>0.00572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781422">
            <text:p>25356.781422</text:p>
          </table:table-cell>
          <table:table-cell table:formula="of:=[.A730]-[.A$20]" office:value-type="float" office:value="0.12199899999905">
            <text:p>0.121999</text:p>
          </table:table-cell>
          <table:table-cell table:formula="of:=[.B730]-[.B693]" office:value-type="float" office:value="0.00537199999962468">
            <text:p>0.00537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81423">
            <text:p>25356.781423</text:p>
          </table:table-cell>
          <table:table-cell table:formula="of:=[.A731]-[.A$20]" office:value-type="float" office:value="0.121999999999389">
            <text:p>0.122000</text:p>
          </table:table-cell>
          <table:table-cell table:formula="of:=[.B731]-[.B694]" office:value-type="float" office:value="0.00536999999894761">
            <text:p>0.00537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81426">
            <text:p>25356.781426</text:p>
          </table:table-cell>
          <table:table-cell table:formula="of:=[.A732]-[.A$20]" office:value-type="float" office:value="0.122003000000404">
            <text:p>0.122003</text:p>
          </table:table-cell>
          <table:table-cell table:formula="of:=[.B732]-[.B695]" office:value-type="float" office:value="0.00536700000156998">
            <text:p>0.005367</text:p>
          </table:table-cell>
          <table:table-cell/>
          <table:table-cell office:value-type="string">
            <text:p>postpones its deadline to 25356786.415220; c_s is topped up to 1.991974</text:p>
          </table:table-cell>
          <table:table-cell/>
        </table:table-row>
        <table:table-row table:style-name="ro1">
          <table:table-cell office:value-type="float" office:value="25356.781429">
            <text:p>25356.781429</text:p>
          </table:table-cell>
          <table:table-cell table:formula="of:=[.A733]-[.A$20]" office:value-type="float" office:value="0.122005999997782">
            <text:p>0.122006</text:p>
          </table:table-cell>
          <table:table-cell table:formula="of:=[.B733]-[.B696]" office:value-type="float" office:value="0.005366999997932">
            <text:p>0.005367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81432">
            <text:p>25356.781432</text:p>
          </table:table-cell>
          <table:table-cell table:formula="of:=[.A734]-[.A$20]" office:value-type="float" office:value="0.122008999998798">
            <text:p>0.122009</text:p>
          </table:table-cell>
          <table:table-cell table:formula="of:=[.B734]-[.B697]" office:value-type="float" office:value="0.00500499999907333">
            <text:p>0.005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81436">
            <text:p>25356.781436</text:p>
          </table:table-cell>
          <table:table-cell table:formula="of:=[.A735]-[.A$20]" office:value-type="float" office:value="0.122013000000152">
            <text:p>0.122013</text:p>
          </table:table-cell>
          <table:table-cell table:formula="of:=[.B735]-[.B698]" office:value-type="float" office:value="0.00500699999975041">
            <text:p>0.005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82648">
            <text:p>25356.782648</text:p>
          </table:table-cell>
          <table:table-cell table:formula="of:=[.A736]-[.A$20]" office:value-type="float" office:value="0.123224999999366">
            <text:p>0.123225</text:p>
          </table:table-cell>
          <table:table-cell table:formula="of:=[.B736]-[.B699]" office:value-type="float" office:value="0.00621600000158651">
            <text:p>0.00621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82649">
            <text:p>25356.782649</text:p>
          </table:table-cell>
          <table:table-cell table:formula="of:=[.A737]-[.A$20]" office:value-type="float" office:value="0.123225999999704">
            <text:p>0.123226</text:p>
          </table:table-cell>
          <table:table-cell table:formula="of:=[.B737]-[.B700]" office:value-type="float" office:value="0.00621500000124797">
            <text:p>0.00621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82653">
            <text:p>25356.782653</text:p>
          </table:table-cell>
          <table:table-cell table:formula="of:=[.A738]-[.A$20]" office:value-type="float" office:value="0.12322999999742">
            <text:p>0.123230</text:p>
          </table:table-cell>
          <table:table-cell table:formula="of:=[.B738]-[.B701]" office:value-type="float" office:value="0.00621699999828707">
            <text:p>0.006217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83414">
            <text:p>25356.783414</text:p>
          </table:table-cell>
          <table:table-cell table:formula="of:=[.A739]-[.A$20]" office:value-type="float" office:value="0.123991000000387">
            <text:p>0.123991</text:p>
          </table:table-cell>
          <table:table-cell table:formula="of:=[.B739]-[.B702]" office:value-type="float" office:value="0.00697500000023865">
            <text:p>0.00697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83416">
            <text:p>25356.783416</text:p>
          </table:table-cell>
          <table:table-cell table:formula="of:=[.A740]-[.A$20]" office:value-type="float" office:value="0.123992999997427">
            <text:p>0.123993</text:p>
          </table:table-cell>
          <table:table-cell table:formula="of:=[.B740]-[.B703]" office:value-type="float" office:value="0.00640500000008615">
            <text:p>0.006405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83418">
            <text:p>25356.783418</text:p>
          </table:table-cell>
          <table:table-cell table:formula="of:=[.A741]-[.A$20]" office:value-type="float" office:value="0.123994999998104">
            <text:p>0.123995</text:p>
          </table:table-cell>
          <table:table-cell table:formula="of:=[.B741]-[.B704]" office:value-type="float" office:value="0.00640500000008615">
            <text:p>0.006405</text:p>
          </table:table-cell>
          <table:table-cell office:value-type="string">
            <text:p>d_s is renewed (r + D) to 25356785.416111; c_s is fully topped up</text:p>
          </table:table-cell>
          <table:table-cell table:number-columns-repeated="2"/>
        </table:table-row>
        <table:table-row table:style-name="ro1">
          <table:table-cell office:value-type="float" office:value="25356.783421">
            <text:p>25356.783421</text:p>
          </table:table-cell>
          <table:table-cell table:formula="of:=[.A742]-[.A$20]" office:value-type="float" office:value="0.123997999999119">
            <text:p>0.123998</text:p>
          </table:table-cell>
          <table:table-cell table:formula="of:=[.B742]-[.B705]" office:value-type="float" office:value="0.00640399999974761">
            <text:p>0.006404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83425">
            <text:p>25356.783425</text:p>
          </table:table-cell>
          <table:table-cell table:formula="of:=[.A743]-[.A$20]" office:value-type="float" office:value="0.124002000000473">
            <text:p>0.124002</text:p>
          </table:table-cell>
          <table:table-cell table:formula="of:=[.B743]-[.B706]" office:value-type="float" office:value="0.00514800000019022">
            <text:p>0.00514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83428">
            <text:p>25356.783428</text:p>
          </table:table-cell>
          <table:table-cell table:formula="of:=[.A744]-[.A$20]" office:value-type="float" office:value="0.124004999997851">
            <text:p>0.124005</text:p>
          </table:table-cell>
          <table:table-cell table:formula="of:=[.B744]-[.B707]" office:value-type="float" office:value="0.00514999999722932">
            <text:p>0.005150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84375">
            <text:p>25356.784375</text:p>
          </table:table-cell>
          <table:table-cell table:formula="of:=[.A745]-[.A$20]" office:value-type="float" office:value="0.124951999998302">
            <text:p>0.124952</text:p>
          </table:table-cell>
          <table:table-cell table:formula="of:=[.B745]-[.B708]" office:value-type="float" office:value="0.00609299999996438">
            <text:p>0.00609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84378">
            <text:p>25356.784378</text:p>
          </table:table-cell>
          <table:table-cell table:formula="of:=[.A746]-[.A$20]" office:value-type="float" office:value="0.124954999999318">
            <text:p>0.124955</text:p>
          </table:table-cell>
          <table:table-cell table:formula="of:=[.B746]-[.B709]" office:value-type="float" office:value="0.00608800000190968">
            <text:p>0.00608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84381">
            <text:p>25356.784381</text:p>
          </table:table-cell>
          <table:table-cell table:formula="of:=[.A747]-[.A$20]" office:value-type="float" office:value="0.124958000000333">
            <text:p>0.124958</text:p>
          </table:table-cell>
          <table:table-cell table:formula="of:=[.B747]-[.B710]" office:value-type="float" office:value="0.00608900000224821">
            <text:p>0.006089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784419">
            <text:p>25356.784419</text:p>
          </table:table-cell>
          <table:table-cell table:formula="of:=[.A748]-[.A$20]" office:value-type="float" office:value="0.124995999998646">
            <text:p>0.124996</text:p>
          </table:table-cell>
          <table:table-cell table:formula="of:=[.B748]-[.B711]" office:value-type="float" office:value="0.00500100000135717">
            <text:p>0.00500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84421">
            <text:p>25356.784421</text:p>
          </table:table-cell>
          <table:table-cell table:formula="of:=[.A749]-[.A$20]" office:value-type="float" office:value="0.124997999999323">
            <text:p>0.124998</text:p>
          </table:table-cell>
          <table:table-cell table:formula="of:=[.B749]-[.B712]" office:value-type="float" office:value="0.00500000000101863">
            <text:p>0.005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84424">
            <text:p>25356.784424</text:p>
          </table:table-cell>
          <table:table-cell table:formula="of:=[.A750]-[.A$20]" office:value-type="float" office:value="0.125001000000339">
            <text:p>0.125001</text:p>
          </table:table-cell>
          <table:table-cell table:formula="of:=[.B750]-[.B713]" office:value-type="float" office:value="0.00500000000101863">
            <text:p>0.005000</text:p>
          </table:table-cell>
          <table:table-cell/>
          <table:table-cell office:value-type="string">
            <text:p>0.778141 / 1.994219 &lt;= 2.000000 / 5.000000</text:p>
          </table:table-cell>
          <table:table-cell/>
        </table:table-row>
        <table:table-row table:style-name="ro1">
          <table:table-cell office:value-type="float" office:value="25356.784426">
            <text:p>25356.784426</text:p>
          </table:table-cell>
          <table:table-cell table:formula="of:=[.A751]-[.A$20]" office:value-type="float" office:value="0.125002999997378">
            <text:p>0.125003</text:p>
          </table:table-cell>
          <table:table-cell table:formula="of:=[.B751]-[.B714]" office:value-type="float" office:value="0.00499899999704212">
            <text:p>0.004999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25356.784428">
            <text:p>25356.784428</text:p>
          </table:table-cell>
          <table:table-cell table:formula="of:=[.A752]-[.A$20]" office:value-type="float" office:value="0.125004999998055">
            <text:p>0.125005</text:p>
          </table:table-cell>
          <table:table-cell table:formula="of:=[.B752]-[.B715]" office:value-type="float" office:value="0.0049990000006801">
            <text:p>0.004999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25356.784432">
            <text:p>25356.784432</text:p>
          </table:table-cell>
          <table:table-cell table:formula="of:=[.A753]-[.A$20]" office:value-type="float" office:value="0.125008999999409">
            <text:p>0.125009</text:p>
          </table:table-cell>
          <table:table-cell table:formula="of:=[.B753]-[.B716]" office:value-type="float" office:value="0.00500000000101863">
            <text:p>0.00500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84437">
            <text:p>25356.784437</text:p>
          </table:table-cell>
          <table:table-cell table:formula="of:=[.A754]-[.A$20]" office:value-type="float" office:value="0.125013999997464">
            <text:p>0.125014</text:p>
          </table:table-cell>
          <table:table-cell table:formula="of:=[.B754]-[.B717]" office:value-type="float" office:value="0.00500299999839626">
            <text:p>0.005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85214">
            <text:p>25356.785214</text:p>
          </table:table-cell>
          <table:table-cell table:formula="of:=[.A755]-[.A$20]" office:value-type="float" office:value="0.125790999998571">
            <text:p>0.125791</text:p>
          </table:table-cell>
          <table:table-cell table:formula="of:=[.B755]-[.B718]" office:value-type="float" office:value="0.00577699999848846">
            <text:p>0.00577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785217">
            <text:p>25356.785217</text:p>
          </table:table-cell>
          <table:table-cell table:formula="of:=[.A756]-[.A$20]" office:value-type="float" office:value="0.125793999999587">
            <text:p>0.125794</text:p>
          </table:table-cell>
          <table:table-cell table:formula="of:=[.B756]-[.B719]" office:value-type="float" office:value="0.00577899999916554">
            <text:p>0.005779</text:p>
          </table:table-cell>
          <table:table-cell/>
          <table:table-cell office:value-type="string">
            <text:p>uses up its c_s; 25356785.213777-25356784.434218=0.779559</text:p>
          </table:table-cell>
          <table:table-cell/>
        </table:table-row>
        <table:table-row table:style-name="ro1">
          <table:table-cell office:value-type="float" office:value="25356.785224">
            <text:p>25356.785224</text:p>
          </table:table-cell>
          <table:table-cell table:formula="of:=[.A757]-[.A$20]" office:value-type="float" office:value="0.125800999998319">
            <text:p>0.125801</text:p>
          </table:table-cell>
          <table:table-cell table:formula="of:=[.B757]-[.B720]" office:value-type="float" office:value="0.00578300000051968">
            <text:p>0.00578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85227">
            <text:p>25356.785227</text:p>
          </table:table-cell>
          <table:table-cell table:formula="of:=[.A758]-[.A$20]" office:value-type="float" office:value="0.125803999999334">
            <text:p>0.125804</text:p>
          </table:table-cell>
          <table:table-cell table:formula="of:=[.B758]-[.B721]" office:value-type="float" office:value="0.00578300000051968">
            <text:p>0.00578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86421">
            <text:p>25356.786421</text:p>
          </table:table-cell>
          <table:table-cell table:formula="of:=[.A759]-[.A$20]" office:value-type="float" office:value="0.12699799999973">
            <text:p>0.126998</text:p>
          </table:table-cell>
          <table:table-cell table:formula="of:=[.B759]-[.B722]" office:value-type="float" office:value="0.00697099999888451">
            <text:p>0.00697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786423">
            <text:p>25356.786423</text:p>
          </table:table-cell>
          <table:table-cell table:formula="of:=[.A760]-[.A$20]" office:value-type="float" office:value="0.127000000000407">
            <text:p>0.127000</text:p>
          </table:table-cell>
          <table:table-cell table:formula="of:=[.B760]-[.B723]" office:value-type="float" office:value="0.00623100000302657">
            <text:p>0.00623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86425">
            <text:p>25356.786425</text:p>
          </table:table-cell>
          <table:table-cell table:formula="of:=[.A761]-[.A$20]" office:value-type="float" office:value="0.127001999997447">
            <text:p>0.127002</text:p>
          </table:table-cell>
          <table:table-cell table:formula="of:=[.B761]-[.B724]" office:value-type="float" office:value="0.00622999999905005">
            <text:p>0.006230</text:p>
          </table:table-cell>
          <table:table-cell/>
          <table:table-cell office:value-type="string">
            <text:p>postpones its deadline to 25356791.415220; c_s is topped up to 1.998582</text:p>
          </table:table-cell>
          <table:table-cell/>
        </table:table-row>
        <table:table-row table:style-name="ro1">
          <table:table-cell office:value-type="float" office:value="25356.787108">
            <text:p>25356.787108</text:p>
          </table:table-cell>
          <table:table-cell table:formula="of:=[.A762]-[.A$20]" office:value-type="float" office:value="0.127684999999474">
            <text:p>0.127685</text:p>
          </table:table-cell>
          <table:table-cell table:formula="of:=[.B762]-[.B725]" office:value-type="float" office:value="0.00690599999870756">
            <text:p>0.006906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25356.787111">
            <text:p>25356.787111</text:p>
          </table:table-cell>
          <table:table-cell table:formula="of:=[.A763]-[.A$20]" office:value-type="float" office:value="0.127688000000489">
            <text:p>0.127688</text:p>
          </table:table-cell>
          <table:table-cell table:formula="of:=[.B763]-[.B726]" office:value-type="float" office:value="0.00690400000166846">
            <text:p>0.006904</text:p>
          </table:table-cell>
          <table:table-cell table:number-columns-repeated="2"/>
          <table:table-cell office:value-type="string">
            <text:p>uses up its c_s; 25356787.107141-25356785.225601=1.881540</text:p>
          </table:table-cell>
        </table:table-row>
        <table:table-row table:style-name="ro1">
          <table:table-cell office:value-type="float" office:value="25356.787114">
            <text:p>25356.787114</text:p>
          </table:table-cell>
          <table:table-cell table:formula="of:=[.A764]-[.A$20]" office:value-type="float" office:value="0.127690999997867">
            <text:p>0.127691</text:p>
          </table:table-cell>
          <table:table-cell table:formula="of:=[.B764]-[.B727]" office:value-type="float" office:value="0.00597799999741255">
            <text:p>0.005978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87117">
            <text:p>25356.787117</text:p>
          </table:table-cell>
          <table:table-cell table:formula="of:=[.A765]-[.A$20]" office:value-type="float" office:value="0.127693999998883">
            <text:p>0.127694</text:p>
          </table:table-cell>
          <table:table-cell table:formula="of:=[.B765]-[.B728]" office:value-type="float" office:value="0.00597900000138907">
            <text:p>0.005979</text:p>
          </table:table-cell>
          <table:table-cell table:number-columns-repeated="2"/>
          <table:table-cell office:value-type="string">
            <text:p>postpones its deadline to 25356793.438502; c_s is topped up to 2.331361</text:p>
          </table:table-cell>
        </table:table-row>
        <table:table-row table:style-name="ro1">
          <table:table-cell office:value-type="float" office:value="25356.787122">
            <text:p>25356.787122</text:p>
          </table:table-cell>
          <table:table-cell table:formula="of:=[.A766]-[.A$20]" office:value-type="float" office:value="0.127699000000575">
            <text:p>0.127699</text:p>
          </table:table-cell>
          <table:table-cell table:formula="of:=[.B766]-[.B729]" office:value-type="float" office:value="0.0059800000017276">
            <text:p>0.00598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87126">
            <text:p>25356.787126</text:p>
          </table:table-cell>
          <table:table-cell table:formula="of:=[.A767]-[.A$20]" office:value-type="float" office:value="0.127702999998291">
            <text:p>0.127703</text:p>
          </table:table-cell>
          <table:table-cell table:formula="of:=[.B767]-[.B730]" office:value-type="float" office:value="0.00570399999924121">
            <text:p>0.0057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87414">
            <text:p>25356.787414</text:p>
          </table:table-cell>
          <table:table-cell table:formula="of:=[.A768]-[.A$20]" office:value-type="float" office:value="0.127990999997564">
            <text:p>0.127991</text:p>
          </table:table-cell>
          <table:table-cell table:formula="of:=[.B768]-[.B731]" office:value-type="float" office:value="0.00599099999817554">
            <text:p>0.00599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87416">
            <text:p>25356.787416</text:p>
          </table:table-cell>
          <table:table-cell table:formula="of:=[.A769]-[.A$20]" office:value-type="float" office:value="0.127992999998241">
            <text:p>0.127993</text:p>
          </table:table-cell>
          <table:table-cell table:formula="of:=[.B769]-[.B732]" office:value-type="float" office:value="0.005989999997837">
            <text:p>0.005990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87419">
            <text:p>25356.787419</text:p>
          </table:table-cell>
          <table:table-cell table:formula="of:=[.A770]-[.A$20]" office:value-type="float" office:value="0.127995999999257">
            <text:p>0.127996</text:p>
          </table:table-cell>
          <table:table-cell table:formula="of:=[.B770]-[.B733]" office:value-type="float" office:value="0.00599000000147498">
            <text:p>0.005990</text:p>
          </table:table-cell>
          <table:table-cell office:value-type="string">
            <text:p>d_s is renewed (r + D) to 25356789.416242; c_s is fully topped up</text:p>
          </table:table-cell>
          <table:table-cell table:number-columns-repeated="2"/>
        </table:table-row>
        <table:table-row table:style-name="ro1">
          <table:table-cell office:value-type="float" office:value="25356.787421">
            <text:p>25356.787421</text:p>
          </table:table-cell>
          <table:table-cell table:formula="of:=[.A771]-[.A$20]" office:value-type="float" office:value="0.127997999999934">
            <text:p>0.127998</text:p>
          </table:table-cell>
          <table:table-cell table:formula="of:=[.B771]-[.B734]" office:value-type="float" office:value="0.00598900000113645">
            <text:p>0.005989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787424">
            <text:p>25356.787424</text:p>
          </table:table-cell>
          <table:table-cell table:formula="of:=[.A772]-[.A$20]" office:value-type="float" office:value="0.128000999997312">
            <text:p>0.128001</text:p>
          </table:table-cell>
          <table:table-cell table:formula="of:=[.B772]-[.B735]" office:value-type="float" office:value="0.00598799999715993">
            <text:p>0.00598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87428">
            <text:p>25356.787428</text:p>
          </table:table-cell>
          <table:table-cell table:formula="of:=[.A773]-[.A$20]" office:value-type="float" office:value="0.128004999998666">
            <text:p>0.128005</text:p>
          </table:table-cell>
          <table:table-cell table:formula="of:=[.B773]-[.B736]" office:value-type="float" office:value="0.00477999999930034">
            <text:p>0.004780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88374">
            <text:p>25356.788374</text:p>
          </table:table-cell>
          <table:table-cell table:formula="of:=[.A774]-[.A$20]" office:value-type="float" office:value="0.128950999998779">
            <text:p>0.128951</text:p>
          </table:table-cell>
          <table:table-cell table:formula="of:=[.B774]-[.B737]" office:value-type="float" office:value="0.0057249999990745">
            <text:p>0.0057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88376">
            <text:p>25356.788376</text:p>
          </table:table-cell>
          <table:table-cell table:formula="of:=[.A775]-[.A$20]" office:value-type="float" office:value="0.128952999999456">
            <text:p>0.128953</text:p>
          </table:table-cell>
          <table:table-cell table:formula="of:=[.B775]-[.B738]" office:value-type="float" office:value="0.00572300000203541">
            <text:p>0.00572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88381">
            <text:p>25356.788381</text:p>
          </table:table-cell>
          <table:table-cell table:formula="of:=[.A776]-[.A$20]" office:value-type="float" office:value="0.12895799999751">
            <text:p>0.128958</text:p>
          </table:table-cell>
          <table:table-cell table:formula="of:=[.B776]-[.B739]" office:value-type="float" office:value="0.00496699999712291">
            <text:p>0.00496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89253">
            <text:p>25356.789253</text:p>
          </table:table-cell>
          <table:table-cell table:formula="of:=[.A777]-[.A$20]" office:value-type="float" office:value="0.129829999998037">
            <text:p>0.129830</text:p>
          </table:table-cell>
          <table:table-cell table:formula="of:=[.B777]-[.B740]" office:value-type="float" office:value="0.00583700000061072">
            <text:p>0.00583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89254">
            <text:p>25356.789254</text:p>
          </table:table-cell>
          <table:table-cell table:formula="of:=[.A778]-[.A$20]" office:value-type="float" office:value="0.129830999998376">
            <text:p>0.129831</text:p>
          </table:table-cell>
          <table:table-cell table:formula="of:=[.B778]-[.B741]" office:value-type="float" office:value="0.00583600000027218">
            <text:p>0.00583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89258">
            <text:p>25356.789258</text:p>
          </table:table-cell>
          <table:table-cell table:formula="of:=[.A779]-[.A$20]" office:value-type="float" office:value="0.12983499999973">
            <text:p>0.129835</text:p>
          </table:table-cell>
          <table:table-cell table:formula="of:=[.B779]-[.B742]" office:value-type="float" office:value="0.00583700000061072">
            <text:p>0.005837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89262">
            <text:p>25356.789262</text:p>
          </table:table-cell>
          <table:table-cell table:formula="of:=[.A780]-[.A$20]" office:value-type="float" office:value="0.129838999997446">
            <text:p>0.129839</text:p>
          </table:table-cell>
          <table:table-cell table:formula="of:=[.B780]-[.B743]" office:value-type="float" office:value="0.00583699999697274">
            <text:p>0.00583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89264">
            <text:p>25356.789264</text:p>
          </table:table-cell>
          <table:table-cell table:formula="of:=[.A781]-[.A$20]" office:value-type="float" office:value="0.129840999998123">
            <text:p>0.129841</text:p>
          </table:table-cell>
          <table:table-cell table:formula="of:=[.B781]-[.B744]" office:value-type="float" office:value="0.00583600000027218">
            <text:p>0.00583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89421">
            <text:p>25356.789421</text:p>
          </table:table-cell>
          <table:table-cell table:formula="of:=[.A782]-[.A$20]" office:value-type="float" office:value="0.129998000000342">
            <text:p>0.129998</text:p>
          </table:table-cell>
          <table:table-cell table:formula="of:=[.B782]-[.B745]" office:value-type="float" office:value="0.00504600000203936">
            <text:p>0.00504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89423">
            <text:p>25356.789423</text:p>
          </table:table-cell>
          <table:table-cell table:formula="of:=[.A783]-[.A$20]" office:value-type="float" office:value="0.129999999997381">
            <text:p>0.130000</text:p>
          </table:table-cell>
          <table:table-cell table:formula="of:=[.B783]-[.B746]" office:value-type="float" office:value="0.00504499999806285">
            <text:p>0.005045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89427">
            <text:p>25356.789427</text:p>
          </table:table-cell>
          <table:table-cell table:formula="of:=[.A784]-[.A$20]" office:value-type="float" office:value="0.130003999998735">
            <text:p>0.130004</text:p>
          </table:table-cell>
          <table:table-cell table:formula="of:=[.B784]-[.B747]" office:value-type="float" office:value="0.00504599999840139">
            <text:p>0.005046</text:p>
          </table:table-cell>
          <table:table-cell/>
          <table:table-cell office:value-type="string">
            <text:p>0.823295 / 1.992118 &gt; 2.000000 / 5.000000</text:p>
          </table:table-cell>
          <table:table-cell/>
        </table:table-row>
        <table:table-row table:style-name="ro1">
          <table:table-cell office:value-type="float" office:value="25356.78943">
            <text:p>25356.789430</text:p>
          </table:table-cell>
          <table:table-cell table:formula="of:=[.A785]-[.A$20]" office:value-type="float" office:value="0.13000699999975">
            <text:p>0.130007</text:p>
          </table:table-cell>
          <table:table-cell table:formula="of:=[.B785]-[.B748]" office:value-type="float" office:value="0.00501100000110455">
            <text:p>0.005011</text:p>
          </table:table-cell>
          <table:table-cell/>
          <table:table-cell office:value-type="string">
            <text:p>d_s is renewed (r + D) to 25356794.423102; c_s is fully topped up</text:p>
          </table:table-cell>
          <table:table-cell/>
        </table:table-row>
        <table:table-row table:style-name="ro1">
          <table:table-cell office:value-type="float" office:value="25356.789432">
            <text:p>25356.789432</text:p>
          </table:table-cell>
          <table:table-cell table:formula="of:=[.A786]-[.A$20]" office:value-type="float" office:value="0.130009000000427">
            <text:p>0.130009</text:p>
          </table:table-cell>
          <table:table-cell table:formula="of:=[.B786]-[.B749]" office:value-type="float" office:value="0.00501100000110455">
            <text:p>0.00501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89434">
            <text:p>25356.789434</text:p>
          </table:table-cell>
          <table:table-cell table:formula="of:=[.A787]-[.A$20]" office:value-type="float" office:value="0.130010999997467">
            <text:p>0.130011</text:p>
          </table:table-cell>
          <table:table-cell table:formula="of:=[.B787]-[.B750]" office:value-type="float" office:value="0.00500999999712803">
            <text:p>0.005010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89437">
            <text:p>25356.789437</text:p>
          </table:table-cell>
          <table:table-cell table:formula="of:=[.A788]-[.A$20]" office:value-type="float" office:value="0.130013999998482">
            <text:p>0.130014</text:p>
          </table:table-cell>
          <table:table-cell table:formula="of:=[.B788]-[.B751]" office:value-type="float" office:value="0.00501100000110455">
            <text:p>0.005011</text:p>
          </table:table-cell>
          <table:table-cell table:number-columns-repeated="2"/>
          <table:table-cell office:value-type="string">
            <text:p>2.310722 / 4.004327 &gt; 3.000000 / 7.000000</text:p>
          </table:table-cell>
        </table:table-row>
        <table:table-row table:style-name="ro1">
          <table:table-cell office:value-type="float" office:value="25356.789439">
            <text:p>25356.789439</text:p>
          </table:table-cell>
          <table:table-cell table:formula="of:=[.A789]-[.A$20]" office:value-type="float" office:value="0.130015999999159">
            <text:p>0.130016</text:p>
          </table:table-cell>
          <table:table-cell table:formula="of:=[.B789]-[.B752]" office:value-type="float" office:value="0.00501100000110455">
            <text:p>0.005011</text:p>
          </table:table-cell>
          <table:table-cell table:number-columns-repeated="2"/>
          <table:table-cell office:value-type="string">
            <text:p>d_s is renewed (r + D) to 25356796.434175; c_s is fully topped up</text:p>
          </table:table-cell>
        </table:table-row>
        <table:table-row table:style-name="ro1">
          <table:table-cell office:value-type="float" office:value="25356.789446">
            <text:p>25356.789446</text:p>
          </table:table-cell>
          <table:table-cell table:formula="of:=[.A790]-[.A$20]" office:value-type="float" office:value="0.130022999997891">
            <text:p>0.130023</text:p>
          </table:table-cell>
          <table:table-cell table:formula="of:=[.B790]-[.B753]" office:value-type="float" office:value="0.00501399999848218">
            <text:p>0.005014</text:p>
          </table:table-cell>
          <table:table-cell/>
          <table:table-cell office:value-type="string">
            <text:p>is pick_next_task_dl-ed by rsyslogd (854)</text:p>
          </table:table-cell>
          <table:table-cell/>
        </table:table-row>
        <table:table-row table:style-name="ro1">
          <table:table-cell office:value-type="float" office:value="25356.791378">
            <text:p>25356.791378</text:p>
          </table:table-cell>
          <table:table-cell table:formula="of:=[.A791]-[.A$20]" office:value-type="float" office:value="0.131955000000744">
            <text:p>0.131955</text:p>
          </table:table-cell>
          <table:table-cell table:formula="of:=[.B791]-[.B754]" office:value-type="float" office:value="0.00694100000328035">
            <text:p>0.00694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9138">
            <text:p>25356.791380</text:p>
          </table:table-cell>
          <table:table-cell table:formula="of:=[.A792]-[.A$20]" office:value-type="float" office:value="0.131956999997783">
            <text:p>0.131957</text:p>
          </table:table-cell>
          <table:table-cell table:formula="of:=[.B792]-[.B755]" office:value-type="float" office:value="0.00616599999921164">
            <text:p>0.00616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91383">
            <text:p>25356.791383</text:p>
          </table:table-cell>
          <table:table-cell table:formula="of:=[.A793]-[.A$20]" office:value-type="float" office:value="0.131959999998799">
            <text:p>0.131960</text:p>
          </table:table-cell>
          <table:table-cell table:formula="of:=[.B793]-[.B756]" office:value-type="float" office:value="0.00616599999921164">
            <text:p>0.00616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791414">
            <text:p>25356.791414</text:p>
          </table:table-cell>
          <table:table-cell table:formula="of:=[.A794]-[.A$20]" office:value-type="float" office:value="0.131990999998379">
            <text:p>0.131991</text:p>
          </table:table-cell>
          <table:table-cell table:formula="of:=[.B794]-[.B757]" office:value-type="float" office:value="0.00619000000006054">
            <text:p>0.00619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91416">
            <text:p>25356.791416</text:p>
          </table:table-cell>
          <table:table-cell table:formula="of:=[.A795]-[.A$20]" office:value-type="float" office:value="0.131992999999056">
            <text:p>0.131993</text:p>
          </table:table-cell>
          <table:table-cell table:formula="of:=[.B795]-[.B758]" office:value-type="float" office:value="0.006188999999722">
            <text:p>0.006189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91418">
            <text:p>25356.791418</text:p>
          </table:table-cell>
          <table:table-cell table:formula="of:=[.A796]-[.A$20]" office:value-type="float" office:value="0.131994999999733">
            <text:p>0.131995</text:p>
          </table:table-cell>
          <table:table-cell table:formula="of:=[.B796]-[.B759]" office:value-type="float" office:value="0.00499700000000303">
            <text:p>0.004997</text:p>
          </table:table-cell>
          <table:table-cell office:value-type="string">
            <text:p>d_s is renewed (r + D) to 25356793.416056; c_s is fully topped up</text:p>
          </table:table-cell>
          <table:table-cell table:number-columns-repeated="2"/>
        </table:table-row>
        <table:table-row table:style-name="ro1">
          <table:table-cell office:value-type="float" office:value="25356.791421">
            <text:p>25356.791421</text:p>
          </table:table-cell>
          <table:table-cell table:formula="of:=[.A797]-[.A$20]" office:value-type="float" office:value="0.131998000000749">
            <text:p>0.131998</text:p>
          </table:table-cell>
          <table:table-cell table:formula="of:=[.B797]-[.B760]" office:value-type="float" office:value="0.00499800000034156">
            <text:p>0.004998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791424">
            <text:p>25356.791424</text:p>
          </table:table-cell>
          <table:table-cell table:formula="of:=[.A798]-[.A$20]" office:value-type="float" office:value="0.132000999998127">
            <text:p>0.132001</text:p>
          </table:table-cell>
          <table:table-cell table:formula="of:=[.B798]-[.B761]" office:value-type="float" office:value="0.0049990000006801">
            <text:p>0.00499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91427">
            <text:p>25356.791427</text:p>
          </table:table-cell>
          <table:table-cell table:formula="of:=[.A799]-[.A$20]" office:value-type="float" office:value="0.132003999999142">
            <text:p>0.132004</text:p>
          </table:table-cell>
          <table:table-cell table:formula="of:=[.B799]-[.B762]" office:value-type="float" office:value="0.00431899999966845">
            <text:p>0.004319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792372">
            <text:p>25356.792372</text:p>
          </table:table-cell>
          <table:table-cell table:formula="of:=[.A800]-[.A$20]" office:value-type="float" office:value="0.132948999998916">
            <text:p>0.132949</text:p>
          </table:table-cell>
          <table:table-cell table:formula="of:=[.B800]-[.B763]" office:value-type="float" office:value="0.005260999998427">
            <text:p>0.00526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92374">
            <text:p>25356.792374</text:p>
          </table:table-cell>
          <table:table-cell table:formula="of:=[.A801]-[.A$20]" office:value-type="float" office:value="0.132950999999593">
            <text:p>0.132951</text:p>
          </table:table-cell>
          <table:table-cell table:formula="of:=[.B801]-[.B764]" office:value-type="float" office:value="0.00526000000172644">
            <text:p>0.005260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92378">
            <text:p>25356.792378</text:p>
          </table:table-cell>
          <table:table-cell table:formula="of:=[.A802]-[.A$20]" office:value-type="float" office:value="0.13295499999731">
            <text:p>0.132955</text:p>
          </table:table-cell>
          <table:table-cell table:formula="of:=[.B802]-[.B765]" office:value-type="float" office:value="0.005260999998427">
            <text:p>0.005261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794416">
            <text:p>25356.794416</text:p>
          </table:table-cell>
          <table:table-cell table:formula="of:=[.A803]-[.A$20]" office:value-type="float" office:value="0.134992999999668">
            <text:p>0.134993</text:p>
          </table:table-cell>
          <table:table-cell table:formula="of:=[.B803]-[.B766]" office:value-type="float" office:value="0.00729399999909219">
            <text:p>0.00729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94418">
            <text:p>25356.794418</text:p>
          </table:table-cell>
          <table:table-cell table:formula="of:=[.A804]-[.A$20]" office:value-type="float" office:value="0.134995000000345">
            <text:p>0.134995</text:p>
          </table:table-cell>
          <table:table-cell table:formula="of:=[.B804]-[.B767]" office:value-type="float" office:value="0.0072920000020531">
            <text:p>0.00729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94421">
            <text:p>25356.794421</text:p>
          </table:table-cell>
          <table:table-cell table:formula="of:=[.A805]-[.A$20]" office:value-type="float" office:value="0.134997999997722">
            <text:p>0.134998</text:p>
          </table:table-cell>
          <table:table-cell table:formula="of:=[.B805]-[.B768]" office:value-type="float" office:value="0.00700700000015786">
            <text:p>0.007007</text:p>
          </table:table-cell>
          <table:table-cell/>
          <table:table-cell office:value-type="string">
            <text:p>0.065959 / 0.005137 &gt; 2.000000 / 5.000000</text:p>
          </table:table-cell>
          <table:table-cell/>
        </table:table-row>
        <table:table-row table:style-name="ro1">
          <table:table-cell office:value-type="float" office:value="25356.794423">
            <text:p>25356.794423</text:p>
          </table:table-cell>
          <table:table-cell table:formula="of:=[.A806]-[.A$20]" office:value-type="float" office:value="0.134999999998399">
            <text:p>0.135000</text:p>
          </table:table-cell>
          <table:table-cell table:formula="of:=[.B806]-[.B769]" office:value-type="float" office:value="0.00700700000015786">
            <text:p>0.007007</text:p>
          </table:table-cell>
          <table:table-cell/>
          <table:table-cell office:value-type="string">
            <text:p>d_s is renewed (r + D) to 25356799.417965; c_s is fully topped up</text:p>
          </table:table-cell>
          <table:table-cell/>
        </table:table-row>
        <table:table-row table:style-name="ro1">
          <table:table-cell office:value-type="float" office:value="25356.795302">
            <text:p>25356.795302</text:p>
          </table:table-cell>
          <table:table-cell table:formula="of:=[.A807]-[.A$20]" office:value-type="float" office:value="0.135878999997658">
            <text:p>0.135879</text:p>
          </table:table-cell>
          <table:table-cell table:formula="of:=[.B807]-[.B770]" office:value-type="float" office:value="0.00788299999840092">
            <text:p>0.00788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795304">
            <text:p>25356.795304</text:p>
          </table:table-cell>
          <table:table-cell table:formula="of:=[.A808]-[.A$20]" office:value-type="float" office:value="0.135880999998335">
            <text:p>0.135881</text:p>
          </table:table-cell>
          <table:table-cell table:formula="of:=[.B808]-[.B771]" office:value-type="float" office:value="0.00788299999840092">
            <text:p>0.00788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795307">
            <text:p>25356.795307</text:p>
          </table:table-cell>
          <table:table-cell table:formula="of:=[.A809]-[.A$20]" office:value-type="float" office:value="0.135883999999351">
            <text:p>0.135884</text:p>
          </table:table-cell>
          <table:table-cell table:formula="of:=[.B809]-[.B772]" office:value-type="float" office:value="0.0078830000020389">
            <text:p>0.00788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795414">
            <text:p>25356.795414</text:p>
          </table:table-cell>
          <table:table-cell table:formula="of:=[.A810]-[.A$20]" office:value-type="float" office:value="0.135990999999194">
            <text:p>0.135991</text:p>
          </table:table-cell>
          <table:table-cell table:formula="of:=[.B810]-[.B773]" office:value-type="float" office:value="0.00798600000052829">
            <text:p>0.00798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95416">
            <text:p>25356.795416</text:p>
          </table:table-cell>
          <table:table-cell table:formula="of:=[.A811]-[.A$20]" office:value-type="float" office:value="0.135992999999871">
            <text:p>0.135993</text:p>
          </table:table-cell>
          <table:table-cell table:formula="of:=[.B811]-[.B774]" office:value-type="float" office:value="0.00704200000109267">
            <text:p>0.00704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95418">
            <text:p>25356.795418</text:p>
          </table:table-cell>
          <table:table-cell table:formula="of:=[.A812]-[.A$20]" office:value-type="float" office:value="0.135995000000548">
            <text:p>0.135995</text:p>
          </table:table-cell>
          <table:table-cell table:formula="of:=[.B812]-[.B775]" office:value-type="float" office:value="0.00704200000109267">
            <text:p>0.007042</text:p>
          </table:table-cell>
          <table:table-cell office:value-type="string">
            <text:p>d_s is renewed (r + D) to 25356797.416108; c_s is fully topped up</text:p>
          </table:table-cell>
          <table:table-cell table:number-columns-repeated="2"/>
        </table:table-row>
        <table:table-row table:style-name="ro1">
          <table:table-cell office:value-type="float" office:value="25356.79542">
            <text:p>25356.795420</text:p>
          </table:table-cell>
          <table:table-cell table:formula="of:=[.A813]-[.A$20]" office:value-type="float" office:value="0.135996999997587">
            <text:p>0.135997</text:p>
          </table:table-cell>
          <table:table-cell table:formula="of:=[.B813]-[.B776]" office:value-type="float" office:value="0.00703900000007707">
            <text:p>0.007039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795424">
            <text:p>25356.795424</text:p>
          </table:table-cell>
          <table:table-cell table:formula="of:=[.A814]-[.A$20]" office:value-type="float" office:value="0.136000999998942">
            <text:p>0.136001</text:p>
          </table:table-cell>
          <table:table-cell table:formula="of:=[.B814]-[.B777]" office:value-type="float" office:value="0.00617100000090431">
            <text:p>0.00617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95427">
            <text:p>25356.795427</text:p>
          </table:table-cell>
          <table:table-cell table:formula="of:=[.A815]-[.A$20]" office:value-type="float" office:value="0.136003999999957">
            <text:p>0.136004</text:p>
          </table:table-cell>
          <table:table-cell table:formula="of:=[.B815]-[.B778]" office:value-type="float" office:value="0.00617300000158139">
            <text:p>0.00617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796372">
            <text:p>25356.796372</text:p>
          </table:table-cell>
          <table:table-cell table:formula="of:=[.A816]-[.A$20]" office:value-type="float" office:value="0.136948999999731">
            <text:p>0.136949</text:p>
          </table:table-cell>
          <table:table-cell table:formula="of:=[.B816]-[.B779]" office:value-type="float" office:value="0.0071140000000014">
            <text:p>0.0071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796373">
            <text:p>25356.796373</text:p>
          </table:table-cell>
          <table:table-cell table:formula="of:=[.A817]-[.A$20]" office:value-type="float" office:value="0.13695000000007">
            <text:p>0.136950</text:p>
          </table:table-cell>
          <table:table-cell table:formula="of:=[.B817]-[.B780]" office:value-type="float" office:value="0.00711100000262377">
            <text:p>0.00711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796378">
            <text:p>25356.796378</text:p>
          </table:table-cell>
          <table:table-cell table:formula="of:=[.A818]-[.A$20]" office:value-type="float" office:value="0.136954999998125">
            <text:p>0.136955</text:p>
          </table:table-cell>
          <table:table-cell table:formula="of:=[.B818]-[.B781]" office:value-type="float" office:value="0.0071140000000014">
            <text:p>0.00711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798207">
            <text:p>25356.798207</text:p>
          </table:table-cell>
          <table:table-cell table:formula="of:=[.A819]-[.A$20]" office:value-type="float" office:value="0.13878399999885">
            <text:p>0.138784</text:p>
          </table:table-cell>
          <table:table-cell table:formula="of:=[.B819]-[.B782]" office:value-type="float" office:value="0.00878599999850849">
            <text:p>0.00878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798209">
            <text:p>25356.798209</text:p>
          </table:table-cell>
          <table:table-cell table:formula="of:=[.A820]-[.A$20]" office:value-type="float" office:value="0.138785999999527">
            <text:p>0.138786</text:p>
          </table:table-cell>
          <table:table-cell table:formula="of:=[.B820]-[.B783]" office:value-type="float" office:value="0.00878600000214647">
            <text:p>0.00878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799435">
            <text:p>25356.799435</text:p>
          </table:table-cell>
          <table:table-cell table:formula="of:=[.A821]-[.A$20]" office:value-type="float" office:value="0.140011999999842">
            <text:p>0.140012</text:p>
          </table:table-cell>
          <table:table-cell table:formula="of:=[.B821]-[.B784]" office:value-type="float" office:value="0.0100080000011076">
            <text:p>0.01000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799439">
            <text:p>25356.799439</text:p>
          </table:table-cell>
          <table:table-cell table:formula="of:=[.A822]-[.A$20]" office:value-type="float" office:value="0.140015999997559">
            <text:p>0.140016</text:p>
          </table:table-cell>
          <table:table-cell table:formula="of:=[.B822]-[.B785]" office:value-type="float" office:value="0.0100089999978081">
            <text:p>0.010009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799442">
            <text:p>25356.799442</text:p>
          </table:table-cell>
          <table:table-cell table:formula="of:=[.A823]-[.A$20]" office:value-type="float" office:value="0.140018999998574">
            <text:p>0.140019</text:p>
          </table:table-cell>
          <table:table-cell table:formula="of:=[.B823]-[.B786]" office:value-type="float" office:value="0.0100099999981467">
            <text:p>0.010010</text:p>
          </table:table-cell>
          <table:table-cell table:number-columns-repeated="2"/>
          <table:table-cell office:value-type="string">
            <text:p>d_s is renewed (r + D) to 25356806.438301; c_s is fully topped up</text:p>
          </table:table-cell>
        </table:table-row>
        <table:table-row table:style-name="ro1">
          <table:table-cell office:value-type="float" office:value="25356.799445">
            <text:p>25356.799445</text:p>
          </table:table-cell>
          <table:table-cell table:formula="of:=[.A824]-[.A$20]" office:value-type="float" office:value="0.14002199999959">
            <text:p>0.140022</text:p>
          </table:table-cell>
          <table:table-cell table:formula="of:=[.B824]-[.B787]" office:value-type="float" office:value="0.0100110000021232">
            <text:p>0.0100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799447">
            <text:p>25356.799447</text:p>
          </table:table-cell>
          <table:table-cell table:formula="of:=[.A825]-[.A$20]" office:value-type="float" office:value="0.140024000000267">
            <text:p>0.140024</text:p>
          </table:table-cell>
          <table:table-cell table:formula="of:=[.B825]-[.B788]" office:value-type="float" office:value="0.0100100000017846">
            <text:p>0.010010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79945">
            <text:p>25356.799450</text:p>
          </table:table-cell>
          <table:table-cell table:formula="of:=[.A826]-[.A$20]" office:value-type="float" office:value="0.140026999997644">
            <text:p>0.140027</text:p>
          </table:table-cell>
          <table:table-cell table:formula="of:=[.B826]-[.B789]" office:value-type="float" office:value="0.0100109999984852">
            <text:p>0.010011</text:p>
          </table:table-cell>
          <table:table-cell office:value-type="string">
            <text:p>d_s is renewed (r + D) to 25356801.447266; c_s is fully topped up</text:p>
          </table:table-cell>
          <table:table-cell table:number-columns-repeated="2"/>
        </table:table-row>
        <table:table-row table:style-name="ro1">
          <table:table-cell office:value-type="float" office:value="25356.799452">
            <text:p>25356.799452</text:p>
          </table:table-cell>
          <table:table-cell table:formula="of:=[.A827]-[.A$20]" office:value-type="float" office:value="0.140028999998322">
            <text:p>0.140029</text:p>
          </table:table-cell>
          <table:table-cell table:formula="of:=[.B827]-[.B790]" office:value-type="float" office:value="0.0100060000004305">
            <text:p>0.01000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799454">
            <text:p>25356.799454</text:p>
          </table:table-cell>
          <table:table-cell table:formula="of:=[.A828]-[.A$20]" office:value-type="float" office:value="0.140030999998999">
            <text:p>0.140031</text:p>
          </table:table-cell>
          <table:table-cell table:formula="of:=[.B828]-[.B791]" office:value-type="float" office:value="0.0080759999982547">
            <text:p>0.008076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799456">
            <text:p>25356.799456</text:p>
          </table:table-cell>
          <table:table-cell table:formula="of:=[.A829]-[.A$20]" office:value-type="float" office:value="0.140032999999676">
            <text:p>0.140033</text:p>
          </table:table-cell>
          <table:table-cell table:formula="of:=[.B829]-[.B792]" office:value-type="float" office:value="0.00807600000189268">
            <text:p>0.008076</text:p>
          </table:table-cell>
          <table:table-cell/>
          <table:table-cell office:value-type="string">
            <text:p>d_s is renewed (r + D) to 25356804.454340; c_s is fully topped up</text:p>
          </table:table-cell>
          <table:table-cell/>
        </table:table-row>
        <table:table-row table:style-name="ro1">
          <table:table-cell office:value-type="float" office:value="25356.799471">
            <text:p>25356.799471</text:p>
          </table:table-cell>
          <table:table-cell table:formula="of:=[.A830]-[.A$20]" office:value-type="float" office:value="0.140047999997478">
            <text:p>0.140048</text:p>
          </table:table-cell>
          <table:table-cell table:formula="of:=[.B830]-[.B793]" office:value-type="float" office:value="0.00808799999867915">
            <text:p>0.00808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5356.800423">
            <text:p>25356.800423</text:p>
          </table:table-cell>
          <table:table-cell table:formula="of:=[.A831]-[.A$20]" office:value-type="float" office:value="0.140999999999622">
            <text:p>0.141000</text:p>
          </table:table-cell>
          <table:table-cell table:formula="of:=[.B831]-[.B794]" office:value-type="float" office:value="0.00900900000124238">
            <text:p>0.0090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00425">
            <text:p>25356.800425</text:p>
          </table:table-cell>
          <table:table-cell table:formula="of:=[.A832]-[.A$20]" office:value-type="float" office:value="0.141002000000299">
            <text:p>0.141002</text:p>
          </table:table-cell>
          <table:table-cell table:formula="of:=[.B832]-[.B795]" office:value-type="float" office:value="0.00900900000124238">
            <text:p>0.009009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0043">
            <text:p>25356.800430</text:p>
          </table:table-cell>
          <table:table-cell table:formula="of:=[.A833]-[.A$20]" office:value-type="float" office:value="0.141006999998353">
            <text:p>0.141007</text:p>
          </table:table-cell>
          <table:table-cell table:formula="of:=[.B833]-[.B796]" office:value-type="float" office:value="0.00901199999862001">
            <text:p>0.00901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02359">
            <text:p>25356.802359</text:p>
          </table:table-cell>
          <table:table-cell table:formula="of:=[.A834]-[.A$20]" office:value-type="float" office:value="0.142936000000191">
            <text:p>0.142936</text:p>
          </table:table-cell>
          <table:table-cell table:formula="of:=[.B834]-[.B797]" office:value-type="float" office:value="0.0109379999994417">
            <text:p>0.01093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02361">
            <text:p>25356.802361</text:p>
          </table:table-cell>
          <table:table-cell table:formula="of:=[.A835]-[.A$20]" office:value-type="float" office:value="0.14293799999723">
            <text:p>0.142938</text:p>
          </table:table-cell>
          <table:table-cell table:formula="of:=[.B835]-[.B798]" office:value-type="float" office:value="0.0109369999991031">
            <text:p>0.01093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02365">
            <text:p>25356.802365</text:p>
          </table:table-cell>
          <table:table-cell table:formula="of:=[.A836]-[.A$20]" office:value-type="float" office:value="0.142941999998584">
            <text:p>0.142942</text:p>
          </table:table-cell>
          <table:table-cell table:formula="of:=[.B836]-[.B799]" office:value-type="float" office:value="0.0109379999994417">
            <text:p>0.010938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803414">
            <text:p>25356.803414</text:p>
          </table:table-cell>
          <table:table-cell table:formula="of:=[.A837]-[.A$20]" office:value-type="float" office:value="0.143991000000824">
            <text:p>0.143991</text:p>
          </table:table-cell>
          <table:table-cell table:formula="of:=[.B837]-[.B800]" office:value-type="float" office:value="0.0110420000019076">
            <text:p>0.01104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03416">
            <text:p>25356.803416</text:p>
          </table:table-cell>
          <table:table-cell table:formula="of:=[.A838]-[.A$20]" office:value-type="float" office:value="0.143992999997863">
            <text:p>0.143993</text:p>
          </table:table-cell>
          <table:table-cell table:formula="of:=[.B838]-[.B801]" office:value-type="float" office:value="0.0110419999982696">
            <text:p>0.01104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03419">
            <text:p>25356.803419</text:p>
          </table:table-cell>
          <table:table-cell table:formula="of:=[.A839]-[.A$20]" office:value-type="float" office:value="0.143995999998879">
            <text:p>0.143996</text:p>
          </table:table-cell>
          <table:table-cell table:formula="of:=[.B839]-[.B802]" office:value-type="float" office:value="0.011041000001569">
            <text:p>0.011041</text:p>
          </table:table-cell>
          <table:table-cell office:value-type="string">
            <text:p>d_s is renewed (r + D) to 25356805.416350; c_s is fully topped up</text:p>
          </table:table-cell>
          <table:table-cell table:number-columns-repeated="2"/>
        </table:table-row>
        <table:table-row table:style-name="ro1">
          <table:table-cell office:value-type="float" office:value="25356.803421">
            <text:p>25356.803421</text:p>
          </table:table-cell>
          <table:table-cell table:formula="of:=[.A840]-[.A$20]" office:value-type="float" office:value="0.143997999999556">
            <text:p>0.143998</text:p>
          </table:table-cell>
          <table:table-cell table:formula="of:=[.B840]-[.B803]" office:value-type="float" office:value="0.00900499999988824">
            <text:p>0.009005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803425">
            <text:p>25356.803425</text:p>
          </table:table-cell>
          <table:table-cell table:formula="of:=[.A841]-[.A$20]" office:value-type="float" office:value="0.144001999997272">
            <text:p>0.144002</text:p>
          </table:table-cell>
          <table:table-cell table:formula="of:=[.B841]-[.B804]" office:value-type="float" office:value="0.00900699999692733">
            <text:p>0.009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03429">
            <text:p>25356.803429</text:p>
          </table:table-cell>
          <table:table-cell table:formula="of:=[.A842]-[.A$20]" office:value-type="float" office:value="0.144005999998626">
            <text:p>0.144006</text:p>
          </table:table-cell>
          <table:table-cell table:formula="of:=[.B842]-[.B805]" office:value-type="float" office:value="0.00900800000090385">
            <text:p>0.009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804372">
            <text:p>25356.804372</text:p>
          </table:table-cell>
          <table:table-cell table:formula="of:=[.A843]-[.A$20]" office:value-type="float" office:value="0.144948999997723">
            <text:p>0.144949</text:p>
          </table:table-cell>
          <table:table-cell table:formula="of:=[.B843]-[.B806]" office:value-type="float" office:value="0.00994899999932386">
            <text:p>0.009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04374">
            <text:p>25356.804374</text:p>
          </table:table-cell>
          <table:table-cell table:formula="of:=[.A844]-[.A$20]" office:value-type="float" office:value="0.1449509999984">
            <text:p>0.144951</text:p>
          </table:table-cell>
          <table:table-cell table:formula="of:=[.B844]-[.B807]" office:value-type="float" office:value="0.00907200000074226">
            <text:p>0.00907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04378">
            <text:p>25356.804378</text:p>
          </table:table-cell>
          <table:table-cell table:formula="of:=[.A845]-[.A$20]" office:value-type="float" office:value="0.144954999999754">
            <text:p>0.144955</text:p>
          </table:table-cell>
          <table:table-cell table:formula="of:=[.B845]-[.B808]" office:value-type="float" office:value="0.00907400000141934">
            <text:p>0.00907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804419">
            <text:p>25356.804419</text:p>
          </table:table-cell>
          <table:table-cell table:formula="of:=[.A846]-[.A$20]" office:value-type="float" office:value="0.144995999999082">
            <text:p>0.144996</text:p>
          </table:table-cell>
          <table:table-cell table:formula="of:=[.B846]-[.B809]" office:value-type="float" office:value="0.00911199999973178">
            <text:p>0.00911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04421">
            <text:p>25356.804421</text:p>
          </table:table-cell>
          <table:table-cell table:formula="of:=[.A847]-[.A$20]" office:value-type="float" office:value="0.14499799999976">
            <text:p>0.144998</text:p>
          </table:table-cell>
          <table:table-cell table:formula="of:=[.B847]-[.B810]" office:value-type="float" office:value="0.00900700000056531">
            <text:p>0.009007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04424">
            <text:p>25356.804424</text:p>
          </table:table-cell>
          <table:table-cell table:formula="of:=[.A848]-[.A$20]" office:value-type="float" office:value="0.145001000000775">
            <text:p>0.145001</text:p>
          </table:table-cell>
          <table:table-cell table:formula="of:=[.B848]-[.B811]" office:value-type="float" office:value="0.00900800000090385">
            <text:p>0.009008</text:p>
          </table:table-cell>
          <table:table-cell/>
          <table:table-cell office:value-type="string">
            <text:p>0.067635 / 0.033148 &gt; 2.000000 / 5.000000</text:p>
          </table:table-cell>
          <table:table-cell/>
        </table:table-row>
        <table:table-row table:style-name="ro1">
          <table:table-cell office:value-type="float" office:value="25356.804427">
            <text:p>25356.804427</text:p>
          </table:table-cell>
          <table:table-cell table:formula="of:=[.A849]-[.A$20]" office:value-type="float" office:value="0.145003999998153">
            <text:p>0.145004</text:p>
          </table:table-cell>
          <table:table-cell table:formula="of:=[.B849]-[.B812]" office:value-type="float" office:value="0.00900899999760441">
            <text:p>0.009009</text:p>
          </table:table-cell>
          <table:table-cell/>
          <table:table-cell office:value-type="string">
            <text:p>d_s is renewed (r + D) to 25356809.421192; c_s is fully topped up</text:p>
          </table:table-cell>
          <table:table-cell/>
        </table:table-row>
        <table:table-row table:style-name="ro1">
          <table:table-cell office:value-type="float" office:value="25356.806276">
            <text:p>25356.806276</text:p>
          </table:table-cell>
          <table:table-cell table:formula="of:=[.A850]-[.A$20]" office:value-type="float" office:value="0.146852999998373">
            <text:p>0.146853</text:p>
          </table:table-cell>
          <table:table-cell table:formula="of:=[.B850]-[.B813]" office:value-type="float" office:value="0.0108560000007856">
            <text:p>0.01085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806278">
            <text:p>25356.806278</text:p>
          </table:table-cell>
          <table:table-cell table:formula="of:=[.A851]-[.A$20]" office:value-type="float" office:value="0.14685499999905">
            <text:p>0.146855</text:p>
          </table:table-cell>
          <table:table-cell table:formula="of:=[.B851]-[.B814]" office:value-type="float" office:value="0.0108540000001085">
            <text:p>0.01085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06282">
            <text:p>25356.806282</text:p>
          </table:table-cell>
          <table:table-cell table:formula="of:=[.A852]-[.A$20]" office:value-type="float" office:value="0.146859000000404">
            <text:p>0.146859</text:p>
          </table:table-cell>
          <table:table-cell table:formula="of:=[.B852]-[.B815]" office:value-type="float" office:value="0.010855000000447">
            <text:p>0.01085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807414">
            <text:p>25356.807414</text:p>
          </table:table-cell>
          <table:table-cell table:formula="of:=[.A853]-[.A$20]" office:value-type="float" office:value="0.147990999998001">
            <text:p>0.147991</text:p>
          </table:table-cell>
          <table:table-cell table:formula="of:=[.B853]-[.B816]" office:value-type="float" office:value="0.0110419999982696">
            <text:p>0.01104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07416">
            <text:p>25356.807416</text:p>
          </table:table-cell>
          <table:table-cell table:formula="of:=[.A854]-[.A$20]" office:value-type="float" office:value="0.147992999998678">
            <text:p>0.147993</text:p>
          </table:table-cell>
          <table:table-cell table:formula="of:=[.B854]-[.B817]" office:value-type="float" office:value="0.0110429999986081">
            <text:p>0.01104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07418">
            <text:p>25356.807418</text:p>
          </table:table-cell>
          <table:table-cell table:formula="of:=[.A855]-[.A$20]" office:value-type="float" office:value="0.147994999999355">
            <text:p>0.147995</text:p>
          </table:table-cell>
          <table:table-cell table:formula="of:=[.B855]-[.B818]" office:value-type="float" office:value="0.0110400000012305">
            <text:p>0.011040</text:p>
          </table:table-cell>
          <table:table-cell office:value-type="string">
            <text:p>d_s is renewed (r + D) to 25356809.416205; c_s is fully topped up</text:p>
          </table:table-cell>
          <table:table-cell table:number-columns-repeated="2"/>
        </table:table-row>
        <table:table-row table:style-name="ro1">
          <table:table-cell office:value-type="float" office:value="25356.807421">
            <text:p>25356.807421</text:p>
          </table:table-cell>
          <table:table-cell table:formula="of:=[.A856]-[.A$20]" office:value-type="float" office:value="0.147998000000371">
            <text:p>0.147998</text:p>
          </table:table-cell>
          <table:table-cell table:formula="of:=[.B856]-[.B819]" office:value-type="float" office:value="0.00921400000152062">
            <text:p>0.009214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807424">
            <text:p>25356.807424</text:p>
          </table:table-cell>
          <table:table-cell table:formula="of:=[.A857]-[.A$20]" office:value-type="float" office:value="0.148000999997748">
            <text:p>0.148001</text:p>
          </table:table-cell>
          <table:table-cell table:formula="of:=[.B857]-[.B820]" office:value-type="float" office:value="0.00921499999822117">
            <text:p>0.00921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07428">
            <text:p>25356.807428</text:p>
          </table:table-cell>
          <table:table-cell table:formula="of:=[.A858]-[.A$20]" office:value-type="float" office:value="0.148004999999102">
            <text:p>0.148005</text:p>
          </table:table-cell>
          <table:table-cell table:formula="of:=[.B858]-[.B821]" office:value-type="float" office:value="0.00799299999926006">
            <text:p>0.00799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808377">
            <text:p>25356.808377</text:p>
          </table:table-cell>
          <table:table-cell table:formula="of:=[.A859]-[.A$20]" office:value-type="float" office:value="0.148954000000231">
            <text:p>0.148954</text:p>
          </table:table-cell>
          <table:table-cell table:formula="of:=[.B859]-[.B822]" office:value-type="float" office:value="0.0089380000026722">
            <text:p>0.008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08379">
            <text:p>25356.808379</text:p>
          </table:table-cell>
          <table:table-cell table:formula="of:=[.A860]-[.A$20]" office:value-type="float" office:value="0.14895599999727">
            <text:p>0.148956</text:p>
          </table:table-cell>
          <table:table-cell table:formula="of:=[.B860]-[.B823]" office:value-type="float" office:value="0.00893699999869568">
            <text:p>0.00893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08384">
            <text:p>25356.808384</text:p>
          </table:table-cell>
          <table:table-cell table:formula="of:=[.A861]-[.A$20]" office:value-type="float" office:value="0.148960999998963">
            <text:p>0.148961</text:p>
          </table:table-cell>
          <table:table-cell table:formula="of:=[.B861]-[.B824]" office:value-type="float" office:value="0.00893899999937275">
            <text:p>0.008939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09187">
            <text:p>25356.809187</text:p>
          </table:table-cell>
          <table:table-cell table:formula="of:=[.A862]-[.A$20]" office:value-type="float" office:value="0.149763999997958">
            <text:p>0.149764</text:p>
          </table:table-cell>
          <table:table-cell table:formula="of:=[.B862]-[.B825]" office:value-type="float" office:value="0.00973999999769148">
            <text:p>0.00974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09189">
            <text:p>25356.809189</text:p>
          </table:table-cell>
          <table:table-cell table:formula="of:=[.A863]-[.A$20]" office:value-type="float" office:value="0.149765999998635">
            <text:p>0.149766</text:p>
          </table:table-cell>
          <table:table-cell table:formula="of:=[.B863]-[.B826]" office:value-type="float" office:value="0.00973900000099093">
            <text:p>0.00973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09432">
            <text:p>25356.809432</text:p>
          </table:table-cell>
          <table:table-cell table:formula="of:=[.A864]-[.A$20]" office:value-type="float" office:value="0.150008999997226">
            <text:p>0.150009</text:p>
          </table:table-cell>
          <table:table-cell table:formula="of:=[.B864]-[.B827]" office:value-type="float" office:value="0.00997999999890453">
            <text:p>0.00998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809435">
            <text:p>25356.809435</text:p>
          </table:table-cell>
          <table:table-cell table:formula="of:=[.A865]-[.A$20]" office:value-type="float" office:value="0.150011999998242">
            <text:p>0.150012</text:p>
          </table:table-cell>
          <table:table-cell table:formula="of:=[.B865]-[.B828]" office:value-type="float" office:value="0.00998099999924307">
            <text:p>0.00998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809438">
            <text:p>25356.809438</text:p>
          </table:table-cell>
          <table:table-cell table:formula="of:=[.A866]-[.A$20]" office:value-type="float" office:value="0.150014999999257">
            <text:p>0.150015</text:p>
          </table:table-cell>
          <table:table-cell table:formula="of:=[.B866]-[.B829]" office:value-type="float" office:value="0.0099819999995816">
            <text:p>0.009982</text:p>
          </table:table-cell>
          <table:table-cell table:number-columns-repeated="2"/>
          <table:table-cell office:value-type="string">
            <text:p>d_s is renewed (r + D) to 25356816.435225; c_s is fully topped up</text:p>
          </table:table-cell>
        </table:table-row>
        <table:table-row table:style-name="ro1">
          <table:table-cell office:value-type="float" office:value="25356.809441">
            <text:p>25356.809441</text:p>
          </table:table-cell>
          <table:table-cell table:formula="of:=[.A867]-[.A$20]" office:value-type="float" office:value="0.150018000000273">
            <text:p>0.150018</text:p>
          </table:table-cell>
          <table:table-cell table:formula="of:=[.B867]-[.B830]" office:value-type="float" office:value="0.00997000000279513">
            <text:p>0.00997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09443">
            <text:p>25356.809443</text:p>
          </table:table-cell>
          <table:table-cell table:formula="of:=[.A868]-[.A$20]" office:value-type="float" office:value="0.150019999997312">
            <text:p>0.150020</text:p>
          </table:table-cell>
          <table:table-cell table:formula="of:=[.B868]-[.B831]" office:value-type="float" office:value="0.00901999999769032">
            <text:p>0.00902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09445">
            <text:p>25356.809445</text:p>
          </table:table-cell>
          <table:table-cell table:formula="of:=[.A869]-[.A$20]" office:value-type="float" office:value="0.150021999997989">
            <text:p>0.150022</text:p>
          </table:table-cell>
          <table:table-cell table:formula="of:=[.B869]-[.B832]" office:value-type="float" office:value="0.00901999999769032">
            <text:p>0.009020</text:p>
          </table:table-cell>
          <table:table-cell/>
          <table:table-cell office:value-type="string">
            <text:p>d_s is renewed (r + D) to 25356814.442900; c_s is fully topped up</text:p>
          </table:table-cell>
          <table:table-cell/>
        </table:table-row>
        <table:table-row table:style-name="ro1">
          <table:table-cell office:value-type="float" office:value="25356.809458">
            <text:p>25356.809458</text:p>
          </table:table-cell>
          <table:table-cell table:formula="of:=[.A870]-[.A$20]" office:value-type="float" office:value="0.150034999998752">
            <text:p>0.150035</text:p>
          </table:table-cell>
          <table:table-cell table:formula="of:=[.B870]-[.B833]" office:value-type="float" office:value="0.00902800000039861">
            <text:p>0.009028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5356.811389">
            <text:p>25356.811389</text:p>
          </table:table-cell>
          <table:table-cell table:formula="of:=[.A871]-[.A$20]" office:value-type="float" office:value="0.151965999997628">
            <text:p>0.151966</text:p>
          </table:table-cell>
          <table:table-cell table:formula="of:=[.B871]-[.B834]" office:value-type="float" office:value="0.0090299999974377">
            <text:p>0.00903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11391">
            <text:p>25356.811391</text:p>
          </table:table-cell>
          <table:table-cell table:formula="of:=[.A872]-[.A$20]" office:value-type="float" office:value="0.151967999998305">
            <text:p>0.151968</text:p>
          </table:table-cell>
          <table:table-cell table:formula="of:=[.B872]-[.B835]" office:value-type="float" office:value="0.00903000000107568">
            <text:p>0.00903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11395">
            <text:p>25356.811395</text:p>
          </table:table-cell>
          <table:table-cell table:formula="of:=[.A873]-[.A$20]" office:value-type="float" office:value="0.15197199999966">
            <text:p>0.151972</text:p>
          </table:table-cell>
          <table:table-cell table:formula="of:=[.B873]-[.B836]" office:value-type="float" office:value="0.00903000000107568">
            <text:p>0.009030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811417">
            <text:p>25356.811417</text:p>
          </table:table-cell>
          <table:table-cell table:formula="of:=[.A874]-[.A$20]" office:value-type="float" office:value="0.151993999999831">
            <text:p>0.151994</text:p>
          </table:table-cell>
          <table:table-cell table:formula="of:=[.B874]-[.B837]" office:value-type="float" office:value="0.00800299999900744">
            <text:p>0.008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11419">
            <text:p>25356.811419</text:p>
          </table:table-cell>
          <table:table-cell table:formula="of:=[.A875]-[.A$20]" office:value-type="float" office:value="0.151996000000509">
            <text:p>0.151996</text:p>
          </table:table-cell>
          <table:table-cell table:formula="of:=[.B875]-[.B838]" office:value-type="float" office:value="0.00800300000264542">
            <text:p>0.008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11421">
            <text:p>25356.811421</text:p>
          </table:table-cell>
          <table:table-cell table:formula="of:=[.A876]-[.A$20]" office:value-type="float" office:value="0.151997999997548">
            <text:p>0.151998</text:p>
          </table:table-cell>
          <table:table-cell table:formula="of:=[.B876]-[.B839]" office:value-type="float" office:value="0.00800199999866891">
            <text:p>0.008002</text:p>
          </table:table-cell>
          <table:table-cell office:value-type="string">
            <text:p>d_s is renewed (r + D) to 25356813.418920; c_s is fully topped up</text:p>
          </table:table-cell>
          <table:table-cell table:number-columns-repeated="2"/>
        </table:table-row>
        <table:table-row table:style-name="ro1">
          <table:table-cell office:value-type="float" office:value="25356.811424">
            <text:p>25356.811424</text:p>
          </table:table-cell>
          <table:table-cell table:formula="of:=[.A877]-[.A$20]" office:value-type="float" office:value="0.152000999998563">
            <text:p>0.152001</text:p>
          </table:table-cell>
          <table:table-cell table:formula="of:=[.B877]-[.B840]" office:value-type="float" office:value="0.00800299999900744">
            <text:p>0.008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811427">
            <text:p>25356.811427</text:p>
          </table:table-cell>
          <table:table-cell table:formula="of:=[.A878]-[.A$20]" office:value-type="float" office:value="0.152003999999579">
            <text:p>0.152004</text:p>
          </table:table-cell>
          <table:table-cell table:formula="of:=[.B878]-[.B841]" office:value-type="float" office:value="0.00800200000230689">
            <text:p>0.008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1143">
            <text:p>25356.811430</text:p>
          </table:table-cell>
          <table:table-cell table:formula="of:=[.A879]-[.A$20]" office:value-type="float" office:value="0.152007000000594">
            <text:p>0.152007</text:p>
          </table:table-cell>
          <table:table-cell table:formula="of:=[.B879]-[.B842]" office:value-type="float" office:value="0.00800100000196835">
            <text:p>0.008001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812377">
            <text:p>25356.812377</text:p>
          </table:table-cell>
          <table:table-cell table:formula="of:=[.A880]-[.A$20]" office:value-type="float" office:value="0.152953999997408">
            <text:p>0.152954</text:p>
          </table:table-cell>
          <table:table-cell table:formula="of:=[.B880]-[.B843]" office:value-type="float" office:value="0.00800499999968451">
            <text:p>0.0080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12379">
            <text:p>25356.812379</text:p>
          </table:table-cell>
          <table:table-cell table:formula="of:=[.A881]-[.A$20]" office:value-type="float" office:value="0.152955999998085">
            <text:p>0.152956</text:p>
          </table:table-cell>
          <table:table-cell table:formula="of:=[.B881]-[.B844]" office:value-type="float" office:value="0.00800499999968451">
            <text:p>0.00800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12383">
            <text:p>25356.812383</text:p>
          </table:table-cell>
          <table:table-cell table:formula="of:=[.A882]-[.A$20]" office:value-type="float" office:value="0.152959999999439">
            <text:p>0.152960</text:p>
          </table:table-cell>
          <table:table-cell table:formula="of:=[.B882]-[.B845]" office:value-type="float" office:value="0.00800499999968451">
            <text:p>0.008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814415">
            <text:p>25356.814415</text:p>
          </table:table-cell>
          <table:table-cell table:formula="of:=[.A883]-[.A$20]" office:value-type="float" office:value="0.154991999999766">
            <text:p>0.154992</text:p>
          </table:table-cell>
          <table:table-cell table:formula="of:=[.B883]-[.B846]" office:value-type="float" office:value="0.00999600000068313">
            <text:p>0.00999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14417">
            <text:p>25356.814417</text:p>
          </table:table-cell>
          <table:table-cell table:formula="of:=[.A884]-[.A$20]" office:value-type="float" office:value="0.154994000000443">
            <text:p>0.154994</text:p>
          </table:table-cell>
          <table:table-cell table:formula="of:=[.B884]-[.B847]" office:value-type="float" office:value="0.00999600000068313">
            <text:p>0.009996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14421">
            <text:p>25356.814421</text:p>
          </table:table-cell>
          <table:table-cell table:formula="of:=[.A885]-[.A$20]" office:value-type="float" office:value="0.154997999998159">
            <text:p>0.154998</text:p>
          </table:table-cell>
          <table:table-cell table:formula="of:=[.B885]-[.B848]" office:value-type="float" office:value="0.00999699999738368">
            <text:p>0.009997</text:p>
          </table:table-cell>
          <table:table-cell/>
          <table:table-cell office:value-type="string">
            <text:p>0.066314 / 0.025679 &gt; 2.000000 / 5.000000</text:p>
          </table:table-cell>
          <table:table-cell/>
        </table:table-row>
        <table:table-row table:style-name="ro1">
          <table:table-cell office:value-type="float" office:value="25356.814423">
            <text:p>25356.814423</text:p>
          </table:table-cell>
          <table:table-cell table:formula="of:=[.A886]-[.A$20]" office:value-type="float" office:value="0.154999999998836">
            <text:p>0.155000</text:p>
          </table:table-cell>
          <table:table-cell table:formula="of:=[.B886]-[.B849]" office:value-type="float" office:value="0.00999600000068313">
            <text:p>0.009996</text:p>
          </table:table-cell>
          <table:table-cell/>
          <table:table-cell office:value-type="string">
            <text:p>d_s is renewed (r + D) to 25356819.417221; c_s is fully topped up</text:p>
          </table:table-cell>
          <table:table-cell/>
        </table:table-row>
        <table:table-row table:style-name="ro1">
          <table:table-cell office:value-type="float" office:value="25356.815313">
            <text:p>25356.815313</text:p>
          </table:table-cell>
          <table:table-cell table:formula="of:=[.A887]-[.A$20]" office:value-type="float" office:value="0.15588999999818">
            <text:p>0.155890</text:p>
          </table:table-cell>
          <table:table-cell table:formula="of:=[.B887]-[.B850]" office:value-type="float" office:value="0.00903699999980745">
            <text:p>0.00903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815315">
            <text:p>25356.815315</text:p>
          </table:table-cell>
          <table:table-cell table:formula="of:=[.A888]-[.A$20]" office:value-type="float" office:value="0.155891999998858">
            <text:p>0.155892</text:p>
          </table:table-cell>
          <table:table-cell table:formula="of:=[.B888]-[.B851]" office:value-type="float" office:value="0.00903699999980745">
            <text:p>0.00903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15318">
            <text:p>25356.815318</text:p>
          </table:table-cell>
          <table:table-cell table:formula="of:=[.A889]-[.A$20]" office:value-type="float" office:value="0.155894999999873">
            <text:p>0.155895</text:p>
          </table:table-cell>
          <table:table-cell table:formula="of:=[.B889]-[.B852]" office:value-type="float" office:value="0.00903599999946891">
            <text:p>0.00903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815414">
            <text:p>25356.815414</text:p>
          </table:table-cell>
          <table:table-cell table:formula="of:=[.A890]-[.A$20]" office:value-type="float" office:value="0.155990999999631">
            <text:p>0.155991</text:p>
          </table:table-cell>
          <table:table-cell table:formula="of:=[.B890]-[.B853]" office:value-type="float" office:value="0.00800000000162981">
            <text:p>0.0080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15416">
            <text:p>25356.815416</text:p>
          </table:table-cell>
          <table:table-cell table:formula="of:=[.A891]-[.A$20]" office:value-type="float" office:value="0.155993000000308">
            <text:p>0.155993</text:p>
          </table:table-cell>
          <table:table-cell table:formula="of:=[.B891]-[.B854]" office:value-type="float" office:value="0.00800000000162981">
            <text:p>0.008000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15418">
            <text:p>25356.815418</text:p>
          </table:table-cell>
          <table:table-cell table:formula="of:=[.A892]-[.A$20]" office:value-type="float" office:value="0.155994999997347">
            <text:p>0.155995</text:p>
          </table:table-cell>
          <table:table-cell table:formula="of:=[.B892]-[.B855]" office:value-type="float" office:value="0.00799999999799184">
            <text:p>0.008000</text:p>
          </table:table-cell>
          <table:table-cell office:value-type="string">
            <text:p>d_s is renewed (r + D) to 25356817.415689; c_s is fully topped up</text:p>
          </table:table-cell>
          <table:table-cell table:number-columns-repeated="2"/>
        </table:table-row>
        <table:table-row table:style-name="ro1">
          <table:table-cell office:value-type="float" office:value="25356.81542">
            <text:p>25356.815420</text:p>
          </table:table-cell>
          <table:table-cell table:formula="of:=[.A893]-[.A$20]" office:value-type="float" office:value="0.155996999998024">
            <text:p>0.155997</text:p>
          </table:table-cell>
          <table:table-cell table:formula="of:=[.B893]-[.B856]" office:value-type="float" office:value="0.0079989999976533">
            <text:p>0.007999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815423">
            <text:p>25356.815423</text:p>
          </table:table-cell>
          <table:table-cell table:formula="of:=[.A894]-[.A$20]" office:value-type="float" office:value="0.15599999999904">
            <text:p>0.156000</text:p>
          </table:table-cell>
          <table:table-cell table:formula="of:=[.B894]-[.B857]" office:value-type="float" office:value="0.00799900000129128">
            <text:p>0.00799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15427">
            <text:p>25356.815427</text:p>
          </table:table-cell>
          <table:table-cell table:formula="of:=[.A895]-[.A$20]" office:value-type="float" office:value="0.156004000000394">
            <text:p>0.156004</text:p>
          </table:table-cell>
          <table:table-cell table:formula="of:=[.B895]-[.B858]" office:value-type="float" office:value="0.00799900000129128">
            <text:p>0.007999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816371">
            <text:p>25356.816371</text:p>
          </table:table-cell>
          <table:table-cell table:formula="of:=[.A896]-[.A$20]" office:value-type="float" office:value="0.156947999999829">
            <text:p>0.156948</text:p>
          </table:table-cell>
          <table:table-cell table:formula="of:=[.B896]-[.B859]" office:value-type="float" office:value="0.0079939999995986">
            <text:p>0.00799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16373">
            <text:p>25356.816373</text:p>
          </table:table-cell>
          <table:table-cell table:formula="of:=[.A897]-[.A$20]" office:value-type="float" office:value="0.156950000000506">
            <text:p>0.156950</text:p>
          </table:table-cell>
          <table:table-cell table:formula="of:=[.B897]-[.B860]" office:value-type="float" office:value="0.00799400000323658">
            <text:p>0.00799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16378">
            <text:p>25356.816378</text:p>
          </table:table-cell>
          <table:table-cell table:formula="of:=[.A898]-[.A$20]" office:value-type="float" office:value="0.156954999998561">
            <text:p>0.156955</text:p>
          </table:table-cell>
          <table:table-cell table:formula="of:=[.B898]-[.B861]" office:value-type="float" office:value="0.0079939999995986">
            <text:p>0.00799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18217">
            <text:p>25356.818217</text:p>
          </table:table-cell>
          <table:table-cell table:formula="of:=[.A899]-[.A$20]" office:value-type="float" office:value="0.158793999999034">
            <text:p>0.158794</text:p>
          </table:table-cell>
          <table:table-cell table:formula="of:=[.B899]-[.B862]" office:value-type="float" office:value="0.00903000000107568">
            <text:p>0.00903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18219">
            <text:p>25356.818219</text:p>
          </table:table-cell>
          <table:table-cell table:formula="of:=[.A900]-[.A$20]" office:value-type="float" office:value="0.158795999999711">
            <text:p>0.158796</text:p>
          </table:table-cell>
          <table:table-cell table:formula="of:=[.B900]-[.B863]" office:value-type="float" office:value="0.00903000000107568">
            <text:p>0.00903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19477">
            <text:p>25356.819477</text:p>
          </table:table-cell>
          <table:table-cell table:formula="of:=[.A901]-[.A$20]" office:value-type="float" office:value="0.160053999999946">
            <text:p>0.160054</text:p>
          </table:table-cell>
          <table:table-cell table:formula="of:=[.B901]-[.B864]" office:value-type="float" office:value="0.0100450000027195">
            <text:p>0.01004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81948">
            <text:p>25356.819480</text:p>
          </table:table-cell>
          <table:table-cell table:formula="of:=[.A902]-[.A$20]" office:value-type="float" office:value="0.160056999997323">
            <text:p>0.160057</text:p>
          </table:table-cell>
          <table:table-cell table:formula="of:=[.B902]-[.B865]" office:value-type="float" office:value="0.0100449999990815">
            <text:p>0.010045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819483">
            <text:p>25356.819483</text:p>
          </table:table-cell>
          <table:table-cell table:formula="of:=[.A903]-[.A$20]" office:value-type="float" office:value="0.160059999998339">
            <text:p>0.160060</text:p>
          </table:table-cell>
          <table:table-cell table:formula="of:=[.B903]-[.B866]" office:value-type="float" office:value="0.0100449999990815">
            <text:p>0.010045</text:p>
          </table:table-cell>
          <table:table-cell table:number-columns-repeated="2"/>
          <table:table-cell office:value-type="string">
            <text:p>d_s is renewed (r + D) to 25356826.480425; c_s is fully topped up</text:p>
          </table:table-cell>
        </table:table-row>
        <table:table-row table:style-name="ro1">
          <table:table-cell office:value-type="float" office:value="25356.819486">
            <text:p>25356.819486</text:p>
          </table:table-cell>
          <table:table-cell table:formula="of:=[.A904]-[.A$20]" office:value-type="float" office:value="0.160062999999354">
            <text:p>0.160063</text:p>
          </table:table-cell>
          <table:table-cell table:formula="of:=[.B904]-[.B867]" office:value-type="float" office:value="0.0100449999990815">
            <text:p>0.01004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19488">
            <text:p>25356.819488</text:p>
          </table:table-cell>
          <table:table-cell table:formula="of:=[.A905]-[.A$20]" office:value-type="float" office:value="0.160065000000031">
            <text:p>0.160065</text:p>
          </table:table-cell>
          <table:table-cell table:formula="of:=[.B905]-[.B868]" office:value-type="float" office:value="0.0100450000027195">
            <text:p>0.010045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1949">
            <text:p>25356.819490</text:p>
          </table:table-cell>
          <table:table-cell table:formula="of:=[.A906]-[.A$20]" office:value-type="float" office:value="0.160067000000709">
            <text:p>0.160067</text:p>
          </table:table-cell>
          <table:table-cell table:formula="of:=[.B906]-[.B869]" office:value-type="float" office:value="0.0100450000027195">
            <text:p>0.010045</text:p>
          </table:table-cell>
          <table:table-cell office:value-type="string">
            <text:p>d_s is renewed (r + D) to 25356821.488015; c_s is fully topped up</text:p>
          </table:table-cell>
          <table:table-cell table:number-columns-repeated="2"/>
        </table:table-row>
        <table:table-row table:style-name="ro1">
          <table:table-cell office:value-type="float" office:value="25356.819493">
            <text:p>25356.819493</text:p>
          </table:table-cell>
          <table:table-cell table:formula="of:=[.A907]-[.A$20]" office:value-type="float" office:value="0.160069999998086">
            <text:p>0.160070</text:p>
          </table:table-cell>
          <table:table-cell table:formula="of:=[.B907]-[.B870]" office:value-type="float" office:value="0.0100349999993341">
            <text:p>0.01003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19495">
            <text:p>25356.819495</text:p>
          </table:table-cell>
          <table:table-cell table:formula="of:=[.A908]-[.A$20]" office:value-type="float" office:value="0.160071999998763">
            <text:p>0.160072</text:p>
          </table:table-cell>
          <table:table-cell table:formula="of:=[.B908]-[.B871]" office:value-type="float" office:value="0.00810600000113482">
            <text:p>0.008106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19497">
            <text:p>25356.819497</text:p>
          </table:table-cell>
          <table:table-cell table:formula="of:=[.A909]-[.A$20]" office:value-type="float" office:value="0.16007399999944">
            <text:p>0.160074</text:p>
          </table:table-cell>
          <table:table-cell table:formula="of:=[.B909]-[.B872]" office:value-type="float" office:value="0.00810600000113482">
            <text:p>0.008106</text:p>
          </table:table-cell>
          <table:table-cell/>
          <table:table-cell office:value-type="string">
            <text:p>d_s is renewed (r + D) to 25356824.494926; c_s is fully topped up</text:p>
          </table:table-cell>
          <table:table-cell/>
        </table:table-row>
        <table:table-row table:style-name="ro1">
          <table:table-cell office:value-type="float" office:value="25356.81951">
            <text:p>25356.819510</text:p>
          </table:table-cell>
          <table:table-cell table:formula="of:=[.A910]-[.A$20]" office:value-type="float" office:value="0.160087000000203">
            <text:p>0.160087</text:p>
          </table:table-cell>
          <table:table-cell table:formula="of:=[.B910]-[.B873]" office:value-type="float" office:value="0.00811500000054366">
            <text:p>0.008115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5356.820459">
            <text:p>25356.820459</text:p>
          </table:table-cell>
          <table:table-cell table:formula="of:=[.A911]-[.A$20]" office:value-type="float" office:value="0.161035999997694">
            <text:p>0.161036</text:p>
          </table:table-cell>
          <table:table-cell table:formula="of:=[.B911]-[.B874]" office:value-type="float" office:value="0.00904199999786215">
            <text:p>0.0090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20461">
            <text:p>25356.820461</text:p>
          </table:table-cell>
          <table:table-cell table:formula="of:=[.A912]-[.A$20]" office:value-type="float" office:value="0.161037999998371">
            <text:p>0.161038</text:p>
          </table:table-cell>
          <table:table-cell table:formula="of:=[.B912]-[.B875]" office:value-type="float" office:value="0.00904199999786215">
            <text:p>0.00904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20466">
            <text:p>25356.820466</text:p>
          </table:table-cell>
          <table:table-cell table:formula="of:=[.A913]-[.A$20]" office:value-type="float" office:value="0.161043000000063">
            <text:p>0.161043</text:p>
          </table:table-cell>
          <table:table-cell table:formula="of:=[.B913]-[.B876]" office:value-type="float" office:value="0.00904500000251574">
            <text:p>0.00904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22399">
            <text:p>25356.822399</text:p>
          </table:table-cell>
          <table:table-cell table:formula="of:=[.A914]-[.A$20]" office:value-type="float" office:value="0.162975999999617">
            <text:p>0.162976</text:p>
          </table:table-cell>
          <table:table-cell table:formula="of:=[.B914]-[.B877]" office:value-type="float" office:value="0.0109750000010536">
            <text:p>0.0109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22401">
            <text:p>25356.822401</text:p>
          </table:table-cell>
          <table:table-cell table:formula="of:=[.A915]-[.A$20]" office:value-type="float" office:value="0.162978000000294">
            <text:p>0.162978</text:p>
          </table:table-cell>
          <table:table-cell table:formula="of:=[.B915]-[.B878]" office:value-type="float" office:value="0.010974000000715">
            <text:p>0.01097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22405">
            <text:p>25356.822405</text:p>
          </table:table-cell>
          <table:table-cell table:formula="of:=[.A916]-[.A$20]" office:value-type="float" office:value="0.16298199999801">
            <text:p>0.162982</text:p>
          </table:table-cell>
          <table:table-cell table:formula="of:=[.B916]-[.B879]" office:value-type="float" office:value="0.0109749999974156">
            <text:p>0.01097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823415">
            <text:p>25356.823415</text:p>
          </table:table-cell>
          <table:table-cell table:formula="of:=[.A917]-[.A$20]" office:value-type="float" office:value="0.163991999997961">
            <text:p>0.163992</text:p>
          </table:table-cell>
          <table:table-cell table:formula="of:=[.B917]-[.B880]" office:value-type="float" office:value="0.0110380000005534">
            <text:p>0.0110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23417">
            <text:p>25356.823417</text:p>
          </table:table-cell>
          <table:table-cell table:formula="of:=[.A918]-[.A$20]" office:value-type="float" office:value="0.163993999998638">
            <text:p>0.163994</text:p>
          </table:table-cell>
          <table:table-cell table:formula="of:=[.B918]-[.B881]" office:value-type="float" office:value="0.0110380000005534">
            <text:p>0.011038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2342">
            <text:p>25356.823420</text:p>
          </table:table-cell>
          <table:table-cell table:formula="of:=[.A919]-[.A$20]" office:value-type="float" office:value="0.163996999999654">
            <text:p>0.163997</text:p>
          </table:table-cell>
          <table:table-cell table:formula="of:=[.B919]-[.B882]" office:value-type="float" office:value="0.0110370000002149">
            <text:p>0.011037</text:p>
          </table:table-cell>
          <table:table-cell office:value-type="string">
            <text:p>d_s is renewed (r + D) to 25356825.417073; c_s is fully topped up</text:p>
          </table:table-cell>
          <table:table-cell table:number-columns-repeated="2"/>
        </table:table-row>
        <table:table-row table:style-name="ro1">
          <table:table-cell office:value-type="float" office:value="25356.823423">
            <text:p>25356.823423</text:p>
          </table:table-cell>
          <table:table-cell table:formula="of:=[.A920]-[.A$20]" office:value-type="float" office:value="0.164000000000669">
            <text:p>0.164000</text:p>
          </table:table-cell>
          <table:table-cell table:formula="of:=[.B920]-[.B883]" office:value-type="float" office:value="0.00900800000090385">
            <text:p>0.009008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823426">
            <text:p>25356.823426</text:p>
          </table:table-cell>
          <table:table-cell table:formula="of:=[.A921]-[.A$20]" office:value-type="float" office:value="0.164002999998047">
            <text:p>0.164003</text:p>
          </table:table-cell>
          <table:table-cell table:formula="of:=[.B921]-[.B884]" office:value-type="float" office:value="0.00900899999760441">
            <text:p>0.009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2343">
            <text:p>25356.823430</text:p>
          </table:table-cell>
          <table:table-cell table:formula="of:=[.A922]-[.A$20]" office:value-type="float" office:value="0.164006999999401">
            <text:p>0.164007</text:p>
          </table:table-cell>
          <table:table-cell table:formula="of:=[.B922]-[.B885]" office:value-type="float" office:value="0.00900900000124238">
            <text:p>0.009009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824382">
            <text:p>25356.824382</text:p>
          </table:table-cell>
          <table:table-cell table:formula="of:=[.A923]-[.A$20]" office:value-type="float" office:value="0.164958999997907">
            <text:p>0.164959</text:p>
          </table:table-cell>
          <table:table-cell table:formula="of:=[.B923]-[.B886]" office:value-type="float" office:value="0.00995899999907124">
            <text:p>0.00995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24385">
            <text:p>25356.824385</text:p>
          </table:table-cell>
          <table:table-cell table:formula="of:=[.A924]-[.A$20]" office:value-type="float" office:value="0.164961999998923">
            <text:p>0.164962</text:p>
          </table:table-cell>
          <table:table-cell table:formula="of:=[.B924]-[.B887]" office:value-type="float" office:value="0.00907200000074226">
            <text:p>0.00907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24388">
            <text:p>25356.824388</text:p>
          </table:table-cell>
          <table:table-cell table:formula="of:=[.A925]-[.A$20]" office:value-type="float" office:value="0.164964999999938">
            <text:p>0.164965</text:p>
          </table:table-cell>
          <table:table-cell table:formula="of:=[.B925]-[.B888]" office:value-type="float" office:value="0.0090730000010808">
            <text:p>0.00907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82442">
            <text:p>25356.824420</text:p>
          </table:table-cell>
          <table:table-cell table:formula="of:=[.A926]-[.A$20]" office:value-type="float" office:value="0.164996999999858">
            <text:p>0.164997</text:p>
          </table:table-cell>
          <table:table-cell table:formula="of:=[.B926]-[.B889]" office:value-type="float" office:value="0.0091019999999844">
            <text:p>0.0091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24422">
            <text:p>25356.824422</text:p>
          </table:table-cell>
          <table:table-cell table:formula="of:=[.A927]-[.A$20]" office:value-type="float" office:value="0.164999000000535">
            <text:p>0.164999</text:p>
          </table:table-cell>
          <table:table-cell table:formula="of:=[.B927]-[.B890]" office:value-type="float" office:value="0.00900800000090385">
            <text:p>0.009008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24425">
            <text:p>25356.824425</text:p>
          </table:table-cell>
          <table:table-cell table:formula="of:=[.A928]-[.A$20]" office:value-type="float" office:value="0.165001999997912">
            <text:p>0.165002</text:p>
          </table:table-cell>
          <table:table-cell table:formula="of:=[.B928]-[.B891]" office:value-type="float" office:value="0.00900899999760441">
            <text:p>0.009009</text:p>
          </table:table-cell>
          <table:table-cell/>
          <table:table-cell office:value-type="string">
            <text:p>0.064320 / 0.073347 &gt; 2.000000 / 5.000000</text:p>
          </table:table-cell>
          <table:table-cell/>
        </table:table-row>
        <table:table-row table:style-name="ro1">
          <table:table-cell office:value-type="float" office:value="25356.824428">
            <text:p>25356.824428</text:p>
          </table:table-cell>
          <table:table-cell table:formula="of:=[.A929]-[.A$20]" office:value-type="float" office:value="0.165004999998928">
            <text:p>0.165005</text:p>
          </table:table-cell>
          <table:table-cell table:formula="of:=[.B929]-[.B892]" office:value-type="float" office:value="0.00901000000158092">
            <text:p>0.009010</text:p>
          </table:table-cell>
          <table:table-cell/>
          <table:table-cell office:value-type="string">
            <text:p>d_s is renewed (r + D) to 25356829.421579; c_s is fully topped up</text:p>
          </table:table-cell>
          <table:table-cell/>
        </table:table-row>
        <table:table-row table:style-name="ro1">
          <table:table-cell office:value-type="float" office:value="25356.826333">
            <text:p>25356.826333</text:p>
          </table:table-cell>
          <table:table-cell table:formula="of:=[.A930]-[.A$20]" office:value-type="float" office:value="0.166909999999916">
            <text:p>0.166910</text:p>
          </table:table-cell>
          <table:table-cell table:formula="of:=[.B930]-[.B893]" office:value-type="float" office:value="0.0109130000018922">
            <text:p>0.01091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826335">
            <text:p>25356.826335</text:p>
          </table:table-cell>
          <table:table-cell table:formula="of:=[.A931]-[.A$20]" office:value-type="float" office:value="0.166912000000593">
            <text:p>0.166912</text:p>
          </table:table-cell>
          <table:table-cell table:formula="of:=[.B931]-[.B894]" office:value-type="float" office:value="0.0109120000015537">
            <text:p>0.01091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26338">
            <text:p>25356.826338</text:p>
          </table:table-cell>
          <table:table-cell table:formula="of:=[.A932]-[.A$20]" office:value-type="float" office:value="0.166914999997971">
            <text:p>0.166915</text:p>
          </table:table-cell>
          <table:table-cell table:formula="of:=[.B932]-[.B895]" office:value-type="float" office:value="0.0109109999975772">
            <text:p>0.010911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827414">
            <text:p>25356.827414</text:p>
          </table:table-cell>
          <table:table-cell table:formula="of:=[.A933]-[.A$20]" office:value-type="float" office:value="0.167990999998437">
            <text:p>0.167991</text:p>
          </table:table-cell>
          <table:table-cell table:formula="of:=[.B933]-[.B896]" office:value-type="float" office:value="0.0110429999986081">
            <text:p>0.01104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27416">
            <text:p>25356.827416</text:p>
          </table:table-cell>
          <table:table-cell table:formula="of:=[.A934]-[.A$20]" office:value-type="float" office:value="0.167992999999115">
            <text:p>0.167993</text:p>
          </table:table-cell>
          <table:table-cell table:formula="of:=[.B934]-[.B897]" office:value-type="float" office:value="0.0110429999986081">
            <text:p>0.01104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27418">
            <text:p>25356.827418</text:p>
          </table:table-cell>
          <table:table-cell table:formula="of:=[.A935]-[.A$20]" office:value-type="float" office:value="0.167994999999792">
            <text:p>0.167995</text:p>
          </table:table-cell>
          <table:table-cell table:formula="of:=[.B935]-[.B898]" office:value-type="float" office:value="0.0110400000012305">
            <text:p>0.011040</text:p>
          </table:table-cell>
          <table:table-cell office:value-type="string">
            <text:p>d_s is renewed (r + D) to 25356829.415830; c_s is fully topped up</text:p>
          </table:table-cell>
          <table:table-cell table:number-columns-repeated="2"/>
        </table:table-row>
        <table:table-row table:style-name="ro1">
          <table:table-cell office:value-type="float" office:value="25356.827421">
            <text:p>25356.827421</text:p>
          </table:table-cell>
          <table:table-cell table:formula="of:=[.A936]-[.A$20]" office:value-type="float" office:value="0.167998000000807">
            <text:p>0.167998</text:p>
          </table:table-cell>
          <table:table-cell table:formula="of:=[.B936]-[.B899]" office:value-type="float" office:value="0.00920400000177324">
            <text:p>0.009204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827424">
            <text:p>25356.827424</text:p>
          </table:table-cell>
          <table:table-cell table:formula="of:=[.A937]-[.A$20]" office:value-type="float" office:value="0.168000999998185">
            <text:p>0.168001</text:p>
          </table:table-cell>
          <table:table-cell table:formula="of:=[.B937]-[.B900]" office:value-type="float" office:value="0.0092049999984738">
            <text:p>0.0092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27427">
            <text:p>25356.827427</text:p>
          </table:table-cell>
          <table:table-cell table:formula="of:=[.A938]-[.A$20]" office:value-type="float" office:value="0.1680039999992">
            <text:p>0.168004</text:p>
          </table:table-cell>
          <table:table-cell table:formula="of:=[.B938]-[.B901]" office:value-type="float" office:value="0.00794999999925494">
            <text:p>0.007950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828378">
            <text:p>25356.828378</text:p>
          </table:table-cell>
          <table:table-cell table:formula="of:=[.A939]-[.A$20]" office:value-type="float" office:value="0.168954999997368">
            <text:p>0.168955</text:p>
          </table:table-cell>
          <table:table-cell table:formula="of:=[.B939]-[.B902]" office:value-type="float" office:value="0.0088980000000447">
            <text:p>0.00889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2838">
            <text:p>25356.828380</text:p>
          </table:table-cell>
          <table:table-cell table:formula="of:=[.A940]-[.A$20]" office:value-type="float" office:value="0.168956999998045">
            <text:p>0.168957</text:p>
          </table:table-cell>
          <table:table-cell table:formula="of:=[.B940]-[.B903]" office:value-type="float" office:value="0.00889699999970617">
            <text:p>0.00889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28385">
            <text:p>25356.828385</text:p>
          </table:table-cell>
          <table:table-cell table:formula="of:=[.A941]-[.A$20]" office:value-type="float" office:value="0.168961999999738">
            <text:p>0.168962</text:p>
          </table:table-cell>
          <table:table-cell table:formula="of:=[.B941]-[.B904]" office:value-type="float" office:value="0.00889900000038324">
            <text:p>0.008899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29243">
            <text:p>25356.829243</text:p>
          </table:table-cell>
          <table:table-cell table:formula="of:=[.A942]-[.A$20]" office:value-type="float" office:value="0.169819999999163">
            <text:p>0.169820</text:p>
          </table:table-cell>
          <table:table-cell table:formula="of:=[.B942]-[.B905]" office:value-type="float" office:value="0.00975499999913154">
            <text:p>0.00975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29245">
            <text:p>25356.829245</text:p>
          </table:table-cell>
          <table:table-cell table:formula="of:=[.A943]-[.A$20]" office:value-type="float" office:value="0.16982199999984">
            <text:p>0.169822</text:p>
          </table:table-cell>
          <table:table-cell table:formula="of:=[.B943]-[.B906]" office:value-type="float" office:value="0.00975499999913154">
            <text:p>0.00975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29427">
            <text:p>25356.829427</text:p>
          </table:table-cell>
          <table:table-cell table:formula="of:=[.A944]-[.A$20]" office:value-type="float" office:value="0.170003999999608">
            <text:p>0.170004</text:p>
          </table:table-cell>
          <table:table-cell table:formula="of:=[.B944]-[.B907]" office:value-type="float" office:value="0.00993400000152178">
            <text:p>0.00993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82943">
            <text:p>25356.829430</text:p>
          </table:table-cell>
          <table:table-cell table:formula="of:=[.A945]-[.A$20]" office:value-type="float" office:value="0.170007000000624">
            <text:p>0.170007</text:p>
          </table:table-cell>
          <table:table-cell table:formula="of:=[.B945]-[.B908]" office:value-type="float" office:value="0.00993500000186032">
            <text:p>0.009935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829433">
            <text:p>25356.829433</text:p>
          </table:table-cell>
          <table:table-cell table:formula="of:=[.A946]-[.A$20]" office:value-type="float" office:value="0.170009999998001">
            <text:p>0.170010</text:p>
          </table:table-cell>
          <table:table-cell table:formula="of:=[.B946]-[.B909]" office:value-type="float" office:value="0.00993599999856087">
            <text:p>0.009936</text:p>
          </table:table-cell>
          <table:table-cell table:number-columns-repeated="2"/>
          <table:table-cell office:value-type="string">
            <text:p>d_s is renewed (r + D) to 25356836.430048; c_s is fully topped up</text:p>
          </table:table-cell>
        </table:table-row>
        <table:table-row table:style-name="ro1">
          <table:table-cell office:value-type="float" office:value="25356.829436">
            <text:p>25356.829436</text:p>
          </table:table-cell>
          <table:table-cell table:formula="of:=[.A947]-[.A$20]" office:value-type="float" office:value="0.170012999999017">
            <text:p>0.170013</text:p>
          </table:table-cell>
          <table:table-cell table:formula="of:=[.B947]-[.B910]" office:value-type="float" office:value="0.0099259999988135">
            <text:p>0.00992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29438">
            <text:p>25356.829438</text:p>
          </table:table-cell>
          <table:table-cell table:formula="of:=[.A948]-[.A$20]" office:value-type="float" office:value="0.170014999999694">
            <text:p>0.170015</text:p>
          </table:table-cell>
          <table:table-cell table:formula="of:=[.B948]-[.B911]" office:value-type="float" office:value="0.00897900000200025">
            <text:p>0.008979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2944">
            <text:p>25356.829440</text:p>
          </table:table-cell>
          <table:table-cell table:formula="of:=[.A949]-[.A$20]" office:value-type="float" office:value="0.170017000000371">
            <text:p>0.170017</text:p>
          </table:table-cell>
          <table:table-cell table:formula="of:=[.B949]-[.B912]" office:value-type="float" office:value="0.00897900000200025">
            <text:p>0.008979</text:p>
          </table:table-cell>
          <table:table-cell/>
          <table:table-cell office:value-type="string">
            <text:p>d_s is renewed (r + D) to 25356834.438034; c_s is fully topped up</text:p>
          </table:table-cell>
          <table:table-cell/>
        </table:table-row>
        <table:table-row table:style-name="ro1">
          <table:table-cell office:value-type="float" office:value="25356.829449">
            <text:p>25356.829449</text:p>
          </table:table-cell>
          <table:table-cell table:formula="of:=[.A950]-[.A$20]" office:value-type="float" office:value="0.17002599999978">
            <text:p>0.170026</text:p>
          </table:table-cell>
          <table:table-cell table:formula="of:=[.B950]-[.B913]" office:value-type="float" office:value="0.00898299999971641">
            <text:p>0.00898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5356.831383">
            <text:p>25356.831383</text:p>
          </table:table-cell>
          <table:table-cell table:formula="of:=[.A951]-[.A$20]" office:value-type="float" office:value="0.171959999999672">
            <text:p>0.171960</text:p>
          </table:table-cell>
          <table:table-cell table:formula="of:=[.B951]-[.B914]" office:value-type="float" office:value="0.00898400000005495">
            <text:p>0.00898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31385">
            <text:p>25356.831385</text:p>
          </table:table-cell>
          <table:table-cell table:formula="of:=[.A952]-[.A$20]" office:value-type="float" office:value="0.171962000000349">
            <text:p>0.171962</text:p>
          </table:table-cell>
          <table:table-cell table:formula="of:=[.B952]-[.B915]" office:value-type="float" office:value="0.00898400000005495">
            <text:p>0.00898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31388">
            <text:p>25356.831388</text:p>
          </table:table-cell>
          <table:table-cell table:formula="of:=[.A953]-[.A$20]" office:value-type="float" office:value="0.171964999997726">
            <text:p>0.171965</text:p>
          </table:table-cell>
          <table:table-cell table:formula="of:=[.B953]-[.B916]" office:value-type="float" office:value="0.00898299999971641">
            <text:p>0.00898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831417">
            <text:p>25356.831417</text:p>
          </table:table-cell>
          <table:table-cell table:formula="of:=[.A954]-[.A$20]" office:value-type="float" office:value="0.171994000000268">
            <text:p>0.171994</text:p>
          </table:table-cell>
          <table:table-cell table:formula="of:=[.B954]-[.B917]" office:value-type="float" office:value="0.00800200000230689">
            <text:p>0.008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31419">
            <text:p>25356.831419</text:p>
          </table:table-cell>
          <table:table-cell table:formula="of:=[.A955]-[.A$20]" office:value-type="float" office:value="0.171995999997307">
            <text:p>0.171996</text:p>
          </table:table-cell>
          <table:table-cell table:formula="of:=[.B955]-[.B918]" office:value-type="float" office:value="0.00800199999866891">
            <text:p>0.008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31421">
            <text:p>25356.831421</text:p>
          </table:table-cell>
          <table:table-cell table:formula="of:=[.A956]-[.A$20]" office:value-type="float" office:value="0.171997999997984">
            <text:p>0.171998</text:p>
          </table:table-cell>
          <table:table-cell table:formula="of:=[.B956]-[.B919]" office:value-type="float" office:value="0.00800099999833037">
            <text:p>0.008001</text:p>
          </table:table-cell>
          <table:table-cell office:value-type="string">
            <text:p>d_s is renewed (r + D) to 25356833.418811; c_s is fully topped up</text:p>
          </table:table-cell>
          <table:table-cell table:number-columns-repeated="2"/>
        </table:table-row>
        <table:table-row table:style-name="ro1">
          <table:table-cell office:value-type="float" office:value="25356.831424">
            <text:p>25356.831424</text:p>
          </table:table-cell>
          <table:table-cell table:formula="of:=[.A957]-[.A$20]" office:value-type="float" office:value="0.172000999999">
            <text:p>0.172001</text:p>
          </table:table-cell>
          <table:table-cell table:formula="of:=[.B957]-[.B920]" office:value-type="float" office:value="0.00800099999833037">
            <text:p>0.008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831427">
            <text:p>25356.831427</text:p>
          </table:table-cell>
          <table:table-cell table:formula="of:=[.A958]-[.A$20]" office:value-type="float" office:value="0.172004000000015">
            <text:p>0.172004</text:p>
          </table:table-cell>
          <table:table-cell table:formula="of:=[.B958]-[.B921]" office:value-type="float" office:value="0.00800100000196835">
            <text:p>0.008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31431">
            <text:p>25356.831431</text:p>
          </table:table-cell>
          <table:table-cell table:formula="of:=[.A959]-[.A$20]" office:value-type="float" office:value="0.172007999997732">
            <text:p>0.172008</text:p>
          </table:table-cell>
          <table:table-cell table:formula="of:=[.B959]-[.B922]" office:value-type="float" office:value="0.00800099999833037">
            <text:p>0.008001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832378">
            <text:p>25356.832378</text:p>
          </table:table-cell>
          <table:table-cell table:formula="of:=[.A960]-[.A$20]" office:value-type="float" office:value="0.172954999998183">
            <text:p>0.172955</text:p>
          </table:table-cell>
          <table:table-cell table:formula="of:=[.B960]-[.B923]" office:value-type="float" office:value="0.00799600000027567">
            <text:p>0.00799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3238">
            <text:p>25356.832380</text:p>
          </table:table-cell>
          <table:table-cell table:formula="of:=[.A961]-[.A$20]" office:value-type="float" office:value="0.17295699999886">
            <text:p>0.172957</text:p>
          </table:table-cell>
          <table:table-cell table:formula="of:=[.B961]-[.B924]" office:value-type="float" office:value="0.00799499999993714">
            <text:p>0.00799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32383">
            <text:p>25356.832383</text:p>
          </table:table-cell>
          <table:table-cell table:formula="of:=[.A962]-[.A$20]" office:value-type="float" office:value="0.172959999999875">
            <text:p>0.172960</text:p>
          </table:table-cell>
          <table:table-cell table:formula="of:=[.B962]-[.B925]" office:value-type="float" office:value="0.00799499999993714">
            <text:p>0.00799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834416">
            <text:p>25356.834416</text:p>
          </table:table-cell>
          <table:table-cell table:formula="of:=[.A963]-[.A$20]" office:value-type="float" office:value="0.174993000000541">
            <text:p>0.174993</text:p>
          </table:table-cell>
          <table:table-cell table:formula="of:=[.B963]-[.B926]" office:value-type="float" office:value="0.00999600000068313">
            <text:p>0.00999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34418">
            <text:p>25356.834418</text:p>
          </table:table-cell>
          <table:table-cell table:formula="of:=[.A964]-[.A$20]" office:value-type="float" office:value="0.17499499999758">
            <text:p>0.174995</text:p>
          </table:table-cell>
          <table:table-cell table:formula="of:=[.B964]-[.B927]" office:value-type="float" office:value="0.00999599999704515">
            <text:p>0.009996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34421">
            <text:p>25356.834421</text:p>
          </table:table-cell>
          <table:table-cell table:formula="of:=[.A965]-[.A$20]" office:value-type="float" office:value="0.174997999998595">
            <text:p>0.174998</text:p>
          </table:table-cell>
          <table:table-cell table:formula="of:=[.B965]-[.B928]" office:value-type="float" office:value="0.00999600000068313">
            <text:p>0.009996</text:p>
          </table:table-cell>
          <table:table-cell/>
          <table:table-cell office:value-type="string">
            <text:p>0.064146 / 0.020177 &gt; 2.000000 / 5.000000</text:p>
          </table:table-cell>
          <table:table-cell/>
        </table:table-row>
        <table:table-row table:style-name="ro1">
          <table:table-cell office:value-type="float" office:value="25356.834424">
            <text:p>25356.834424</text:p>
          </table:table-cell>
          <table:table-cell table:formula="of:=[.A966]-[.A$20]" office:value-type="float" office:value="0.175000999999611">
            <text:p>0.175001</text:p>
          </table:table-cell>
          <table:table-cell table:formula="of:=[.B966]-[.B929]" office:value-type="float" office:value="0.00999600000068313">
            <text:p>0.009996</text:p>
          </table:table-cell>
          <table:table-cell/>
          <table:table-cell office:value-type="string">
            <text:p>d_s is renewed (r + D) to 25356839.417857; c_s is fully topped up</text:p>
          </table:table-cell>
          <table:table-cell/>
        </table:table-row>
        <table:table-row table:style-name="ro1">
          <table:table-cell office:value-type="float" office:value="25356.835304">
            <text:p>25356.835304</text:p>
          </table:table-cell>
          <table:table-cell table:formula="of:=[.A967]-[.A$20]" office:value-type="float" office:value="0.175880999999208">
            <text:p>0.175881</text:p>
          </table:table-cell>
          <table:table-cell table:formula="of:=[.B967]-[.B930]" office:value-type="float" office:value="0.00897099999929196">
            <text:p>0.00897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835306">
            <text:p>25356.835306</text:p>
          </table:table-cell>
          <table:table-cell table:formula="of:=[.A968]-[.A$20]" office:value-type="float" office:value="0.175882999999885">
            <text:p>0.175883</text:p>
          </table:table-cell>
          <table:table-cell table:formula="of:=[.B968]-[.B931]" office:value-type="float" office:value="0.00897099999929196">
            <text:p>0.00897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3531">
            <text:p>25356.835310</text:p>
          </table:table-cell>
          <table:table-cell table:formula="of:=[.A969]-[.A$20]" office:value-type="float" office:value="0.175886999997601">
            <text:p>0.175887</text:p>
          </table:table-cell>
          <table:table-cell table:formula="of:=[.B969]-[.B932]" office:value-type="float" office:value="0.0089719999996305">
            <text:p>0.00897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835414">
            <text:p>25356.835414</text:p>
          </table:table-cell>
          <table:table-cell table:formula="of:=[.A970]-[.A$20]" office:value-type="float" office:value="0.175991000000067">
            <text:p>0.175991</text:p>
          </table:table-cell>
          <table:table-cell table:formula="of:=[.B970]-[.B933]" office:value-type="float" office:value="0.00800000000162981">
            <text:p>0.0080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35416">
            <text:p>25356.835416</text:p>
          </table:table-cell>
          <table:table-cell table:formula="of:=[.A971]-[.A$20]" office:value-type="float" office:value="0.175993000000744">
            <text:p>0.175993</text:p>
          </table:table-cell>
          <table:table-cell table:formula="of:=[.B971]-[.B934]" office:value-type="float" office:value="0.00800000000162981">
            <text:p>0.008000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35418">
            <text:p>25356.835418</text:p>
          </table:table-cell>
          <table:table-cell table:formula="of:=[.A972]-[.A$20]" office:value-type="float" office:value="0.175994999997783">
            <text:p>0.175995</text:p>
          </table:table-cell>
          <table:table-cell table:formula="of:=[.B972]-[.B935]" office:value-type="float" office:value="0.00799999999799184">
            <text:p>0.008000</text:p>
          </table:table-cell>
          <table:table-cell office:value-type="string">
            <text:p>d_s is renewed (r + D) to 25356837.416115; c_s is fully topped up</text:p>
          </table:table-cell>
          <table:table-cell table:number-columns-repeated="2"/>
        </table:table-row>
        <table:table-row table:style-name="ro1">
          <table:table-cell office:value-type="float" office:value="25356.835421">
            <text:p>25356.835421</text:p>
          </table:table-cell>
          <table:table-cell table:formula="of:=[.A973]-[.A$20]" office:value-type="float" office:value="0.175997999998799">
            <text:p>0.175998</text:p>
          </table:table-cell>
          <table:table-cell table:formula="of:=[.B973]-[.B936]" office:value-type="float" office:value="0.00799999999799184">
            <text:p>0.008000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835424">
            <text:p>25356.835424</text:p>
          </table:table-cell>
          <table:table-cell table:formula="of:=[.A974]-[.A$20]" office:value-type="float" office:value="0.176000999999815">
            <text:p>0.176001</text:p>
          </table:table-cell>
          <table:table-cell table:formula="of:=[.B974]-[.B937]" office:value-type="float" office:value="0.00800000000162981">
            <text:p>0.00800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35427">
            <text:p>25356.835427</text:p>
          </table:table-cell>
          <table:table-cell table:formula="of:=[.A975]-[.A$20]" office:value-type="float" office:value="0.17600400000083">
            <text:p>0.176004</text:p>
          </table:table-cell>
          <table:table-cell table:formula="of:=[.B975]-[.B938]" office:value-type="float" office:value="0.00800000000162981">
            <text:p>0.008000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836436">
            <text:p>25356.836436</text:p>
          </table:table-cell>
          <table:table-cell table:formula="of:=[.A976]-[.A$20]" office:value-type="float" office:value="0.177013000000443">
            <text:p>0.177013</text:p>
          </table:table-cell>
          <table:table-cell table:formula="of:=[.B976]-[.B939]" office:value-type="float" office:value="0.00805800000307499">
            <text:p>0.008058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25356.83644">
            <text:p>25356.836440</text:p>
          </table:table-cell>
          <table:table-cell table:formula="of:=[.A977]-[.A$20]" office:value-type="float" office:value="0.177016999998159">
            <text:p>0.177017</text:p>
          </table:table-cell>
          <table:table-cell table:formula="of:=[.B977]-[.B940]" office:value-type="float" office:value="0.00806000000011409">
            <text:p>0.008060</text:p>
          </table:table-cell>
          <table:table-cell office:value-type="string">
            <text:p>uses up its c_s; 25356836.433806-25356836.007099=0.426707</text:p>
          </table:table-cell>
          <table:table-cell table:number-columns-repeated="2"/>
        </table:table-row>
        <table:table-row table:style-name="ro1">
          <table:table-cell office:value-type="float" office:value="25356.836447">
            <text:p>25356.836447</text:p>
          </table:table-cell>
          <table:table-cell table:formula="of:=[.A978]-[.A$20]" office:value-type="float" office:value="0.177024000000529">
            <text:p>0.177024</text:p>
          </table:table-cell>
          <table:table-cell table:formula="of:=[.B978]-[.B941]" office:value-type="float" office:value="0.00806200000079116">
            <text:p>0.00806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36451">
            <text:p>25356.836451</text:p>
          </table:table-cell>
          <table:table-cell table:formula="of:=[.A979]-[.A$20]" office:value-type="float" office:value="0.177027999998245">
            <text:p>0.177028</text:p>
          </table:table-cell>
          <table:table-cell table:formula="of:=[.B979]-[.B942]" office:value-type="float" office:value="0.00720799999908195">
            <text:p>0.0072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37426">
            <text:p>25356.837426</text:p>
          </table:table-cell>
          <table:table-cell table:formula="of:=[.A980]-[.A$20]" office:value-type="float" office:value="0.178002999997261">
            <text:p>0.178003</text:p>
          </table:table-cell>
          <table:table-cell table:formula="of:=[.B980]-[.B943]" office:value-type="float" office:value="0.00818099999742117">
            <text:p>0.00818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25356.837428">
            <text:p>25356.837428</text:p>
          </table:table-cell>
          <table:table-cell table:formula="of:=[.A981]-[.A$20]" office:value-type="float" office:value="0.178004999997938">
            <text:p>0.178005</text:p>
          </table:table-cell>
          <table:table-cell table:formula="of:=[.B981]-[.B944]" office:value-type="float" office:value="0.00800099999833037">
            <text:p>0.008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3743">
            <text:p>25356.837430</text:p>
          </table:table-cell>
          <table:table-cell table:formula="of:=[.A982]-[.A$20]" office:value-type="float" office:value="0.178006999998615">
            <text:p>0.178007</text:p>
          </table:table-cell>
          <table:table-cell table:formula="of:=[.B982]-[.B945]" office:value-type="float" office:value="0.00799999999799184">
            <text:p>0.008000</text:p>
          </table:table-cell>
          <table:table-cell office:value-type="string">
            <text:p>postpones its deadline to 25356839.416115; c_s is topped up to 0.992109</text:p>
          </table:table-cell>
          <table:table-cell table:number-columns-repeated="2"/>
        </table:table-row>
        <table:table-row table:style-name="ro1">
          <table:table-cell office:value-type="float" office:value="25356.837433">
            <text:p>25356.837433</text:p>
          </table:table-cell>
          <table:table-cell table:formula="of:=[.A983]-[.A$20]" office:value-type="float" office:value="0.178009999999631">
            <text:p>0.178010</text:p>
          </table:table-cell>
          <table:table-cell table:formula="of:=[.B983]-[.B946]" office:value-type="float" office:value="0.00800000000162981">
            <text:p>0.008000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837438">
            <text:p>25356.837438</text:p>
          </table:table-cell>
          <table:table-cell table:formula="of:=[.A984]-[.A$20]" office:value-type="float" office:value="0.178014999997686">
            <text:p>0.178015</text:p>
          </table:table-cell>
          <table:table-cell table:formula="of:=[.B984]-[.B947]" office:value-type="float" office:value="0.00800199999866891">
            <text:p>0.008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37442">
            <text:p>25356.837442</text:p>
          </table:table-cell>
          <table:table-cell table:formula="of:=[.A985]-[.A$20]" office:value-type="float" office:value="0.17801899999904">
            <text:p>0.178019</text:p>
          </table:table-cell>
          <table:table-cell table:formula="of:=[.B985]-[.B948]" office:value-type="float" office:value="0.00800399999934598">
            <text:p>0.008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837478">
            <text:p>25356.837478</text:p>
          </table:table-cell>
          <table:table-cell table:formula="of:=[.A986]-[.A$20]" office:value-type="float" office:value="0.178055000000313">
            <text:p>0.178055</text:p>
          </table:table-cell>
          <table:table-cell table:formula="of:=[.B986]-[.B949]" office:value-type="float" office:value="0.00803799999994226">
            <text:p>0.0080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37479">
            <text:p>25356.837479</text:p>
          </table:table-cell>
          <table:table-cell table:formula="of:=[.A987]-[.A$20]" office:value-type="float" office:value="0.178056000000652">
            <text:p>0.178056</text:p>
          </table:table-cell>
          <table:table-cell table:formula="of:=[.B987]-[.B950]" office:value-type="float" office:value="0.00803000000087195">
            <text:p>0.008030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37484">
            <text:p>25356.837484</text:p>
          </table:table-cell>
          <table:table-cell table:formula="of:=[.A988]-[.A$20]" office:value-type="float" office:value="0.178060999998706">
            <text:p>0.178061</text:p>
          </table:table-cell>
          <table:table-cell table:formula="of:=[.B988]-[.B951]" office:value-type="float" office:value="0.00610099999903468">
            <text:p>0.006101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3838">
            <text:p>25356.838380</text:p>
          </table:table-cell>
          <table:table-cell table:formula="of:=[.A989]-[.A$20]" office:value-type="float" office:value="0.178957000000082">
            <text:p>0.178957</text:p>
          </table:table-cell>
          <table:table-cell table:formula="of:=[.B989]-[.B952]" office:value-type="float" office:value="0.00699499999973341">
            <text:p>0.00699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38383">
            <text:p>25356.838383</text:p>
          </table:table-cell>
          <table:table-cell table:formula="of:=[.A990]-[.A$20]" office:value-type="float" office:value="0.17895999999746">
            <text:p>0.178960</text:p>
          </table:table-cell>
          <table:table-cell table:formula="of:=[.B990]-[.B953]" office:value-type="float" office:value="0.00699499999973341">
            <text:p>0.00699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838386">
            <text:p>25356.838386</text:p>
          </table:table-cell>
          <table:table-cell table:formula="of:=[.A991]-[.A$20]" office:value-type="float" office:value="0.178962999998475">
            <text:p>0.178963</text:p>
          </table:table-cell>
          <table:table-cell table:formula="of:=[.B991]-[.B954]" office:value-type="float" office:value="0.00696899999820744">
            <text:p>0.006969</text:p>
          </table:table-cell>
          <table:table-cell/>
          <table:table-cell office:value-type="string">
            <text:p>uses up its c_s; 25356838.379604-25356837.481123=0.898481</text:p>
          </table:table-cell>
          <table:table-cell/>
        </table:table-row>
        <table:table-row table:style-name="ro1">
          <table:table-cell office:value-type="float" office:value="25356.83839">
            <text:p>25356.838390</text:p>
          </table:table-cell>
          <table:table-cell table:formula="of:=[.A992]-[.A$20]" office:value-type="float" office:value="0.17896699999983">
            <text:p>0.178967</text:p>
          </table:table-cell>
          <table:table-cell table:formula="of:=[.B992]-[.B955]" office:value-type="float" office:value="0.00697100000252249">
            <text:p>0.00697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39423">
            <text:p>25356.839423</text:p>
          </table:table-cell>
          <table:table-cell table:formula="of:=[.A993]-[.A$20]" office:value-type="float" office:value="0.180000000000291">
            <text:p>0.180000</text:p>
          </table:table-cell>
          <table:table-cell table:formula="of:=[.B993]-[.B956]" office:value-type="float" office:value="0.00800200000230689">
            <text:p>0.008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839427">
            <text:p>25356.839427</text:p>
          </table:table-cell>
          <table:table-cell table:formula="of:=[.A994]-[.A$20]" office:value-type="float" office:value="0.180003999998007">
            <text:p>0.180004</text:p>
          </table:table-cell>
          <table:table-cell table:formula="of:=[.B994]-[.B957]" office:value-type="float" office:value="0.00800299999900744">
            <text:p>0.008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839429">
            <text:p>25356.839429</text:p>
          </table:table-cell>
          <table:table-cell table:formula="of:=[.A995]-[.A$20]" office:value-type="float" office:value="0.180005999998684">
            <text:p>0.180006</text:p>
          </table:table-cell>
          <table:table-cell table:formula="of:=[.B995]-[.B958]" office:value-type="float" office:value="0.00800199999866891">
            <text:p>0.008002</text:p>
          </table:table-cell>
          <table:table-cell table:number-columns-repeated="2"/>
          <table:table-cell office:value-type="string">
            <text:p>d_s is renewed (r + D) to 25356846.426497; c_s is fully topped up</text:p>
          </table:table-cell>
        </table:table-row>
        <table:table-row table:style-name="ro1">
          <table:table-cell office:value-type="float" office:value="25356.839433">
            <text:p>25356.839433</text:p>
          </table:table-cell>
          <table:table-cell table:formula="of:=[.A996]-[.A$20]" office:value-type="float" office:value="0.180010000000038">
            <text:p>0.180010</text:p>
          </table:table-cell>
          <table:table-cell table:formula="of:=[.B996]-[.B959]" office:value-type="float" office:value="0.00800200000230689">
            <text:p>0.008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39434">
            <text:p>25356.839434</text:p>
          </table:table-cell>
          <table:table-cell table:formula="of:=[.A997]-[.A$20]" office:value-type="float" office:value="0.180011000000377">
            <text:p>0.180011</text:p>
          </table:table-cell>
          <table:table-cell table:formula="of:=[.B997]-[.B960]" office:value-type="float" office:value="0.0070560000021942">
            <text:p>0.007056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39437">
            <text:p>25356.839437</text:p>
          </table:table-cell>
          <table:table-cell table:formula="of:=[.A998]-[.A$20]" office:value-type="float" office:value="0.180013999997755">
            <text:p>0.180014</text:p>
          </table:table-cell>
          <table:table-cell table:formula="of:=[.B998]-[.B961]" office:value-type="float" office:value="0.00705699999889475">
            <text:p>0.007057</text:p>
          </table:table-cell>
          <table:table-cell office:value-type="string">
            <text:p>d_s is renewed (r + D) to 25356841.434543; c_s is fully topped up</text:p>
          </table:table-cell>
          <table:table-cell table:number-columns-repeated="2"/>
        </table:table-row>
        <table:table-row table:style-name="ro1">
          <table:table-cell office:value-type="float" office:value="25356.83944">
            <text:p>25356.839440</text:p>
          </table:table-cell>
          <table:table-cell table:formula="of:=[.A999]-[.A$20]" office:value-type="float" office:value="0.18001699999877">
            <text:p>0.180017</text:p>
          </table:table-cell>
          <table:table-cell table:formula="of:=[.B999]-[.B962]" office:value-type="float" office:value="0.00705699999889475">
            <text:p>0.00705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39441">
            <text:p>25356.839441</text:p>
          </table:table-cell>
          <table:table-cell table:formula="of:=[.A1000]-[.A$20]" office:value-type="float" office:value="0.180017999999109">
            <text:p>0.180018</text:p>
          </table:table-cell>
          <table:table-cell table:formula="of:=[.B1000]-[.B963]" office:value-type="float" office:value="0.00502499999856809">
            <text:p>0.005025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25356.839446">
            <text:p>25356.839446</text:p>
          </table:table-cell>
          <table:table-cell table:formula="of:=[.A1001]-[.A$20]" office:value-type="float" office:value="0.180023000000801">
            <text:p>0.180023</text:p>
          </table:table-cell>
          <table:table-cell table:formula="of:=[.B1001]-[.B964]" office:value-type="float" office:value="0.00502800000322168">
            <text:p>0.00502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839448">
            <text:p>25356.839448</text:p>
          </table:table-cell>
          <table:table-cell table:formula="of:=[.A1002]-[.A$20]" office:value-type="float" office:value="0.180024999997841">
            <text:p>0.180025</text:p>
          </table:table-cell>
          <table:table-cell table:formula="of:=[.B1002]-[.B965]" office:value-type="float" office:value="0.00502699999924516">
            <text:p>0.005027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3945">
            <text:p>25356.839450</text:p>
          </table:table-cell>
          <table:table-cell table:formula="of:=[.A1003]-[.A$20]" office:value-type="float" office:value="0.180026999998518">
            <text:p>0.180027</text:p>
          </table:table-cell>
          <table:table-cell table:formula="of:=[.B1003]-[.B966]" office:value-type="float" office:value="0.00502599999890663">
            <text:p>0.005026</text:p>
          </table:table-cell>
          <table:table-cell/>
          <table:table-cell office:value-type="string">
            <text:p>postpones its deadline to 25356844.417857; c_s is topped up to 1.996537</text:p>
          </table:table-cell>
          <table:table-cell/>
        </table:table-row>
        <table:table-row table:style-name="ro1">
          <table:table-cell office:value-type="float" office:value="25356.839453">
            <text:p>25356.839453</text:p>
          </table:table-cell>
          <table:table-cell table:formula="of:=[.A1004]-[.A$20]" office:value-type="float" office:value="0.180029999999533">
            <text:p>0.180030</text:p>
          </table:table-cell>
          <table:table-cell table:formula="of:=[.B1004]-[.B967]" office:value-type="float" office:value="0.00414900000032503">
            <text:p>0.004149</text:p>
          </table:table-cell>
          <table:table-cell/>
          <table:table-cell office:value-type="string">
            <text:p>preempts plugin-containe (4423)</text:p>
          </table:table-cell>
          <table:table-cell/>
        </table:table-row>
        <table:table-row table:style-name="ro1">
          <table:table-cell office:value-type="float" office:value="25356.83946">
            <text:p>25356.839460</text:p>
          </table:table-cell>
          <table:table-cell table:formula="of:=[.A1005]-[.A$20]" office:value-type="float" office:value="0.180036999998265">
            <text:p>0.180037</text:p>
          </table:table-cell>
          <table:table-cell table:formula="of:=[.B1005]-[.B968]" office:value-type="float" office:value="0.00415399999837973">
            <text:p>0.004154</text:p>
          </table:table-cell>
          <table:table-cell office:value-type="string">
            <text:p>is pick_next_task_dl-ed by plugin-containe (4423)</text:p>
          </table:table-cell>
          <table:table-cell table:number-columns-repeated="2"/>
        </table:table-row>
        <table:table-row table:style-name="ro1">
          <table:table-cell office:value-type="float" office:value="25356.840409">
            <text:p>25356.840409</text:p>
          </table:table-cell>
          <table:table-cell table:formula="of:=[.A1006]-[.A$20]" office:value-type="float" office:value="0.180985999999393">
            <text:p>0.180986</text:p>
          </table:table-cell>
          <table:table-cell table:formula="of:=[.B1006]-[.B969]" office:value-type="float" office:value="0.00509900000179186">
            <text:p>0.00509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40411">
            <text:p>25356.840411</text:p>
          </table:table-cell>
          <table:table-cell table:formula="of:=[.A1007]-[.A$20]" office:value-type="float" office:value="0.18098800000007">
            <text:p>0.180988</text:p>
          </table:table-cell>
          <table:table-cell table:formula="of:=[.B1007]-[.B970]" office:value-type="float" office:value="0.00499700000000303">
            <text:p>0.00499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40416">
            <text:p>25356.840416</text:p>
          </table:table-cell>
          <table:table-cell table:formula="of:=[.A1008]-[.A$20]" office:value-type="float" office:value="0.180992999998125">
            <text:p>0.180993</text:p>
          </table:table-cell>
          <table:table-cell table:formula="of:=[.B1008]-[.B971]" office:value-type="float" office:value="0.00499999999738066">
            <text:p>0.005000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4042">
            <text:p>25356.840420</text:p>
          </table:table-cell>
          <table:table-cell table:formula="of:=[.A1009]-[.A$20]" office:value-type="float" office:value="0.180996999999479">
            <text:p>0.180997</text:p>
          </table:table-cell>
          <table:table-cell table:formula="of:=[.B1009]-[.B972]" office:value-type="float" office:value="0.00500200000169571">
            <text:p>0.005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40424">
            <text:p>25356.840424</text:p>
          </table:table-cell>
          <table:table-cell table:formula="of:=[.A1010]-[.A$20]" office:value-type="float" office:value="0.181001000000833">
            <text:p>0.181001</text:p>
          </table:table-cell>
          <table:table-cell table:formula="of:=[.B1010]-[.B973]" office:value-type="float" office:value="0.00500300000203424">
            <text:p>0.005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25356.842354">
            <text:p>25356.842354</text:p>
          </table:table-cell>
          <table:table-cell table:formula="of:=[.A1011]-[.A$20]" office:value-type="float" office:value="0.182930999999371">
            <text:p>0.182931</text:p>
          </table:table-cell>
          <table:table-cell table:formula="of:=[.B1011]-[.B974]" office:value-type="float" office:value="0.00692999999955646">
            <text:p>0.00693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42356">
            <text:p>25356.842356</text:p>
          </table:table-cell>
          <table:table-cell table:formula="of:=[.A1012]-[.A$20]" office:value-type="float" office:value="0.182933000000048">
            <text:p>0.182933</text:p>
          </table:table-cell>
          <table:table-cell table:formula="of:=[.B1012]-[.B975]" office:value-type="float" office:value="0.00692899999921792">
            <text:p>0.00692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4236">
            <text:p>25356.842360</text:p>
          </table:table-cell>
          <table:table-cell table:formula="of:=[.A1013]-[.A$20]" office:value-type="float" office:value="0.182936999997764">
            <text:p>0.182937</text:p>
          </table:table-cell>
          <table:table-cell table:formula="of:=[.B1013]-[.B976]" office:value-type="float" office:value="0.00592399999732152">
            <text:p>0.00592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843415">
            <text:p>25356.843415</text:p>
          </table:table-cell>
          <table:table-cell table:formula="of:=[.A1014]-[.A$20]" office:value-type="float" office:value="0.183991999998398">
            <text:p>0.183992</text:p>
          </table:table-cell>
          <table:table-cell table:formula="of:=[.B1014]-[.B977]" office:value-type="float" office:value="0.00697500000023865">
            <text:p>0.00697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43417">
            <text:p>25356.843417</text:p>
          </table:table-cell>
          <table:table-cell table:formula="of:=[.A1015]-[.A$20]" office:value-type="float" office:value="0.183993999999075">
            <text:p>0.183994</text:p>
          </table:table-cell>
          <table:table-cell table:formula="of:=[.B1015]-[.B978]" office:value-type="float" office:value="0.00696999999854597">
            <text:p>0.006970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43419">
            <text:p>25356.843419</text:p>
          </table:table-cell>
          <table:table-cell table:formula="of:=[.A1016]-[.A$20]" office:value-type="float" office:value="0.183995999999752">
            <text:p>0.183996</text:p>
          </table:table-cell>
          <table:table-cell table:formula="of:=[.B1016]-[.B979]" office:value-type="float" office:value="0.00696800000150688">
            <text:p>0.006968</text:p>
          </table:table-cell>
          <table:table-cell office:value-type="string">
            <text:p>d_s is renewed (r + D) to 25356845.416921; c_s is fully topped up</text:p>
          </table:table-cell>
          <table:table-cell table:number-columns-repeated="2"/>
        </table:table-row>
        <table:table-row table:style-name="ro1">
          <table:table-cell office:value-type="float" office:value="25356.843422">
            <text:p>25356.843422</text:p>
          </table:table-cell>
          <table:table-cell table:formula="of:=[.A1017]-[.A$20]" office:value-type="float" office:value="0.183999000000767">
            <text:p>0.183999</text:p>
          </table:table-cell>
          <table:table-cell table:formula="of:=[.B1017]-[.B980]" office:value-type="float" office:value="0.0059960000035062">
            <text:p>0.005996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843426">
            <text:p>25356.843426</text:p>
          </table:table-cell>
          <table:table-cell table:formula="of:=[.A1018]-[.A$20]" office:value-type="float" office:value="0.184002999998484">
            <text:p>0.184003</text:p>
          </table:table-cell>
          <table:table-cell table:formula="of:=[.B1018]-[.B981]" office:value-type="float" office:value="0.00599800000054529">
            <text:p>0.00599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43429">
            <text:p>25356.843429</text:p>
          </table:table-cell>
          <table:table-cell table:formula="of:=[.A1019]-[.A$20]" office:value-type="float" office:value="0.184005999999499">
            <text:p>0.184006</text:p>
          </table:table-cell>
          <table:table-cell table:formula="of:=[.B1019]-[.B982]" office:value-type="float" office:value="0.00599900000088383">
            <text:p>0.005999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844384">
            <text:p>25356.844384</text:p>
          </table:table-cell>
          <table:table-cell table:formula="of:=[.A1020]-[.A$20]" office:value-type="float" office:value="0.184960999999021">
            <text:p>0.184961</text:p>
          </table:table-cell>
          <table:table-cell table:formula="of:=[.B1020]-[.B983]" office:value-type="float" office:value="0.00695099999938975">
            <text:p>0.006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44387">
            <text:p>25356.844387</text:p>
          </table:table-cell>
          <table:table-cell table:formula="of:=[.A1021]-[.A$20]" office:value-type="float" office:value="0.184964000000036">
            <text:p>0.184964</text:p>
          </table:table-cell>
          <table:table-cell table:formula="of:=[.B1021]-[.B984]" office:value-type="float" office:value="0.00694900000235066">
            <text:p>0.006949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4439">
            <text:p>25356.844390</text:p>
          </table:table-cell>
          <table:table-cell table:formula="of:=[.A1022]-[.A$20]" office:value-type="float" office:value="0.184966999997414">
            <text:p>0.184967</text:p>
          </table:table-cell>
          <table:table-cell table:formula="of:=[.B1022]-[.B985]" office:value-type="float" office:value="0.00694799999837414">
            <text:p>0.006948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844419">
            <text:p>25356.844419</text:p>
          </table:table-cell>
          <table:table-cell table:formula="of:=[.A1023]-[.A$20]" office:value-type="float" office:value="0.184995999999956">
            <text:p>0.184996</text:p>
          </table:table-cell>
          <table:table-cell table:formula="of:=[.B1023]-[.B986]" office:value-type="float" office:value="0.00694099999964237">
            <text:p>0.00694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44421">
            <text:p>25356.844421</text:p>
          </table:table-cell>
          <table:table-cell table:formula="of:=[.A1024]-[.A$20]" office:value-type="float" office:value="0.184998000000633">
            <text:p>0.184998</text:p>
          </table:table-cell>
          <table:table-cell table:formula="of:=[.B1024]-[.B987]" office:value-type="float" office:value="0.00694199999998091">
            <text:p>0.00694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44424">
            <text:p>25356.844424</text:p>
          </table:table-cell>
          <table:table-cell table:formula="of:=[.A1025]-[.A$20]" office:value-type="float" office:value="0.18500099999801">
            <text:p>0.185001</text:p>
          </table:table-cell>
          <table:table-cell table:formula="of:=[.B1025]-[.B988]" office:value-type="float" office:value="0.00693999999930384">
            <text:p>0.006940</text:p>
          </table:table-cell>
          <table:table-cell/>
          <table:table-cell office:value-type="string">
            <text:p>d_s is renewed (r + D) to 25356849.421486; c_s is fully topped up</text:p>
          </table:table-cell>
          <table:table-cell/>
        </table:table-row>
        <table:table-row table:style-name="ro1">
          <table:table-cell office:value-type="float" office:value="25356.846282">
            <text:p>25356.846282</text:p>
          </table:table-cell>
          <table:table-cell table:formula="of:=[.A1026]-[.A$20]" office:value-type="float" office:value="0.186858999997639">
            <text:p>0.186859</text:p>
          </table:table-cell>
          <table:table-cell table:formula="of:=[.B1026]-[.B989]" office:value-type="float" office:value="0.00790199999755714">
            <text:p>0.00790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846284">
            <text:p>25356.846284</text:p>
          </table:table-cell>
          <table:table-cell table:formula="of:=[.A1027]-[.A$20]" office:value-type="float" office:value="0.186860999998316">
            <text:p>0.186861</text:p>
          </table:table-cell>
          <table:table-cell table:formula="of:=[.B1027]-[.B990]" office:value-type="float" office:value="0.00790100000085658">
            <text:p>0.0079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46287">
            <text:p>25356.846287</text:p>
          </table:table-cell>
          <table:table-cell table:formula="of:=[.A1028]-[.A$20]" office:value-type="float" office:value="0.186863999999332">
            <text:p>0.186864</text:p>
          </table:table-cell>
          <table:table-cell table:formula="of:=[.B1028]-[.B991]" office:value-type="float" office:value="0.00790100000085658">
            <text:p>0.007901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847414">
            <text:p>25356.847414</text:p>
          </table:table-cell>
          <table:table-cell table:formula="of:=[.A1029]-[.A$20]" office:value-type="float" office:value="0.187990999998874">
            <text:p>0.187991</text:p>
          </table:table-cell>
          <table:table-cell table:formula="of:=[.B1029]-[.B992]" office:value-type="float" office:value="0.00902399999904446">
            <text:p>0.00902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47416">
            <text:p>25356.847416</text:p>
          </table:table-cell>
          <table:table-cell table:formula="of:=[.A1030]-[.A$20]" office:value-type="float" office:value="0.187992999999551">
            <text:p>0.187993</text:p>
          </table:table-cell>
          <table:table-cell table:formula="of:=[.B1030]-[.B993]" office:value-type="float" office:value="0.00799299999926006">
            <text:p>0.00799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47418">
            <text:p>25356.847418</text:p>
          </table:table-cell>
          <table:table-cell table:formula="of:=[.A1031]-[.A$20]" office:value-type="float" office:value="0.187995000000228">
            <text:p>0.187995</text:p>
          </table:table-cell>
          <table:table-cell table:formula="of:=[.B1031]-[.B994]" office:value-type="float" office:value="0.00799100000222097">
            <text:p>0.007991</text:p>
          </table:table-cell>
          <table:table-cell office:value-type="string">
            <text:p>d_s is renewed (r + D) to 25356849.416181; c_s is fully topped up</text:p>
          </table:table-cell>
          <table:table-cell table:number-columns-repeated="2"/>
        </table:table-row>
        <table:table-row table:style-name="ro1">
          <table:table-cell office:value-type="float" office:value="25356.847421">
            <text:p>25356.847421</text:p>
          </table:table-cell>
          <table:table-cell table:formula="of:=[.A1032]-[.A$20]" office:value-type="float" office:value="0.187997999997606">
            <text:p>0.187998</text:p>
          </table:table-cell>
          <table:table-cell table:formula="of:=[.B1032]-[.B995]" office:value-type="float" office:value="0.00799199999892153">
            <text:p>0.00799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847424">
            <text:p>25356.847424</text:p>
          </table:table-cell>
          <table:table-cell table:formula="of:=[.A1033]-[.A$20]" office:value-type="float" office:value="0.188000999998621">
            <text:p>0.188001</text:p>
          </table:table-cell>
          <table:table-cell table:formula="of:=[.B1033]-[.B996]" office:value-type="float" office:value="0.00799099999858299">
            <text:p>0.00799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47427">
            <text:p>25356.847427</text:p>
          </table:table-cell>
          <table:table-cell table:formula="of:=[.A1034]-[.A$20]" office:value-type="float" office:value="0.188003999999637">
            <text:p>0.188004</text:p>
          </table:table-cell>
          <table:table-cell table:formula="of:=[.B1034]-[.B997]" office:value-type="float" office:value="0.00799299999926006">
            <text:p>0.00799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848382">
            <text:p>25356.848382</text:p>
          </table:table-cell>
          <table:table-cell table:formula="of:=[.A1035]-[.A$20]" office:value-type="float" office:value="0.188958999999159">
            <text:p>0.188959</text:p>
          </table:table-cell>
          <table:table-cell table:formula="of:=[.B1035]-[.B998]" office:value-type="float" office:value="0.00894500000140397">
            <text:p>0.008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48385">
            <text:p>25356.848385</text:p>
          </table:table-cell>
          <table:table-cell table:formula="of:=[.A1036]-[.A$20]" office:value-type="float" office:value="0.188962000000174">
            <text:p>0.188962</text:p>
          </table:table-cell>
          <table:table-cell table:formula="of:=[.B1036]-[.B999]" office:value-type="float" office:value="0.00894500000140397">
            <text:p>0.00894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4839">
            <text:p>25356.848390</text:p>
          </table:table-cell>
          <table:table-cell table:formula="of:=[.A1037]-[.A$20]" office:value-type="float" office:value="0.188966999998229">
            <text:p>0.188967</text:p>
          </table:table-cell>
          <table:table-cell table:formula="of:=[.B1037]-[.B1000]" office:value-type="float" office:value="0.00894899999912013">
            <text:p>0.008949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49202">
            <text:p>25356.849202</text:p>
          </table:table-cell>
          <table:table-cell table:formula="of:=[.A1038]-[.A$20]" office:value-type="float" office:value="0.189779000000271">
            <text:p>0.189779</text:p>
          </table:table-cell>
          <table:table-cell table:formula="of:=[.B1038]-[.B1001]" office:value-type="float" office:value="0.00975599999947008">
            <text:p>0.0097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49204">
            <text:p>25356.849204</text:p>
          </table:table-cell>
          <table:table-cell table:formula="of:=[.A1039]-[.A$20]" office:value-type="float" office:value="0.189780999997311">
            <text:p>0.189781</text:p>
          </table:table-cell>
          <table:table-cell table:formula="of:=[.B1039]-[.B1002]" office:value-type="float" office:value="0.00975599999947008">
            <text:p>0.00975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49445">
            <text:p>25356.849445</text:p>
          </table:table-cell>
          <table:table-cell table:formula="of:=[.A1040]-[.A$20]" office:value-type="float" office:value="0.190021999998862">
            <text:p>0.190022</text:p>
          </table:table-cell>
          <table:table-cell table:formula="of:=[.B1040]-[.B1003]" office:value-type="float" office:value="0.00999500000034459">
            <text:p>0.00999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849448">
            <text:p>25356.849448</text:p>
          </table:table-cell>
          <table:table-cell table:formula="of:=[.A1041]-[.A$20]" office:value-type="float" office:value="0.190024999999878">
            <text:p>0.190025</text:p>
          </table:table-cell>
          <table:table-cell table:formula="of:=[.B1041]-[.B1004]" office:value-type="float" office:value="0.00999500000034459">
            <text:p>0.009995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849451">
            <text:p>25356.849451</text:p>
          </table:table-cell>
          <table:table-cell table:formula="of:=[.A1042]-[.A$20]" office:value-type="float" office:value="0.190027999997255">
            <text:p>0.190028</text:p>
          </table:table-cell>
          <table:table-cell table:formula="of:=[.B1042]-[.B1005]" office:value-type="float" office:value="0.00999099999899045">
            <text:p>0.009991</text:p>
          </table:table-cell>
          <table:table-cell table:number-columns-repeated="2"/>
          <table:table-cell office:value-type="string">
            <text:p>d_s is renewed (r + D) to 25356856.448163; c_s is fully topped up</text:p>
          </table:table-cell>
        </table:table-row>
        <table:table-row table:style-name="ro1">
          <table:table-cell office:value-type="float" office:value="25356.849454">
            <text:p>25356.849454</text:p>
          </table:table-cell>
          <table:table-cell table:formula="of:=[.A1043]-[.A$20]" office:value-type="float" office:value="0.190030999998271">
            <text:p>0.190031</text:p>
          </table:table-cell>
          <table:table-cell table:formula="of:=[.B1043]-[.B1006]" office:value-type="float" office:value="0.00904499999887776">
            <text:p>0.00904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49456">
            <text:p>25356.849456</text:p>
          </table:table-cell>
          <table:table-cell table:formula="of:=[.A1044]-[.A$20]" office:value-type="float" office:value="0.190032999998948">
            <text:p>0.190033</text:p>
          </table:table-cell>
          <table:table-cell table:formula="of:=[.B1044]-[.B1007]" office:value-type="float" office:value="0.00904499999887776">
            <text:p>0.009045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49458">
            <text:p>25356.849458</text:p>
          </table:table-cell>
          <table:table-cell table:formula="of:=[.A1045]-[.A$20]" office:value-type="float" office:value="0.190034999999625">
            <text:p>0.190035</text:p>
          </table:table-cell>
          <table:table-cell table:formula="of:=[.B1045]-[.B1008]" office:value-type="float" office:value="0.00904200000150013">
            <text:p>0.009042</text:p>
          </table:table-cell>
          <table:table-cell/>
          <table:table-cell office:value-type="string">
            <text:p>d_s is renewed (r + D) to 25356854.456113; c_s is fully topped up</text:p>
          </table:table-cell>
          <table:table-cell/>
        </table:table-row>
        <table:table-row table:style-name="ro1">
          <table:table-cell office:value-type="float" office:value="25356.849466">
            <text:p>25356.849466</text:p>
          </table:table-cell>
          <table:table-cell table:formula="of:=[.A1046]-[.A$20]" office:value-type="float" office:value="0.190042999998695">
            <text:p>0.190043</text:p>
          </table:table-cell>
          <table:table-cell table:formula="of:=[.B1046]-[.B1009]" office:value-type="float" office:value="0.00904599999921629">
            <text:p>0.009046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25356.851402">
            <text:p>25356.851402</text:p>
          </table:table-cell>
          <table:table-cell table:formula="of:=[.A1047]-[.A$20]" office:value-type="float" office:value="0.191978999999265">
            <text:p>0.191979</text:p>
          </table:table-cell>
          <table:table-cell table:formula="of:=[.B1047]-[.B1010]" office:value-type="float" office:value="0.0109779999984312">
            <text:p>0.0109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51404">
            <text:p>25356.851404</text:p>
          </table:table-cell>
          <table:table-cell table:formula="of:=[.A1048]-[.A$20]" office:value-type="float" office:value="0.191980999999942">
            <text:p>0.191981</text:p>
          </table:table-cell>
          <table:table-cell table:formula="of:=[.B1048]-[.B1011]" office:value-type="float" office:value="0.00905000000057044">
            <text:p>0.00905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51407">
            <text:p>25356.851407</text:p>
          </table:table-cell>
          <table:table-cell table:formula="of:=[.A1049]-[.A$20]" office:value-type="float" office:value="0.191983999997319">
            <text:p>0.191984</text:p>
          </table:table-cell>
          <table:table-cell table:formula="of:=[.B1049]-[.B1012]" office:value-type="float" office:value="0.00905099999727099">
            <text:p>0.009051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851417">
            <text:p>25356.851417</text:p>
          </table:table-cell>
          <table:table-cell table:formula="of:=[.A1050]-[.A$20]" office:value-type="float" office:value="0.191994000000705">
            <text:p>0.191994</text:p>
          </table:table-cell>
          <table:table-cell table:formula="of:=[.B1050]-[.B1013]" office:value-type="float" office:value="0.00905700000294019">
            <text:p>0.00905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51419">
            <text:p>25356.851419</text:p>
          </table:table-cell>
          <table:table-cell table:formula="of:=[.A1051]-[.A$20]" office:value-type="float" office:value="0.191995999997744">
            <text:p>0.191996</text:p>
          </table:table-cell>
          <table:table-cell table:formula="of:=[.B1051]-[.B1014]" office:value-type="float" office:value="0.00800399999934598">
            <text:p>0.008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51421">
            <text:p>25356.851421</text:p>
          </table:table-cell>
          <table:table-cell table:formula="of:=[.A1052]-[.A$20]" office:value-type="float" office:value="0.191997999998421">
            <text:p>0.191998</text:p>
          </table:table-cell>
          <table:table-cell table:formula="of:=[.B1052]-[.B1015]" office:value-type="float" office:value="0.00800399999934598">
            <text:p>0.008004</text:p>
          </table:table-cell>
          <table:table-cell office:value-type="string">
            <text:p>d_s is renewed (r + D) to 25356853.418683; c_s is fully topped up</text:p>
          </table:table-cell>
          <table:table-cell table:number-columns-repeated="2"/>
        </table:table-row>
        <table:table-row table:style-name="ro1">
          <table:table-cell office:value-type="float" office:value="25356.851423">
            <text:p>25356.851423</text:p>
          </table:table-cell>
          <table:table-cell table:formula="of:=[.A1053]-[.A$20]" office:value-type="float" office:value="0.191999999999098">
            <text:p>0.192000</text:p>
          </table:table-cell>
          <table:table-cell table:formula="of:=[.B1053]-[.B1016]" office:value-type="float" office:value="0.00800399999934598">
            <text:p>0.008004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851426">
            <text:p>25356.851426</text:p>
          </table:table-cell>
          <table:table-cell table:formula="of:=[.A1054]-[.A$20]" office:value-type="float" office:value="0.192003000000113">
            <text:p>0.192003</text:p>
          </table:table-cell>
          <table:table-cell table:formula="of:=[.B1054]-[.B1017]" office:value-type="float" office:value="0.00800399999934598">
            <text:p>0.008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5143">
            <text:p>25356.851430</text:p>
          </table:table-cell>
          <table:table-cell table:formula="of:=[.A1055]-[.A$20]" office:value-type="float" office:value="0.19200699999783">
            <text:p>0.192007</text:p>
          </table:table-cell>
          <table:table-cell table:formula="of:=[.B1055]-[.B1018]" office:value-type="float" office:value="0.00800399999934598">
            <text:p>0.008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852415">
            <text:p>25356.852415</text:p>
          </table:table-cell>
          <table:table-cell table:formula="of:=[.A1056]-[.A$20]" office:value-type="float" office:value="0.192992000000231">
            <text:p>0.192992</text:p>
          </table:table-cell>
          <table:table-cell table:formula="of:=[.B1056]-[.B1019]" office:value-type="float" office:value="0.00898600000073202">
            <text:p>0.00898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52417">
            <text:p>25356.852417</text:p>
          </table:table-cell>
          <table:table-cell table:formula="of:=[.A1057]-[.A$20]" office:value-type="float" office:value="0.19299399999727">
            <text:p>0.192994</text:p>
          </table:table-cell>
          <table:table-cell table:formula="of:=[.B1057]-[.B1020]" office:value-type="float" office:value="0.00803299999824958">
            <text:p>0.00803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52421">
            <text:p>25356.852421</text:p>
          </table:table-cell>
          <table:table-cell table:formula="of:=[.A1058]-[.A$20]" office:value-type="float" office:value="0.192997999998624">
            <text:p>0.192998</text:p>
          </table:table-cell>
          <table:table-cell table:formula="of:=[.B1058]-[.B1021]" office:value-type="float" office:value="0.00803399999858812">
            <text:p>0.00803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854416">
            <text:p>25356.854416</text:p>
          </table:table-cell>
          <table:table-cell table:formula="of:=[.A1059]-[.A$20]" office:value-type="float" office:value="0.194992999997339">
            <text:p>0.194993</text:p>
          </table:table-cell>
          <table:table-cell table:formula="of:=[.B1059]-[.B1022]" office:value-type="float" office:value="0.0100259999999253">
            <text:p>0.01002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54418">
            <text:p>25356.854418</text:p>
          </table:table-cell>
          <table:table-cell table:formula="of:=[.A1060]-[.A$20]" office:value-type="float" office:value="0.194994999998016">
            <text:p>0.194995</text:p>
          </table:table-cell>
          <table:table-cell table:formula="of:=[.B1060]-[.B1023]" office:value-type="float" office:value="0.00999899999806075">
            <text:p>0.009999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54421">
            <text:p>25356.854421</text:p>
          </table:table-cell>
          <table:table-cell table:formula="of:=[.A1061]-[.A$20]" office:value-type="float" office:value="0.194997999999032">
            <text:p>0.194998</text:p>
          </table:table-cell>
          <table:table-cell table:formula="of:=[.B1061]-[.B1024]" office:value-type="float" office:value="0.00999999999839929">
            <text:p>0.010000</text:p>
          </table:table-cell>
          <table:table-cell/>
          <table:table-cell office:value-type="string">
            <text:p>0.062291 / 0.038434 &gt; 2.000000 / 5.000000</text:p>
          </table:table-cell>
          <table:table-cell/>
        </table:table-row>
        <table:table-row table:style-name="ro1">
          <table:table-cell office:value-type="float" office:value="25356.854424">
            <text:p>25356.854424</text:p>
          </table:table-cell>
          <table:table-cell table:formula="of:=[.A1062]-[.A$20]" office:value-type="float" office:value="0.195001000000048">
            <text:p>0.195001</text:p>
          </table:table-cell>
          <table:table-cell table:formula="of:=[.B1062]-[.B1025]" office:value-type="float" office:value="0.0100000000020373">
            <text:p>0.010000</text:p>
          </table:table-cell>
          <table:table-cell/>
          <table:table-cell office:value-type="string">
            <text:p>d_s is renewed (r + D) to 25356859.417679; c_s is fully topped up</text:p>
          </table:table-cell>
          <table:table-cell/>
        </table:table-row>
        <table:table-row table:style-name="ro1">
          <table:table-cell office:value-type="float" office:value="25356.85536">
            <text:p>25356.855360</text:p>
          </table:table-cell>
          <table:table-cell table:formula="of:=[.A1063]-[.A$20]" office:value-type="float" office:value="0.195937000000413">
            <text:p>0.195937</text:p>
          </table:table-cell>
          <table:table-cell table:formula="of:=[.B1063]-[.B1026]" office:value-type="float" office:value="0.00907800000277348">
            <text:p>0.00907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855361">
            <text:p>25356.855361</text:p>
          </table:table-cell>
          <table:table-cell table:formula="of:=[.A1064]-[.A$20]" office:value-type="float" office:value="0.195938000000751">
            <text:p>0.195938</text:p>
          </table:table-cell>
          <table:table-cell table:formula="of:=[.B1064]-[.B1027]" office:value-type="float" office:value="0.00907700000243494">
            <text:p>0.00907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55365">
            <text:p>25356.855365</text:p>
          </table:table-cell>
          <table:table-cell table:formula="of:=[.A1065]-[.A$20]" office:value-type="float" office:value="0.195941999998468">
            <text:p>0.195942</text:p>
          </table:table-cell>
          <table:table-cell table:formula="of:=[.B1065]-[.B1028]" office:value-type="float" office:value="0.0090779999991355">
            <text:p>0.00907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855414">
            <text:p>25356.855414</text:p>
          </table:table-cell>
          <table:table-cell table:formula="of:=[.A1066]-[.A$20]" office:value-type="float" office:value="0.195991000000504">
            <text:p>0.195991</text:p>
          </table:table-cell>
          <table:table-cell table:formula="of:=[.B1066]-[.B1029]" office:value-type="float" office:value="0.00800000000162981">
            <text:p>0.0080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55416">
            <text:p>25356.855416</text:p>
          </table:table-cell>
          <table:table-cell table:formula="of:=[.A1067]-[.A$20]" office:value-type="float" office:value="0.195992999997543">
            <text:p>0.195993</text:p>
          </table:table-cell>
          <table:table-cell table:formula="of:=[.B1067]-[.B1030]" office:value-type="float" office:value="0.00799999999799184">
            <text:p>0.008000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55418">
            <text:p>25356.855418</text:p>
          </table:table-cell>
          <table:table-cell table:formula="of:=[.A1068]-[.A$20]" office:value-type="float" office:value="0.19599499999822">
            <text:p>0.195995</text:p>
          </table:table-cell>
          <table:table-cell table:formula="of:=[.B1068]-[.B1031]" office:value-type="float" office:value="0.00799999999799184">
            <text:p>0.008000</text:p>
          </table:table-cell>
          <table:table-cell office:value-type="string">
            <text:p>d_s is renewed (r + D) to 25356857.415721; c_s is fully topped up</text:p>
          </table:table-cell>
          <table:table-cell table:number-columns-repeated="2"/>
        </table:table-row>
        <table:table-row table:style-name="ro1">
          <table:table-cell office:value-type="float" office:value="25356.85542">
            <text:p>25356.855420</text:p>
          </table:table-cell>
          <table:table-cell table:formula="of:=[.A1069]-[.A$20]" office:value-type="float" office:value="0.195996999998897">
            <text:p>0.195997</text:p>
          </table:table-cell>
          <table:table-cell table:formula="of:=[.B1069]-[.B1032]" office:value-type="float" office:value="0.00799900000129128">
            <text:p>0.007999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855423">
            <text:p>25356.855423</text:p>
          </table:table-cell>
          <table:table-cell table:formula="of:=[.A1070]-[.A$20]" office:value-type="float" office:value="0.195999999999913">
            <text:p>0.196000</text:p>
          </table:table-cell>
          <table:table-cell table:formula="of:=[.B1070]-[.B1033]" office:value-type="float" office:value="0.00799900000129128">
            <text:p>0.00799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55427">
            <text:p>25356.855427</text:p>
          </table:table-cell>
          <table:table-cell table:formula="of:=[.A1071]-[.A$20]" office:value-type="float" office:value="0.196003999997629">
            <text:p>0.196004</text:p>
          </table:table-cell>
          <table:table-cell table:formula="of:=[.B1071]-[.B1034]" office:value-type="float" office:value="0.00799999999799184">
            <text:p>0.008000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856415">
            <text:p>25356.856415</text:p>
          </table:table-cell>
          <table:table-cell table:formula="of:=[.A1072]-[.A$20]" office:value-type="float" office:value="0.196991999997408">
            <text:p>0.196992</text:p>
          </table:table-cell>
          <table:table-cell table:formula="of:=[.B1072]-[.B1035]" office:value-type="float" office:value="0.00803299999824958">
            <text:p>0.0080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56418">
            <text:p>25356.856418</text:p>
          </table:table-cell>
          <table:table-cell table:formula="of:=[.A1073]-[.A$20]" office:value-type="float" office:value="0.196994999998424">
            <text:p>0.196995</text:p>
          </table:table-cell>
          <table:table-cell table:formula="of:=[.B1073]-[.B1036]" office:value-type="float" office:value="0.00803299999824958">
            <text:p>0.00803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56423">
            <text:p>25356.856423</text:p>
          </table:table-cell>
          <table:table-cell table:formula="of:=[.A1074]-[.A$20]" office:value-type="float" office:value="0.197000000000116">
            <text:p>0.197000</text:p>
          </table:table-cell>
          <table:table-cell table:formula="of:=[.B1074]-[.B1037]" office:value-type="float" office:value="0.00803300000188756">
            <text:p>0.00803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58349">
            <text:p>25356.858349</text:p>
          </table:table-cell>
          <table:table-cell table:formula="of:=[.A1075]-[.A$20]" office:value-type="float" office:value="0.1989259999973">
            <text:p>0.198926</text:p>
          </table:table-cell>
          <table:table-cell table:formula="of:=[.B1075]-[.B1038]" office:value-type="float" office:value="0.00914699999702862">
            <text:p>0.0091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58352">
            <text:p>25356.858352</text:p>
          </table:table-cell>
          <table:table-cell table:formula="of:=[.A1076]-[.A$20]" office:value-type="float" office:value="0.198928999998316">
            <text:p>0.198929</text:p>
          </table:table-cell>
          <table:table-cell table:formula="of:=[.B1076]-[.B1039]" office:value-type="float" office:value="0.00914800000100513">
            <text:p>0.00914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59426">
            <text:p>25356.859426</text:p>
          </table:table-cell>
          <table:table-cell table:formula="of:=[.A1077]-[.A$20]" office:value-type="float" office:value="0.200002999998105">
            <text:p>0.200003</text:p>
          </table:table-cell>
          <table:table-cell table:formula="of:=[.B1077]-[.B1040]" office:value-type="float" office:value="0.00998099999924307">
            <text:p>0.00998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859431">
            <text:p>25356.859431</text:p>
          </table:table-cell>
          <table:table-cell table:formula="of:=[.A1078]-[.A$20]" office:value-type="float" office:value="0.200007999999798">
            <text:p>0.200008</text:p>
          </table:table-cell>
          <table:table-cell table:formula="of:=[.B1078]-[.B1041]" office:value-type="float" office:value="0.00998299999992014">
            <text:p>0.00998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859434">
            <text:p>25356.859434</text:p>
          </table:table-cell>
          <table:table-cell table:formula="of:=[.A1079]-[.A$20]" office:value-type="float" office:value="0.200011000000813">
            <text:p>0.200011</text:p>
          </table:table-cell>
          <table:table-cell table:formula="of:=[.B1079]-[.B1042]" office:value-type="float" office:value="0.00998300000355812">
            <text:p>0.009983</text:p>
          </table:table-cell>
          <table:table-cell table:number-columns-repeated="2"/>
          <table:table-cell office:value-type="string">
            <text:p>d_s is renewed (r + D) to 25356866.430379; c_s is fully topped up</text:p>
          </table:table-cell>
        </table:table-row>
        <table:table-row table:style-name="ro1">
          <table:table-cell office:value-type="float" office:value="25356.859437">
            <text:p>25356.859437</text:p>
          </table:table-cell>
          <table:table-cell table:formula="of:=[.A1080]-[.A$20]" office:value-type="float" office:value="0.200013999998191">
            <text:p>0.200014</text:p>
          </table:table-cell>
          <table:table-cell table:formula="of:=[.B1080]-[.B1043]" office:value-type="float" office:value="0.00998299999992014">
            <text:p>0.0099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59439">
            <text:p>25356.859439</text:p>
          </table:table-cell>
          <table:table-cell table:formula="of:=[.A1081]-[.A$20]" office:value-type="float" office:value="0.200015999998868">
            <text:p>0.200016</text:p>
          </table:table-cell>
          <table:table-cell table:formula="of:=[.B1081]-[.B1044]" office:value-type="float" office:value="0.00998299999992014">
            <text:p>0.00998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59442">
            <text:p>25356.859442</text:p>
          </table:table-cell>
          <table:table-cell table:formula="of:=[.A1082]-[.A$20]" office:value-type="float" office:value="0.200018999999884">
            <text:p>0.200019</text:p>
          </table:table-cell>
          <table:table-cell table:formula="of:=[.B1082]-[.B1045]" office:value-type="float" office:value="0.00998400000025868">
            <text:p>0.009984</text:p>
          </table:table-cell>
          <table:table-cell office:value-type="string">
            <text:p>d_s is renewed (r + D) to 25356861.439164; c_s is fully topped up</text:p>
          </table:table-cell>
          <table:table-cell table:number-columns-repeated="2"/>
        </table:table-row>
        <table:table-row table:style-name="ro1">
          <table:table-cell office:value-type="float" office:value="25356.859445">
            <text:p>25356.859445</text:p>
          </table:table-cell>
          <table:table-cell table:formula="of:=[.A1083]-[.A$20]" office:value-type="float" office:value="0.200021999997261">
            <text:p>0.200022</text:p>
          </table:table-cell>
          <table:table-cell table:formula="of:=[.B1083]-[.B1046]" office:value-type="float" office:value="0.009978999998566">
            <text:p>0.00997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59446">
            <text:p>25356.859446</text:p>
          </table:table-cell>
          <table:table-cell table:formula="of:=[.A1084]-[.A$20]" office:value-type="float" office:value="0.2000229999976">
            <text:p>0.200023</text:p>
          </table:table-cell>
          <table:table-cell table:formula="of:=[.B1084]-[.B1047]" office:value-type="float" office:value="0.00804399999833549">
            <text:p>0.00804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59449">
            <text:p>25356.859449</text:p>
          </table:table-cell>
          <table:table-cell table:formula="of:=[.A1085]-[.A$20]" office:value-type="float" office:value="0.200025999998616">
            <text:p>0.200026</text:p>
          </table:table-cell>
          <table:table-cell table:formula="of:=[.B1085]-[.B1048]" office:value-type="float" office:value="0.00804499999867403">
            <text:p>0.008045</text:p>
          </table:table-cell>
          <table:table-cell/>
          <table:table-cell office:value-type="string">
            <text:p>d_s is renewed (r + D) to 25356864.446460; c_s is fully topped up</text:p>
          </table:table-cell>
          <table:table-cell/>
        </table:table-row>
        <table:table-row table:style-name="ro1">
          <table:table-cell office:value-type="float" office:value="25356.859459">
            <text:p>25356.859459</text:p>
          </table:table-cell>
          <table:table-cell table:formula="of:=[.A1086]-[.A$20]" office:value-type="float" office:value="0.200035999998363">
            <text:p>0.200036</text:p>
          </table:table-cell>
          <table:table-cell table:formula="of:=[.B1086]-[.B1049]" office:value-type="float" office:value="0.00805200000104378">
            <text:p>0.008052</text:p>
          </table:table-cell>
          <table:table-cell office:value-type="string">
            <text:p>is pick_next_task_dl-ed by plugin-containe (4423)</text:p>
          </table:table-cell>
          <table:table-cell table:number-columns-repeated="2"/>
        </table:table-row>
        <table:table-row table:style-name="ro1">
          <table:table-cell office:value-type="float" office:value="25356.860419">
            <text:p>25356.860419</text:p>
          </table:table-cell>
          <table:table-cell table:formula="of:=[.A1087]-[.A$20]" office:value-type="float" office:value="0.200995999999577">
            <text:p>0.200996</text:p>
          </table:table-cell>
          <table:table-cell table:formula="of:=[.B1087]-[.B1050]" office:value-type="float" office:value="0.00900199999887263">
            <text:p>0.00900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60421">
            <text:p>25356.860421</text:p>
          </table:table-cell>
          <table:table-cell table:formula="of:=[.A1088]-[.A$20]" office:value-type="float" office:value="0.200998000000254">
            <text:p>0.200998</text:p>
          </table:table-cell>
          <table:table-cell table:formula="of:=[.B1088]-[.B1051]" office:value-type="float" office:value="0.00900200000251061">
            <text:p>0.009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60426">
            <text:p>25356.860426</text:p>
          </table:table-cell>
          <table:table-cell table:formula="of:=[.A1089]-[.A$20]" office:value-type="float" office:value="0.201002999998309">
            <text:p>0.201003</text:p>
          </table:table-cell>
          <table:table-cell table:formula="of:=[.B1089]-[.B1052]" office:value-type="float" office:value="0.00900499999988824">
            <text:p>0.009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62356">
            <text:p>25356.862356</text:p>
          </table:table-cell>
          <table:table-cell table:formula="of:=[.A1090]-[.A$20]" office:value-type="float" office:value="0.202933000000485">
            <text:p>0.202933</text:p>
          </table:table-cell>
          <table:table-cell table:formula="of:=[.B1090]-[.B1053]" office:value-type="float" office:value="0.010933000001387">
            <text:p>0.0109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62357">
            <text:p>25356.862357</text:p>
          </table:table-cell>
          <table:table-cell table:formula="of:=[.A1091]-[.A$20]" office:value-type="float" office:value="0.202934000000823">
            <text:p>0.202934</text:p>
          </table:table-cell>
          <table:table-cell table:formula="of:=[.B1091]-[.B1054]" office:value-type="float" office:value="0.0109310000007099">
            <text:p>0.01093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62361">
            <text:p>25356.862361</text:p>
          </table:table-cell>
          <table:table-cell table:formula="of:=[.A1092]-[.A$20]" office:value-type="float" office:value="0.202937999998539">
            <text:p>0.202938</text:p>
          </table:table-cell>
          <table:table-cell table:formula="of:=[.B1092]-[.B1055]" office:value-type="float" office:value="0.0109310000007099">
            <text:p>0.010931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863414">
            <text:p>25356.863414</text:p>
          </table:table-cell>
          <table:table-cell table:formula="of:=[.A1093]-[.A$20]" office:value-type="float" office:value="0.203990999998496">
            <text:p>0.203991</text:p>
          </table:table-cell>
          <table:table-cell table:formula="of:=[.B1093]-[.B1056]" office:value-type="float" office:value="0.0109989999982645">
            <text:p>0.01099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63416">
            <text:p>25356.863416</text:p>
          </table:table-cell>
          <table:table-cell table:formula="of:=[.A1094]-[.A$20]" office:value-type="float" office:value="0.203992999999173">
            <text:p>0.203993</text:p>
          </table:table-cell>
          <table:table-cell table:formula="of:=[.B1094]-[.B1057]" office:value-type="float" office:value="0.0109990000019025">
            <text:p>0.010999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63419">
            <text:p>25356.863419</text:p>
          </table:table-cell>
          <table:table-cell table:formula="of:=[.A1095]-[.A$20]" office:value-type="float" office:value="0.203996000000188">
            <text:p>0.203996</text:p>
          </table:table-cell>
          <table:table-cell table:formula="of:=[.B1095]-[.B1058]" office:value-type="float" office:value="0.0109980000015639">
            <text:p>0.010998</text:p>
          </table:table-cell>
          <table:table-cell office:value-type="string">
            <text:p>d_s is renewed (r + D) to 25356865.416298; c_s is fully topped up</text:p>
          </table:table-cell>
          <table:table-cell table:number-columns-repeated="2"/>
        </table:table-row>
        <table:table-row table:style-name="ro1">
          <table:table-cell office:value-type="float" office:value="25356.863421">
            <text:p>25356.863421</text:p>
          </table:table-cell>
          <table:table-cell table:formula="of:=[.A1096]-[.A$20]" office:value-type="float" office:value="0.203997999997227">
            <text:p>0.203998</text:p>
          </table:table-cell>
          <table:table-cell table:formula="of:=[.B1096]-[.B1059]" office:value-type="float" office:value="0.00900499999988824">
            <text:p>0.009005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863425">
            <text:p>25356.863425</text:p>
          </table:table-cell>
          <table:table-cell table:formula="of:=[.A1097]-[.A$20]" office:value-type="float" office:value="0.204001999998582">
            <text:p>0.204002</text:p>
          </table:table-cell>
          <table:table-cell table:formula="of:=[.B1097]-[.B1060]" office:value-type="float" office:value="0.00900700000056531">
            <text:p>0.009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63428">
            <text:p>25356.863428</text:p>
          </table:table-cell>
          <table:table-cell table:formula="of:=[.A1098]-[.A$20]" office:value-type="float" office:value="0.204004999999597">
            <text:p>0.204005</text:p>
          </table:table-cell>
          <table:table-cell table:formula="of:=[.B1098]-[.B1061]" office:value-type="float" office:value="0.00900700000056531">
            <text:p>0.009007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864376">
            <text:p>25356.864376</text:p>
          </table:table-cell>
          <table:table-cell table:formula="of:=[.A1099]-[.A$20]" office:value-type="float" office:value="0.204953000000387">
            <text:p>0.204953</text:p>
          </table:table-cell>
          <table:table-cell table:formula="of:=[.B1099]-[.B1062]" office:value-type="float" office:value="0.00995200000033947">
            <text:p>0.009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64378">
            <text:p>25356.864378</text:p>
          </table:table-cell>
          <table:table-cell table:formula="of:=[.A1100]-[.A$20]" office:value-type="float" office:value="0.204954999997426">
            <text:p>0.204955</text:p>
          </table:table-cell>
          <table:table-cell table:formula="of:=[.B1100]-[.B1063]" office:value-type="float" office:value="0.00901799999701325">
            <text:p>0.00901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64381">
            <text:p>25356.864381</text:p>
          </table:table-cell>
          <table:table-cell table:formula="of:=[.A1101]-[.A$20]" office:value-type="float" office:value="0.204957999998442">
            <text:p>0.204958</text:p>
          </table:table-cell>
          <table:table-cell table:formula="of:=[.B1101]-[.B1064]" office:value-type="float" office:value="0.00901999999769032">
            <text:p>0.009020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864421">
            <text:p>25356.864421</text:p>
          </table:table-cell>
          <table:table-cell table:formula="of:=[.A1102]-[.A$20]" office:value-type="float" office:value="0.204997999997431">
            <text:p>0.204998</text:p>
          </table:table-cell>
          <table:table-cell table:formula="of:=[.B1102]-[.B1065]" office:value-type="float" office:value="0.00905599999896367">
            <text:p>0.00905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64423">
            <text:p>25356.864423</text:p>
          </table:table-cell>
          <table:table-cell table:formula="of:=[.A1103]-[.A$20]" office:value-type="float" office:value="0.204999999998108">
            <text:p>0.205000</text:p>
          </table:table-cell>
          <table:table-cell table:formula="of:=[.B1103]-[.B1066]" office:value-type="float" office:value="0.00900899999760441">
            <text:p>0.009009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64426">
            <text:p>25356.864426</text:p>
          </table:table-cell>
          <table:table-cell table:formula="of:=[.A1104]-[.A$20]" office:value-type="float" office:value="0.205002999999124">
            <text:p>0.205003</text:p>
          </table:table-cell>
          <table:table-cell table:formula="of:=[.B1104]-[.B1067]" office:value-type="float" office:value="0.00901000000158092">
            <text:p>0.009010</text:p>
          </table:table-cell>
          <table:table-cell/>
          <table:table-cell office:value-type="string">
            <text:p>0.067160 / 0.023721 &gt; 2.000000 / 5.000000</text:p>
          </table:table-cell>
          <table:table-cell/>
        </table:table-row>
        <table:table-row table:style-name="ro1">
          <table:table-cell office:value-type="float" office:value="25356.864429">
            <text:p>25356.864429</text:p>
          </table:table-cell>
          <table:table-cell table:formula="of:=[.A1105]-[.A$20]" office:value-type="float" office:value="0.205006000000139">
            <text:p>0.205006</text:p>
          </table:table-cell>
          <table:table-cell table:formula="of:=[.B1105]-[.B1068]" office:value-type="float" office:value="0.00901100000191946">
            <text:p>0.009011</text:p>
          </table:table-cell>
          <table:table-cell/>
          <table:table-cell office:value-type="string">
            <text:p>d_s is renewed (r + D) to 25356869.422739; c_s is fully topped up</text:p>
          </table:table-cell>
          <table:table-cell/>
        </table:table-row>
        <table:table-row table:style-name="ro1">
          <table:table-cell office:value-type="float" office:value="25356.86632">
            <text:p>25356.866320</text:p>
          </table:table-cell>
          <table:table-cell table:formula="of:=[.A1106]-[.A$20]" office:value-type="float" office:value="0.206897000000026">
            <text:p>0.206897</text:p>
          </table:table-cell>
          <table:table-cell table:formula="of:=[.B1106]-[.B1069]" office:value-type="float" office:value="0.0109000000011292">
            <text:p>0.010900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5356.866324">
            <text:p>25356.866324</text:p>
          </table:table-cell>
          <table:table-cell table:formula="of:=[.A1107]-[.A$20]" office:value-type="float" office:value="0.206900999997742">
            <text:p>0.206901</text:p>
          </table:table-cell>
          <table:table-cell table:formula="of:=[.B1107]-[.B1070]" office:value-type="float" office:value="0.0109009999978298">
            <text:p>0.010901</text:p>
          </table:table-cell>
          <table:table-cell table:number-columns-repeated="2"/>
          <table:table-cell office:value-type="string">
            <text:p>uses up its c_s; 25356866.315310-25356864.379594=1.935716</text:p>
          </table:table-cell>
        </table:table-row>
        <table:table-row table:style-name="ro1">
          <table:table-cell office:value-type="float" office:value="25356.866333">
            <text:p>25356.866333</text:p>
          </table:table-cell>
          <table:table-cell table:formula="of:=[.A1108]-[.A$20]" office:value-type="float" office:value="0.206910000000789">
            <text:p>0.206910</text:p>
          </table:table-cell>
          <table:table-cell table:formula="of:=[.B1108]-[.B1071]" office:value-type="float" office:value="0.0109060000031604">
            <text:p>0.0109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66337">
            <text:p>25356.866337</text:p>
          </table:table-cell>
          <table:table-cell table:formula="of:=[.A1109]-[.A$20]" office:value-type="float" office:value="0.206913999998505">
            <text:p>0.206914</text:p>
          </table:table-cell>
          <table:table-cell table:formula="of:=[.B1109]-[.B1072]" office:value-type="float" office:value="0.00992200000109733">
            <text:p>0.00992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866445">
            <text:p>25356.866445</text:p>
          </table:table-cell>
          <table:table-cell table:formula="of:=[.A1110]-[.A$20]" office:value-type="float" office:value="0.207021999998688">
            <text:p>0.207022</text:p>
          </table:table-cell>
          <table:table-cell table:formula="of:=[.B1110]-[.B1073]" office:value-type="float" office:value="0.0100270000002638">
            <text:p>0.01002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5356.866446">
            <text:p>25356.866446</text:p>
          </table:table-cell>
          <table:table-cell table:formula="of:=[.A1111]-[.A$20]" office:value-type="float" office:value="0.207022999999026">
            <text:p>0.207023</text:p>
          </table:table-cell>
          <table:table-cell table:formula="of:=[.B1111]-[.B1074]" office:value-type="float" office:value="0.0100229999989097">
            <text:p>0.01002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866449">
            <text:p>25356.866449</text:p>
          </table:table-cell>
          <table:table-cell table:formula="of:=[.A1112]-[.A$20]" office:value-type="float" office:value="0.207026000000042">
            <text:p>0.207026</text:p>
          </table:table-cell>
          <table:table-cell table:formula="of:=[.B1112]-[.B1075]" office:value-type="float" office:value="0.00810000000274158">
            <text:p>0.008100</text:p>
          </table:table-cell>
          <table:table-cell table:number-columns-repeated="2"/>
          <table:table-cell office:value-type="string">
            <text:p>postpones its deadline to 25356873.430379; c_s is topped up to 2.998645</text:p>
          </table:table-cell>
        </table:table-row>
        <table:table-row table:style-name="ro1">
          <table:table-cell office:value-type="float" office:value="25356.867417">
            <text:p>25356.867417</text:p>
          </table:table-cell>
          <table:table-cell table:formula="of:=[.A1113]-[.A$20]" office:value-type="float" office:value="0.207994000000326">
            <text:p>0.207994</text:p>
          </table:table-cell>
          <table:table-cell table:formula="of:=[.B1113]-[.B1076]" office:value-type="float" office:value="0.00906500000201049">
            <text:p>0.00906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67421">
            <text:p>25356.867421</text:p>
          </table:table-cell>
          <table:table-cell table:formula="of:=[.A1114]-[.A$20]" office:value-type="float" office:value="0.207997999998042">
            <text:p>0.207998</text:p>
          </table:table-cell>
          <table:table-cell table:formula="of:=[.B1114]-[.B1077]" office:value-type="float" office:value="0.00799499999993714">
            <text:p>0.007995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67423">
            <text:p>25356.867423</text:p>
          </table:table-cell>
          <table:table-cell table:formula="of:=[.A1115]-[.A$20]" office:value-type="float" office:value="0.207999999998719">
            <text:p>0.208000</text:p>
          </table:table-cell>
          <table:table-cell table:formula="of:=[.B1115]-[.B1078]" office:value-type="float" office:value="0.00799199999892153">
            <text:p>0.007992</text:p>
          </table:table-cell>
          <table:table-cell office:value-type="string">
            <text:p>d_s is renewed (r + D) to 25356869.420514; c_s is fully topped up</text:p>
          </table:table-cell>
          <table:table-cell table:number-columns-repeated="2"/>
        </table:table-row>
        <table:table-row table:style-name="ro1">
          <table:table-cell office:value-type="float" office:value="25356.867426">
            <text:p>25356.867426</text:p>
          </table:table-cell>
          <table:table-cell table:formula="of:=[.A1116]-[.A$20]" office:value-type="float" office:value="0.208002999999735">
            <text:p>0.208003</text:p>
          </table:table-cell>
          <table:table-cell table:formula="of:=[.B1116]-[.B1079]" office:value-type="float" office:value="0.00799199999892153">
            <text:p>0.00799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867431">
            <text:p>25356.867431</text:p>
          </table:table-cell>
          <table:table-cell table:formula="of:=[.A1117]-[.A$20]" office:value-type="float" office:value="0.20800799999779">
            <text:p>0.208008</text:p>
          </table:table-cell>
          <table:table-cell table:formula="of:=[.B1117]-[.B1080]" office:value-type="float" office:value="0.0079939999995986">
            <text:p>0.00799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67436">
            <text:p>25356.867436</text:p>
          </table:table-cell>
          <table:table-cell table:formula="of:=[.A1118]-[.A$20]" office:value-type="float" office:value="0.208012999999482">
            <text:p>0.208013</text:p>
          </table:table-cell>
          <table:table-cell table:formula="of:=[.B1118]-[.B1081]" office:value-type="float" office:value="0.00799700000061421">
            <text:p>0.00799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868399">
            <text:p>25356.868399</text:p>
          </table:table-cell>
          <table:table-cell table:formula="of:=[.A1119]-[.A$20]" office:value-type="float" office:value="0.208975999998074">
            <text:p>0.208976</text:p>
          </table:table-cell>
          <table:table-cell table:formula="of:=[.B1119]-[.B1082]" office:value-type="float" office:value="0.00895699999819044">
            <text:p>0.00895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68402">
            <text:p>25356.868402</text:p>
          </table:table-cell>
          <table:table-cell table:formula="of:=[.A1120]-[.A$20]" office:value-type="float" office:value="0.20897899999909">
            <text:p>0.208979</text:p>
          </table:table-cell>
          <table:table-cell table:formula="of:=[.B1120]-[.B1083]" office:value-type="float" office:value="0.00895700000182842">
            <text:p>0.00895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68407">
            <text:p>25356.868407</text:p>
          </table:table-cell>
          <table:table-cell table:formula="of:=[.A1121]-[.A$20]" office:value-type="float" office:value="0.208984000000783">
            <text:p>0.208984</text:p>
          </table:table-cell>
          <table:table-cell table:formula="of:=[.B1121]-[.B1084]" office:value-type="float" office:value="0.00896100000318256">
            <text:p>0.008961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6931">
            <text:p>25356.869310</text:p>
          </table:table-cell>
          <table:table-cell table:formula="of:=[.A1122]-[.A$20]" office:value-type="float" office:value="0.209886999997252">
            <text:p>0.209887</text:p>
          </table:table-cell>
          <table:table-cell table:formula="of:=[.B1122]-[.B1085]" office:value-type="float" office:value="0.00986099999863654">
            <text:p>0.00986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869313">
            <text:p>25356.869313</text:p>
          </table:table-cell>
          <table:table-cell table:formula="of:=[.A1123]-[.A$20]" office:value-type="float" office:value="0.209889999998268">
            <text:p>0.209890</text:p>
          </table:table-cell>
          <table:table-cell table:formula="of:=[.B1123]-[.B1086]" office:value-type="float" office:value="0.00985399999990477">
            <text:p>0.009854</text:p>
          </table:table-cell>
          <table:table-cell/>
          <table:table-cell office:value-type="string">
            <text:p>uses up its c_s; 25356869.308728-25356868.403907=0.904821</text:p>
          </table:table-cell>
          <table:table-cell/>
        </table:table-row>
        <table:table-row table:style-name="ro1">
          <table:table-cell office:value-type="float" office:value="25356.869319">
            <text:p>25356.869319</text:p>
          </table:table-cell>
          <table:table-cell table:formula="of:=[.A1124]-[.A$20]" office:value-type="float" office:value="0.209896000000299">
            <text:p>0.209896</text:p>
          </table:table-cell>
          <table:table-cell table:formula="of:=[.B1124]-[.B1087]" office:value-type="float" office:value="0.00890000000072178">
            <text:p>0.00890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69323">
            <text:p>25356.869323</text:p>
          </table:table-cell>
          <table:table-cell table:formula="of:=[.A1125]-[.A$20]" office:value-type="float" office:value="0.209899999998015">
            <text:p>0.209900</text:p>
          </table:table-cell>
          <table:table-cell table:formula="of:=[.B1125]-[.B1088]" office:value-type="float" office:value="0.00890199999776087">
            <text:p>0.0089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869431">
            <text:p>25356.869431</text:p>
          </table:table-cell>
          <table:table-cell table:formula="of:=[.A1126]-[.A$20]" office:value-type="float" office:value="0.210007999998197">
            <text:p>0.210008</text:p>
          </table:table-cell>
          <table:table-cell table:formula="of:=[.B1126]-[.B1089]" office:value-type="float" office:value="0.00900499999988824">
            <text:p>0.009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869433">
            <text:p>25356.869433</text:p>
          </table:table-cell>
          <table:table-cell table:formula="of:=[.A1127]-[.A$20]" office:value-type="float" office:value="0.210009999998874">
            <text:p>0.210010</text:p>
          </table:table-cell>
          <table:table-cell table:formula="of:=[.B1127]-[.B1090]" office:value-type="float" office:value="0.00707699999838951">
            <text:p>0.007077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69436">
            <text:p>25356.869436</text:p>
          </table:table-cell>
          <table:table-cell table:formula="of:=[.A1128]-[.A$20]" office:value-type="float" office:value="0.21001299999989">
            <text:p>0.210013</text:p>
          </table:table-cell>
          <table:table-cell table:formula="of:=[.B1128]-[.B1091]" office:value-type="float" office:value="0.00707899999906658">
            <text:p>0.007079</text:p>
          </table:table-cell>
          <table:table-cell/>
          <table:table-cell office:value-type="string">
            <text:p>postpones its deadline to 25356874.422739; c_s is topped up to 1.998657</text:p>
          </table:table-cell>
          <table:table-cell/>
        </table:table-row>
        <table:table-row table:style-name="ro1">
          <table:table-cell office:value-type="float" office:value="25356.869593">
            <text:p>25356.869593</text:p>
          </table:table-cell>
          <table:table-cell table:formula="of:=[.A1129]-[.A$20]" office:value-type="float" office:value="0.21016999999847">
            <text:p>0.210170</text:p>
          </table:table-cell>
          <table:table-cell table:formula="of:=[.B1129]-[.B1092]" office:value-type="float" office:value="0.00723199999993085">
            <text:p>0.00723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869595">
            <text:p>25356.869595</text:p>
          </table:table-cell>
          <table:table-cell table:formula="of:=[.A1130]-[.A$20]" office:value-type="float" office:value="0.210171999999147">
            <text:p>0.210172</text:p>
          </table:table-cell>
          <table:table-cell table:formula="of:=[.B1130]-[.B1093]" office:value-type="float" office:value="0.00618100000065169">
            <text:p>0.00618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69598">
            <text:p>25356.869598</text:p>
          </table:table-cell>
          <table:table-cell table:formula="of:=[.A1131]-[.A$20]" office:value-type="float" office:value="0.210175000000163">
            <text:p>0.210175</text:p>
          </table:table-cell>
          <table:table-cell table:formula="of:=[.B1131]-[.B1094]" office:value-type="float" office:value="0.00618200000099023">
            <text:p>0.00618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869614">
            <text:p>25356.869614</text:p>
          </table:table-cell>
          <table:table-cell table:formula="of:=[.A1132]-[.A$20]" office:value-type="float" office:value="0.210190999998304">
            <text:p>0.210191</text:p>
          </table:table-cell>
          <table:table-cell table:formula="of:=[.B1132]-[.B1095]" office:value-type="float" office:value="0.00619499999811524">
            <text:p>0.00619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69615">
            <text:p>25356.869615</text:p>
          </table:table-cell>
          <table:table-cell table:formula="of:=[.A1133]-[.A$20]" office:value-type="float" office:value="0.210191999998642">
            <text:p>0.210192</text:p>
          </table:table-cell>
          <table:table-cell table:formula="of:=[.B1133]-[.B1096]" office:value-type="float" office:value="0.00619400000141468">
            <text:p>0.00619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69628">
            <text:p>25356.869628</text:p>
          </table:table-cell>
          <table:table-cell table:formula="of:=[.A1134]-[.A$20]" office:value-type="float" office:value="0.210204999999405">
            <text:p>0.210205</text:p>
          </table:table-cell>
          <table:table-cell table:formula="of:=[.B1134]-[.B1097]" office:value-type="float" office:value="0.00620300000082352">
            <text:p>0.0062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86963">
            <text:p>25356.869630</text:p>
          </table:table-cell>
          <table:table-cell table:formula="of:=[.A1135]-[.A$20]" office:value-type="float" office:value="0.210207000000082">
            <text:p>0.210207</text:p>
          </table:table-cell>
          <table:table-cell table:formula="of:=[.B1135]-[.B1098]" office:value-type="float" office:value="0.00620200000048499">
            <text:p>0.0062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869633">
            <text:p>25356.869633</text:p>
          </table:table-cell>
          <table:table-cell table:formula="of:=[.A1136]-[.A$20]" office:value-type="float" office:value="0.21020999999746">
            <text:p>0.210210</text:p>
          </table:table-cell>
          <table:table-cell table:formula="of:=[.B1136]-[.B1099]" office:value-type="float" office:value="0.00525699999707285">
            <text:p>0.005257</text:p>
          </table:table-cell>
          <table:table-cell table:number-columns-repeated="2"/>
          <table:table-cell office:value-type="string">
            <text:p>2.727290 / 3.800365 &gt; 3.000000 / 7.000000</text:p>
          </table:table-cell>
        </table:table-row>
        <table:table-row table:style-name="ro1">
          <table:table-cell office:value-type="float" office:value="25356.869636">
            <text:p>25356.869636</text:p>
          </table:table-cell>
          <table:table-cell table:formula="of:=[.A1137]-[.A$20]" office:value-type="float" office:value="0.210212999998475">
            <text:p>0.210213</text:p>
          </table:table-cell>
          <table:table-cell table:formula="of:=[.B1137]-[.B1100]" office:value-type="float" office:value="0.00525800000104937">
            <text:p>0.005258</text:p>
          </table:table-cell>
          <table:table-cell table:number-columns-repeated="2"/>
          <table:table-cell office:value-type="string">
            <text:p>d_s is renewed (r + D) to 25356876.630014; c_s is fully topped up</text:p>
          </table:table-cell>
        </table:table-row>
        <table:table-row table:style-name="ro1">
          <table:table-cell office:value-type="float" office:value="25356.869639">
            <text:p>25356.869639</text:p>
          </table:table-cell>
          <table:table-cell table:formula="of:=[.A1138]-[.A$20]" office:value-type="float" office:value="0.210215999999491">
            <text:p>0.210216</text:p>
          </table:table-cell>
          <table:table-cell table:formula="of:=[.B1138]-[.B1101]" office:value-type="float" office:value="0.00525800000104937">
            <text:p>0.0052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869641">
            <text:p>25356.869641</text:p>
          </table:table-cell>
          <table:table-cell table:formula="of:=[.A1139]-[.A$20]" office:value-type="float" office:value="0.210218000000168">
            <text:p>0.210218</text:p>
          </table:table-cell>
          <table:table-cell table:formula="of:=[.B1139]-[.B1102]" office:value-type="float" office:value="0.00522000000273692">
            <text:p>0.00522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69643">
            <text:p>25356.869643</text:p>
          </table:table-cell>
          <table:table-cell table:formula="of:=[.A1140]-[.A$20]" office:value-type="float" office:value="0.210220000000845">
            <text:p>0.210220</text:p>
          </table:table-cell>
          <table:table-cell table:formula="of:=[.B1140]-[.B1103]" office:value-type="float" office:value="0.00522000000273692">
            <text:p>0.005220</text:p>
          </table:table-cell>
          <table:table-cell/>
          <table:table-cell office:value-type="string">
            <text:p>1.981784 / 4.782067 &gt; 2.000000 / 5.000000</text:p>
          </table:table-cell>
          <table:table-cell/>
        </table:table-row>
        <table:table-row table:style-name="ro1">
          <table:table-cell office:value-type="float" office:value="25356.869646">
            <text:p>25356.869646</text:p>
          </table:table-cell>
          <table:table-cell table:formula="of:=[.A1141]-[.A$20]" office:value-type="float" office:value="0.210222999998223">
            <text:p>0.210223</text:p>
          </table:table-cell>
          <table:table-cell table:formula="of:=[.B1141]-[.B1104]" office:value-type="float" office:value="0.00521999999909895">
            <text:p>0.005220</text:p>
          </table:table-cell>
          <table:table-cell/>
          <table:table-cell office:value-type="string">
            <text:p>d_s is renewed (r + D) to 25356874.640672; c_s is fully topped up</text:p>
          </table:table-cell>
          <table:table-cell/>
        </table:table-row>
        <table:table-row table:style-name="ro1">
          <table:table-cell office:value-type="float" office:value="25356.869653">
            <text:p>25356.869653</text:p>
          </table:table-cell>
          <table:table-cell table:formula="of:=[.A1142]-[.A$20]" office:value-type="float" office:value="0.210230000000593">
            <text:p>0.210230</text:p>
          </table:table-cell>
          <table:table-cell table:formula="of:=[.B1142]-[.B1105]" office:value-type="float" office:value="0.00522400000045309">
            <text:p>0.00522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25356.871418">
            <text:p>25356.871418</text:p>
          </table:table-cell>
          <table:table-cell table:formula="of:=[.A1143]-[.A$20]" office:value-type="float" office:value="0.211994999997842">
            <text:p>0.211995</text:p>
          </table:table-cell>
          <table:table-cell table:formula="of:=[.B1143]-[.B1106]" office:value-type="float" office:value="0.00509799999781535">
            <text:p>0.00509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871421">
            <text:p>25356.871421</text:p>
          </table:table-cell>
          <table:table-cell table:formula="of:=[.A1144]-[.A$20]" office:value-type="float" office:value="0.211997999998857">
            <text:p>0.211998</text:p>
          </table:table-cell>
          <table:table-cell table:formula="of:=[.B1144]-[.B1107]" office:value-type="float" office:value="0.00509700000111479">
            <text:p>0.005097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71423">
            <text:p>25356.871423</text:p>
          </table:table-cell>
          <table:table-cell table:formula="of:=[.A1145]-[.A$20]" office:value-type="float" office:value="0.211999999999534">
            <text:p>0.212000</text:p>
          </table:table-cell>
          <table:table-cell table:formula="of:=[.B1145]-[.B1108]" office:value-type="float" office:value="0.00508999999874504">
            <text:p>0.005090</text:p>
          </table:table-cell>
          <table:table-cell office:value-type="string">
            <text:p>d_s is renewed (r + D) to 25356873.420490; c_s is fully topped up</text:p>
          </table:table-cell>
          <table:table-cell table:number-columns-repeated="2"/>
        </table:table-row>
        <table:table-row table:style-name="ro1">
          <table:table-cell office:value-type="float" office:value="25356.871427">
            <text:p>25356.871427</text:p>
          </table:table-cell>
          <table:table-cell table:formula="of:=[.A1146]-[.A$20]" office:value-type="float" office:value="0.21200399999725">
            <text:p>0.212004</text:p>
          </table:table-cell>
          <table:table-cell table:formula="of:=[.B1146]-[.B1109]" office:value-type="float" office:value="0.00508999999874504">
            <text:p>0.005090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25356.871434">
            <text:p>25356.871434</text:p>
          </table:table-cell>
          <table:table-cell table:formula="of:=[.A1147]-[.A$20]" office:value-type="float" office:value="0.21201099999962">
            <text:p>0.212011</text:p>
          </table:table-cell>
          <table:table-cell table:formula="of:=[.B1147]-[.B1110]" office:value-type="float" office:value="0.00498900000093272">
            <text:p>0.00498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71439">
            <text:p>25356.871439</text:p>
          </table:table-cell>
          <table:table-cell table:formula="of:=[.A1148]-[.A$20]" office:value-type="float" office:value="0.212015999997675">
            <text:p>0.212016</text:p>
          </table:table-cell>
          <table:table-cell table:formula="of:=[.B1148]-[.B1111]" office:value-type="float" office:value="0.00499299999864888">
            <text:p>0.00499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25356.872451">
            <text:p>25356.872451</text:p>
          </table:table-cell>
          <table:table-cell table:formula="of:=[.A1149]-[.A$20]" office:value-type="float" office:value="0.213027999998303">
            <text:p>0.213028</text:p>
          </table:table-cell>
          <table:table-cell table:formula="of:=[.B1149]-[.B1112]" office:value-type="float" office:value="0.00600199999826145">
            <text:p>0.006002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25356.872455">
            <text:p>25356.872455</text:p>
          </table:table-cell>
          <table:table-cell table:formula="of:=[.A1150]-[.A$20]" office:value-type="float" office:value="0.213031999999657">
            <text:p>0.213032</text:p>
          </table:table-cell>
          <table:table-cell table:formula="of:=[.B1150]-[.B1113]" office:value-type="float" office:value="0.00503799999933108">
            <text:p>0.005038</text:p>
          </table:table-cell>
          <table:table-cell office:value-type="string">
            <text:p>uses up its c_s; 25356872.446926-25356872.011992=0.434934</text:p>
          </table:table-cell>
          <table:table-cell table:number-columns-repeated="2"/>
        </table:table-row>
        <table:table-row table:style-name="ro1">
          <table:table-cell office:value-type="float" office:value="25356.872467">
            <text:p>25356.872467</text:p>
          </table:table-cell>
          <table:table-cell table:formula="of:=[.A1151]-[.A$20]" office:value-type="float" office:value="0.213044000000082">
            <text:p>0.213044</text:p>
          </table:table-cell>
          <table:table-cell table:formula="of:=[.B1151]-[.B1114]" office:value-type="float" office:value="0.00504600000203936">
            <text:p>0.005046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72472">
            <text:p>25356.872472</text:p>
          </table:table-cell>
          <table:table-cell table:formula="of:=[.A1152]-[.A$20]" office:value-type="float" office:value="0.213048999998136">
            <text:p>0.213049</text:p>
          </table:table-cell>
          <table:table-cell table:formula="of:=[.B1152]-[.B1115]" office:value-type="float" office:value="0.00504899999941699">
            <text:p>0.005049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872688">
            <text:p>25356.872688</text:p>
          </table:table-cell>
          <table:table-cell table:formula="of:=[.A1153]-[.A$20]" office:value-type="float" office:value="0.213264999998501">
            <text:p>0.213265</text:p>
          </table:table-cell>
          <table:table-cell table:formula="of:=[.B1153]-[.B1116]" office:value-type="float" office:value="0.00526199999876553">
            <text:p>0.00526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25356.872691">
            <text:p>25356.872691</text:p>
          </table:table-cell>
          <table:table-cell table:formula="of:=[.A1154]-[.A$20]" office:value-type="float" office:value="0.213267999999516">
            <text:p>0.213268</text:p>
          </table:table-cell>
          <table:table-cell table:formula="of:=[.B1154]-[.B1117]" office:value-type="float" office:value="0.00526000000172644">
            <text:p>0.005260</text:p>
          </table:table-cell>
          <table:table-cell/>
          <table:table-cell office:value-type="string">
            <text:p>uses up its c_s; 25356872.687631-25356872.468561=0.219070</text:p>
          </table:table-cell>
          <table:table-cell/>
        </table:table-row>
        <table:table-row table:style-name="ro1">
          <table:table-cell office:value-type="float" office:value="25356.872696">
            <text:p>25356.872696</text:p>
          </table:table-cell>
          <table:table-cell table:formula="of:=[.A1155]-[.A$20]" office:value-type="float" office:value="0.213272999997571">
            <text:p>0.213273</text:p>
          </table:table-cell>
          <table:table-cell table:formula="of:=[.B1155]-[.B1118]" office:value-type="float" office:value="0.00525999999808846">
            <text:p>0.00526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727">
            <text:p>25356.872700</text:p>
          </table:table-cell>
          <table:table-cell table:formula="of:=[.A1156]-[.A$20]" office:value-type="float" office:value="0.213276999998925">
            <text:p>0.213277</text:p>
          </table:table-cell>
          <table:table-cell table:formula="of:=[.B1156]-[.B1119]" office:value-type="float" office:value="0.00430100000085076">
            <text:p>0.004301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873433">
            <text:p>25356.873433</text:p>
          </table:table-cell>
          <table:table-cell table:formula="of:=[.A1157]-[.A$20]" office:value-type="float" office:value="0.214009999999689">
            <text:p>0.214010</text:p>
          </table:table-cell>
          <table:table-cell table:formula="of:=[.B1157]-[.B1120]" office:value-type="float" office:value="0.00503100000059931">
            <text:p>0.00503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25356.873434">
            <text:p>25356.873434</text:p>
          </table:table-cell>
          <table:table-cell table:formula="of:=[.A1158]-[.A$20]" office:value-type="float" office:value="0.214011000000028">
            <text:p>0.214011</text:p>
          </table:table-cell>
          <table:table-cell table:formula="of:=[.B1158]-[.B1121]" office:value-type="float" office:value="0.00502699999924516">
            <text:p>0.005027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873438">
            <text:p>25356.873438</text:p>
          </table:table-cell>
          <table:table-cell table:formula="of:=[.A1159]-[.A$20]" office:value-type="float" office:value="0.214014999997744">
            <text:p>0.214015</text:p>
          </table:table-cell>
          <table:table-cell table:formula="of:=[.B1159]-[.B1122]" office:value-type="float" office:value="0.00412800000049174">
            <text:p>0.004128</text:p>
          </table:table-cell>
          <table:table-cell office:value-type="string">
            <text:p>postpones its deadline to 25356875.420490; c_s is topped up to 0.990101</text:p>
          </table:table-cell>
          <table:table-cell table:number-columns-repeated="2"/>
        </table:table-row>
        <table:table-row table:style-name="ro1">
          <table:table-cell office:value-type="float" office:value="25356.87344">
            <text:p>25356.873440</text:p>
          </table:table-cell>
          <table:table-cell table:formula="of:=[.A1160]-[.A$20]" office:value-type="float" office:value="0.214016999998421">
            <text:p>0.214017</text:p>
          </table:table-cell>
          <table:table-cell table:formula="of:=[.B1160]-[.B1123]" office:value-type="float" office:value="0.0041270000001532">
            <text:p>0.004127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25356.873444">
            <text:p>25356.873444</text:p>
          </table:table-cell>
          <table:table-cell table:formula="of:=[.A1161]-[.A$20]" office:value-type="float" office:value="0.214020999999775">
            <text:p>0.214021</text:p>
          </table:table-cell>
          <table:table-cell table:formula="of:=[.B1161]-[.B1124]" office:value-type="float" office:value="0.00412499999947613">
            <text:p>0.00412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7345">
            <text:p>25356.873450</text:p>
          </table:table-cell>
          <table:table-cell table:formula="of:=[.A1162]-[.A$20]" office:value-type="float" office:value="0.214026999998168">
            <text:p>0.214027</text:p>
          </table:table-cell>
          <table:table-cell table:formula="of:=[.B1162]-[.B1125]" office:value-type="float" office:value="0.0041270000001532">
            <text:p>0.004127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25356.873509">
            <text:p>25356.873509</text:p>
          </table:table-cell>
          <table:table-cell table:formula="of:=[.A1163]-[.A$20]" office:value-type="float" office:value="0.214085999999952">
            <text:p>0.214086</text:p>
          </table:table-cell>
          <table:table-cell table:formula="of:=[.B1163]-[.B1126]" office:value-type="float" office:value="0.00407800000175484">
            <text:p>0.00407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873513">
            <text:p>25356.873513</text:p>
          </table:table-cell>
          <table:table-cell table:formula="of:=[.A1164]-[.A$20]" office:value-type="float" office:value="0.214089999997668">
            <text:p>0.214090</text:p>
          </table:table-cell>
          <table:table-cell table:formula="of:=[.B1164]-[.B1127]" office:value-type="float" office:value="0.00407999999879394">
            <text:p>0.004080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873517">
            <text:p>25356.873517</text:p>
          </table:table-cell>
          <table:table-cell table:formula="of:=[.A1165]-[.A$20]" office:value-type="float" office:value="0.214093999999022">
            <text:p>0.214094</text:p>
          </table:table-cell>
          <table:table-cell table:formula="of:=[.B1165]-[.B1128]" office:value-type="float" office:value="0.00408099999913247">
            <text:p>0.004081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25356.874648">
            <text:p>25356.874648</text:p>
          </table:table-cell>
          <table:table-cell table:formula="of:=[.A1166]-[.A$20]" office:value-type="float" office:value="0.215224999999918">
            <text:p>0.215225</text:p>
          </table:table-cell>
          <table:table-cell table:formula="of:=[.B1166]-[.B1129]" office:value-type="float" office:value="0.00505500000144821">
            <text:p>0.0050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25356.87465">
            <text:p>25356.874650</text:p>
          </table:table-cell>
          <table:table-cell table:formula="of:=[.A1167]-[.A$20]" office:value-type="float" office:value="0.215227000000596">
            <text:p>0.215227</text:p>
          </table:table-cell>
          <table:table-cell table:formula="of:=[.B1167]-[.B1130]" office:value-type="float" office:value="0.00505500000144821">
            <text:p>0.005055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874653">
            <text:p>25356.874653</text:p>
          </table:table-cell>
          <table:table-cell table:formula="of:=[.A1168]-[.A$20]" office:value-type="float" office:value="0.215229999997973">
            <text:p>0.215230</text:p>
          </table:table-cell>
          <table:table-cell table:formula="of:=[.B1168]-[.B1131]" office:value-type="float" office:value="0.00505499999781023">
            <text:p>0.005055</text:p>
          </table:table-cell>
          <table:table-cell/>
          <table:table-cell office:value-type="string">
            <text:p>postpones its deadline to 25356879.640672; c_s is topped up to 1.997083</text:p>
          </table:table-cell>
          <table:table-cell/>
        </table:table-row>
        <table:table-row table:style-name="ro1">
          <table:table-cell office:value-type="float" office:value="25356.875773">
            <text:p>25356.875773</text:p>
          </table:table-cell>
          <table:table-cell table:formula="of:=[.A1169]-[.A$20]" office:value-type="float" office:value="0.216349999998783">
            <text:p>0.216350</text:p>
          </table:table-cell>
          <table:table-cell table:formula="of:=[.B1169]-[.B1132]" office:value-type="float" office:value="0.00615900000047986">
            <text:p>0.006159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25356.875777">
            <text:p>25356.875777</text:p>
          </table:table-cell>
          <table:table-cell table:formula="of:=[.A1170]-[.A$20]" office:value-type="float" office:value="0.216354000000138">
            <text:p>0.216354</text:p>
          </table:table-cell>
          <table:table-cell table:formula="of:=[.B1170]-[.B1133]" office:value-type="float" office:value="0.00616200000149547">
            <text:p>0.006162</text:p>
          </table:table-cell>
          <table:table-cell table:number-columns-repeated="2"/>
          <table:table-cell office:value-type="string">
            <text:p>uses up its c_s; 25356875.769307-25356873.514606=2.254701</text:p>
          </table:table-cell>
        </table:table-row>
        <table:table-row table:style-name="ro1">
          <table:table-cell office:value-type="float" office:value="25356.875783">
            <text:p>25356.875783</text:p>
          </table:table-cell>
          <table:table-cell table:formula="of:=[.A1171]-[.A$20]" office:value-type="float" office:value="0.216359999998531">
            <text:p>0.216360</text:p>
          </table:table-cell>
          <table:table-cell table:formula="of:=[.B1171]-[.B1134]" office:value-type="float" office:value="0.00615499999912572">
            <text:p>0.00615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875787">
            <text:p>25356.875787</text:p>
          </table:table-cell>
          <table:table-cell table:formula="of:=[.A1172]-[.A$20]" office:value-type="float" office:value="0.216363999999885">
            <text:p>0.216364</text:p>
          </table:table-cell>
          <table:table-cell table:formula="of:=[.B1172]-[.B1135]" office:value-type="float" office:value="0.00615699999980279">
            <text:p>0.00615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25356.875827">
            <text:p>25356.875827</text:p>
          </table:table-cell>
          <table:table-cell table:formula="of:=[.A1173]-[.A$20]" office:value-type="float" office:value="0.216403999998874">
            <text:p>0.216404</text:p>
          </table:table-cell>
          <table:table-cell table:formula="of:=[.B1173]-[.B1136]" office:value-type="float" office:value="0.00619400000141468">
            <text:p>0.00619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87583">
            <text:p>25356.875830</text:p>
          </table:table-cell>
          <table:table-cell table:formula="of:=[.A1174]-[.A$20]" office:value-type="float" office:value="0.21640699999989">
            <text:p>0.216407</text:p>
          </table:table-cell>
          <table:table-cell table:formula="of:=[.B1174]-[.B1137]" office:value-type="float" office:value="0.00619400000141468">
            <text:p>0.00619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876663">
            <text:p>25356.876663</text:p>
          </table:table-cell>
          <table:table-cell table:formula="of:=[.A1175]-[.A$20]" office:value-type="float" office:value="0.217239999998128">
            <text:p>0.217240</text:p>
          </table:table-cell>
          <table:table-cell table:formula="of:=[.B1175]-[.B1138]" office:value-type="float" office:value="0.00702399999863701">
            <text:p>0.00702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25356.876665">
            <text:p>25356.876665</text:p>
          </table:table-cell>
          <table:table-cell table:formula="of:=[.A1176]-[.A$20]" office:value-type="float" office:value="0.217241999998805">
            <text:p>0.217242</text:p>
          </table:table-cell>
          <table:table-cell table:formula="of:=[.B1176]-[.B1139]" office:value-type="float" office:value="0.00702399999863701">
            <text:p>0.00702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876669">
            <text:p>25356.876669</text:p>
          </table:table-cell>
          <table:table-cell table:formula="of:=[.A1177]-[.A$20]" office:value-type="float" office:value="0.217246000000159">
            <text:p>0.217246</text:p>
          </table:table-cell>
          <table:table-cell table:formula="of:=[.B1177]-[.B1140]" office:value-type="float" office:value="0.00702599999931408">
            <text:p>0.007026</text:p>
          </table:table-cell>
          <table:table-cell table:number-columns-repeated="2"/>
          <table:table-cell office:value-type="string">
            <text:p>postpones its deadline to 25356883.630014; c_s is topped up to 2.998898</text:p>
          </table:table-cell>
        </table:table-row>
        <table:table-row table:style-name="ro1">
          <table:table-cell office:value-type="float" office:value="25356.876672">
            <text:p>25356.876672</text:p>
          </table:table-cell>
          <table:table-cell table:formula="of:=[.A1178]-[.A$20]" office:value-type="float" office:value="0.217248999997537">
            <text:p>0.217249</text:p>
          </table:table-cell>
          <table:table-cell table:formula="of:=[.B1178]-[.B1141]" office:value-type="float" office:value="0.00702599999931408">
            <text:p>0.007026</text:p>
          </table:table-cell>
          <table:table-cell table:number-columns-repeated="2"/>
          <table:table-cell office:value-type="string">
            <text:p>preempts swapper (0)</text:p>
          </table:table-cell>
        </table:table-row>
        <table:table-row table:style-name="ro1">
          <table:table-cell office:value-type="float" office:value="25356.876684">
            <text:p>25356.876684</text:p>
          </table:table-cell>
          <table:table-cell table:formula="of:=[.A1179]-[.A$20]" office:value-type="float" office:value="0.217260999997961">
            <text:p>0.217261</text:p>
          </table:table-cell>
          <table:table-cell table:formula="of:=[.B1179]-[.B1142]" office:value-type="float" office:value="0.00703099999736878">
            <text:p>0.007031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25356.876701">
            <text:p>25356.876701</text:p>
          </table:table-cell>
          <table:table-cell table:formula="of:=[.A1180]-[.A$20]" office:value-type="float" office:value="0.217278000000078">
            <text:p>0.217278</text:p>
          </table:table-cell>
          <table:table-cell table:formula="of:=[.B1180]-[.B1143]" office:value-type="float" office:value="0.0052830000022368">
            <text:p>0.00528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876703">
            <text:p>25356.876703</text:p>
          </table:table-cell>
          <table:table-cell table:formula="of:=[.A1181]-[.A$20]" office:value-type="float" office:value="0.217280000000756">
            <text:p>0.217280</text:p>
          </table:table-cell>
          <table:table-cell table:formula="of:=[.B1181]-[.B1144]" office:value-type="float" office:value="0.00528200000189827">
            <text:p>0.00528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90275">
            <text:p>25356.902750</text:p>
          </table:table-cell>
          <table:table-cell table:formula="of:=[.A1182]-[.A$20]" office:value-type="float" office:value="0.243327000000136">
            <text:p>0.243327</text:p>
          </table:table-cell>
          <table:table-cell table:formula="of:=[.B1182]-[.B1145]" office:value-type="float" office:value="0.0313270000006014">
            <text:p>0.03132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25356.902753">
            <text:p>25356.902753</text:p>
          </table:table-cell>
          <table:table-cell table:formula="of:=[.A1183]-[.A$20]" office:value-type="float" office:value="0.243329999997513">
            <text:p>0.243330</text:p>
          </table:table-cell>
          <table:table-cell table:formula="of:=[.B1183]-[.B1146]" office:value-type="float" office:value="0.0313260000002629">
            <text:p>0.031326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25356.902756">
            <text:p>25356.902756</text:p>
          </table:table-cell>
          <table:table-cell table:formula="of:=[.A1184]-[.A$20]" office:value-type="float" office:value="0.243332999998529">
            <text:p>0.243333</text:p>
          </table:table-cell>
          <table:table-cell table:formula="of:=[.B1184]-[.B1147]" office:value-type="float" office:value="0.0313219999989087">
            <text:p>0.031322</text:p>
          </table:table-cell>
          <table:table-cell office:value-type="string">
            <text:p>d_s is renewed (r + D) to 25356904.753057; c_s is fully topped up</text:p>
          </table:table-cell>
          <table:table-cell table:number-columns-repeated="2"/>
        </table:table-row>
        <table:table-row table:style-name="ro1">
          <table:table-cell office:value-type="float" office:value="25356.902759">
            <text:p>25356.902759</text:p>
          </table:table-cell>
          <table:table-cell table:formula="of:=[.A1185]-[.A$20]" office:value-type="float" office:value="0.243335999999545">
            <text:p>0.243336</text:p>
          </table:table-cell>
          <table:table-cell table:formula="of:=[.B1185]-[.B1148]" office:value-type="float" office:value="0.0313200000018696">
            <text:p>0.03132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25356.902761">
            <text:p>25356.902761</text:p>
          </table:table-cell>
          <table:table-cell table:formula="of:=[.A1186]-[.A$20]" office:value-type="float" office:value="0.243338000000222">
            <text:p>0.243338</text:p>
          </table:table-cell>
          <table:table-cell table:formula="of:=[.B1186]-[.B1149]" office:value-type="float" office:value="0.0303100000019185">
            <text:p>0.03031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25356.902763">
            <text:p>25356.902763</text:p>
          </table:table-cell>
          <table:table-cell table:formula="of:=[.A1187]-[.A$20]" office:value-type="float" office:value="0.243339999997261">
            <text:p>0.243340</text:p>
          </table:table-cell>
          <table:table-cell table:formula="of:=[.B1187]-[.B1150]" office:value-type="float" office:value="0.0303079999976035">
            <text:p>0.030308</text:p>
          </table:table-cell>
          <table:table-cell/>
          <table:table-cell office:value-type="string">
            <text:p>d_s is renewed (r + D) to 25356907.761080; c_s is fully topped up</text:p>
          </table:table-cell>
          <table:table-cell/>
        </table:table-row>
        <table:table-row table:style-name="ro1">
          <table:table-cell office:value-type="float" office:value="25356.902787">
            <text:p>25356.902787</text:p>
          </table:table-cell>
          <table:table-cell table:formula="of:=[.A1188]-[.A$20]" office:value-type="float" office:value="0.24336399999811">
            <text:p>0.243364</text:p>
          </table:table-cell>
          <table:table-cell table:formula="of:=[.B1188]-[.B1151]" office:value-type="float" office:value="0.0303199999980279">
            <text:p>0.03032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25356.902812">
            <text:p>25356.902812</text:p>
          </table:table-cell>
          <table:table-cell table:formula="of:=[.A1189]-[.A$20]" office:value-type="float" office:value="0.243388999999297">
            <text:p>0.243389</text:p>
          </table:table-cell>
          <table:table-cell table:formula="of:=[.B1189]-[.B1152]" office:value-type="float" office:value="0.0303400000011607">
            <text:p>0.03034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25356.902814">
            <text:p>25356.902814</text:p>
          </table:table-cell>
          <table:table-cell table:formula="of:=[.A1190]-[.A$20]" office:value-type="float" office:value="0.243390999999974">
            <text:p>0.243391</text:p>
          </table:table-cell>
          <table:table-cell table:formula="of:=[.B1190]-[.B1153]" office:value-type="float" office:value="0.0301260000014736">
            <text:p>0.030126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25356.902816">
            <text:p>25356.902816</text:p>
          </table:table-cell>
          <table:table-cell table:formula="of:=[.A1191]-[.A$20]" office:value-type="float" office:value="0.243393000000651">
            <text:p>0.243393</text:p>
          </table:table-cell>
          <table:table-cell table:formula="of:=[.B1191]-[.B1154]" office:value-type="float" office:value="0.030125000001135">
            <text:p>0.030125</text:p>
          </table:table-cell>
          <table:table-cell table:number-columns-repeated="2"/>
          <table:table-cell office:value-type="string">
            <text:p>d_s is renewed (r + D) to 25356909.813628; c_s is fully topped up</text:p>
          </table:table-cell>
        </table:table-row>
        <table:table-row table:style-name="ro1">
          <table:table-cell office:value-type="float" office:value="25356.902929">
            <text:p>25356.902929</text:p>
          </table:table-cell>
          <table:table-cell table:formula="of:=[.A1192]-[.A$20]" office:value-type="float" office:value="0.243505999998888">
            <text:p>0.243506</text:p>
          </table:table-cell>
          <table:table-cell table:formula="of:=[.B1192]-[.B1155]" office:value-type="float" office:value="0.0302330000013171">
            <text:p>0.0302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25356.902931">
            <text:p>25356.902931</text:p>
          </table:table-cell>
          <table:table-cell table:formula="of:=[.A1193]-[.A$20]" office:value-type="float" office:value="0.243507999999565">
            <text:p>0.243508</text:p>
          </table:table-cell>
          <table:table-cell table:formula="of:=[.B1193]-[.B1156]" office:value-type="float" office:value="0.0302310000006401">
            <text:p>0.03023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25356.902936">
            <text:p>25356.902936</text:p>
          </table:table-cell>
          <table:table-cell table:formula="of:=[.A1194]-[.A$20]" office:value-type="float" office:value="0.24351299999762">
            <text:p>0.243513</text:p>
          </table:table-cell>
          <table:table-cell table:formula="of:=[.B1194]-[.B1157]" office:value-type="float" office:value="0.0295029999979306">
            <text:p>0.0295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25356.902939">
            <text:p>25356.902939</text:p>
          </table:table-cell>
          <table:table-cell table:formula="of:=[.A1195]-[.A$20]" office:value-type="float" office:value="0.243515999998635">
            <text:p>0.243516</text:p>
          </table:table-cell>
          <table:table-cell table:formula="of:=[.B1195]-[.B1158]" office:value-type="float" office:value="0.0295049999986077">
            <text:p>0.029505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25356.902981">
            <text:p>25356.902981</text:p>
          </table:table-cell>
          <table:table-cell table:formula="of:=[.A1196]-[.A$20]" office:value-type="float" office:value="0.243557999998302">
            <text:p>0.243558</text:p>
          </table:table-cell>
          <table:table-cell table:formula="of:=[.B1196]-[.B1159]" office:value-type="float" office:value="0.0295430000005581">
            <text:p>0.02954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25356.902983">
            <text:p>25356.902983</text:p>
          </table:table-cell>
          <table:table-cell table:formula="of:=[.A1197]-[.A$20]" office:value-type="float" office:value="0.243559999998979">
            <text:p>0.243560</text:p>
          </table:table-cell>
          <table:table-cell table:formula="of:=[.B1197]-[.B1160]" office:value-type="float" office:value="0.0295430000005581">
            <text:p>0.02954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25356.902987">
            <text:p>25356.902987</text:p>
          </table:table-cell>
          <table:table-cell table:formula="of:=[.A1198]-[.A$20]" office:value-type="float" office:value="0.243564000000333">
            <text:p>0.243564</text:p>
          </table:table-cell>
          <table:table-cell table:formula="of:=[.B1198]-[.B1161]" office:value-type="float" office:value="0.0295430000005581">
            <text:p>0.02954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25356.90299">
            <text:p>25356.902990</text:p>
          </table:table-cell>
          <table:table-cell table:formula="of:=[.A1199]-[.A$20]" office:value-type="float" office:value="0.243566999997711">
            <text:p>0.243567</text:p>
          </table:table-cell>
          <table:table-cell table:formula="of:=[.B1199]-[.B1162]" office:value-type="float" office:value="0.0295399999995425">
            <text:p>0.029540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25356.903037">
            <text:p>25356.903037</text:p>
          </table:table-cell>
          <table:table-cell table:formula="of:=[.A1200]-[.A$20]" office:value-type="float" office:value="0.24361399999907">
            <text:p>0.243614</text:p>
          </table:table-cell>
          <table:table-cell table:formula="of:=[.B1200]-[.B1163]" office:value-type="float" office:value="0.029527999999118">
            <text:p>0.02952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25356.903039">
            <text:p>25356.903039</text:p>
          </table:table-cell>
          <table:table-cell table:formula="of:=[.A1201]-[.A$20]" office:value-type="float" office:value="0.243615999999747">
            <text:p>0.243616</text:p>
          </table:table-cell>
          <table:table-cell table:formula="of:=[.B1201]-[.B1164]" office:value-type="float" office:value="0.0295260000020789">
            <text:p>0.02952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25356.903044">
            <text:p>25356.903044</text:p>
          </table:table-cell>
          <table:table-cell table:formula="of:=[.A1202]-[.A$20]" office:value-type="float" office:value="0.243620999997802">
            <text:p>0.243621</text:p>
          </table:table-cell>
          <table:table-cell table:formula="of:=[.B1202]-[.B1165]" office:value-type="float" office:value="0.0295269999987795">
            <text:p>0.029527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737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8">06/18/2011</text:date>, <text:time>16:1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8T16:17:46</dc:date>
    <dc:creator>Tadeus Prastowo</dc:creator>
    <meta:generator>OpenOffice.org/3.2$Linux OpenOffice.org_project/320m19$Build-9505</meta:generator>
    <meta:editing-duration>PT00H18M24S</meta:editing-duration>
    <meta:editing-cycles>4</meta:editing-cycles>
    <meta:document-statistic meta:table-count="1" meta:cell-count="4702" meta:object-count="0"/>
  </office:meta>
</office:document-meta>
</file>